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28mm"/>
    </style:style>
    <style:style style:name="co3" style:family="table-column">
      <style:table-column-properties fo:break-before="auto" style:column-width="25.74mm"/>
    </style:style>
    <style:style style:name="co4" style:family="table-column">
      <style:table-column-properties fo:break-before="auto" style:column-width="58.42mm"/>
    </style:style>
    <style:style style:name="co5" style:family="table-column">
      <style:table-column-properties fo:break-before="auto" style:column-width="40.59mm"/>
    </style:style>
    <style:style style:name="co6" style:family="table-column">
      <style:table-column-properties fo:break-before="auto" style:column-width="36.14mm"/>
    </style:style>
    <style:style style:name="co7" style:family="table-column">
      <style:table-column-properties fo:break-before="auto" style:column-width="34.15mm"/>
    </style:style>
    <style:style style:name="co8" style:family="table-column">
      <style:table-column-properties fo:break-before="auto" style:column-width="35.65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35.15mm"/>
    </style:style>
    <style:style style:name="co11" style:family="table-column">
      <style:table-column-properties fo:break-before="auto" style:column-width="32.17mm"/>
    </style:style>
    <style:style style:name="co12" style:family="table-column">
      <style:table-column-properties fo:break-before="auto" style:column-width="29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eeeeee"/>
      <style:text-properties fo:color="#eeeeee"/>
    </style:style>
    <style:style style:name="ce5" style:family="table-cell" style:parent-style-name="Default">
      <style:text-properties fo:color="#eeeeee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#e0efd4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fcce4"/>
    </style:style>
    <style:style style:name="ce11" style:family="table-cell" style:parent-style-name="Default">
      <style:table-cell-properties fo:background-color="#dfcce4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fcce4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ee3d3"/>
    </style:style>
    <style:style style:name="ce14" style:family="table-cell" style:parent-style-name="Default">
      <style:table-cell-properties fo:background-color="#bee3d3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bcc"/>
    </style:style>
    <style:style style:name="ce17" style:family="table-cell" style:parent-style-name="Default">
      <style:table-cell-properties fo:background-color="#fffbcc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bcc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bcc"/>
      <style:text-properties fo:color="#faa61a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2" table:style-name="ta1">
        <table:shapes>
          <draw:frame draw:z-index="0" draw:style-name="gr1" draw:text-style-name="P1" svg:width="249.26mm" svg:height="140.2mm" svg:x="800.68mm" svg:y="21.0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3.74mm" svg:height="152.53mm" svg:x="831.3mm" svg:y="428.0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9.73mm" svg:height="145.85mm" svg:x="582.82mm" svg:y="17.57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9.28mm" svg:height="149.84mm" svg:x="593.86mm" svg:y="432.5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58.71mm" svg:height="145.52mm" svg:x="252.49mm" svg:y="261.9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59.53mm" svg:y="166.61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9.46mm" svg:height="100.94mm" svg:x="688.24mm" svg:y="306.62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686.74mm" svg:y="196.23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633.81mm" svg:y="885.32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23.71mm" svg:height="125.83mm" svg:x="633.2mm" svg:y="1001.94m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number-columns-repeated="9" table:default-cell-style-name="ce13"/>
        <table:table-column table:style-name="co1" table:number-columns-repeated="1003" table:default-cell-style-name="Default"/>
        <table:table-row table:style-name="ro1" table:number-rows-repeated="4">
          <table:table-cell table:style-name="Default" table:number-columns-repeated="21"/>
          <table:table-cell table:number-columns-repeated="1003"/>
        </table:table-row>
        <table:table-row table:style-name="ro2">
          <table:table-cell table:style-name="ce1" office:value-type="string" calcext:value-type="string">
            <text:p>Prod-cons completo senza trhead interni</text:p>
          </table:table-cell>
          <table:table-cell table:style-name="ce3" table:number-columns-repeated="13"/>
          <table:table-cell table:style-name="ce3" office:value-type="string" calcext:value-type="string">
            <text:p>theads</text:p>
          </table:table-cell>
          <table:table-cell table:style-name="ce3" office:value-type="string" calcext:value-type="string">
            <text:p>speedup</text:p>
          </table:table-cell>
          <table:table-cell table:style-name="ce3" table:number-columns-repeated="2"/>
          <table:table-cell table:style-name="ce3" office:value-type="string" calcext:value-type="string">
            <text:p>efficiency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LIST_DIR</text:p>
          </table:table-cell>
          <table:table-cell table:style-name="ce2" office:value-type="string" calcext:value-type="string">
            <text:p>COUNT_files</text:p>
          </table:table-cell>
          <table:table-cell table:style-name="ce2" office:value-type="string" calcext:value-type="string">
            <text:p>GET_FILE_STRINGS_CLEANED</text:p>
          </table:table-cell>
          <table:table-cell table:style-name="ce2" office:value-type="string" calcext:value-type="string">
            <text:p>COMPRESS_SPACES</text:p>
          </table:table-cell>
          <table:table-cell table:style-name="ce2" office:value-type="string" calcext:value-type="string">
            <text:p>SHINGLE_EXTRACT</text:p>
          </table:table-cell>
          <table:table-cell table:style-name="ce2" office:value-type="string" calcext:value-type="string">
            <text:p>GET_SIGNATURES</text:p>
          </table:table-cell>
          <table:table-cell table:style-name="ce2" office:value-type="string" calcext:value-type="string">
            <text:p>FIND_SIMILARITY</text:p>
          </table:table-cell>
          <table:table-cell table:style-name="ce2" office:value-type="string" calcext:value-type="string">
            <text:p>GET_SKETCHES</text:p>
          </table:table-cell>
          <table:table-cell table:style-name="ce2" office:value-type="string" calcext:value-type="string">
            <text:p>CREATE_TRIPLETS</text:p>
          </table:table-cell>
          <table:table-cell table:style-name="ce2" office:value-type="string" calcext:value-type="string">
            <text:p>DO_CLUSTERING</text:p>
          </table:table-cell>
          <table:table-cell table:style-name="ce2" office:value-type="string" calcext:value-type="string">
            <text:p>MERGE_SORT</text:p>
          </table:table-cell>
          <table:table-cell table:style-name="ce2" office:value-type="string" calcext:value-type="string">
            <text:p>TOTAL_TIME</text:p>
          </table:table-cell>
          <table:table-cell table:style-name="ce2" table:number-columns-repeated="2"/>
          <table:table-cell table:style-name="ce2" office:value-type="string" calcext:value-type="string">
            <text:p>verysmall</text:p>
          </table:table-cell>
          <table:table-cell table:style-name="ce2" table:number-columns-repeated="2"/>
          <table:table-cell table:style-name="ce2" office:value-type="string" calcext:value-type="string">
            <text:p>verysmall</text:p>
          </table:table-cell>
          <table:table-cell table:style-name="ce2" table:number-columns-repeated="23"/>
          <table:table-cell table:style-name="ce20" table:number-columns-repeated="982"/>
        </table:table-row>
        <table:table-row table:style-name="ro1">
          <table:table-cell table:style-name="ce3" office:value-type="float" office:value="1.1203" calcext:value-type="float">
            <text:p>1,1203</text:p>
          </table:table-cell>
          <table:table-cell table:style-name="ce3" office:value-type="float" office:value="0.9312" calcext:value-type="float">
            <text:p>0,9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7" calcext:value-type="float">
            <text:p>0,0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87" calcext:value-type="float">
            <text:p>0,0087</text:p>
          </table:table-cell>
          <table:table-cell table:style-name="ce3" office:value-type="float" office:value="0.0314" calcext:value-type="float">
            <text:p>0,0314</text:p>
          </table:table-cell>
          <table:table-cell table:style-name="ce3" office:value-type="float" office:value="0.0115" calcext:value-type="float">
            <text:p>0,0115</text:p>
          </table:table-cell>
          <table:table-cell table:style-name="ce3" office:value-type="float" office:value="0.0015" calcext:value-type="float">
            <text:p>0,0015</text:p>
          </table:table-cell>
          <table:table-cell table:style-name="ce3" office:value-type="float" office:value="0.0024" calcext:value-type="float">
            <text:p>0,0024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318" calcext:value-type="float">
            <text:p>1,1318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7]/[.M7]" office:value-type="float" office:value="2.34741120339283" calcext:value-type="float">
            <text:p>2,34741120339283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7]/[.R7]" office:value-type="float" office:value="0.586852800848206" calcext:value-type="float">
            <text:p>0,58685280084820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0.6934" calcext:value-type="float">
            <text:p>0,6934</text:p>
          </table:table-cell>
          <table:table-cell table:style-name="ce3" office:value-type="float" office:value="0.5508" calcext:value-type="float">
            <text:p>0,5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5" calcext:value-type="float">
            <text:p>0,0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09" calcext:value-type="float">
            <text:p>0,0109</text:p>
          </table:table-cell>
          <table:table-cell table:style-name="ce3" office:value-type="float" office:value="0.0402" calcext:value-type="float">
            <text:p>0,0402</text:p>
          </table:table-cell>
          <table:table-cell table:style-name="ce3" office:value-type="float" office:value="0.0105" calcext:value-type="float">
            <text:p>0,0105</text:p>
          </table:table-cell>
          <table:table-cell table:style-name="ce3" office:value-type="float" office:value="0.0011" calcext:value-type="float">
            <text:p>0,0011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 office:value-type="float" office:value="0.0026" calcext:value-type="float">
            <text:p>0,0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7039" calcext:value-type="float">
            <text:p>0,703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8]/[.M8]" office:value-type="float" office:value="3.77439977269498" calcext:value-type="float">
            <text:p>3,77439977269498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8]/[.R8]" office:value-type="float" office:value="0.539199967527855" calcext:value-type="float">
            <text:p>0,53919996752785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0.6217" calcext:value-type="float">
            <text:p>0,6217</text:p>
          </table:table-cell>
          <table:table-cell table:style-name="ce3" office:value-type="float" office:value="0.4897" calcext:value-type="float">
            <text:p>0,4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48" calcext:value-type="float">
            <text:p>0,0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41" calcext:value-type="float">
            <text:p>0,0241</text:p>
          </table:table-cell>
          <table:table-cell table:style-name="ce3" office:value-type="float" office:value="0.069" calcext:value-type="float">
            <text:p>0,069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314" calcext:value-type="float">
            <text:p>0,6314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9]/[.M9]" office:value-type="float" office:value="4.20779220779221" calcext:value-type="float">
            <text:p>4,20779220779221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9]/[.R9]" office:value-type="float" office:value="0.420779220779221" calcext:value-type="float">
            <text:p>0,420779220779221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0.6408" calcext:value-type="float">
            <text:p>0,6408</text:p>
          </table:table-cell>
          <table:table-cell table:style-name="ce3" office:value-type="float" office:value="0.5063" calcext:value-type="float">
            <text:p>0,5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32" calcext:value-type="float">
            <text:p>0,0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72" calcext:value-type="float">
            <text:p>0,0372</text:p>
          </table:table-cell>
          <table:table-cell table:style-name="ce3" office:value-type="float" office:value="0.0833" calcext:value-type="float">
            <text:p>0,0833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.0015" calcext:value-type="float">
            <text:p>0,0015</text:p>
          </table:table-cell>
          <table:table-cell table:style-name="ce3" office:value-type="float" office:value="0.0035" calcext:value-type="float">
            <text:p>0,0035</text:p>
          </table:table-cell>
          <table:table-cell table:style-name="ce3" office:value-type="float" office:value="0.0094" calcext:value-type="float">
            <text:p>0,0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618" calcext:value-type="float">
            <text:p>0,6618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10]/[.M10]" office:value-type="float" office:value="4.01450589301904" calcext:value-type="float">
            <text:p>4,01450589301904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10]/[.R10]" office:value-type="float" office:value="0.308808145616849" calcext:value-type="float">
            <text:p>0,308808145616849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0.6814" calcext:value-type="float">
            <text:p>0,6814</text:p>
          </table:table-cell>
          <table:table-cell table:style-name="ce3" office:value-type="float" office:value="0.5073" calcext:value-type="float">
            <text:p>0,5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34" calcext:value-type="float">
            <text:p>0,0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945" calcext:value-type="float">
            <text:p>0,0945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014" calcext:value-type="float">
            <text:p>0,0014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911" calcext:value-type="float">
            <text:p>0,691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11]/[.M11]" office:value-type="float" office:value="3.84430617855593" calcext:value-type="float">
            <text:p>3,84430617855593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11]/[.R11]" office:value-type="float" office:value="0.240269136159745" calcext:value-type="float">
            <text:p>0,24026913615974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small</text:p>
          </table:table-cell>
          <table:table-cell table:style-name="ce3" table:number-columns-repeated="2"/>
          <table:table-cell table:style-name="ce3" office:value-type="string" calcext:value-type="string">
            <text:p>small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.2728" calcext:value-type="float">
            <text:p>2,2728</text:p>
          </table:table-cell>
          <table:table-cell table:style-name="ce3" office:value-type="float" office:value="1.9913" calcext:value-type="float">
            <text:p>1,9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409" calcext:value-type="float">
            <text:p>0,0409</text:p>
          </table:table-cell>
          <table:table-cell table:style-name="ce3" office:value-type="float" office:value="0.0263" calcext:value-type="float">
            <text:p>0,0263</text:p>
          </table:table-cell>
          <table:table-cell table:style-name="ce3" office:value-type="float" office:value="0.0016" calcext:value-type="float">
            <text:p>0,0016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0.0096" calcext:value-type="float">
            <text:p>0,0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991" calcext:value-type="float">
            <text:p>2,2991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13]/[.M13]" office:value-type="float" office:value="2.4196859640729" calcext:value-type="float">
            <text:p>2,4196859640729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13]/[.R13]" office:value-type="float" office:value="0.604921491018225" calcext:value-type="float">
            <text:p>0,60492149101822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.5183" calcext:value-type="float">
            <text:p>1,5183</text:p>
          </table:table-cell>
          <table:table-cell table:style-name="ce3" office:value-type="float" office:value="1.2743" calcext:value-type="float">
            <text:p>1,2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25" calcext:value-type="float">
            <text:p>0,0125</text:p>
          </table:table-cell>
          <table:table-cell table:style-name="ce3" office:value-type="float" office:value="0.0459" calcext:value-type="float">
            <text:p>0,0459</text:p>
          </table:table-cell>
          <table:table-cell table:style-name="ce3" office:value-type="float" office:value="0.0265" calcext:value-type="float">
            <text:p>0,0265</text:p>
          </table:table-cell>
          <table:table-cell table:style-name="ce3" office:value-type="float" office:value="0.0016" calcext:value-type="float">
            <text:p>0,0016</text:p>
          </table:table-cell>
          <table:table-cell table:style-name="ce3" office:value-type="float" office:value="0.0058" calcext:value-type="float">
            <text:p>0,0058</text:p>
          </table:table-cell>
          <table:table-cell table:style-name="ce3" office:value-type="float" office:value="0.0098" calcext:value-type="float">
            <text:p>0,0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448" calcext:value-type="float">
            <text:p>1,5448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14]/[.M14]" office:value-type="float" office:value="3.60117814603832" calcext:value-type="float">
            <text:p>3,60117814603832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14]/[.R14]" office:value-type="float" office:value="0.514454020862617" calcext:value-type="float">
            <text:p>0,514454020862617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.3626" calcext:value-type="float">
            <text:p>1,3626</text:p>
          </table:table-cell>
          <table:table-cell table:style-name="ce3" office:value-type="float" office:value="1.1128" calcext:value-type="float">
            <text:p>1,1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14" calcext:value-type="float">
            <text:p>0,0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62" calcext:value-type="float">
            <text:p>0,0262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263" calcext:value-type="float">
            <text:p>0,0263</text:p>
          </table:table-cell>
          <table:table-cell table:style-name="ce3" office:value-type="float" office:value="0.0007" calcext:value-type="float">
            <text:p>0,0007</text:p>
          </table:table-cell>
          <table:table-cell table:style-name="ce3" office:value-type="float" office:value="0.0063" calcext:value-type="float">
            <text:p>0,0063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889" calcext:value-type="float">
            <text:p>1,3889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15]/[.M15]" office:value-type="float" office:value="4.00539995680035" calcext:value-type="float">
            <text:p>4,00539995680035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15]/[.R15]" office:value-type="float" office:value="0.400539995680035" calcext:value-type="float">
            <text:p>0,40053999568003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.3256" calcext:value-type="float">
            <text:p>1,3256</text:p>
          </table:table-cell>
          <table:table-cell table:style-name="ce3" office:value-type="float" office:value="1.1169" calcext:value-type="float">
            <text:p>1,1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92" calcext:value-type="float">
            <text:p>0,0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14" calcext:value-type="float">
            <text:p>0,0414</text:p>
          </table:table-cell>
          <table:table-cell table:style-name="ce3" office:value-type="float" office:value="0.0943" calcext:value-type="float">
            <text:p>0,0943</text:p>
          </table:table-cell>
          <table:table-cell table:style-name="ce3" office:value-type="float" office:value="0.0271" calcext:value-type="float">
            <text:p>0,0271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0.0102" calcext:value-type="float">
            <text:p>0,0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528" calcext:value-type="float">
            <text:p>1,3528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16]/[.M16]" office:value-type="float" office:value="4.11228562980485" calcext:value-type="float">
            <text:p>4,11228562980485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16]/[.R16]" office:value-type="float" office:value="0.316329663831142" calcext:value-type="float">
            <text:p>0,316329663831142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.3338" calcext:value-type="float">
            <text:p>1,3338</text:p>
          </table:table-cell>
          <table:table-cell table:style-name="ce3" office:value-type="float" office:value="1.1222" calcext:value-type="float">
            <text:p>1,1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76" calcext:value-type="float">
            <text:p>0,0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67" calcext:value-type="float">
            <text:p>0,0867</text:p>
          </table:table-cell>
          <table:table-cell table:style-name="ce3" office:value-type="float" office:value="0.1662" calcext:value-type="float">
            <text:p>0,1662</text:p>
          </table:table-cell>
          <table:table-cell table:style-name="ce3" office:value-type="float" office:value="0.0281" calcext:value-type="float">
            <text:p>0,0281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0.0106" calcext:value-type="float">
            <text:p>0,0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619" calcext:value-type="float">
            <text:p>1,3619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17]/[.M17]" office:value-type="float" office:value="4.08480798883912" calcext:value-type="float">
            <text:p>4,08480798883912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17]/[.R17]" office:value-type="float" office:value="0.255300499302445" calcext:value-type="float">
            <text:p>0,25530049930244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medium</text:p>
          </table:table-cell>
          <table:table-cell table:style-name="ce3" table:number-columns-repeated="2"/>
          <table:table-cell table:style-name="ce3" office:value-type="string" calcext:value-type="string">
            <text:p>medium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5.0121" calcext:value-type="float">
            <text:p>5,0121</text:p>
          </table:table-cell>
          <table:table-cell table:style-name="ce3" office:value-type="float" office:value="4.7414" calcext:value-type="float">
            <text:p>4,7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9" calcext:value-type="float">
            <text:p>0,0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8" calcext:value-type="float">
            <text:p>0,008</text:p>
          </table:table-cell>
          <table:table-cell table:style-name="ce3" office:value-type="float" office:value="0.0282" calcext:value-type="float">
            <text:p>0,0282</text:p>
          </table:table-cell>
          <table:table-cell table:style-name="ce3" office:value-type="float" office:value="0.0349" calcext:value-type="float">
            <text:p>0,0349</text:p>
          </table:table-cell>
          <table:table-cell table:style-name="ce3" office:value-type="float" office:value="0.0026" calcext:value-type="float">
            <text:p>0,0026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.0133" calcext:value-type="float">
            <text:p>0,0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047" calcext:value-type="float">
            <text:p>5,047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19]/[.M19]" office:value-type="float" office:value="2.17388547652071" calcext:value-type="float">
            <text:p>2,17388547652071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19]/[.R19]" office:value-type="float" office:value="0.543471369130176" calcext:value-type="float">
            <text:p>0,54347136913017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3.0085" calcext:value-type="float">
            <text:p>3,0085</text:p>
          </table:table-cell>
          <table:table-cell table:style-name="ce3" office:value-type="float" office:value="2.7289" calcext:value-type="float">
            <text:p>2,7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6" calcext:value-type="float">
            <text:p>0,0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24" calcext:value-type="float">
            <text:p>0,0124</text:p>
          </table:table-cell>
          <table:table-cell table:style-name="ce3" office:value-type="float" office:value="0.0342" calcext:value-type="float">
            <text:p>0,0342</text:p>
          </table:table-cell>
          <table:table-cell table:style-name="ce3" office:value-type="float" office:value="0.0294" calcext:value-type="float">
            <text:p>0,0294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office:value-type="float" office:value="0.0021" calcext:value-type="float">
            <text:p>0,0021</text:p>
          </table:table-cell>
          <table:table-cell table:style-name="ce3" office:value-type="float" office:value="0.0116" calcext:value-type="float">
            <text:p>0,0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0379" calcext:value-type="float">
            <text:p>3,037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20]/[.M20]" office:value-type="float" office:value="3.6115737845222" calcext:value-type="float">
            <text:p>3,6115737845222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20]/[.R20]" office:value-type="float" office:value="0.5159391120746" calcext:value-type="float">
            <text:p>0,515939112074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.7324" calcext:value-type="float">
            <text:p>2,7324</text:p>
          </table:table-cell>
          <table:table-cell table:style-name="ce3" office:value-type="float" office:value="2.5902" calcext:value-type="float">
            <text:p>2,5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39" calcext:value-type="float">
            <text:p>0,0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59" calcext:value-type="float">
            <text:p>0,0259</text:p>
          </table:table-cell>
          <table:table-cell table:style-name="ce3" office:value-type="float" office:value="0.0732" calcext:value-type="float">
            <text:p>0,0732</text:p>
          </table:table-cell>
          <table:table-cell table:style-name="ce3" office:value-type="float" office:value="0.0314" calcext:value-type="float">
            <text:p>0,0314</text:p>
          </table:table-cell>
          <table:table-cell table:style-name="ce3" office:value-type="float" office:value="0.0017" calcext:value-type="float">
            <text:p>0,0017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.0119" calcext:value-type="float">
            <text:p>0,0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638" calcext:value-type="float">
            <text:p>2,7638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21]/[.M21]" office:value-type="float" office:value="3.96975179101237" calcext:value-type="float">
            <text:p>3,96975179101237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21]/[.R21]" office:value-type="float" office:value="0.396975179101237" calcext:value-type="float">
            <text:p>0,396975179101237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.8234" calcext:value-type="float">
            <text:p>2,8234</text:p>
          </table:table-cell>
          <table:table-cell table:style-name="ce3" office:value-type="float" office:value="2.6133" calcext:value-type="float">
            <text:p>2,6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17" calcext:value-type="float">
            <text:p>0,0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86" calcext:value-type="float">
            <text:p>0,0486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314" calcext:value-type="float">
            <text:p>0,0314</text:p>
          </table:table-cell>
          <table:table-cell table:style-name="ce3" office:value-type="float" office:value="0.0017" calcext:value-type="float">
            <text:p>0,0017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office:value-type="float" office:value="0.0126" calcext:value-type="float">
            <text:p>0,0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548" calcext:value-type="float">
            <text:p>2,8548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22]/[.M22]" office:value-type="float" office:value="3.84321143337537" calcext:value-type="float">
            <text:p>3,84321143337537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22]/[.R22]" office:value-type="float" office:value="0.295631648721182" calcext:value-type="float">
            <text:p>0,295631648721182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.8206" calcext:value-type="float">
            <text:p>2,8206</text:p>
          </table:table-cell>
          <table:table-cell table:style-name="ce3" office:value-type="float" office:value="2.6616" calcext:value-type="float">
            <text:p>2,6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68" calcext:value-type="float">
            <text:p>0,0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669" calcext:value-type="float">
            <text:p>0,0669</text:p>
          </table:table-cell>
          <table:table-cell table:style-name="ce3" office:value-type="float" office:value="0.1443" calcext:value-type="float">
            <text:p>0,1443</text:p>
          </table:table-cell>
          <table:table-cell table:style-name="ce3" office:value-type="float" office:value="0.0327" calcext:value-type="float">
            <text:p>0,0327</text:p>
          </table:table-cell>
          <table:table-cell table:style-name="ce3" office:value-type="float" office:value="0.0011" calcext:value-type="float">
            <text:p>0,0011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.0138" calcext:value-type="float">
            <text:p>0,0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533" calcext:value-type="float">
            <text:p>2,8533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23]/[.M23]" office:value-type="float" office:value="3.84523183682052" calcext:value-type="float">
            <text:p>3,84523183682052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23]/[.R23]" office:value-type="float" office:value="0.240326989801283" calcext:value-type="float">
            <text:p>0,240326989801283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large</text:p>
          </table:table-cell>
          <table:table-cell table:style-name="ce3" table:number-columns-repeated="2"/>
          <table:table-cell table:style-name="ce3" office:value-type="string" calcext:value-type="string">
            <text:p>large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9.517" calcext:value-type="float">
            <text:p>9,517</text:p>
          </table:table-cell>
          <table:table-cell table:style-name="ce3" office:value-type="float" office:value="9.2189" calcext:value-type="float">
            <text:p>9,2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2" calcext:value-type="float">
            <text:p>0,0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84" calcext:value-type="float">
            <text:p>0,0084</text:p>
          </table:table-cell>
          <table:table-cell table:style-name="ce3" office:value-type="float" office:value="0.0257" calcext:value-type="float">
            <text:p>0,0257</text:p>
          </table:table-cell>
          <table:table-cell table:style-name="ce3" office:value-type="float" office:value="0.9963" calcext:value-type="float">
            <text:p>0,9963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 office:value-type="float" office:value="0.0256" calcext:value-type="float">
            <text:p>0,0256</text:p>
          </table:table-cell>
          <table:table-cell table:style-name="ce3" office:value-type="float" office:value="0.925" calcext:value-type="float">
            <text:p>0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.5132" calcext:value-type="float">
            <text:p>10,513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25]/[.M25]" office:value-type="float" office:value="2.45888026480995" calcext:value-type="float">
            <text:p>2,45888026480995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25]/[.R25]" office:value-type="float" office:value="0.614720066202488" calcext:value-type="float">
            <text:p>0,614720066202488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7.3949" calcext:value-type="float">
            <text:p>7,3949</text:p>
          </table:table-cell>
          <table:table-cell table:style-name="ce3" office:value-type="float" office:value="6.9992" calcext:value-type="float">
            <text:p>6,9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8" calcext:value-type="float">
            <text:p>0,0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0555" calcext:value-type="float">
            <text:p>0,0555</text:p>
          </table:table-cell>
          <table:table-cell table:style-name="ce3" office:value-type="float" office:value="1.0457" calcext:value-type="float">
            <text:p>1,0457</text:p>
          </table:table-cell>
          <table:table-cell table:style-name="ce3" office:value-type="float" office:value="0.0008" calcext:value-type="float">
            <text:p>0,0008</text:p>
          </table:table-cell>
          <table:table-cell table:style-name="ce3" office:value-type="float" office:value="0.0257" calcext:value-type="float">
            <text:p>0,0257</text:p>
          </table:table-cell>
          <table:table-cell table:style-name="ce3" office:value-type="float" office:value="0.9756" calcext:value-type="float">
            <text:p>0,9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4406" calcext:value-type="float">
            <text:p>8,440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26]/[.M26]" office:value-type="float" office:value="3.06266142217378" calcext:value-type="float">
            <text:p>3,06266142217378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26]/[.R26]" office:value-type="float" office:value="0.43752306031054" calcext:value-type="float">
            <text:p>0,43752306031054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6.2166" calcext:value-type="float">
            <text:p>6,2166</text:p>
          </table:table-cell>
          <table:table-cell table:style-name="ce3" office:value-type="float" office:value="5.9274" calcext:value-type="float">
            <text:p>5,9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53" calcext:value-type="float">
            <text:p>0,0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51" calcext:value-type="float">
            <text:p>0,0351</text:p>
          </table:table-cell>
          <table:table-cell table:style-name="ce3" office:value-type="float" office:value="0.0603" calcext:value-type="float">
            <text:p>0,0603</text:p>
          </table:table-cell>
          <table:table-cell table:style-name="ce3" office:value-type="float" office:value="1.0988" calcext:value-type="float">
            <text:p>1,0988</text:p>
          </table:table-cell>
          <table:table-cell table:style-name="ce3" office:value-type="float" office:value="0.0012" calcext:value-type="float">
            <text:p>0,0012</text:p>
          </table:table-cell>
          <table:table-cell table:style-name="ce3" office:value-type="float" office:value="0.0241" calcext:value-type="float">
            <text:p>0,0241</text:p>
          </table:table-cell>
          <table:table-cell table:style-name="ce3" office:value-type="float" office:value="1.0296" calcext:value-type="float">
            <text:p>1,0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3154" calcext:value-type="float">
            <text:p>7,3154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27]/[.M27]" office:value-type="float" office:value="3.53373704787161" calcext:value-type="float">
            <text:p>3,53373704787161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27]/[.R27]" office:value-type="float" office:value="0.353373704787161" calcext:value-type="float">
            <text:p>0,353373704787161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6.1289" calcext:value-type="float">
            <text:p>6,1289</text:p>
          </table:table-cell>
          <table:table-cell table:style-name="ce3" office:value-type="float" office:value="5.9015" calcext:value-type="float">
            <text:p>5,9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73" calcext:value-type="float">
            <text:p>0,0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1453" calcext:value-type="float">
            <text:p>0,1453</text:p>
          </table:table-cell>
          <table:table-cell table:style-name="ce3" office:value-type="float" office:value="1.0941" calcext:value-type="float">
            <text:p>1,0941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office:value-type="float" office:value="0.0261" calcext:value-type="float">
            <text:p>0,0261</text:p>
          </table:table-cell>
          <table:table-cell table:style-name="ce3" office:value-type="float" office:value="1.0227" calcext:value-type="float">
            <text:p>1,0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223" calcext:value-type="float">
            <text:p>7,223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28]/[.M28]" office:value-type="float" office:value="3.57894226775578" calcext:value-type="float">
            <text:p>3,57894226775578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28]/[.R28]" office:value-type="float" office:value="0.275303251365829" calcext:value-type="float">
            <text:p>0,275303251365829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6.3238" calcext:value-type="float">
            <text:p>6,3238</text:p>
          </table:table-cell>
          <table:table-cell table:style-name="ce3" office:value-type="float" office:value="6.0114" calcext:value-type="float">
            <text:p>6,0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01" calcext:value-type="float">
            <text:p>0,0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513" calcext:value-type="float">
            <text:p>0,0513</text:p>
          </table:table-cell>
          <table:table-cell table:style-name="ce3" office:value-type="float" office:value="0.1426" calcext:value-type="float">
            <text:p>0,1426</text:p>
          </table:table-cell>
          <table:table-cell table:style-name="ce3" office:value-type="float" office:value="1.0741" calcext:value-type="float">
            <text:p>1,0741</text:p>
          </table:table-cell>
          <table:table-cell table:style-name="ce3" office:value-type="float" office:value="0.0021" calcext:value-type="float">
            <text:p>0,0021</text:p>
          </table:table-cell>
          <table:table-cell table:style-name="ce3" office:value-type="float" office:value="0.0263" calcext:value-type="float">
            <text:p>0,0263</text:p>
          </table:table-cell>
          <table:table-cell table:style-name="ce3" office:value-type="float" office:value="1.0002" calcext:value-type="float">
            <text:p>1,0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3978" calcext:value-type="float">
            <text:p>7,397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29]/[.M29]" office:value-type="float" office:value="3.49437670658844" calcext:value-type="float">
            <text:p>3,49437670658844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29]/[.R29]" office:value-type="float" office:value="0.218398544161778" calcext:value-type="float">
            <text:p>0,218398544161778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verylarge</text:p>
          </table:table-cell>
          <table:table-cell table:style-name="ce3" table:number-columns-repeated="2"/>
          <table:table-cell table:style-name="ce3" office:value-type="string" calcext:value-type="string">
            <text:p>verylarge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4.6364" calcext:value-type="float">
            <text:p>24,6364</text:p>
          </table:table-cell>
          <table:table-cell table:style-name="ce3" office:value-type="float" office:value="24.2512" calcext:value-type="float">
            <text:p>24,2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1" calcext:value-type="float">
            <text:p>0,0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37" calcext:value-type="float">
            <text:p>0,0137</text:p>
          </table:table-cell>
          <table:table-cell table:style-name="ce3" office:value-type="float" office:value="0.0445" calcext:value-type="float">
            <text:p>0,0445</text:p>
          </table:table-cell>
          <table:table-cell table:style-name="ce3" office:value-type="float" office:value="1.7574" calcext:value-type="float">
            <text:p>1,7574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office:value-type="float" office:value="0.0074" calcext:value-type="float">
            <text:p>0,0074</text:p>
          </table:table-cell>
          <table:table-cell table:style-name="ce3" office:value-type="float" office:value="1.6785" calcext:value-type="float">
            <text:p>1,6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.3938" calcext:value-type="float">
            <text:p>26,3938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31]/[.M31]" office:value-type="float" office:value="2.01745485682244" calcext:value-type="float">
            <text:p>2,01745485682244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31]/[.R31]" office:value-type="float" office:value="0.504363714205609" calcext:value-type="float">
            <text:p>0,504363714205609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7.3158" calcext:value-type="float">
            <text:p>17,3158</text:p>
          </table:table-cell>
          <table:table-cell table:style-name="ce3" office:value-type="float" office:value="16.6478" calcext:value-type="float">
            <text:p>16,6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42" calcext:value-type="float">
            <text:p>0,0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58" calcext:value-type="float">
            <text:p>0,0258</text:p>
          </table:table-cell>
          <table:table-cell table:style-name="ce3" office:value-type="float" office:value="0.0691" calcext:value-type="float">
            <text:p>0,0691</text:p>
          </table:table-cell>
          <table:table-cell table:style-name="ce3" office:value-type="float" office:value="2.0206" calcext:value-type="float">
            <text:p>2,0206</text:p>
          </table:table-cell>
          <table:table-cell table:style-name="ce3" office:value-type="float" office:value="0.0027" calcext:value-type="float">
            <text:p>0,0027</text:p>
          </table:table-cell>
          <table:table-cell table:style-name="ce3" office:value-type="float" office:value="0.0086" calcext:value-type="float">
            <text:p>0,0086</text:p>
          </table:table-cell>
          <table:table-cell table:style-name="ce3" office:value-type="float" office:value="1.932" calcext:value-type="float">
            <text:p>1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.3364" calcext:value-type="float">
            <text:p>19,336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32]/[.M32]" office:value-type="float" office:value="2.75378560642105" calcext:value-type="float">
            <text:p>2,75378560642105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32]/[.R32]" office:value-type="float" office:value="0.393397943774436" calcext:value-type="float">
            <text:p>0,39339794377443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6.2847" calcext:value-type="float">
            <text:p>16,2847</text:p>
          </table:table-cell>
          <table:table-cell table:style-name="ce3" office:value-type="float" office:value="15.7946" calcext:value-type="float">
            <text:p>15,7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79" calcext:value-type="float">
            <text:p>0,0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56" calcext:value-type="float">
            <text:p>0,0456</text:p>
          </table:table-cell>
          <table:table-cell table:style-name="ce3" office:value-type="float" office:value="0.0985" calcext:value-type="float">
            <text:p>0,0985</text:p>
          </table:table-cell>
          <table:table-cell table:style-name="ce3" office:value-type="float" office:value="2.233" calcext:value-type="float">
            <text:p>2,233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.0094" calcext:value-type="float">
            <text:p>0,0094</text:p>
          </table:table-cell>
          <table:table-cell table:style-name="ce3" office:value-type="float" office:value="2.1393" calcext:value-type="float">
            <text:p>2,1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5177" calcext:value-type="float">
            <text:p>18,5177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33]/[.M33]" office:value-type="float" office:value="2.8755352986602" calcext:value-type="float">
            <text:p>2,8755352986602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33]/[.R33]" office:value-type="float" office:value="0.28755352986602" calcext:value-type="float">
            <text:p>0,28755352986602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5.6769" calcext:value-type="float">
            <text:p>15,6769</text:p>
          </table:table-cell>
          <table:table-cell table:style-name="ce3" office:value-type="float" office:value="15.0603" calcext:value-type="float">
            <text:p>15,0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76" calcext:value-type="float">
            <text:p>0,0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02" calcext:value-type="float">
            <text:p>0,0702</text:p>
          </table:table-cell>
          <table:table-cell table:style-name="ce3" office:value-type="float" office:value="0.1803" calcext:value-type="float">
            <text:p>0,1803</text:p>
          </table:table-cell>
          <table:table-cell table:style-name="ce3" office:value-type="float" office:value="2.1895" calcext:value-type="float">
            <text:p>2,1895</text:p>
          </table:table-cell>
          <table:table-cell table:style-name="ce3" office:value-type="float" office:value="0.0031" calcext:value-type="float">
            <text:p>0,0031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2.0949" calcext:value-type="float">
            <text:p>2,0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.8663" calcext:value-type="float">
            <text:p>17,8663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34]/[.M34]" office:value-type="float" office:value="2.9803764629498" calcext:value-type="float">
            <text:p>2,9803764629498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34]/[.R34]" office:value-type="float" office:value="0.229259727919215" calcext:value-type="float">
            <text:p>0,22925972791921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5.4351" calcext:value-type="float">
            <text:p>15,4351</text:p>
          </table:table-cell>
          <table:table-cell table:style-name="ce3" office:value-type="float" office:value="14.9039" calcext:value-type="float">
            <text:p>14,9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32" calcext:value-type="float">
            <text:p>0,0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76" calcext:value-type="float">
            <text:p>0,0776</text:p>
          </table:table-cell>
          <table:table-cell table:style-name="ce3" office:value-type="float" office:value="0.1946" calcext:value-type="float">
            <text:p>0,1946</text:p>
          </table:table-cell>
          <table:table-cell table:style-name="ce3" office:value-type="float" office:value="2.3568" calcext:value-type="float">
            <text:p>2,3568</text:p>
          </table:table-cell>
          <table:table-cell table:style-name="ce3" office:value-type="float" office:value="0.0031" calcext:value-type="float">
            <text:p>0,0031</text:p>
          </table:table-cell>
          <table:table-cell table:style-name="ce3" office:value-type="float" office:value="0.0114" calcext:value-type="float">
            <text:p>0,0114</text:p>
          </table:table-cell>
          <table:table-cell table:style-name="ce3" office:value-type="float" office:value="2.2339" calcext:value-type="float">
            <text:p>2,2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.7919" calcext:value-type="float">
            <text:p>17,7919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35]/[.M35]" office:value-type="float" office:value="2.9928394381713" calcext:value-type="float">
            <text:p>2,9928394381713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35]/[.R35]" office:value-type="float" office:value="0.187052464885706" calcext:value-type="float">
            <text:p>0,18705246488570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42"/>
          <table:table-cell table:number-columns-repeated="982"/>
        </table:table-row>
        <table:table-row table:style-name="ro1">
          <table:table-cell table:style-name="ce4" table:number-columns-repeated="42"/>
          <table:table-cell table:number-columns-repeated="982"/>
        </table:table-row>
        <table:table-row table:style-name="ro1" table:number-rows-repeated="2">
          <table:table-cell table:style-name="ce5" table:number-columns-repeated="42"/>
          <table:table-cell table:number-columns-repeated="982"/>
        </table:table-row>
        <table:table-row table:style-name="ro1">
          <table:table-cell table:style-name="ce6" table:number-columns-repeated="17"/>
          <table:table-cell table:style-name="ce16" table:number-columns-repeated="17"/>
          <table:table-cell table:number-columns-repeated="990"/>
        </table:table-row>
        <table:table-row table:style-name="ro3">
          <table:table-cell table:style-name="ce7" office:value-type="string" calcext:value-type="string">
            <text:p>OMP</text:p>
          </table:table-cell>
          <table:table-cell table:style-name="ce6" table:number-columns-repeated="16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8" office:value-type="string" calcext:value-type="string">
            <text:p>total time</text:p>
          </table:table-cell>
          <table:table-cell table:style-name="ce8"/>
          <table:table-cell table:style-name="ce8" office:value-type="string" calcext:value-type="string">
            <text:p>Speedup 4 nested threads</text:p>
          </table:table-cell>
          <table:table-cell table:style-name="ce8" table:number-columns-repeated="3"/>
          <table:table-cell table:style-name="ce8" office:value-type="string" calcext:value-type="string">
            <text:p>efficiency on threads</text:p>
          </table:table-cell>
          <table:table-cell table:style-name="ce8" table:number-columns-repeated="10"/>
          <table:table-cell table:style-name="ce17" table:number-columns-repeated="17"/>
          <table:table-cell table:style-name="ce20"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ysmall</text:p>
          </table:table-cell>
          <table:table-cell table:style-name="ce6" table:number-columns-repeated="3"/>
          <table:table-cell table:style-name="ce6" office:value-type="string" calcext:value-type="string">
            <text:p>verysmall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0.8431" calcext:value-type="float">
            <text:p>0,843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4]/[.A44]" office:value-type="float" office:value="3.02621278614636" calcext:value-type="float">
            <text:p>3,02621278614636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 table:number-columns-repeated="2"/>
          <table:table-cell table:style-name="ce6" office:value-type="string" calcext:value-type="string">
            <text:p>verysmall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0.8615" calcext:value-type="float">
            <text:p>0,861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5]/[.A45]" office:value-type="float" office:value="2.96157864190366" calcext:value-type="float">
            <text:p>2,96157864190366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5]*4" office:value-type="float" office:value="8" calcext:value-type="float">
            <text:p>8</text:p>
          </table:table-cell>
          <table:table-cell table:style-name="ce6" table:formula="of:=[.C45]/[.F45]" office:value-type="float" office:value="0.370197330237957" calcext:value-type="float">
            <text:p>0,370197330237957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0.7408" calcext:value-type="float">
            <text:p>0,740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46]/[.A46]" office:value-type="float" office:value="3.44411447084233" calcext:value-type="float">
            <text:p>3,44411447084233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6]*4" office:value-type="float" office:value="16" calcext:value-type="float">
            <text:p>16</text:p>
          </table:table-cell>
          <table:table-cell table:style-name="ce6" table:formula="of:=[.C46]/[.F46]" office:value-type="float" office:value="0.215257154427646" calcext:value-type="float">
            <text:p>0,215257154427646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4">
          <table:table-cell table:style-name="ce6" office:value-type="float" office:value="0.7333" calcext:value-type="float">
            <text:p>0,7333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47]/[.A47]" office:value-type="float" office:value="3.47933996999864" calcext:value-type="float">
            <text:p>3,47933996999864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7]*4" office:value-type="float" office:value="32" calcext:value-type="float">
            <text:p>32</text:p>
          </table:table-cell>
          <table:table-cell table:style-name="ce6" table:formula="of:=[.C47]/[.F47]" office:value-type="float" office:value="0.108729374062457" calcext:value-type="float">
            <text:p>0,108729374062457</text:p>
          </table:table-cell>
          <table:table-cell table:style-name="ce6" table:number-columns-repeated="10"/>
          <table:table-cell table:style-name="ce18" office:value-type="string" calcext:value-type="string">
            <text:p>omp</text:p>
          </table:table-cell>
          <table:table-cell table:style-name="ce16"/>
          <table:table-cell table:style-name="ce16" office:value-type="string" calcext:value-type="string">
            <text:p>speedup</text:p>
          </table:table-cell>
          <table:table-cell table:style-name="ce16" table:number-columns-repeated="2"/>
          <table:table-cell table:style-name="ce16" office:value-type="string" calcext:value-type="string">
            <text:p>efficiency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0.7753" calcext:value-type="float">
            <text:p>0,775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48]/[.A48]" office:value-type="float" office:value="3.29085515284406" calcext:value-type="float">
            <text:p>3,29085515284406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8]*4" office:value-type="float" office:value="48" calcext:value-type="float">
            <text:p>48</text:p>
          </table:table-cell>
          <table:table-cell table:style-name="ce6" table:formula="of:=[.C48]/[.F48]" office:value-type="float" office:value="0.0685594823509179" calcext:value-type="float">
            <text:p>0,0685594823509179</text:p>
          </table:table-cell>
          <table:table-cell table:style-name="ce6" table:number-columns-repeated="10"/>
          <table:table-cell table:style-name="ce16" office:value-type="string" calcext:value-type="string">
            <text:p>no int threads</text:p>
          </table:table-cell>
          <table:table-cell table:style-name="ce16"/>
          <table:table-cell table:style-name="ce16" office:value-type="string" calcext:value-type="string">
            <text:p>verysmall</text:p>
          </table:table-cell>
          <table:table-cell table:style-name="ce16" table:number-columns-repeated="2"/>
          <table:table-cell table:style-name="ce16" office:value-type="string" calcext:value-type="string">
            <text:p>verysmall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0.8266" calcext:value-type="float">
            <text:p>0,8266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49]/[.A49]" office:value-type="float" office:value="3.0866198887007" calcext:value-type="float">
            <text:p>3,0866198887007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9]*4" office:value-type="float" office:value="64" calcext:value-type="float">
            <text:p>64</text:p>
          </table:table-cell>
          <table:table-cell table:style-name="ce6" table:formula="of:=[.C49]/[.F49]" office:value-type="float" office:value="0.0482284357609485" calcext:value-type="float">
            <text:p>0,0482284357609485</text:p>
          </table:table-cell>
          <table:table-cell table:style-name="ce6"/>
          <table:table-cell table:style-name="ce6" office:value-type="string" calcext:value-type="string">
            <text:p>V</text:p>
          </table:table-cell>
          <table:table-cell table:style-name="ce6" table:number-columns-repeated="8"/>
          <table:table-cell table:style-name="ce16" office:value-type="float" office:value="2.6228" calcext:value-type="float">
            <text:p>2,622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U49]/[.R49]" office:value-type="float" office:value="1.4192847338722" calcext:value-type="float">
            <text:p>1,4192847338722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/>
          <table:table-cell table:style-name="ce16" office:value-type="string" calcext:value-type="string">
            <text:p>verysmall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0.8684" calcext:value-type="float">
            <text:p>0,8684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50]/[.A50]" office:value-type="float" office:value="2.93804698295716" calcext:value-type="float">
            <text:p>2,93804698295716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50]*4" office:value-type="float" office:value="128" calcext:value-type="float">
            <text:p>128</text:p>
          </table:table-cell>
          <table:table-cell table:style-name="ce6" table:formula="of:=[.C50]/[.F50]" office:value-type="float" office:value="0.0229534920543528" calcext:value-type="float">
            <text:p>0,0229534920543528</text:p>
          </table:table-cell>
          <table:table-cell table:style-name="ce6" table:number-columns-repeated="10"/>
          <table:table-cell table:style-name="ce16" office:value-type="float" office:value="1.4428" calcext:value-type="float">
            <text:p>1,4428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U50]/[.R50]" office:value-type="float" office:value="2.58005267535348" calcext:value-type="float">
            <text:p>2,58005267535348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T50]/[.V50]" office:value-type="float" office:value="1.29002633767674" calcext:value-type="float">
            <text:p>1,29002633767674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0.9626" calcext:value-type="float">
            <text:p>0,9626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51]/[.A51]" office:value-type="float" office:value="2.65052981508415" calcext:value-type="float">
            <text:p>2,65052981508415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51]*4" office:value-type="float" office:value="256" calcext:value-type="float">
            <text:p>256</text:p>
          </table:table-cell>
          <table:table-cell table:style-name="ce6" table:formula="of:=[.C51]/[.F51]" office:value-type="float" office:value="0.0103536320901724" calcext:value-type="float">
            <text:p>0,0103536320901724</text:p>
          </table:table-cell>
          <table:table-cell table:style-name="ce6" table:number-columns-repeated="10"/>
          <table:table-cell table:style-name="ce16" office:value-type="float" office:value="0.8445" calcext:value-type="float">
            <text:p>0,844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U51]/[.R51]" office:value-type="float" office:value="4.40793368857312" calcext:value-type="float">
            <text:p>4,40793368857312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T51]/[.V51]" office:value-type="float" office:value="1.10198342214328" calcext:value-type="float">
            <text:p>1,10198342214328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small</text:p>
          </table:table-cell>
          <table:table-cell table:style-name="ce6" table:number-columns-repeated="2"/>
          <table:table-cell table:style-name="ce6" table:formula="of:=[.B52]*4" office:value-type="float" office:value="0" calcext:value-type="float">
            <text:p>0</text:p>
          </table:table-cell>
          <table:table-cell table:style-name="ce6" office:value-type="string" calcext:value-type="string">
            <text:p>small</text:p>
          </table:table-cell>
          <table:table-cell table:style-name="ce6" table:number-columns-repeated="10"/>
          <table:table-cell table:style-name="ce16" office:value-type="float" office:value="0.7412" calcext:value-type="float">
            <text:p>0,741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U52]/[.R52]" office:value-type="float" office:value="5.0222611980572" calcext:value-type="float">
            <text:p>5,0222611980572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T52]/[.V52]" office:value-type="float" office:value="0.62778264975715" calcext:value-type="float">
            <text:p>0,62778264975715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8327" calcext:value-type="float">
            <text:p>1,832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3]/[.A53]" office:value-type="float" office:value="2.87515687237409" calcext:value-type="float">
            <text:p>2,87515687237409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3]*4" office:value-type="float" office:value="4" calcext:value-type="float">
            <text:p>4</text:p>
          </table:table-cell>
          <table:table-cell table:style-name="ce6" table:formula="of:=[.C53]/[.F53]" office:value-type="float" office:value="0.718789218093523" calcext:value-type="float">
            <text:p>0,718789218093523</text:p>
          </table:table-cell>
          <table:table-cell table:style-name="ce6" table:number-columns-repeated="10"/>
          <table:table-cell table:style-name="ce16" office:value-type="float" office:value="0.7932" calcext:value-type="float">
            <text:p>0,79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U53]/[.R53]" office:value-type="float" office:value="4.69301563287948" calcext:value-type="float">
            <text:p>4,69301563287948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T53]/[.V53]" office:value-type="float" office:value="0.39108463607329" calcext:value-type="float">
            <text:p>0,3910846360732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7798" calcext:value-type="float">
            <text:p>1,779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4]/[.A54]" office:value-type="float" office:value="2.9606135520845" calcext:value-type="float">
            <text:p>2,9606135520845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4]*4" office:value-type="float" office:value="8" calcext:value-type="float">
            <text:p>8</text:p>
          </table:table-cell>
          <table:table-cell table:style-name="ce6" table:formula="of:=[.C54]/[.F54]" office:value-type="float" office:value="0.370076694010563" calcext:value-type="float">
            <text:p>0,370076694010563</text:p>
          </table:table-cell>
          <table:table-cell table:style-name="ce6" table:number-columns-repeated="10"/>
          <table:table-cell table:style-name="ce16" office:value-type="float" office:value="0.8698" calcext:value-type="float">
            <text:p>0,8698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U54]/[.R54]" office:value-type="float" office:value="4.27971947574155" calcext:value-type="float">
            <text:p>4,27971947574155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T54]/[.V54]" office:value-type="float" office:value="0.267482467233847" calcext:value-type="float">
            <text:p>0,267482467233847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5711" calcext:value-type="float">
            <text:p>1,571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55]/[.A55]" office:value-type="float" office:value="3.35389217745529" calcext:value-type="float">
            <text:p>3,35389217745529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5]*4" office:value-type="float" office:value="16" calcext:value-type="float">
            <text:p>16</text:p>
          </table:table-cell>
          <table:table-cell table:style-name="ce6" table:formula="of:=[.C55]/[.F55]" office:value-type="float" office:value="0.209618261090955" calcext:value-type="float">
            <text:p>0,209618261090955</text:p>
          </table:table-cell>
          <table:table-cell table:style-name="ce6" table:number-columns-repeated="10"/>
          <table:table-cell table:style-name="ce16" office:value-type="float" office:value="0.9978" calcext:value-type="float">
            <text:p>0,9978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U55]/[.R55]" office:value-type="float" office:value="3.73070755662457" calcext:value-type="float">
            <text:p>3,73070755662457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T55]/[.V55]" office:value-type="float" office:value="0.116584611144518" calcext:value-type="float">
            <text:p>0,116584611144518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5522" calcext:value-type="float">
            <text:p>1,552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56]/[.A56]" office:value-type="float" office:value="3.39473006055921" calcext:value-type="float">
            <text:p>3,39473006055921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6]*4" office:value-type="float" office:value="32" calcext:value-type="float">
            <text:p>32</text:p>
          </table:table-cell>
          <table:table-cell table:style-name="ce6" table:formula="of:=[.C56]/[.F56]" office:value-type="float" office:value="0.106085314392475" calcext:value-type="float">
            <text:p>0,106085314392475</text:p>
          </table:table-cell>
          <table:table-cell table:style-name="ce6" table:number-columns-repeated="10"/>
          <table:table-cell table:style-name="ce16" office:value-type="float" office:value="1.0755" calcext:value-type="float">
            <text:p>1,075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U56]/[.R56]" office:value-type="float" office:value="3.46118084611808" calcext:value-type="float">
            <text:p>3,46118084611808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T56]/[.V56]" office:value-type="float" office:value="0.0540809507205951" calcext:value-type="float">
            <text:p>0,0540809507205951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5943" calcext:value-type="float">
            <text:p>1,594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57]/[.A57]" office:value-type="float" office:value="3.30508687198143" calcext:value-type="float">
            <text:p>3,30508687198143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7]*4" office:value-type="float" office:value="48" calcext:value-type="float">
            <text:p>48</text:p>
          </table:table-cell>
          <table:table-cell table:style-name="ce6" table:formula="of:=[.C57]/[.F57]" office:value-type="float" office:value="0.0688559764996132" calcext:value-type="float">
            <text:p>0,0688559764996132</text:p>
          </table:table-cell>
          <table:table-cell table:style-name="ce6" table:number-columns-repeated="10"/>
          <table:table-cell table:style-name="ce16" table:number-columns-repeated="2"/>
          <table:table-cell table:style-name="ce16" office:value-type="string" calcext:value-type="string">
            <text:p>small</text:p>
          </table:table-cell>
          <table:table-cell table:style-name="ce19"/>
          <table:table-cell table:style-name="ce16"/>
          <table:table-cell table:style-name="ce16" office:value-type="string" calcext:value-type="string">
            <text:p>small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6857" calcext:value-type="float">
            <text:p>1,6857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58]/[.A58]" office:value-type="float" office:value="3.1258824227324" calcext:value-type="float">
            <text:p>3,1258824227324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8]*4" office:value-type="float" office:value="64" calcext:value-type="float">
            <text:p>64</text:p>
          </table:table-cell>
          <table:table-cell table:style-name="ce6" table:formula="of:=[.C58]/[.F58]" office:value-type="float" office:value="0.0488419128551937" calcext:value-type="float">
            <text:p>0,0488419128551937</text:p>
          </table:table-cell>
          <table:table-cell table:style-name="ce6" table:number-columns-repeated="10"/>
          <table:table-cell table:style-name="ce16" office:value-type="float" office:value="6.4586" calcext:value-type="float">
            <text:p>6,458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U58]/[.R58]" office:value-type="float" office:value="1.03033165082216" calcext:value-type="float">
            <text:p>1,03033165082216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T58]/[.V58]" office:value-type="float" office:value="1.03033165082216" calcext:value-type="float">
            <text:p>1,03033165082216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7986" calcext:value-type="float">
            <text:p>1,7986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59]/[.A59]" office:value-type="float" office:value="2.92966751918159" calcext:value-type="float">
            <text:p>2,92966751918159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9]*4" office:value-type="float" office:value="128" calcext:value-type="float">
            <text:p>128</text:p>
          </table:table-cell>
          <table:table-cell table:style-name="ce6" table:formula="of:=[.C59]/[.F59]" office:value-type="float" office:value="0.0228880274936061" calcext:value-type="float">
            <text:p>0,0228880274936061</text:p>
          </table:table-cell>
          <table:table-cell table:style-name="ce6" table:number-columns-repeated="10"/>
          <table:table-cell table:style-name="ce16" office:value-type="float" office:value="3.2919" calcext:value-type="float">
            <text:p>3,2919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U59]/[.R59]" office:value-type="float" office:value="2.02147695859534" calcext:value-type="float">
            <text:p>2,02147695859534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T59]/[.V59]" office:value-type="float" office:value="1.01073847929767" calcext:value-type="float">
            <text:p>1,01073847929767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9667" calcext:value-type="float">
            <text:p>1,9667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60]/[.A60]" office:value-type="float" office:value="2.67925967356485" calcext:value-type="float">
            <text:p>2,67925967356485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60]*4" office:value-type="float" office:value="256" calcext:value-type="float">
            <text:p>256</text:p>
          </table:table-cell>
          <table:table-cell table:style-name="ce6" table:formula="of:=[.C60]/[.F60]" office:value-type="float" office:value="0.0104658580998627" calcext:value-type="float">
            <text:p>0,0104658580998627</text:p>
          </table:table-cell>
          <table:table-cell table:style-name="ce6" table:number-columns-repeated="10"/>
          <table:table-cell table:style-name="ce16" office:value-type="float" office:value="1.7752" calcext:value-type="float">
            <text:p>1,7752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U60]/[.R60]" office:value-type="float" office:value="3.74859170797657" calcext:value-type="float">
            <text:p>3,74859170797657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T60]/[.V60]" office:value-type="float" office:value="0.937147926994142" calcext:value-type="float">
            <text:p>0,937147926994142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medium</text:p>
          </table:table-cell>
          <table:table-cell table:style-name="ce6" table:number-columns-repeated="2"/>
          <table:table-cell table:style-name="ce6" table:formula="of:=[.B61]*4" office:value-type="float" office:value="0" calcext:value-type="float">
            <text:p>0</text:p>
          </table:table-cell>
          <table:table-cell table:style-name="ce6" office:value-type="string" calcext:value-type="string">
            <text:p>medium</text:p>
          </table:table-cell>
          <table:table-cell table:style-name="ce6" table:number-columns-repeated="10"/>
          <table:table-cell table:style-name="ce16" office:value-type="float" office:value="1.5747" calcext:value-type="float">
            <text:p>1,5747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U61]/[.R61]" office:value-type="float" office:value="4.22588429542135" calcext:value-type="float">
            <text:p>4,22588429542135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T61]/[.V61]" office:value-type="float" office:value="0.528235536927669" calcext:value-type="float">
            <text:p>0,52823553692766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2228" calcext:value-type="float">
            <text:p>4,222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2]/[.A62]" office:value-type="float" office:value="2.45839253575826" calcext:value-type="float">
            <text:p>2,45839253575826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2]*4" office:value-type="float" office:value="4" calcext:value-type="float">
            <text:p>4</text:p>
          </table:table-cell>
          <table:table-cell table:style-name="ce6" table:formula="of:=[.C62]/[.F62]" office:value-type="float" office:value="0.614598133939566" calcext:value-type="float">
            <text:p>0,614598133939566</text:p>
          </table:table-cell>
          <table:table-cell table:style-name="ce6" table:number-columns-repeated="10"/>
          <table:table-cell table:style-name="ce16" office:value-type="float" office:value="1.6346" calcext:value-type="float">
            <text:p>1,6346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U62]/[.R62]" office:value-type="float" office:value="4.07102655083813" calcext:value-type="float">
            <text:p>4,07102655083813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T62]/[.V62]" office:value-type="float" office:value="0.339252212569844" calcext:value-type="float">
            <text:p>0,339252212569844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4675" calcext:value-type="float">
            <text:p>4,467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63]/[.A63]" office:value-type="float" office:value="2.32373810856184" calcext:value-type="float">
            <text:p>2,32373810856184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3]*4" office:value-type="float" office:value="8" calcext:value-type="float">
            <text:p>8</text:p>
          </table:table-cell>
          <table:table-cell table:style-name="ce6" table:formula="of:=[.C63]/[.F63]" office:value-type="float" office:value="0.290467263570229" calcext:value-type="float">
            <text:p>0,290467263570229</text:p>
          </table:table-cell>
          <table:table-cell table:style-name="ce6" table:number-columns-repeated="10"/>
          <table:table-cell table:style-name="ce16" office:value-type="float" office:value="1.9926" calcext:value-type="float">
            <text:p>1,9926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U63]/[.R63]" office:value-type="float" office:value="3.33960654421359" calcext:value-type="float">
            <text:p>3,33960654421359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T63]/[.V63]" office:value-type="float" office:value="0.208725409013349" calcext:value-type="float">
            <text:p>0,20872540901334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3897" calcext:value-type="float">
            <text:p>4,389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64]/[.A64]" office:value-type="float" office:value="2.36492243205686" calcext:value-type="float">
            <text:p>2,36492243205686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4]*4" office:value-type="float" office:value="16" calcext:value-type="float">
            <text:p>16</text:p>
          </table:table-cell>
          <table:table-cell table:style-name="ce6" table:formula="of:=[.C64]/[.F64]" office:value-type="float" office:value="0.147807652003554" calcext:value-type="float">
            <text:p>0,147807652003554</text:p>
          </table:table-cell>
          <table:table-cell table:style-name="ce6" table:number-columns-repeated="10"/>
          <table:table-cell table:style-name="ce16" office:value-type="float" office:value="2.269" calcext:value-type="float">
            <text:p>2,269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U64]/[.R64]" office:value-type="float" office:value="2.93278977523138" calcext:value-type="float">
            <text:p>2,93278977523138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T64]/[.V64]" office:value-type="float" office:value="0.0916496804759806" calcext:value-type="float">
            <text:p>0,0916496804759806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2074" calcext:value-type="float">
            <text:p>4,2074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65]/[.A65]" office:value-type="float" office:value="2.46739078765984" calcext:value-type="float">
            <text:p>2,46739078765984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5]*4" office:value-type="float" office:value="32" calcext:value-type="float">
            <text:p>32</text:p>
          </table:table-cell>
          <table:table-cell table:style-name="ce6" table:formula="of:=[.C65]/[.F65]" office:value-type="float" office:value="0.0771059621143699" calcext:value-type="float">
            <text:p>0,0771059621143699</text:p>
          </table:table-cell>
          <table:table-cell table:style-name="ce6" table:number-columns-repeated="10"/>
          <table:table-cell table:style-name="ce16" office:value-type="float" office:value="2.1928" calcext:value-type="float">
            <text:p>2,1928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U65]/[.R65]" office:value-type="float" office:value="3.03470448741335" calcext:value-type="float">
            <text:p>3,03470448741335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T65]/[.V65]" office:value-type="float" office:value="0.0474172576158336" calcext:value-type="float">
            <text:p>0,0474172576158336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3.6984" calcext:value-type="float">
            <text:p>3,6984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66]/[.A66]" office:value-type="float" office:value="2.80697058187324" calcext:value-type="float">
            <text:p>2,80697058187324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6]*4" office:value-type="float" office:value="48" calcext:value-type="float">
            <text:p>48</text:p>
          </table:table-cell>
          <table:table-cell table:style-name="ce6" table:formula="of:=[.C66]/[.F66]" office:value-type="float" office:value="0.0584785537890259" calcext:value-type="float">
            <text:p>0,0584785537890259</text:p>
          </table:table-cell>
          <table:table-cell table:style-name="ce6" table:number-columns-repeated="10"/>
          <table:table-cell table:style-name="ce16" table:number-columns-repeated="2"/>
          <table:table-cell table:style-name="ce16" office:value-type="string" calcext:value-type="string">
            <text:p>medium</text:p>
          </table:table-cell>
          <table:table-cell table:style-name="ce16" table:number-columns-repeated="2"/>
          <table:table-cell table:style-name="ce16" office:value-type="string" calcext:value-type="string">
            <text:p>medium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4012" calcext:value-type="float">
            <text:p>4,401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67]/[.A67]" office:value-type="float" office:value="2.3587430700718" calcext:value-type="float">
            <text:p>2,3587430700718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7]*4" office:value-type="float" office:value="64" calcext:value-type="float">
            <text:p>64</text:p>
          </table:table-cell>
          <table:table-cell table:style-name="ce6" table:formula="of:=[.C67]/[.F67]" office:value-type="float" office:value="0.0368553604698718" calcext:value-type="float">
            <text:p>0,0368553604698718</text:p>
          </table:table-cell>
          <table:table-cell table:style-name="ce6" table:number-columns-repeated="10"/>
          <table:table-cell table:style-name="ce16" office:value-type="float" office:value="13.8312" calcext:value-type="float">
            <text:p>13,831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U67]/[.R67]" office:value-type="float" office:value="1.00853866620394" calcext:value-type="float">
            <text:p>1,00853866620394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T67]/[.V67]" office:value-type="float" office:value="1.00853866620394" calcext:value-type="float">
            <text:p>1,00853866620394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0758" calcext:value-type="float">
            <text:p>4,0758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68]/[.A68]" office:value-type="float" office:value="2.54705824623387" calcext:value-type="float">
            <text:p>2,54705824623387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8]*4" office:value-type="float" office:value="128" calcext:value-type="float">
            <text:p>128</text:p>
          </table:table-cell>
          <table:table-cell table:style-name="ce6" table:formula="of:=[.C68]/[.F68]" office:value-type="float" office:value="0.0198988925487021" calcext:value-type="float">
            <text:p>0,0198988925487021</text:p>
          </table:table-cell>
          <table:table-cell table:style-name="ce6" table:number-columns-repeated="10"/>
          <table:table-cell table:style-name="ce16" office:value-type="float" office:value="6.3083" calcext:value-type="float">
            <text:p>6,308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U68]/[.R68]" office:value-type="float" office:value="2.21126135408906" calcext:value-type="float">
            <text:p>2,21126135408906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T68]/[.V68]" office:value-type="float" office:value="1.10563067704453" calcext:value-type="float">
            <text:p>1,10563067704453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5172" calcext:value-type="float">
            <text:p>4,5172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69]/[.A69]" office:value-type="float" office:value="2.29817143363145" calcext:value-type="float">
            <text:p>2,29817143363145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9]*4" office:value-type="float" office:value="256" calcext:value-type="float">
            <text:p>256</text:p>
          </table:table-cell>
          <table:table-cell table:style-name="ce6" table:formula="of:=[.C69]/[.F69]" office:value-type="float" office:value="0.00897723216262286" calcext:value-type="float">
            <text:p>0,00897723216262286</text:p>
          </table:table-cell>
          <table:table-cell table:style-name="ce6" table:number-columns-repeated="10"/>
          <table:table-cell table:style-name="ce16" office:value-type="float" office:value="3.7205" calcext:value-type="float">
            <text:p>3,720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U69]/[.R69]" office:value-type="float" office:value="3.74930788872463" calcext:value-type="float">
            <text:p>3,74930788872463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T69]/[.V69]" office:value-type="float" office:value="0.937326972181159" calcext:value-type="float">
            <text:p>0,93732697218115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large</text:p>
          </table:table-cell>
          <table:table-cell table:style-name="ce6" table:number-columns-repeated="2"/>
          <table:table-cell table:style-name="ce6" table:formula="of:=[.B70]*4" office:value-type="float" office:value="0" calcext:value-type="float">
            <text:p>0</text:p>
          </table:table-cell>
          <table:table-cell table:style-name="ce6" office:value-type="string" calcext:value-type="string">
            <text:p>large</text:p>
          </table:table-cell>
          <table:table-cell table:style-name="ce6" table:number-columns-repeated="10"/>
          <table:table-cell table:style-name="ce16" office:value-type="float" office:value="3.2571" calcext:value-type="float">
            <text:p>3,257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U70]/[.R70]" office:value-type="float" office:value="4.2827361763532" calcext:value-type="float">
            <text:p>4,2827361763532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T70]/[.V70]" office:value-type="float" office:value="0.53534202204415" calcext:value-type="float">
            <text:p>0,53534202204415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4.2703" calcext:value-type="float">
            <text:p>14,270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71]/[.A71]" office:value-type="float" office:value="1.65847249181867" calcext:value-type="float">
            <text:p>1,65847249181867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1]*4" office:value-type="float" office:value="4" calcext:value-type="float">
            <text:p>4</text:p>
          </table:table-cell>
          <table:table-cell table:style-name="ce6" table:formula="of:=[.C71]/[.F71]" office:value-type="float" office:value="0.414618122954668" calcext:value-type="float">
            <text:p>0,414618122954668</text:p>
          </table:table-cell>
          <table:table-cell table:style-name="ce6" table:number-columns-repeated="10"/>
          <table:table-cell table:style-name="ce16" office:value-type="float" office:value="3.5328" calcext:value-type="float">
            <text:p>3,53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U71]/[.R71]" office:value-type="float" office:value="3.94851109601449" calcext:value-type="float">
            <text:p>3,94851109601449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T71]/[.V71]" office:value-type="float" office:value="0.329042591334541" calcext:value-type="float">
            <text:p>0,329042591334541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0.8698" calcext:value-type="float">
            <text:p>10,869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72]/[.A72]" office:value-type="float" office:value="2.17730777015216" calcext:value-type="float">
            <text:p>2,17730777015216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2]*4" office:value-type="float" office:value="8" calcext:value-type="float">
            <text:p>8</text:p>
          </table:table-cell>
          <table:table-cell table:style-name="ce6" table:formula="of:=[.C72]/[.F72]" office:value-type="float" office:value="0.272163471269021" calcext:value-type="float">
            <text:p>0,272163471269021</text:p>
          </table:table-cell>
          <table:table-cell table:style-name="ce6" table:number-columns-repeated="10"/>
          <table:table-cell table:style-name="ce16" office:value-type="float" office:value="4.3234" calcext:value-type="float">
            <text:p>4,3234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U72]/[.R72]" office:value-type="float" office:value="3.22646528195402" calcext:value-type="float">
            <text:p>3,22646528195402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T72]/[.V72]" office:value-type="float" office:value="0.201654080122126" calcext:value-type="float">
            <text:p>0,201654080122126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9.9194" calcext:value-type="float">
            <text:p>9,919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73]/[.A73]" office:value-type="float" office:value="2.38592051938625" calcext:value-type="float">
            <text:p>2,38592051938625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3]*4" office:value-type="float" office:value="16" calcext:value-type="float">
            <text:p>16</text:p>
          </table:table-cell>
          <table:table-cell table:style-name="ce6" table:formula="of:=[.C73]/[.F73]" office:value-type="float" office:value="0.149120032461641" calcext:value-type="float">
            <text:p>0,149120032461641</text:p>
          </table:table-cell>
          <table:table-cell table:style-name="ce6" table:number-columns-repeated="10"/>
          <table:table-cell table:style-name="ce16" office:value-type="float" office:value="4.4142" calcext:value-type="float">
            <text:p>4,4142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U73]/[.R73]" office:value-type="float" office:value="3.16009695981152" calcext:value-type="float">
            <text:p>3,16009695981152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T73]/[.V73]" office:value-type="float" office:value="0.0987530299941099" calcext:value-type="float">
            <text:p>0,098753029994109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9.4303" calcext:value-type="float">
            <text:p>9,4303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74]/[.A74]" office:value-type="float" office:value="2.50966565220619" calcext:value-type="float">
            <text:p>2,50966565220619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4]*4" office:value-type="float" office:value="32" calcext:value-type="float">
            <text:p>32</text:p>
          </table:table-cell>
          <table:table-cell table:style-name="ce6" table:formula="of:=[.C74]/[.F74]" office:value-type="float" office:value="0.0784270516314433" calcext:value-type="float">
            <text:p>0,0784270516314433</text:p>
          </table:table-cell>
          <table:table-cell table:style-name="ce6" table:number-columns-repeated="10"/>
          <table:table-cell table:style-name="ce16" office:value-type="float" office:value="4.2717" calcext:value-type="float">
            <text:p>4,2717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U74]/[.R74]" office:value-type="float" office:value="3.26551490039095" calcext:value-type="float">
            <text:p>3,26551490039095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T74]/[.V74]" office:value-type="float" office:value="0.0510236703186085" calcext:value-type="float">
            <text:p>0,0510236703186085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0.2031" calcext:value-type="float">
            <text:p>10,203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75]/[.A75]" office:value-type="float" office:value="2.31957934353285" calcext:value-type="float">
            <text:p>2,31957934353285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5]*4" office:value-type="float" office:value="48" calcext:value-type="float">
            <text:p>48</text:p>
          </table:table-cell>
          <table:table-cell table:style-name="ce6" table:formula="of:=[.C75]/[.F75]" office:value-type="float" office:value="0.0483245696569343" calcext:value-type="float">
            <text:p>0,0483245696569343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0.4357" calcext:value-type="float">
            <text:p>10,4357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76]/[.A76]" office:value-type="float" office:value="2.2678785323457" calcext:value-type="float">
            <text:p>2,2678785323457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6]*4" office:value-type="float" office:value="64" calcext:value-type="float">
            <text:p>64</text:p>
          </table:table-cell>
          <table:table-cell table:style-name="ce6" table:formula="of:=[.C76]/[.F76]" office:value-type="float" office:value="0.0354356020679015" calcext:value-type="float">
            <text:p>0,0354356020679015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0.7693" calcext:value-type="float">
            <text:p>10,7693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77]/[.A77]" office:value-type="float" office:value="2.19762658668623" calcext:value-type="float">
            <text:p>2,19762658668623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7]*4" office:value-type="float" office:value="128" calcext:value-type="float">
            <text:p>128</text:p>
          </table:table-cell>
          <table:table-cell table:style-name="ce6" table:formula="of:=[.C77]/[.F77]" office:value-type="float" office:value="0.0171689577084862" calcext:value-type="float">
            <text:p>0,0171689577084862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1.6963" calcext:value-type="float">
            <text:p>11,6963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78]/[.A78]" office:value-type="float" office:value="2.02345186084488" calcext:value-type="float">
            <text:p>2,02345186084488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8]*4" office:value-type="float" office:value="256" calcext:value-type="float">
            <text:p>256</text:p>
          </table:table-cell>
          <table:table-cell table:style-name="ce6" table:formula="of:=[.C78]/[.F78]" office:value-type="float" office:value="0.00790410883142532" calcext:value-type="float">
            <text:p>0,00790410883142532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ylarge</text:p>
          </table:table-cell>
          <table:table-cell table:style-name="ce6" table:number-columns-repeated="2"/>
          <table:table-cell table:style-name="ce6" table:formula="of:=[.B79]*4" office:value-type="float" office:value="0" calcext:value-type="float">
            <text:p>0</text:p>
          </table:table-cell>
          <table:table-cell table:style-name="ce6" office:value-type="string" calcext:value-type="string">
            <text:p>verylarge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7.7749" calcext:value-type="float">
            <text:p>27,77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80]/[.A80]" office:value-type="float" office:value="1.74576686144685" calcext:value-type="float">
            <text:p>1,74576686144685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0]*4" office:value-type="float" office:value="4" calcext:value-type="float">
            <text:p>4</text:p>
          </table:table-cell>
          <table:table-cell table:style-name="ce6" table:formula="of:=[.C80]/[.F80]" office:value-type="float" office:value="0.436441715361712" calcext:value-type="float">
            <text:p>0,436441715361712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1.3522" calcext:value-type="float">
            <text:p>21,352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81]/[.A81]" office:value-type="float" office:value="2.27089011905096" calcext:value-type="float">
            <text:p>2,27089011905096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1]*4" office:value-type="float" office:value="8" calcext:value-type="float">
            <text:p>8</text:p>
          </table:table-cell>
          <table:table-cell table:style-name="ce6" table:formula="of:=[.C81]/[.F81]" office:value-type="float" office:value="0.283861264881371" calcext:value-type="float">
            <text:p>0,283861264881371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8.8491" calcext:value-type="float">
            <text:p>18,849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82]/[.A82]" office:value-type="float" office:value="2.5724570403892" calcext:value-type="float">
            <text:p>2,5724570403892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2]*4" office:value-type="float" office:value="16" calcext:value-type="float">
            <text:p>16</text:p>
          </table:table-cell>
          <table:table-cell table:style-name="ce6" table:formula="of:=[.C82]/[.F82]" office:value-type="float" office:value="0.160778565024325" calcext:value-type="float">
            <text:p>0,160778565024325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7.7599" calcext:value-type="float">
            <text:p>17,7599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83]/[.A83]" office:value-type="float" office:value="2.73022370621456" calcext:value-type="float">
            <text:p>2,73022370621456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3]*4" office:value-type="float" office:value="32" calcext:value-type="float">
            <text:p>32</text:p>
          </table:table-cell>
          <table:table-cell table:style-name="ce6" table:formula="of:=[.C83]/[.F83]" office:value-type="float" office:value="0.0853194908192051" calcext:value-type="float">
            <text:p>0,0853194908192051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0.2178" calcext:value-type="float">
            <text:p>20,217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84]/[.A84]" office:value-type="float" office:value="2.39830743206481" calcext:value-type="float">
            <text:p>2,39830743206481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4]*4" office:value-type="float" office:value="48" calcext:value-type="float">
            <text:p>48</text:p>
          </table:table-cell>
          <table:table-cell table:style-name="ce6" table:formula="of:=[.C84]/[.F84]" office:value-type="float" office:value="0.049964738168017" calcext:value-type="float">
            <text:p>0,049964738168017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9.1947" calcext:value-type="float">
            <text:p>19,1947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85]/[.A85]" office:value-type="float" office:value="2.52614002823696" calcext:value-type="float">
            <text:p>2,52614002823696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5]*4" office:value-type="float" office:value="64" calcext:value-type="float">
            <text:p>64</text:p>
          </table:table-cell>
          <table:table-cell table:style-name="ce6" table:formula="of:=[.C85]/[.F85]" office:value-type="float" office:value="0.0394709379412025" calcext:value-type="float">
            <text:p>0,0394709379412025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2.1273" calcext:value-type="float">
            <text:p>22,1273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86]/[.A86]" office:value-type="float" office:value="2.1913428208593" calcext:value-type="float">
            <text:p>2,1913428208593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6]*4" office:value-type="float" office:value="128" calcext:value-type="float">
            <text:p>128</text:p>
          </table:table-cell>
          <table:table-cell table:style-name="ce6" table:formula="of:=[.C86]/[.F86]" office:value-type="float" office:value="0.0171198657879633" calcext:value-type="float">
            <text:p>0,0171198657879633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3.9511" calcext:value-type="float">
            <text:p>23,9511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87]/[.A87]" office:value-type="float" office:value="2.0244790427162" calcext:value-type="float">
            <text:p>2,0244790427162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7]*4" office:value-type="float" office:value="256" calcext:value-type="float">
            <text:p>256</text:p>
          </table:table-cell>
          <table:table-cell table:style-name="ce6" table:formula="of:=[.C87]/[.F87]" office:value-type="float" office:value="0.00790812126061016" calcext:value-type="float">
            <text:p>0,00790812126061016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 table:number-rows-repeated="4">
          <table:table-cell table:style-name="ce6" table:number-columns-repeated="17"/>
          <table:table-cell table:style-name="ce16" table:number-columns-repeated="17"/>
          <table:table-cell table:number-columns-repeated="990"/>
        </table:table-row>
        <table:table-row table:style-name="ro1" table:number-rows-repeated="2">
          <table:table-cell table:style-name="ce9" table:number-columns-repeated="1024"/>
        </table:table-row>
        <table:table-row table:style-name="ro1">
          <table:table-cell table:style-name="ce10" table:number-columns-repeated="42"/>
          <table:table-cell table:number-columns-repeated="982"/>
        </table:table-row>
        <table:table-row table:style-name="ro3">
          <table:table-cell table:style-name="ce11" office:value-type="string" calcext:value-type="string">
            <text:p>Pthread</text:p>
          </table:table-cell>
          <table:table-cell table:style-name="ce10" table:number-columns-repeated="41"/>
          <table:table-cell table:number-columns-repeated="982"/>
        </table:table-row>
        <table:table-row table:style-name="ro1">
          <table:table-cell table:style-name="ce12" office:value-type="string" calcext:value-type="string">
            <text:p>MAIN</text:p>
          </table:table-cell>
          <table:table-cell table:style-name="ce12" office:value-type="string" calcext:value-type="string">
            <text:p>LIST_DIR</text:p>
          </table:table-cell>
          <table:table-cell table:style-name="ce12" office:value-type="string" calcext:value-type="string">
            <text:p>COUNT_files</text:p>
          </table:table-cell>
          <table:table-cell table:style-name="ce12" office:value-type="string" calcext:value-type="string">
            <text:p>GET_FILE_STRINGS_CLEANED</text:p>
          </table:table-cell>
          <table:table-cell table:style-name="ce12" office:value-type="string" calcext:value-type="string">
            <text:p>COMPRESS_SPACES</text:p>
          </table:table-cell>
          <table:table-cell table:style-name="ce12" office:value-type="string" calcext:value-type="string">
            <text:p>SHINGLE_EXTRACT</text:p>
          </table:table-cell>
          <table:table-cell table:style-name="ce12" office:value-type="string" calcext:value-type="string">
            <text:p>GET_SIGNATURES</text:p>
          </table:table-cell>
          <table:table-cell table:style-name="ce12" office:value-type="string" calcext:value-type="string">
            <text:p>FIND_SIMILARITY</text:p>
          </table:table-cell>
          <table:table-cell table:style-name="ce12" office:value-type="string" calcext:value-type="string">
            <text:p>GET_SKETCHES</text:p>
          </table:table-cell>
          <table:table-cell table:style-name="ce12" office:value-type="string" calcext:value-type="string">
            <text:p>CREATE_TRIPLETS</text:p>
          </table:table-cell>
          <table:table-cell table:style-name="ce12" office:value-type="string" calcext:value-type="string">
            <text:p>DO_CLUSTERING</text:p>
          </table:table-cell>
          <table:table-cell table:style-name="ce12" office:value-type="string" calcext:value-type="string">
            <text:p>MERGE_SORT</text:p>
          </table:table-cell>
          <table:table-cell table:style-name="ce12" office:value-type="string" calcext:value-type="string">
            <text:p>TOTAL_TIME</text:p>
          </table:table-cell>
          <table:table-cell table:style-name="ce12"/>
          <table:table-cell table:style-name="ce12" office:value-type="string" calcext:value-type="string">
            <text:p>thread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serial time</text:p>
          </table:table-cell>
          <table:table-cell table:style-name="ce12"/>
          <table:table-cell table:style-name="ce12" office:value-type="string" calcext:value-type="string">
            <text:p>efficiency</text:p>
          </table:table-cell>
          <table:table-cell table:style-name="ce12" table:number-columns-repeated="23"/>
          <table:table-cell table:style-name="ce20" table:number-columns-repeated="982"/>
        </table:table-row>
        <table:table-row table:style-name="ro1">
          <table:table-cell table:style-name="ce10" office:value-type="float" office:value="0.8348" calcext:value-type="float">
            <text:p>0,8348</text:p>
          </table:table-cell>
          <table:table-cell table:style-name="ce10" office:value-type="float" office:value="0.0125" calcext:value-type="float">
            <text:p>0,01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8" calcext:value-type="float">
            <text:p>0,00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3" calcext:value-type="float">
            <text:p>0,0023</text:p>
          </table:table-cell>
          <table:table-cell table:style-name="ce10" office:value-type="float" office:value="0.0099" calcext:value-type="float">
            <text:p>0,0099</text:p>
          </table:table-cell>
          <table:table-cell table:style-name="ce10" office:value-type="float" office:value="0.005" calcext:value-type="float">
            <text:p>0,005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22" calcext:value-type="float">
            <text:p>0,0022</text:p>
          </table:table-cell>
          <table:table-cell table:style-name="ce10" office:value-type="float" office:value="0.8398" calcext:value-type="float">
            <text:p>0,839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erysmall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erysmall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1732" calcext:value-type="float">
            <text:p>1,1732</text:p>
          </table:table-cell>
          <table:table-cell table:style-name="ce10" office:value-type="float" office:value="0.0054" calcext:value-type="float">
            <text:p>0,00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5" calcext:value-type="float">
            <text:p>0,00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5" calcext:value-type="float">
            <text:p>0,0045</text:p>
          </table:table-cell>
          <table:table-cell table:style-name="ce10" office:value-type="float" office:value="0.0142" calcext:value-type="float">
            <text:p>0,0142</text:p>
          </table:table-cell>
          <table:table-cell table:style-name="ce10" office:value-type="float" office:value="0.005" calcext:value-type="float">
            <text:p>0,005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13" calcext:value-type="float">
            <text:p>0,0013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1.1782" calcext:value-type="float">
            <text:p>1,178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98]/[.M98]" office:value-type="float" office:value="2.1367340010185" calcext:value-type="float">
            <text:p>2,1367340010185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98]/([.N98]*4)" office:value-type="float" office:value="0.267091750127313" calcext:value-type="float">
            <text:p>0,267091750127313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733" calcext:value-type="float">
            <text:p>0,8733</text:p>
          </table:table-cell>
          <table:table-cell table:style-name="ce10" office:value-type="float" office:value="0.0053" calcext:value-type="float">
            <text:p>0,005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69" calcext:value-type="float">
            <text:p>0,00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29" calcext:value-type="float">
            <text:p>0,0129</text:p>
          </table:table-cell>
          <table:table-cell table:style-name="ce10" office:value-type="float" office:value="0.021" calcext:value-type="float">
            <text:p>0,021</text:p>
          </table:table-cell>
          <table:table-cell table:style-name="ce10" office:value-type="float" office:value="0.0045" calcext:value-type="float">
            <text:p>0,0045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08" calcext:value-type="float">
            <text:p>0,0008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8778" calcext:value-type="float">
            <text:p>0,8778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99]/[.M99]" office:value-type="float" office:value="2.86796536796537" calcext:value-type="float">
            <text:p>2,86796536796537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99]/([.N99]*4)" office:value-type="float" office:value="0.179247835497835" calcext:value-type="float">
            <text:p>0,179247835497835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154" calcext:value-type="float">
            <text:p>0,8154</text:p>
          </table:table-cell>
          <table:table-cell table:style-name="ce10" office:value-type="float" office:value="0.0059" calcext:value-type="float">
            <text:p>0,00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02" calcext:value-type="float">
            <text:p>0,020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41" calcext:value-type="float">
            <text:p>0,0441</text:p>
          </table:table-cell>
          <table:table-cell table:style-name="ce10" office:value-type="float" office:value="0.0365" calcext:value-type="float">
            <text:p>0,0365</text:p>
          </table:table-cell>
          <table:table-cell table:style-name="ce10" office:value-type="float" office:value="0.0051" calcext:value-type="float">
            <text:p>0,0051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14" calcext:value-type="float">
            <text:p>0,0014</text:p>
          </table:table-cell>
          <table:table-cell table:style-name="ce10" office:value-type="float" office:value="0.002" calcext:value-type="float">
            <text:p>0,002</text:p>
          </table:table-cell>
          <table:table-cell table:style-name="ce10" office:value-type="float" office:value="0.8205" calcext:value-type="float">
            <text:p>0,8205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00]/[.M100]" office:value-type="float" office:value="3.06825106642291" calcext:value-type="float">
            <text:p>3,06825106642291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00]/([.N100]*4)" office:value-type="float" office:value="0.095882845825716" calcext:value-type="float">
            <text:p>0,09588284582571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301" calcext:value-type="float">
            <text:p>0,8301</text:p>
          </table:table-cell>
          <table:table-cell table:style-name="ce10" office:value-type="float" office:value="0.0058" calcext:value-type="float">
            <text:p>0,00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55" calcext:value-type="float">
            <text:p>0,0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46" calcext:value-type="float">
            <text:p>0,0646</text:p>
          </table:table-cell>
          <table:table-cell table:style-name="ce10" office:value-type="float" office:value="0.0494" calcext:value-type="float">
            <text:p>0,0494</text:p>
          </table:table-cell>
          <table:table-cell table:style-name="ce10" office:value-type="float" office:value="0.0058" calcext:value-type="float">
            <text:p>0,0058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8" calcext:value-type="float">
            <text:p>0,0008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025" calcext:value-type="float">
            <text:p>0,0025</text:p>
          </table:table-cell>
          <table:table-cell table:style-name="ce10" office:value-type="float" office:value="0.8358" calcext:value-type="float">
            <text:p>0,8358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01]/[.M101]" office:value-type="float" office:value="3.0120842306772" calcext:value-type="float">
            <text:p>3,0120842306772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01]/([.N101]*4)" office:value-type="float" office:value="0.0627517548057749" calcext:value-type="float">
            <text:p>0,062751754805774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09" calcext:value-type="float">
            <text:p>0,809</text:p>
          </table:table-cell>
          <table:table-cell table:style-name="ce10" office:value-type="float" office:value="0.0055" calcext:value-type="float">
            <text:p>0,00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62" calcext:value-type="float">
            <text:p>0,036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139" calcext:value-type="float">
            <text:p>0,1139</text:p>
          </table:table-cell>
          <table:table-cell table:style-name="ce10" office:value-type="float" office:value="0.0637" calcext:value-type="float">
            <text:p>0,0637</text:p>
          </table:table-cell>
          <table:table-cell table:style-name="ce10" office:value-type="float" office:value="0.005" calcext:value-type="float">
            <text:p>0,005</text:p>
          </table:table-cell>
          <table:table-cell table:style-name="ce10" office:value-type="float" office:value="0.0001" calcext:value-type="float">
            <text:p>0,0001</text:p>
          </table:table-cell>
          <table:table-cell table:style-name="ce10" office:value-type="float" office:value="0.0008" calcext:value-type="float">
            <text:p>0,0008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8139" calcext:value-type="float">
            <text:p>0,8139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02]/[.M102]" office:value-type="float" office:value="3.09313183437769" calcext:value-type="float">
            <text:p>3,09313183437769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02]/([.N102]*4)" office:value-type="float" office:value="0.0483301849121514" calcext:value-type="float">
            <text:p>0,048330184912151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179" calcext:value-type="float">
            <text:p>0,8179</text:p>
          </table:table-cell>
          <table:table-cell table:style-name="ce10" office:value-type="float" office:value="0.0055" calcext:value-type="float">
            <text:p>0,00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74" calcext:value-type="float">
            <text:p>0,067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351" calcext:value-type="float">
            <text:p>0,3351</text:p>
          </table:table-cell>
          <table:table-cell table:style-name="ce10" office:value-type="float" office:value="0.1393" calcext:value-type="float">
            <text:p>0,1393</text:p>
          </table:table-cell>
          <table:table-cell table:style-name="ce10" office:value-type="float" office:value="0.0051" calcext:value-type="float">
            <text:p>0,0051</text:p>
          </table:table-cell>
          <table:table-cell table:style-name="ce10" office:value-type="float" office:value="0.0001" calcext:value-type="float">
            <text:p>0,0001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1" calcext:value-type="float">
            <text:p>0,001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823" calcext:value-type="float">
            <text:p>0,823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03]/[.M103]" office:value-type="float" office:value="3.05893074119077" calcext:value-type="float">
            <text:p>3,05893074119077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03]/([.N103]*4)" office:value-type="float" office:value="0.0238978964155529" calcext:value-type="float">
            <text:p>0,023897896415552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594" calcext:value-type="float">
            <text:p>0,8594</text:p>
          </table:table-cell>
          <table:table-cell table:style-name="ce10" office:value-type="float" office:value="0.0057" calcext:value-type="float">
            <text:p>0,00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027" calcext:value-type="float">
            <text:p>0,10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617" calcext:value-type="float">
            <text:p>0,5617</text:p>
          </table:table-cell>
          <table:table-cell table:style-name="ce10" office:value-type="float" office:value="0.2474" calcext:value-type="float">
            <text:p>0,2474</text:p>
          </table:table-cell>
          <table:table-cell table:style-name="ce10" office:value-type="float" office:value="0.0046" calcext:value-type="float">
            <text:p>0,0046</text:p>
          </table:table-cell>
          <table:table-cell table:style-name="ce10" office:value-type="float" office:value="0.0001" calcext:value-type="float">
            <text:p>0,0001</text:p>
          </table:table-cell>
          <table:table-cell table:number-columns-repeated="2" table:style-name="ce10" office:value-type="float" office:value="0.0007" calcext:value-type="float">
            <text:p>0,0007</text:p>
          </table:table-cell>
          <table:table-cell table:style-name="ce10" office:value-type="float" office:value="0.002" calcext:value-type="float">
            <text:p>0,002</text:p>
          </table:table-cell>
          <table:table-cell table:style-name="ce10" office:value-type="float" office:value="0.8641" calcext:value-type="float">
            <text:p>0,8641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04]/[.M104]" office:value-type="float" office:value="2.91343594491378" calcext:value-type="float">
            <text:p>2,91343594491378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04]/([.N104]*4)" office:value-type="float" office:value="0.0113806091598195" calcext:value-type="float">
            <text:p>0,0113806091598195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6417" calcext:value-type="float">
            <text:p>1,6417</text:p>
          </table:table-cell>
          <table:table-cell table:style-name="ce10" office:value-type="float" office:value="0.0104" calcext:value-type="float">
            <text:p>0,01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5" calcext:value-type="float">
            <text:p>0,00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3" calcext:value-type="float">
            <text:p>0,0023</text:p>
          </table:table-cell>
          <table:table-cell table:style-name="ce10" office:value-type="float" office:value="0.0089" calcext:value-type="float">
            <text:p>0,0089</text:p>
          </table:table-cell>
          <table:table-cell table:style-name="ce10" office:value-type="float" office:value="0.0229" calcext:value-type="float">
            <text:p>0,0229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4" calcext:value-type="float">
            <text:p>0,0034</text:p>
          </table:table-cell>
          <table:table-cell table:style-name="ce10" office:value-type="float" office:value="0.013" calcext:value-type="float">
            <text:p>0,013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1.6646" calcext:value-type="float">
            <text:p>1,664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mall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2.4235" calcext:value-type="float">
            <text:p>2,4235</text:p>
          </table:table-cell>
          <table:table-cell table:style-name="ce10" office:value-type="float" office:value="0.0104" calcext:value-type="float">
            <text:p>0,01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" calcext:value-type="float">
            <text:p>0,00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78" calcext:value-type="float">
            <text:p>0,0078</text:p>
          </table:table-cell>
          <table:table-cell table:style-name="ce10" office:value-type="float" office:value="0.0181" calcext:value-type="float">
            <text:p>0,0181</text:p>
          </table:table-cell>
          <table:table-cell table:style-name="ce10" office:value-type="float" office:value="0.0248" calcext:value-type="float">
            <text:p>0,0248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5" calcext:value-type="float">
            <text:p>0,0035</text:p>
          </table:table-cell>
          <table:table-cell table:style-name="ce10" office:value-type="float" office:value="0.0143" calcext:value-type="float">
            <text:p>0,0143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2.4483" calcext:value-type="float">
            <text:p>2,448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106]/[.M106]" office:value-type="float" office:value="2.09541314381407" calcext:value-type="float">
            <text:p>2,09541314381407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06]/([.N106]*4)" office:value-type="float" office:value="0.261926642976759" calcext:value-type="float">
            <text:p>0,26192664297675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8876" calcext:value-type="float">
            <text:p>1,8876</text:p>
          </table:table-cell>
          <table:table-cell table:style-name="ce10" office:value-type="float" office:value="0.0098" calcext:value-type="float">
            <text:p>0,00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1" calcext:value-type="float">
            <text:p>0,01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41" calcext:value-type="float">
            <text:p>0,0141</text:p>
          </table:table-cell>
          <table:table-cell table:style-name="ce10" office:value-type="float" office:value="0.0293" calcext:value-type="float">
            <text:p>0,0293</text:p>
          </table:table-cell>
          <table:table-cell table:style-name="ce10" office:value-type="float" office:value="0.0227" calcext:value-type="float">
            <text:p>0,0227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3" calcext:value-type="float">
            <text:p>0,0033</text:p>
          </table:table-cell>
          <table:table-cell table:style-name="ce10" office:value-type="float" office:value="0.0126" calcext:value-type="float">
            <text:p>0,0126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1.9103" calcext:value-type="float">
            <text:p>1,910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107]/[.M107]" office:value-type="float" office:value="2.68554677275821" calcext:value-type="float">
            <text:p>2,68554677275821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107]/([.N107]*4)" office:value-type="float" office:value="0.167846673297388" calcext:value-type="float">
            <text:p>0,16784667329738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72" calcext:value-type="float">
            <text:p>1,72</text:p>
          </table:table-cell>
          <table:table-cell table:style-name="ce10" office:value-type="float" office:value="0.0116" calcext:value-type="float">
            <text:p>0,01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19" calcext:value-type="float">
            <text:p>0,02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65" calcext:value-type="float">
            <text:p>0,0465</text:p>
          </table:table-cell>
          <table:table-cell table:style-name="ce10" office:value-type="float" office:value="0.0581" calcext:value-type="float">
            <text:p>0,0581</text:p>
          </table:table-cell>
          <table:table-cell table:style-name="ce10" office:value-type="float" office:value="0.0309" calcext:value-type="float">
            <text:p>0,0309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5" calcext:value-type="float">
            <text:p>0,0035</text:p>
          </table:table-cell>
          <table:table-cell table:style-name="ce10" office:value-type="float" office:value="0.0206" calcext:value-type="float">
            <text:p>0,0206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1.7509" calcext:value-type="float">
            <text:p>1,7509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08]/[.M108]" office:value-type="float" office:value="2.93003598149523" calcext:value-type="float">
            <text:p>2,93003598149523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08]/([.N108]*4)" office:value-type="float" office:value="0.091563624421726" calcext:value-type="float">
            <text:p>0,09156362442172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7304" calcext:value-type="float">
            <text:p>1,7304</text:p>
          </table:table-cell>
          <table:table-cell table:style-name="ce10" office:value-type="float" office:value="0.0089" calcext:value-type="float">
            <text:p>0,00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94" calcext:value-type="float">
            <text:p>0,039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763" calcext:value-type="float">
            <text:p>0,0763</text:p>
          </table:table-cell>
          <table:table-cell table:style-name="ce10" office:value-type="float" office:value="0.0658" calcext:value-type="float">
            <text:p>0,0658</text:p>
          </table:table-cell>
          <table:table-cell table:style-name="ce10" office:value-type="float" office:value="0.0252" calcext:value-type="float">
            <text:p>0,0252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0.0145" calcext:value-type="float">
            <text:p>0,0145</text:p>
          </table:table-cell>
          <table:table-cell table:style-name="ce10" office:value-type="float" office:value="0.0039" calcext:value-type="float">
            <text:p>0,0039</text:p>
          </table:table-cell>
          <table:table-cell table:style-name="ce10" office:value-type="float" office:value="1.7556" calcext:value-type="float">
            <text:p>1,7556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09]/[.M109]" office:value-type="float" office:value="2.92219184324447" calcext:value-type="float">
            <text:p>2,92219184324447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09]/([.N109]*4)" office:value-type="float" office:value="0.0608789967342599" calcext:value-type="float">
            <text:p>0,060878996734259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7448" calcext:value-type="float">
            <text:p>1,7448</text:p>
          </table:table-cell>
          <table:table-cell table:style-name="ce10" office:value-type="float" office:value="0.0114" calcext:value-type="float">
            <text:p>0,01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38" calcext:value-type="float">
            <text:p>0,04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345" calcext:value-type="float">
            <text:p>0,1345</text:p>
          </table:table-cell>
          <table:table-cell table:style-name="ce10" office:value-type="float" office:value="0.0962" calcext:value-type="float">
            <text:p>0,0962</text:p>
          </table:table-cell>
          <table:table-cell table:style-name="ce10" office:value-type="float" office:value="0.0237" calcext:value-type="float">
            <text:p>0,0237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0.0126" calcext:value-type="float">
            <text:p>0,0126</text:p>
          </table:table-cell>
          <table:table-cell table:style-name="ce10" office:value-type="float" office:value="0.004" calcext:value-type="float">
            <text:p>0,004</text:p>
          </table:table-cell>
          <table:table-cell table:style-name="ce10" office:value-type="float" office:value="1.7685" calcext:value-type="float">
            <text:p>1,7685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10]/[.M110]" office:value-type="float" office:value="2.90087644896805" calcext:value-type="float">
            <text:p>2,90087644896805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10]/([.N110]*4)" office:value-type="float" office:value="0.0453261945151258" calcext:value-type="float">
            <text:p>0,045326194515125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7502" calcext:value-type="float">
            <text:p>1,7502</text:p>
          </table:table-cell>
          <table:table-cell table:style-name="ce10" office:value-type="float" office:value="0.0089" calcext:value-type="float">
            <text:p>0,00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67" calcext:value-type="float">
            <text:p>0,08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93" calcext:value-type="float">
            <text:p>0,993</text:p>
          </table:table-cell>
          <table:table-cell table:style-name="ce10" office:value-type="float" office:value="0.1541" calcext:value-type="float">
            <text:p>0,1541</text:p>
          </table:table-cell>
          <table:table-cell table:style-name="ce10" office:value-type="float" office:value="0.0213" calcext:value-type="float">
            <text:p>0,0213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34" calcext:value-type="float">
            <text:p>0,0034</text:p>
          </table:table-cell>
          <table:table-cell table:style-name="ce10" office:value-type="float" office:value="0.0106" calcext:value-type="float">
            <text:p>0,0106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1.7714" calcext:value-type="float">
            <text:p>1,7714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11]/[.M111]" office:value-type="float" office:value="2.89612735689285" calcext:value-type="float">
            <text:p>2,89612735689285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11]/([.N111]*4)" office:value-type="float" office:value="0.0226259949757254" calcext:value-type="float">
            <text:p>0,022625994975725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8057" calcext:value-type="float">
            <text:p>1,8057</text:p>
          </table:table-cell>
          <table:table-cell table:style-name="ce10" office:value-type="float" office:value="0.0091" calcext:value-type="float">
            <text:p>0,009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581" calcext:value-type="float">
            <text:p>0,15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2827" calcext:value-type="float">
            <text:p>1,2827</text:p>
          </table:table-cell>
          <table:table-cell table:style-name="ce10" office:value-type="float" office:value="0.3689" calcext:value-type="float">
            <text:p>0,3689</text:p>
          </table:table-cell>
          <table:table-cell table:style-name="ce10" office:value-type="float" office:value="0.0244" calcext:value-type="float">
            <text:p>0,0244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33" calcext:value-type="float">
            <text:p>0,0033</text:p>
          </table:table-cell>
          <table:table-cell table:style-name="ce10" office:value-type="float" office:value="0.0136" calcext:value-type="float">
            <text:p>0,0136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1.8301" calcext:value-type="float">
            <text:p>1,8301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12]/[.M112]" office:value-type="float" office:value="2.80323479591279" calcext:value-type="float">
            <text:p>2,80323479591279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12]/([.N112]*4)" office:value-type="float" office:value="0.0109501359215343" calcext:value-type="float">
            <text:p>0,0109501359215343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3.8034" calcext:value-type="float">
            <text:p>3,8034</text:p>
          </table:table-cell>
          <table:table-cell table:style-name="ce10" office:value-type="float" office:value="0.0238" calcext:value-type="float">
            <text:p>0,02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9" calcext:value-type="float">
            <text:p>0,0029</text:p>
          </table:table-cell>
          <table:table-cell table:style-name="ce10" office:value-type="float" office:value="0.0096" calcext:value-type="float">
            <text:p>0,0096</text:p>
          </table:table-cell>
          <table:table-cell table:style-name="ce10" office:value-type="float" office:value="0.0459" calcext:value-type="float">
            <text:p>0,0459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275" calcext:value-type="float">
            <text:p>0,0275</text:p>
          </table:table-cell>
          <table:table-cell table:style-name="ce10" office:value-type="float" office:value="0.0108" calcext:value-type="float">
            <text:p>0,0108</text:p>
          </table:table-cell>
          <table:table-cell table:style-name="ce10" office:value-type="float" office:value="3.8493" calcext:value-type="float">
            <text:p>3,849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mediu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edium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5.8881" calcext:value-type="float">
            <text:p>5,8881</text:p>
          </table:table-cell>
          <table:table-cell table:style-name="ce10" office:value-type="float" office:value="0.0302" calcext:value-type="float">
            <text:p>0,030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3" calcext:value-type="float">
            <text:p>0,00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75" calcext:value-type="float">
            <text:p>0,0075</text:p>
          </table:table-cell>
          <table:table-cell table:style-name="ce10" office:value-type="float" office:value="0.017" calcext:value-type="float">
            <text:p>0,017</text:p>
          </table:table-cell>
          <table:table-cell table:style-name="ce10" office:value-type="float" office:value="0.0494" calcext:value-type="float">
            <text:p>0,0494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313" calcext:value-type="float">
            <text:p>0,0313</text:p>
          </table:table-cell>
          <table:table-cell table:style-name="ce10" office:value-type="float" office:value="0.0108" calcext:value-type="float">
            <text:p>0,0108</text:p>
          </table:table-cell>
          <table:table-cell table:style-name="ce10" office:value-type="float" office:value="5.9376" calcext:value-type="float">
            <text:p>5,937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114]/[.M114]" office:value-type="float" office:value="1.71811843168957" calcext:value-type="float">
            <text:p>1,71811843168957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14]/([.N114]*4)" office:value-type="float" office:value="0.214764803961196" calcext:value-type="float">
            <text:p>0,21476480396119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4.5361" calcext:value-type="float">
            <text:p>4,5361</text:p>
          </table:table-cell>
          <table:table-cell table:style-name="ce10" office:value-type="float" office:value="0.0297" calcext:value-type="float">
            <text:p>0,02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3" calcext:value-type="float">
            <text:p>0,01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7" calcext:value-type="float">
            <text:p>0,017</text:p>
          </table:table-cell>
          <table:table-cell table:style-name="ce10" office:value-type="float" office:value="0.0301" calcext:value-type="float">
            <text:p>0,0301</text:p>
          </table:table-cell>
          <table:table-cell table:style-name="ce10" office:value-type="float" office:value="0.0381" calcext:value-type="float">
            <text:p>0,0381</text:p>
          </table:table-cell>
          <table:table-cell table:style-name="ce10" office:value-type="float" office:value="0.0009" calcext:value-type="float">
            <text:p>0,0009</text:p>
          </table:table-cell>
          <table:table-cell table:style-name="ce10" office:value-type="float" office:value="0.001" calcext:value-type="float">
            <text:p>0,001</text:p>
          </table:table-cell>
          <table:table-cell table:style-name="ce10" office:value-type="float" office:value="0.0224" calcext:value-type="float">
            <text:p>0,0224</text:p>
          </table:table-cell>
          <table:table-cell table:style-name="ce10" office:value-type="float" office:value="0.0092" calcext:value-type="float">
            <text:p>0,0092</text:p>
          </table:table-cell>
          <table:table-cell table:style-name="ce10" office:value-type="float" office:value="4.5742" calcext:value-type="float">
            <text:p>4,574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115]/[.M115]" office:value-type="float" office:value="2.23022605045691" calcext:value-type="float">
            <text:p>2,23022605045691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115]/([.N115]*4)" office:value-type="float" office:value="0.139389128153557" calcext:value-type="float">
            <text:p>0,139389128153557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4.0689" calcext:value-type="float">
            <text:p>4,0689</text:p>
          </table:table-cell>
          <table:table-cell table:style-name="ce10" office:value-type="float" office:value="0.0227" calcext:value-type="float">
            <text:p>0,02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52" calcext:value-type="float">
            <text:p>0,025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76" calcext:value-type="float">
            <text:p>0,0476</text:p>
          </table:table-cell>
          <table:table-cell table:style-name="ce10" office:value-type="float" office:value="0.07" calcext:value-type="float">
            <text:p>0,07</text:p>
          </table:table-cell>
          <table:table-cell table:style-name="ce10" office:value-type="float" office:value="0.0492" calcext:value-type="float">
            <text:p>0,0492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297" calcext:value-type="float">
            <text:p>0,0297</text:p>
          </table:table-cell>
          <table:table-cell table:style-name="ce10" office:value-type="float" office:value="0.0108" calcext:value-type="float">
            <text:p>0,0108</text:p>
          </table:table-cell>
          <table:table-cell table:style-name="ce10" office:value-type="float" office:value="4.1181" calcext:value-type="float">
            <text:p>4,1181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16]/[.M116]" office:value-type="float" office:value="2.47723464704597" calcext:value-type="float">
            <text:p>2,47723464704597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16]/([.N116]*4)" office:value-type="float" office:value="0.0774135827201865" calcext:value-type="float">
            <text:p>0,0774135827201865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4.5514" calcext:value-type="float">
            <text:p>4,5514</text:p>
          </table:table-cell>
          <table:table-cell table:style-name="ce10" office:value-type="float" office:value="0.0348" calcext:value-type="float">
            <text:p>0,03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77" calcext:value-type="float">
            <text:p>0,047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084" calcext:value-type="float">
            <text:p>0,1084</text:p>
          </table:table-cell>
          <table:table-cell table:style-name="ce10" office:value-type="float" office:value="0.0923" calcext:value-type="float">
            <text:p>0,0923</text:p>
          </table:table-cell>
          <table:table-cell table:style-name="ce10" office:value-type="float" office:value="0.0481" calcext:value-type="float">
            <text:p>0,0481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302" calcext:value-type="float">
            <text:p>0,0302</text:p>
          </table:table-cell>
          <table:table-cell table:style-name="ce10" office:value-type="float" office:value="0.0106" calcext:value-type="float">
            <text:p>0,0106</text:p>
          </table:table-cell>
          <table:table-cell table:style-name="ce10" office:value-type="float" office:value="4.5994" calcext:value-type="float">
            <text:p>4,5994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17]/[.M117]" office:value-type="float" office:value="2.21800669652563" calcext:value-type="float">
            <text:p>2,21800669652563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17]/([.N117]*4)" office:value-type="float" office:value="0.046208472844284" calcext:value-type="float">
            <text:p>0,04620847284428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4.1998" calcext:value-type="float">
            <text:p>4,1998</text:p>
          </table:table-cell>
          <table:table-cell table:style-name="ce10" office:value-type="float" office:value="0.0256" calcext:value-type="float">
            <text:p>0,025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788" calcext:value-type="float">
            <text:p>0,07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37" calcext:value-type="float">
            <text:p>0,137</text:p>
          </table:table-cell>
          <table:table-cell table:style-name="ce10" office:value-type="float" office:value="0.1295" calcext:value-type="float">
            <text:p>0,1295</text:p>
          </table:table-cell>
          <table:table-cell table:style-name="ce10" office:value-type="float" office:value="0.0461" calcext:value-type="float">
            <text:p>0,0461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28" calcext:value-type="float">
            <text:p>0,028</text:p>
          </table:table-cell>
          <table:table-cell table:style-name="ce10" office:value-type="float" office:value="0.0106" calcext:value-type="float">
            <text:p>0,0106</text:p>
          </table:table-cell>
          <table:table-cell table:style-name="ce10" office:value-type="float" office:value="4.2459" calcext:value-type="float">
            <text:p>4,2459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18]/[.M118]" office:value-type="float" office:value="2.40267081184201" calcext:value-type="float">
            <text:p>2,40267081184201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18]/([.N118]*4)" office:value-type="float" office:value="0.0375417314350314" calcext:value-type="float">
            <text:p>0,037541731435031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3.7505" calcext:value-type="float">
            <text:p>3,7505</text:p>
          </table:table-cell>
          <table:table-cell table:style-name="ce10" office:value-type="float" office:value="0.0257" calcext:value-type="float">
            <text:p>0,02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338" calcext:value-type="float">
            <text:p>0,13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634" calcext:value-type="float">
            <text:p>0,7634</text:p>
          </table:table-cell>
          <table:table-cell table:style-name="ce10" office:value-type="float" office:value="0.2103" calcext:value-type="float">
            <text:p>0,2103</text:p>
          </table:table-cell>
          <table:table-cell table:style-name="ce10" office:value-type="float" office:value="0.0399" calcext:value-type="float">
            <text:p>0,0399</text:p>
          </table:table-cell>
          <table:table-cell table:number-columns-repeated="2" table:style-name="ce10" office:value-type="float" office:value="0.0012" calcext:value-type="float">
            <text:p>0,0012</text:p>
          </table:table-cell>
          <table:table-cell table:style-name="ce10" office:value-type="float" office:value="0.0218" calcext:value-type="float">
            <text:p>0,0218</text:p>
          </table:table-cell>
          <table:table-cell table:style-name="ce10" office:value-type="float" office:value="0.0106" calcext:value-type="float">
            <text:p>0,0106</text:p>
          </table:table-cell>
          <table:table-cell table:style-name="ce10" office:value-type="float" office:value="3.7903" calcext:value-type="float">
            <text:p>3,7903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19]/[.M119]" office:value-type="float" office:value="2.69147560879086" calcext:value-type="float">
            <text:p>2,69147560879086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19]/([.N119]*4)" office:value-type="float" office:value="0.0210271531936786" calcext:value-type="float">
            <text:p>0,021027153193678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3.8109" calcext:value-type="float">
            <text:p>3,8109</text:p>
          </table:table-cell>
          <table:table-cell table:style-name="ce10" office:value-type="float" office:value="0.0296" calcext:value-type="float">
            <text:p>0,029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812" calcext:value-type="float">
            <text:p>0,28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4526" calcext:value-type="float">
            <text:p>1,4526</text:p>
          </table:table-cell>
          <table:table-cell table:style-name="ce10" office:value-type="float" office:value="0.4505" calcext:value-type="float">
            <text:p>0,4505</text:p>
          </table:table-cell>
          <table:table-cell table:style-name="ce10" office:value-type="float" office:value="0.0431" calcext:value-type="float">
            <text:p>0,0431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3" calcext:value-type="float">
            <text:p>0,0013</text:p>
          </table:table-cell>
          <table:table-cell table:style-name="ce10" office:value-type="float" office:value="0.0239" calcext:value-type="float">
            <text:p>0,0239</text:p>
          </table:table-cell>
          <table:table-cell table:style-name="ce10" office:value-type="float" office:value="0.0107" calcext:value-type="float">
            <text:p>0,0107</text:p>
          </table:table-cell>
          <table:table-cell table:style-name="ce10" office:value-type="float" office:value="3.854" calcext:value-type="float">
            <text:p>3,854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20]/[.M120]" office:value-type="float" office:value="2.64699014011417" calcext:value-type="float">
            <text:p>2,64699014011417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20]/([.N120]*4)" office:value-type="float" office:value="0.010339805234821" calcext:value-type="float">
            <text:p>0,010339805234821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8.9593" calcext:value-type="float">
            <text:p>8,9593</text:p>
          </table:table-cell>
          <table:table-cell table:style-name="ce10" office:value-type="float" office:value="0.0524" calcext:value-type="float">
            <text:p>0,05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3" calcext:value-type="float">
            <text:p>0,00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" calcext:value-type="float">
            <text:p>0,004</text:p>
          </table:table-cell>
          <table:table-cell table:style-name="ce10" office:value-type="float" office:value="0.021" calcext:value-type="float">
            <text:p>0,021</text:p>
          </table:table-cell>
          <table:table-cell table:style-name="ce10" office:value-type="float" office:value="1.8921" calcext:value-type="float">
            <text:p>1,8921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0237" calcext:value-type="float">
            <text:p>0,0237</text:p>
          </table:table-cell>
          <table:table-cell table:style-name="ce10" office:value-type="float" office:value="1.8137" calcext:value-type="float">
            <text:p>1,8137</text:p>
          </table:table-cell>
          <table:table-cell table:style-name="ce10" office:value-type="float" office:value="0.0217" calcext:value-type="float">
            <text:p>0,0217</text:p>
          </table:table-cell>
          <table:table-cell table:style-name="ce10" office:value-type="float" office:value="10.8514" calcext:value-type="float">
            <text:p>10,851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la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ge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3.3836" calcext:value-type="float">
            <text:p>13,3836</text:p>
          </table:table-cell>
          <table:table-cell table:style-name="ce10" office:value-type="float" office:value="0.0518" calcext:value-type="float">
            <text:p>0,05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7" calcext:value-type="float">
            <text:p>0,00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93" calcext:value-type="float">
            <text:p>0,0093</text:p>
          </table:table-cell>
          <table:table-cell table:style-name="ce10" office:value-type="float" office:value="0.0216" calcext:value-type="float">
            <text:p>0,0216</text:p>
          </table:table-cell>
          <table:table-cell table:style-name="ce10" office:value-type="float" office:value="1.722" calcext:value-type="float">
            <text:p>1,722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0203" calcext:value-type="float">
            <text:p>0,0203</text:p>
          </table:table-cell>
          <table:table-cell table:style-name="ce10" office:value-type="float" office:value="1.6504" calcext:value-type="float">
            <text:p>1,6504</text:p>
          </table:table-cell>
          <table:table-cell table:style-name="ce10" office:value-type="float" office:value="0.0188" calcext:value-type="float">
            <text:p>0,0188</text:p>
          </table:table-cell>
          <table:table-cell table:style-name="ce10" office:value-type="float" office:value="15.1056" calcext:value-type="float">
            <text:p>15,105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122]/[.M122]" office:value-type="float" office:value="1.32983132083466" calcext:value-type="float">
            <text:p>1,32983132083466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22]/([.N122]*4)" office:value-type="float" office:value="0.166228915104332" calcext:value-type="float">
            <text:p>0,166228915104332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0.4602" calcext:value-type="float">
            <text:p>10,4602</text:p>
          </table:table-cell>
          <table:table-cell table:style-name="ce10" office:value-type="float" office:value="0.0495" calcext:value-type="float">
            <text:p>0,04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54" calcext:value-type="float">
            <text:p>0,01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86" calcext:value-type="float">
            <text:p>0,0186</text:p>
          </table:table-cell>
          <table:table-cell table:style-name="ce10" office:value-type="float" office:value="0.0418" calcext:value-type="float">
            <text:p>0,0418</text:p>
          </table:table-cell>
          <table:table-cell table:style-name="ce10" office:value-type="float" office:value="2.3688" calcext:value-type="float">
            <text:p>2,3688</text:p>
          </table:table-cell>
          <table:table-cell table:style-name="ce10" office:value-type="float" office:value="0.0024" calcext:value-type="float">
            <text:p>0,0024</text:p>
          </table:table-cell>
          <table:table-cell table:style-name="ce10" office:value-type="float" office:value="0.0278" calcext:value-type="float">
            <text:p>0,0278</text:p>
          </table:table-cell>
          <table:table-cell table:style-name="ce10" office:value-type="float" office:value="2.2813" calcext:value-type="float">
            <text:p>2,2813</text:p>
          </table:table-cell>
          <table:table-cell table:style-name="ce10" office:value-type="float" office:value="0.0249" calcext:value-type="float">
            <text:p>0,0249</text:p>
          </table:table-cell>
          <table:table-cell table:style-name="ce10" office:value-type="float" office:value="12.829" calcext:value-type="float">
            <text:p>12,829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123]/[.M123]" office:value-type="float" office:value="1.56581962740666" calcext:value-type="float">
            <text:p>1,56581962740666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123]/([.N123]*4)" office:value-type="float" office:value="0.097863726712916" calcext:value-type="float">
            <text:p>0,09786372671291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8.9383" calcext:value-type="float">
            <text:p>8,9383</text:p>
          </table:table-cell>
          <table:table-cell table:style-name="ce10" office:value-type="float" office:value="0.0498" calcext:value-type="float">
            <text:p>0,04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88" calcext:value-type="float">
            <text:p>0,03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81" calcext:value-type="float">
            <text:p>0,0481</text:p>
          </table:table-cell>
          <table:table-cell table:style-name="ce10" office:value-type="float" office:value="0.0763" calcext:value-type="float">
            <text:p>0,0763</text:p>
          </table:table-cell>
          <table:table-cell table:style-name="ce10" office:value-type="float" office:value="2.052" calcext:value-type="float">
            <text:p>2,052</text:p>
          </table:table-cell>
          <table:table-cell table:style-name="ce10" office:value-type="float" office:value="0.0022" calcext:value-type="float">
            <text:p>0,0022</text:p>
          </table:table-cell>
          <table:table-cell table:style-name="ce10" office:value-type="float" office:value="0.0241" calcext:value-type="float">
            <text:p>0,0241</text:p>
          </table:table-cell>
          <table:table-cell table:style-name="ce10" office:value-type="float" office:value="1.9721" calcext:value-type="float">
            <text:p>1,9721</text:p>
          </table:table-cell>
          <table:table-cell table:style-name="ce10" office:value-type="float" office:value="0.0218" calcext:value-type="float">
            <text:p>0,0218</text:p>
          </table:table-cell>
          <table:table-cell table:style-name="ce10" office:value-type="float" office:value="10.9903" calcext:value-type="float">
            <text:p>10,9903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24]/[.M124]" office:value-type="float" office:value="1.82778450087805" calcext:value-type="float">
            <text:p>1,82778450087805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24]/([.N124]*4)" office:value-type="float" office:value="0.057118265652439" calcext:value-type="float">
            <text:p>0,05711826565243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9.3306" calcext:value-type="float">
            <text:p>9,3306</text:p>
          </table:table-cell>
          <table:table-cell table:style-name="ce10" office:value-type="float" office:value="0.053" calcext:value-type="float">
            <text:p>0,05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31" calcext:value-type="float">
            <text:p>0,08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046" calcext:value-type="float">
            <text:p>0,1046</text:p>
          </table:table-cell>
          <table:table-cell table:style-name="ce10" office:value-type="float" office:value="0.1436" calcext:value-type="float">
            <text:p>0,1436</text:p>
          </table:table-cell>
          <table:table-cell table:style-name="ce10" office:value-type="float" office:value="2.4409" calcext:value-type="float">
            <text:p>2,4409</text:p>
          </table:table-cell>
          <table:table-cell table:style-name="ce10" office:value-type="float" office:value="0.0024" calcext:value-type="float">
            <text:p>0,0024</text:p>
          </table:table-cell>
          <table:table-cell table:style-name="ce10" office:value-type="float" office:value="0.0263" calcext:value-type="float">
            <text:p>0,0263</text:p>
          </table:table-cell>
          <table:table-cell table:style-name="ce10" office:value-type="float" office:value="2.352" calcext:value-type="float">
            <text:p>2,352</text:p>
          </table:table-cell>
          <table:table-cell table:style-name="ce10" office:value-type="float" office:value="0.0253" calcext:value-type="float">
            <text:p>0,0253</text:p>
          </table:table-cell>
          <table:table-cell table:style-name="ce10" office:value-type="float" office:value="11.7715" calcext:value-type="float">
            <text:p>11,7715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25]/[.M125]" office:value-type="float" office:value="1.7064860043325" calcext:value-type="float">
            <text:p>1,7064860043325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25]/([.N125]*4)" office:value-type="float" office:value="0.035551791756927" calcext:value-type="float">
            <text:p>0,035551791756927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9.046" calcext:value-type="float">
            <text:p>9,046</text:p>
          </table:table-cell>
          <table:table-cell table:style-name="ce10" office:value-type="float" office:value="0.0578" calcext:value-type="float">
            <text:p>0,05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74" calcext:value-type="float">
            <text:p>0,087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452" calcext:value-type="float">
            <text:p>0,1452</text:p>
          </table:table-cell>
          <table:table-cell table:style-name="ce10" office:value-type="float" office:value="0.1746" calcext:value-type="float">
            <text:p>0,1746</text:p>
          </table:table-cell>
          <table:table-cell table:style-name="ce10" office:value-type="float" office:value="2.1192" calcext:value-type="float">
            <text:p>2,1192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0239" calcext:value-type="float">
            <text:p>0,0239</text:p>
          </table:table-cell>
          <table:table-cell table:style-name="ce10" office:value-type="float" office:value="2.0394" calcext:value-type="float">
            <text:p>2,0394</text:p>
          </table:table-cell>
          <table:table-cell table:style-name="ce10" office:value-type="float" office:value="0.0218" calcext:value-type="float">
            <text:p>0,0218</text:p>
          </table:table-cell>
          <table:table-cell table:style-name="ce10" office:value-type="float" office:value="11.1652" calcext:value-type="float">
            <text:p>11,1652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26]/[.M126]" office:value-type="float" office:value="1.79915272453695" calcext:value-type="float">
            <text:p>1,79915272453695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26]/([.N126]*4)" office:value-type="float" office:value="0.0281117613208899" calcext:value-type="float">
            <text:p>0,028111761320889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8.1226" calcext:value-type="float">
            <text:p>8,1226</text:p>
          </table:table-cell>
          <table:table-cell table:style-name="ce10" office:value-type="float" office:value="0.0526" calcext:value-type="float">
            <text:p>0,052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913" calcext:value-type="float">
            <text:p>0,19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105" calcext:value-type="float">
            <text:p>0,5105</text:p>
          </table:table-cell>
          <table:table-cell table:style-name="ce10" office:value-type="float" office:value="0.3366" calcext:value-type="float">
            <text:p>0,3366</text:p>
          </table:table-cell>
          <table:table-cell table:style-name="ce10" office:value-type="float" office:value="2.0781" calcext:value-type="float">
            <text:p>2,0781</text:p>
          </table:table-cell>
          <table:table-cell table:style-name="ce10" office:value-type="float" office:value="0.0029" calcext:value-type="float">
            <text:p>0,0029</text:p>
          </table:table-cell>
          <table:table-cell table:style-name="ce10" office:value-type="float" office:value="0.0298" calcext:value-type="float">
            <text:p>0,0298</text:p>
          </table:table-cell>
          <table:table-cell table:style-name="ce10" office:value-type="float" office:value="1.9828" calcext:value-type="float">
            <text:p>1,9828</text:p>
          </table:table-cell>
          <table:table-cell table:style-name="ce10" office:value-type="float" office:value="0.0302" calcext:value-type="float">
            <text:p>0,0302</text:p>
          </table:table-cell>
          <table:table-cell table:style-name="ce10" office:value-type="float" office:value="10.2007" calcext:value-type="float">
            <text:p>10,2007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27]/[.M127]" office:value-type="float" office:value="1.9692668150225" calcext:value-type="float">
            <text:p>1,9692668150225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27]/([.N127]*4)" office:value-type="float" office:value="0.0153848969923633" calcext:value-type="float">
            <text:p>0,0153848969923633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8.0875" calcext:value-type="float">
            <text:p>8,0875</text:p>
          </table:table-cell>
          <table:table-cell table:style-name="ce10" office:value-type="float" office:value="0.0512" calcext:value-type="float">
            <text:p>0,05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246" calcext:value-type="float">
            <text:p>0,42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3301" calcext:value-type="float">
            <text:p>1,3301</text:p>
          </table:table-cell>
          <table:table-cell table:style-name="ce10" office:value-type="float" office:value="0.6441" calcext:value-type="float">
            <text:p>0,6441</text:p>
          </table:table-cell>
          <table:table-cell table:style-name="ce10" office:value-type="float" office:value="1.8927" calcext:value-type="float">
            <text:p>1,8927</text:p>
          </table:table-cell>
          <table:table-cell table:style-name="ce10" office:value-type="float" office:value="0.0025" calcext:value-type="float">
            <text:p>0,0025</text:p>
          </table:table-cell>
          <table:table-cell table:style-name="ce10" office:value-type="float" office:value="0.0273" calcext:value-type="float">
            <text:p>0,0273</text:p>
          </table:table-cell>
          <table:table-cell table:style-name="ce10" office:value-type="float" office:value="1.8055" calcext:value-type="float">
            <text:p>1,8055</text:p>
          </table:table-cell>
          <table:table-cell table:style-name="ce10" office:value-type="float" office:value="0.0246" calcext:value-type="float">
            <text:p>0,0246</text:p>
          </table:table-cell>
          <table:table-cell table:style-name="ce10" office:value-type="float" office:value="9.9801" calcext:value-type="float">
            <text:p>9,9801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28]/[.M128]" office:value-type="float" office:value="2.01279546297131" calcext:value-type="float">
            <text:p>2,01279546297131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28]/([.N128]*4)" office:value-type="float" office:value="0.00786248227723169" calcext:value-type="float">
            <text:p>0,0078624822772316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8.0427" calcext:value-type="float">
            <text:p>18,0427</text:p>
          </table:table-cell>
          <table:table-cell table:style-name="ce10" office:value-type="float" office:value="0.0762" calcext:value-type="float">
            <text:p>0,076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7" calcext:value-type="float">
            <text:p>0,00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0.0167" calcext:value-type="float">
            <text:p>0,0167</text:p>
          </table:table-cell>
          <table:table-cell table:style-name="ce10" office:value-type="float" office:value="4.0122" calcext:value-type="float">
            <text:p>4,0122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0.0109" calcext:value-type="float">
            <text:p>0,0109</text:p>
          </table:table-cell>
          <table:table-cell table:style-name="ce10" office:value-type="float" office:value="3.899" calcext:value-type="float">
            <text:p>3,899</text:p>
          </table:table-cell>
          <table:table-cell table:style-name="ce10" office:value-type="float" office:value="0.0406" calcext:value-type="float">
            <text:p>0,0406</text:p>
          </table:table-cell>
          <table:table-cell table:style-name="ce10" office:value-type="float" office:value="22.0548" calcext:value-type="float">
            <text:p>22,054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veryla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erylarge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26.9782" calcext:value-type="float">
            <text:p>26,9782</text:p>
          </table:table-cell>
          <table:table-cell table:style-name="ce10" office:value-type="float" office:value="0.081" calcext:value-type="float">
            <text:p>0,0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93" calcext:value-type="float">
            <text:p>0,0093</text:p>
          </table:table-cell>
          <table:table-cell table:style-name="ce10" office:value-type="float" office:value="0.0248" calcext:value-type="float">
            <text:p>0,0248</text:p>
          </table:table-cell>
          <table:table-cell table:style-name="ce10" office:value-type="float" office:value="3.9044" calcext:value-type="float">
            <text:p>3,9044</text:p>
          </table:table-cell>
          <table:table-cell table:style-name="ce10" office:value-type="float" office:value="0.0043" calcext:value-type="float">
            <text:p>0,0043</text:p>
          </table:table-cell>
          <table:table-cell table:style-name="ce10" office:value-type="float" office:value="0.0092" calcext:value-type="float">
            <text:p>0,0092</text:p>
          </table:table-cell>
          <table:table-cell table:style-name="ce10" office:value-type="float" office:value="3.7863" calcext:value-type="float">
            <text:p>3,7863</text:p>
          </table:table-cell>
          <table:table-cell table:style-name="ce10" office:value-type="float" office:value="0.0472" calcext:value-type="float">
            <text:p>0,0472</text:p>
          </table:table-cell>
          <table:table-cell table:style-name="ce10" office:value-type="float" office:value="30.8826" calcext:value-type="float">
            <text:p>30,882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130]/[.M130]" office:value-type="float" office:value="1.32806499452766" calcext:value-type="float">
            <text:p>1,32806499452766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30]/([.N130]*4)" office:value-type="float" office:value="0.166008124315958" calcext:value-type="float">
            <text:p>0,16600812431595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21.1291" calcext:value-type="float">
            <text:p>21,1291</text:p>
          </table:table-cell>
          <table:table-cell table:style-name="ce10" office:value-type="float" office:value="0.079" calcext:value-type="float">
            <text:p>0,07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46" calcext:value-type="float">
            <text:p>0,01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02" calcext:value-type="float">
            <text:p>0,0202</text:p>
          </table:table-cell>
          <table:table-cell table:style-name="ce10" office:value-type="float" office:value="0.0438" calcext:value-type="float">
            <text:p>0,0438</text:p>
          </table:table-cell>
          <table:table-cell table:style-name="ce10" office:value-type="float" office:value="3.9136" calcext:value-type="float">
            <text:p>3,9136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office:value-type="float" office:value="3.7976" calcext:value-type="float">
            <text:p>3,7976</text:p>
          </table:table-cell>
          <table:table-cell table:style-name="ce10" office:value-type="float" office:value="0.0441" calcext:value-type="float">
            <text:p>0,0441</text:p>
          </table:table-cell>
          <table:table-cell table:style-name="ce10" office:value-type="float" office:value="25.0427" calcext:value-type="float">
            <text:p>25,0427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131]/[.M131]" office:value-type="float" office:value="1.63776669448582" calcext:value-type="float">
            <text:p>1,63776669448582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131]/([.N131]*4)" office:value-type="float" office:value="0.102360418405364" calcext:value-type="float">
            <text:p>0,10236041840536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9.598" calcext:value-type="float">
            <text:p>19,598</text:p>
          </table:table-cell>
          <table:table-cell table:style-name="ce10" office:value-type="float" office:value="0.0878" calcext:value-type="float">
            <text:p>0,08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54" calcext:value-type="float">
            <text:p>0,04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77" calcext:value-type="float">
            <text:p>0,0477</text:p>
          </table:table-cell>
          <table:table-cell table:style-name="ce10" office:value-type="float" office:value="0.1108" calcext:value-type="float">
            <text:p>0,1108</text:p>
          </table:table-cell>
          <table:table-cell table:style-name="ce10" office:value-type="float" office:value="3.5721" calcext:value-type="float">
            <text:p>3,5721</text:p>
          </table:table-cell>
          <table:table-cell table:style-name="ce10" office:value-type="float" office:value="0.0042" calcext:value-type="float">
            <text:p>0,0042</text:p>
          </table:table-cell>
          <table:table-cell table:style-name="ce10" office:value-type="float" office:value="0.0081" calcext:value-type="float">
            <text:p>0,0081</text:p>
          </table:table-cell>
          <table:table-cell table:style-name="ce10" office:value-type="float" office:value="3.4579" calcext:value-type="float">
            <text:p>3,4579</text:p>
          </table:table-cell>
          <table:table-cell table:style-name="ce10" office:value-type="float" office:value="0.0452" calcext:value-type="float">
            <text:p>0,0452</text:p>
          </table:table-cell>
          <table:table-cell table:style-name="ce10" office:value-type="float" office:value="23.1701" calcext:value-type="float">
            <text:p>23,1701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32]/[.M132]" office:value-type="float" office:value="1.77013046987281" calcext:value-type="float">
            <text:p>1,77013046987281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32]/([.N132]*4)" office:value-type="float" office:value="0.0553165771835253" calcext:value-type="float">
            <text:p>0,0553165771835253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8.325" calcext:value-type="float">
            <text:p>18,325</text:p>
          </table:table-cell>
          <table:table-cell table:style-name="ce10" office:value-type="float" office:value="0.0884" calcext:value-type="float">
            <text:p>0,088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05" calcext:value-type="float">
            <text:p>0,06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83" calcext:value-type="float">
            <text:p>0,0883</text:p>
          </table:table-cell>
          <table:table-cell table:style-name="ce10" office:value-type="float" office:value="0.1627" calcext:value-type="float">
            <text:p>0,1627</text:p>
          </table:table-cell>
          <table:table-cell table:style-name="ce10" office:value-type="float" office:value="3.5836" calcext:value-type="float">
            <text:p>3,5836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.0085" calcext:value-type="float">
            <text:p>0,0085</text:p>
          </table:table-cell>
          <table:table-cell table:style-name="ce10" office:value-type="float" office:value="3.464" calcext:value-type="float">
            <text:p>3,464</text:p>
          </table:table-cell>
          <table:table-cell table:style-name="ce10" office:value-type="float" office:value="0.0485" calcext:value-type="float">
            <text:p>0,0485</text:p>
          </table:table-cell>
          <table:table-cell table:style-name="ce10" office:value-type="float" office:value="21.9086" calcext:value-type="float">
            <text:p>21,9086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33]/[.M133]" office:value-type="float" office:value="1.87205480952685" calcext:value-type="float">
            <text:p>1,87205480952685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33]/([.N133]*4)" office:value-type="float" office:value="0.0390011418651428" calcext:value-type="float">
            <text:p>0,039001141865142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8.0403" calcext:value-type="float">
            <text:p>18,0403</text:p>
          </table:table-cell>
          <table:table-cell table:style-name="ce10" office:value-type="float" office:value="0.0812" calcext:value-type="float">
            <text:p>0,08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129" calcext:value-type="float">
            <text:p>0,11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84" calcext:value-type="float">
            <text:p>0,184</text:p>
          </table:table-cell>
          <table:table-cell table:style-name="ce10" office:value-type="float" office:value="0.196" calcext:value-type="float">
            <text:p>0,196</text:p>
          </table:table-cell>
          <table:table-cell table:style-name="ce10" office:value-type="float" office:value="3.9825" calcext:value-type="float">
            <text:p>3,9825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.0087" calcext:value-type="float">
            <text:p>0,0087</text:p>
          </table:table-cell>
          <table:table-cell table:style-name="ce10" office:value-type="float" office:value="3.8601" calcext:value-type="float">
            <text:p>3,8601</text:p>
          </table:table-cell>
          <table:table-cell table:style-name="ce10" office:value-type="float" office:value="0.0442" calcext:value-type="float">
            <text:p>0,0442</text:p>
          </table:table-cell>
          <table:table-cell table:style-name="ce10" office:value-type="float" office:value="22.0228" calcext:value-type="float">
            <text:p>22,0228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34]/[.M134]" office:value-type="float" office:value="1.86234720380696" calcext:value-type="float">
            <text:p>1,86234720380696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34]/([.N134]*4)" office:value-type="float" office:value="0.0290991750594838" calcext:value-type="float">
            <text:p>0,029099175059483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7.913" calcext:value-type="float">
            <text:p>17,913</text:p>
          </table:table-cell>
          <table:table-cell table:style-name="ce10" office:value-type="float" office:value="0.0995" calcext:value-type="float">
            <text:p>0,09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865" calcext:value-type="float">
            <text:p>0,286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573" calcext:value-type="float">
            <text:p>1,573</text:p>
          </table:table-cell>
          <table:table-cell table:style-name="ce10" office:value-type="float" office:value="0.4811" calcext:value-type="float">
            <text:p>0,4811</text:p>
          </table:table-cell>
          <table:table-cell table:style-name="ce10" office:value-type="float" office:value="4.0237" calcext:value-type="float">
            <text:p>4,0237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.0087" calcext:value-type="float">
            <text:p>0,0087</text:p>
          </table:table-cell>
          <table:table-cell table:style-name="ce10" office:value-type="float" office:value="3.9079" calcext:value-type="float">
            <text:p>3,9079</text:p>
          </table:table-cell>
          <table:table-cell table:style-name="ce10" office:value-type="float" office:value="0.0443" calcext:value-type="float">
            <text:p>0,0443</text:p>
          </table:table-cell>
          <table:table-cell table:style-name="ce10" office:value-type="float" office:value="21.9368" calcext:value-type="float">
            <text:p>21,9368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35]/[.M135]" office:value-type="float" office:value="1.86964826228073" calcext:value-type="float">
            <text:p>1,86964826228073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35]/([.N135]*4)" office:value-type="float" office:value="0.0146066270490682" calcext:value-type="float">
            <text:p>0,0146066270490682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7.1051" calcext:value-type="float">
            <text:p>17,1051</text:p>
          </table:table-cell>
          <table:table-cell table:style-name="ce10" office:value-type="float" office:value="0.0998" calcext:value-type="float">
            <text:p>0,09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423" calcext:value-type="float">
            <text:p>0,64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45" calcext:value-type="float">
            <text:p>1,945</text:p>
          </table:table-cell>
          <table:table-cell table:style-name="ce10" office:value-type="float" office:value="0.7846" calcext:value-type="float">
            <text:p>0,7846</text:p>
          </table:table-cell>
          <table:table-cell table:style-name="ce10" office:value-type="float" office:value="3.8604" calcext:value-type="float">
            <text:p>3,8604</text:p>
          </table:table-cell>
          <table:table-cell table:style-name="ce10" office:value-type="float" office:value="0.0053" calcext:value-type="float">
            <text:p>0,0053</text:p>
          </table:table-cell>
          <table:table-cell table:style-name="ce10" office:value-type="float" office:value="0.0118" calcext:value-type="float">
            <text:p>0,0118</text:p>
          </table:table-cell>
          <table:table-cell table:style-name="ce10" office:value-type="float" office:value="3.7287" calcext:value-type="float">
            <text:p>3,7287</text:p>
          </table:table-cell>
          <table:table-cell table:style-name="ce10" office:value-type="float" office:value="0.0547" calcext:value-type="float">
            <text:p>0,0547</text:p>
          </table:table-cell>
          <table:table-cell table:style-name="ce10" office:value-type="float" office:value="20.9655" calcext:value-type="float">
            <text:p>20,9655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36]/[.M136]" office:value-type="float" office:value="1.95626624692948" calcext:value-type="float">
            <text:p>1,95626624692948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36]/([.N136]*4)" office:value-type="float" office:value="0.00764166502706828" calcext:value-type="float">
            <text:p>0,0076416650270682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table:number-columns-repeated="42"/>
          <table:table-cell table:number-columns-repeated="982"/>
        </table:table-row>
        <table:table-row table:style-name="ro1" table:number-rows-repeated="3">
          <table:table-cell table:style-name="Default" table:number-columns-repeated="21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" office:value-type="string" calcext:value-type="string">
            <text:p>OMP</text:p>
          </table:table-cell>
          <table:table-cell table:number-columns-repeated="21"/>
          <table:table-cell office:value-type="string" calcext:value-type="string">
            <text:p>OMP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MAIN</text:p>
          </table:table-cell>
          <table:table-cell table:style-name="ce15" office:value-type="string" calcext:value-type="string">
            <text:p>LIST_DIR</text:p>
          </table:table-cell>
          <table:table-cell table:style-name="ce15" office:value-type="string" calcext:value-type="string">
            <text:p>COUNT_files</text:p>
          </table:table-cell>
          <table:table-cell table:style-name="ce15" office:value-type="string" calcext:value-type="string">
            <text:p>GET_FILE_STRINGS_CLEANED</text:p>
          </table:table-cell>
          <table:table-cell table:style-name="ce15" office:value-type="string" calcext:value-type="string">
            <text:p>COMPRESS_SPACES</text:p>
          </table:table-cell>
          <table:table-cell table:style-name="ce15" office:value-type="string" calcext:value-type="string">
            <text:p>SHINGLE_EXTRACT</text:p>
          </table:table-cell>
          <table:table-cell table:style-name="ce15" office:value-type="string" calcext:value-type="string">
            <text:p>GET_SIGNATURES</text:p>
          </table:table-cell>
          <table:table-cell table:style-name="ce15" office:value-type="string" calcext:value-type="string">
            <text:p>FIND_SIMILARITY</text:p>
          </table:table-cell>
          <table:table-cell table:style-name="ce15" office:value-type="string" calcext:value-type="string">
            <text:p>GET_SKETCHES</text:p>
          </table:table-cell>
          <table:table-cell table:style-name="ce15" office:value-type="string" calcext:value-type="string">
            <text:p>CREATE_TRIPLETS</text:p>
          </table:table-cell>
          <table:table-cell table:style-name="ce15" office:value-type="string" calcext:value-type="string">
            <text:p>DO_CLUSTERING</text:p>
          </table:table-cell>
          <table:table-cell table:style-name="ce15" office:value-type="string" calcext:value-type="string">
            <text:p>MERGE_SORT</text:p>
          </table:table-cell>
          <table:table-cell table:style-name="ce15" office:value-type="string" calcext:value-type="string">
            <text:p>TOTAL_TIME</text:p>
          </table:table-cell>
          <table:table-cell table:style-name="ce15"/>
          <table:table-cell table:style-name="ce15" office:value-type="string" calcext:value-type="string">
            <text:p>threads</text:p>
          </table:table-cell>
          <table:table-cell table:style-name="ce15" office:value-type="string" calcext:value-type="string">
            <text:p>speedup</text:p>
          </table:table-cell>
          <table:table-cell table:style-name="ce15" office:value-type="string" calcext:value-type="string">
            <text:p>serial time</text:p>
          </table:table-cell>
          <table:table-cell table:style-name="ce15"/>
          <table:table-cell table:style-name="ce15" office:value-type="string" calcext:value-type="string">
            <text:p>efficiency</text:p>
          </table:table-cell>
          <table:table-cell table:style-name="ce15" table:number-columns-repeated="2"/>
          <table:table-cell table:style-name="ce20"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outer threads</text:p>
          </table:table-cell>
          <table:table-cell office:value-type="string" calcext:value-type="string">
            <text:p>inner threads</text:p>
          </table:table-cell>
          <table:table-cell office:value-type="string" calcext:value-type="string">
            <text:p>tot threads</text:p>
          </table:table-cell>
          <table:table-cell table:style-name="ce15" office:value-type="string" calcext:value-type="string">
            <text:p>speedup</text:p>
          </table:table-cell>
          <table:table-cell table:style-name="ce15"/>
          <table:table-cell table:style-name="ce15" office:value-type="string" calcext:value-type="string">
            <text:p>efficiency</text:p>
          </table:table-cell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eedup 4 nested threads</text:p>
          </table:table-cell>
          <table:table-cell table:number-columns-repeated="3"/>
          <table:table-cell office:value-type="string" calcext:value-type="string">
            <text:p>efficiency on threads</text:p>
          </table:table-cell>
          <table:table-cell table:number-columns-repeated="995"/>
        </table:table-row>
        <table:table-row table:style-name="ro1">
          <table:table-cell office:value-type="float" office:value="3.6787" calcext:value-type="float">
            <text:p>3,678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3.6861" calcext:value-type="float">
            <text:p>3,686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146]+[.O146]-1" office:value-type="float" office:value="1" calcext:value-type="float">
            <text:p>1</text:p>
          </table:table-cell>
          <table:table-cell office:value-type="string" calcext:value-type="string">
            <text:p>verysmall</text:p>
          </table:table-cell>
          <table:table-cell table:formula="of:=[.N146]+[.O146]-1" office:value-type="float" office:value="1" calcext:value-type="float">
            <text:p>1</text:p>
          </table:table-cell>
          <table:table-cell office:value-type="string" calcext:value-type="string">
            <text:p>verysmall</text:p>
          </table:table-cell>
          <table:table-cell office:value-type="float" office:value="3.7225" calcext:value-type="float">
            <text:p>3,7225</text:p>
          </table:table-cell>
          <table:table-cell table:number-columns-repeated="4"/>
          <table:table-cell office:value-type="string" calcext:value-type="string">
            <text:p>verysmall</text:p>
          </table:table-cell>
          <table:table-cell table:number-columns-repeated="3"/>
          <table:table-cell office:value-type="string" calcext:value-type="string">
            <text:p>verysmall</text:p>
          </table:table-cell>
          <table:table-cell table:number-columns-repeated="995"/>
        </table:table-row>
        <table:table-row table:style-name="ro1">
          <table:table-cell office:value-type="float" office:value="1.9515" calcext:value-type="float">
            <text:p>1,951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1.9588" calcext:value-type="float">
            <text:p>1,95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147]+[.O147]-1" office:value-type="float" office:value="2" calcext:value-type="float">
            <text:p>2</text:p>
          </table:table-cell>
          <table:table-cell table:formula="of:=[.T147]/[.M147]" office:value-type="float" office:value="1.90039820298142" calcext:value-type="float">
            <text:p>1,90039820298142</text:p>
          </table:table-cell>
          <table:table-cell table:formula="of:=[.N147]+[.O147]-1" office:value-type="float" office:value="2" calcext:value-type="float">
            <text:p>2</text:p>
          </table:table-cell>
          <table:table-cell table:formula="of:=[.T147]/([.M147]*([.N147]+[.O147]-1))" office:value-type="float" office:value="0.950199101490709" calcext:value-type="float">
            <text:p>0,95019910149070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8431" calcext:value-type="float">
            <text:p>0,8431</text:p>
          </table:table-cell>
          <table:table-cell office:value-type="float" office:value="1" calcext:value-type="float">
            <text:p>1</text:p>
          </table:table-cell>
          <table:table-cell table:formula="of:=[.Z147]/[.W147]" office:value-type="float" office:value="3.02621278614636" calcext:value-type="float">
            <text:p>3,02621278614636</text:p>
          </table:table-cell>
          <table:table-cell office:value-type="float" office:value="2.5514" calcext:value-type="float">
            <text:p>2,5514</text:p>
          </table:table-cell>
          <table:table-cell table:number-columns-repeated="2"/>
          <table:table-cell office:value-type="string" calcext:value-type="string">
            <text:p>verysmall</text:p>
          </table:table-cell>
          <table:table-cell table:number-columns-repeated="995"/>
        </table:table-row>
        <table:table-row table:style-name="ro1">
          <table:table-cell office:value-type="float" office:value="1.1316" calcext:value-type="float">
            <text:p>1,1316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,1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148]+[.O148]-1" office:value-type="float" office:value="4" calcext:value-type="float">
            <text:p>4</text:p>
          </table:table-cell>
          <table:table-cell table:formula="of:=[.T148]/[.M148]" office:value-type="float" office:value="3.26821773485514" calcext:value-type="float">
            <text:p>3,26821773485514</text:p>
          </table:table-cell>
          <table:table-cell table:formula="of:=[.N148]+[.O148]-1" office:value-type="float" office:value="4" calcext:value-type="float">
            <text:p>4</text:p>
          </table:table-cell>
          <table:table-cell table:formula="of:=[.T148]/([.M148]*([.N148]+[.O148]-1))" office:value-type="float" office:value="0.817054433713784" calcext:value-type="float">
            <text:p>0,817054433713784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8615" calcext:value-type="float">
            <text:p>0,8615</text:p>
          </table:table-cell>
          <table:table-cell office:value-type="float" office:value="2" calcext:value-type="float">
            <text:p>2</text:p>
          </table:table-cell>
          <table:table-cell table:formula="of:=[.Z148]/[.W148]" office:value-type="float" office:value="2.96157864190366" calcext:value-type="float">
            <text:p>2,96157864190366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48]*4" office:value-type="float" office:value="8" calcext:value-type="float">
            <text:p>8</text:p>
          </table:table-cell>
          <table:table-cell table:formula="of:=[.Y148]/[.AB148]" office:value-type="float" office:value="0.370197330237957" calcext:value-type="float">
            <text:p>0,370197330237957</text:p>
          </table:table-cell>
          <table:table-cell table:number-columns-repeated="995"/>
        </table:table-row>
        <table:table-row table:style-name="ro1">
          <table:table-cell office:value-type="float" office:value="2.1731" calcext:value-type="float">
            <text:p>2,173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105" calcext:value-type="float">
            <text:p>0,0105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.0031" calcext:value-type="float">
            <text:p>0,0031</text:p>
          </table:table-cell>
          <table:table-cell office:value-type="float" office:value="0" calcext:value-type="float">
            <text:p>0</text:p>
          </table:table-cell>
          <table:table-cell office:value-type="float" office:value="2.1836" calcext:value-type="float">
            <text:p>2,18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149]+[.O149]-1" office:value-type="float" office:value="8" calcext:value-type="float">
            <text:p>8</text:p>
          </table:table-cell>
          <table:table-cell table:formula="of:=[.T149]/[.M149]" office:value-type="float" office:value="1.70475361787873" calcext:value-type="float">
            <text:p>1,70475361787873</text:p>
          </table:table-cell>
          <table:table-cell table:formula="of:=[.N149]+[.O149]-1" office:value-type="float" office:value="8" calcext:value-type="float">
            <text:p>8</text:p>
          </table:table-cell>
          <table:table-cell table:formula="of:=[.T149]/([.M149]*([.N149]+[.O149]-1))" office:value-type="float" office:value="0.213094202234842" calcext:value-type="float">
            <text:p>0,213094202234842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7408" calcext:value-type="float">
            <text:p>0,7408</text:p>
          </table:table-cell>
          <table:table-cell office:value-type="float" office:value="4" calcext:value-type="float">
            <text:p>4</text:p>
          </table:table-cell>
          <table:table-cell table:formula="of:=[.Z149]/[.W149]" office:value-type="float" office:value="3.44411447084233" calcext:value-type="float">
            <text:p>3,44411447084233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49]*4" office:value-type="float" office:value="16" calcext:value-type="float">
            <text:p>16</text:p>
          </table:table-cell>
          <table:table-cell table:formula="of:=[.Y149]/[.AB149]" office:value-type="float" office:value="0.215257154427646" calcext:value-type="float">
            <text:p>0,215257154427646</text:p>
          </table:table-cell>
          <table:table-cell table:number-columns-repeated="995"/>
        </table:table-row>
        <table:table-row table:style-name="ro1">
          <table:table-cell office:value-type="float" office:value="2.4658" calcext:value-type="float">
            <text:p>2,4658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405" calcext:value-type="float">
            <text:p>0,0405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2.4753" calcext:value-type="float">
            <text:p>2,47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150]+[.O150]-1" office:value-type="float" office:value="2" calcext:value-type="float">
            <text:p>2</text:p>
          </table:table-cell>
          <table:table-cell table:formula="of:=[.T150]/[.M150]" office:value-type="float" office:value="1.50385811820789" calcext:value-type="float">
            <text:p>1,50385811820789</text:p>
          </table:table-cell>
          <table:table-cell table:formula="of:=[.N150]+[.O150]-1" office:value-type="float" office:value="2" calcext:value-type="float">
            <text:p>2</text:p>
          </table:table-cell>
          <table:table-cell table:formula="of:=[.T150]/([.M150]*([.N150]+[.O150]-1))" office:value-type="float" office:value="0.751929059103947" calcext:value-type="float">
            <text:p>0,751929059103947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7333" calcext:value-type="float">
            <text:p>0,7333</text:p>
          </table:table-cell>
          <table:table-cell office:value-type="float" office:value="8" calcext:value-type="float">
            <text:p>8</text:p>
          </table:table-cell>
          <table:table-cell table:formula="of:=[.Z150]/[.W150]" office:value-type="float" office:value="3.47933996999864" calcext:value-type="float">
            <text:p>3,47933996999864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0]*4" office:value-type="float" office:value="32" calcext:value-type="float">
            <text:p>32</text:p>
          </table:table-cell>
          <table:table-cell table:formula="of:=[.Y150]/[.AB150]" office:value-type="float" office:value="0.108729374062457" calcext:value-type="float">
            <text:p>0,108729374062457</text:p>
          </table:table-cell>
          <table:table-cell table:number-columns-repeated="995"/>
        </table:table-row>
        <table:table-row table:style-name="ro1">
          <table:table-cell office:value-type="float" office:value="1.3804" calcext:value-type="float">
            <text:p>1,3804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1.3872" calcext:value-type="float">
            <text:p>1,387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151]+[.O151]-1" office:value-type="float" office:value="3" calcext:value-type="float">
            <text:p>3</text:p>
          </table:table-cell>
          <table:table-cell table:formula="of:=[.T151]/[.M151]" office:value-type="float" office:value="2.6834630911188" calcext:value-type="float">
            <text:p>2,6834630911188</text:p>
          </table:table-cell>
          <table:table-cell table:formula="of:=[.N151]+[.O151]-1" office:value-type="float" office:value="3" calcext:value-type="float">
            <text:p>3</text:p>
          </table:table-cell>
          <table:table-cell table:formula="of:=[.T151]/([.M151]*([.N151]+[.O151]-1))" office:value-type="float" office:value="0.8944876970396" calcext:value-type="float">
            <text:p>0,8944876970396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7753" calcext:value-type="float">
            <text:p>0,7753</text:p>
          </table:table-cell>
          <table:table-cell office:value-type="float" office:value="12" calcext:value-type="float">
            <text:p>12</text:p>
          </table:table-cell>
          <table:table-cell table:formula="of:=[.Z151]/[.W151]" office:value-type="float" office:value="3.29085515284406" calcext:value-type="float">
            <text:p>3,29085515284406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1]*4" office:value-type="float" office:value="48" calcext:value-type="float">
            <text:p>48</text:p>
          </table:table-cell>
          <table:table-cell table:formula="of:=[.Y151]/[.AB151]" office:value-type="float" office:value="0.0685594823509179" calcext:value-type="float">
            <text:p>0,0685594823509179</text:p>
          </table:table-cell>
          <table:table-cell table:number-columns-repeated="995"/>
        </table:table-row>
        <table:table-row table:style-name="ro1">
          <table:table-cell office:value-type="float" office:value="1.1018" calcext:value-type="float">
            <text:p>1,101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77" calcext:value-type="float">
            <text:p>0,0077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1.1097" calcext:value-type="float">
            <text:p>1,10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152]+[.O152]-1" office:value-type="float" office:value="5" calcext:value-type="float">
            <text:p>5</text:p>
          </table:table-cell>
          <table:table-cell table:formula="of:=[.T152]/[.M152]" office:value-type="float" office:value="3.35451022798955" calcext:value-type="float">
            <text:p>3,35451022798955</text:p>
          </table:table-cell>
          <table:table-cell table:formula="of:=[.N152]+[.O152]-1" office:value-type="float" office:value="5" calcext:value-type="float">
            <text:p>5</text:p>
          </table:table-cell>
          <table:table-cell table:formula="of:=[.T152]/([.M152]*([.N152]+[.O152]-1))" office:value-type="float" office:value="0.670902045597909" calcext:value-type="float">
            <text:p>0,67090204559790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8266" calcext:value-type="float">
            <text:p>0,8266</text:p>
          </table:table-cell>
          <table:table-cell office:value-type="float" office:value="16" calcext:value-type="float">
            <text:p>16</text:p>
          </table:table-cell>
          <table:table-cell table:formula="of:=[.Z152]/[.W152]" office:value-type="float" office:value="3.0866198887007" calcext:value-type="float">
            <text:p>3,0866198887007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2]*4" office:value-type="float" office:value="64" calcext:value-type="float">
            <text:p>64</text:p>
          </table:table-cell>
          <table:table-cell table:formula="of:=[.Y152]/[.AB152]" office:value-type="float" office:value="0.0482284357609485" calcext:value-type="float">
            <text:p>0,0482284357609485</text:p>
          </table:table-cell>
          <table:table-cell table:number-columns-repeated="995"/>
        </table:table-row>
        <table:table-row table:style-name="ro1">
          <table:table-cell office:value-type="float" office:value="1.2252" calcext:value-type="float">
            <text:p>1,2252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61" calcext:value-type="float">
            <text:p>0,0061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1.2336" calcext:value-type="float">
            <text:p>1,23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153]+[.O153]-1" office:value-type="float" office:value="9" calcext:value-type="float">
            <text:p>9</text:p>
          </table:table-cell>
          <table:table-cell table:formula="of:=[.T153]/[.M153]" office:value-type="float" office:value="3.01759079118029" calcext:value-type="float">
            <text:p>3,01759079118029</text:p>
          </table:table-cell>
          <table:table-cell table:formula="of:=[.N153]+[.O153]-1" office:value-type="float" office:value="9" calcext:value-type="float">
            <text:p>9</text:p>
          </table:table-cell>
          <table:table-cell table:formula="of:=[.T153]/([.M153]*([.N153]+[.O153]-1))" office:value-type="float" office:value="0.335287865686698" calcext:value-type="float">
            <text:p>0,335287865686698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8684" calcext:value-type="float">
            <text:p>0,8684</text:p>
          </table:table-cell>
          <table:table-cell office:value-type="float" office:value="32" calcext:value-type="float">
            <text:p>32</text:p>
          </table:table-cell>
          <table:table-cell table:formula="of:=[.Z153]/[.W153]" office:value-type="float" office:value="2.93804698295716" calcext:value-type="float">
            <text:p>2,93804698295716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3]*4" office:value-type="float" office:value="128" calcext:value-type="float">
            <text:p>128</text:p>
          </table:table-cell>
          <table:table-cell table:formula="of:=[.Y153]/[.AB153]" office:value-type="float" office:value="0.0229534920543528" calcext:value-type="float">
            <text:p>0,0229534920543528</text:p>
          </table:table-cell>
          <table:table-cell table:number-columns-repeated="995"/>
        </table:table-row>
        <table:table-row table:style-name="ro1">
          <table:table-cell office:value-type="float" office:value="1.1551" calcext:value-type="float">
            <text:p>1,1551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1.1627" calcext:value-type="float">
            <text:p>1,16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154]+[.O154]-1" office:value-type="float" office:value="4" calcext:value-type="float">
            <text:p>4</text:p>
          </table:table-cell>
          <table:table-cell table:formula="of:=[.T154]/[.M154]" office:value-type="float" office:value="3.20159972477853" calcext:value-type="float">
            <text:p>3,20159972477853</text:p>
          </table:table-cell>
          <table:table-cell table:formula="of:=[.N154]+[.O154]-1" office:value-type="float" office:value="4" calcext:value-type="float">
            <text:p>4</text:p>
          </table:table-cell>
          <table:table-cell table:formula="of:=[.T154]/([.M154]*([.N154]+[.O154]-1))" office:value-type="float" office:value="0.800399931194633" calcext:value-type="float">
            <text:p>0,80039993119463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9626" calcext:value-type="float">
            <text:p>0,9626</text:p>
          </table:table-cell>
          <table:table-cell office:value-type="float" office:value="64" calcext:value-type="float">
            <text:p>64</text:p>
          </table:table-cell>
          <table:table-cell table:formula="of:=[.Z154]/[.W154]" office:value-type="float" office:value="2.65052981508415" calcext:value-type="float">
            <text:p>2,65052981508415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4]*4" office:value-type="float" office:value="256" calcext:value-type="float">
            <text:p>256</text:p>
          </table:table-cell>
          <table:table-cell table:formula="of:=[.Y154]/[.AB154]" office:value-type="float" office:value="0.0103536320901724" calcext:value-type="float">
            <text:p>0,0103536320901724</text:p>
          </table:table-cell>
          <table:table-cell table:number-columns-repeated="995"/>
        </table:table-row>
        <table:table-row table:style-name="ro1">
          <table:table-cell office:value-type="float" office:value="1.034" calcext:value-type="float">
            <text:p>1,034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74" calcext:value-type="float">
            <text:p>0,0074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1.0417" calcext:value-type="float">
            <text:p>1,04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155]+[.O155]-1" office:value-type="float" office:value="5" calcext:value-type="float">
            <text:p>5</text:p>
          </table:table-cell>
          <table:table-cell table:formula="of:=[.T155]/[.M155]" office:value-type="float" office:value="3.57348564845925" calcext:value-type="float">
            <text:p>3,57348564845925</text:p>
          </table:table-cell>
          <table:table-cell table:formula="of:=[.N155]+[.O155]-1" office:value-type="float" office:value="5" calcext:value-type="float">
            <text:p>5</text:p>
          </table:table-cell>
          <table:table-cell table:formula="of:=[.T155]/([.M155]*([.N155]+[.O155]-1))" office:value-type="float" office:value="0.71469712969185" calcext:value-type="float">
            <text:p>0,71469712969185</text:p>
          </table:table-cell>
          <table:table-cell office:value-type="float" office:value="3.7225" calcext:value-type="float">
            <text:p>3,7225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table:number-columns-repeated="2"/>
          <table:table-cell table:formula="of:=[.X155]*4" office:value-type="float" office:value="0" calcext:value-type="float">
            <text:p>0</text:p>
          </table:table-cell>
          <table:table-cell office:value-type="string" calcext:value-type="string">
            <text:p>small</text:p>
          </table:table-cell>
          <table:table-cell table:number-columns-repeated="995"/>
        </table:table-row>
        <table:table-row table:style-name="ro1">
          <table:table-cell office:value-type="float" office:value="1.2933" calcext:value-type="float">
            <text:p>1,2933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149" calcext:value-type="float">
            <text:p>0,0149</text:p>
          </table:table-cell>
          <table:table-cell office:value-type="float" office:value="0" calcext:value-type="float">
            <text:p>0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424" calcext:value-type="float">
            <text:p>0,0424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1.3074" calcext:value-type="float">
            <text:p>1,307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156]+[.O156]-1" office:value-type="float" office:value="7" calcext:value-type="float">
            <text:p>7</text:p>
          </table:table-cell>
          <table:table-cell table:formula="of:=[.T156]/[.M156]" office:value-type="float" office:value="2.84725409209117" calcext:value-type="float">
            <text:p>2,84725409209117</text:p>
          </table:table-cell>
          <table:table-cell table:formula="of:=[.N156]+[.O156]-1" office:value-type="float" office:value="7" calcext:value-type="float">
            <text:p>7</text:p>
          </table:table-cell>
          <table:table-cell table:formula="of:=[.T156]/([.M156]*([.N156]+[.O156]-1))" office:value-type="float" office:value="0.406750584584453" calcext:value-type="float">
            <text:p>0,40675058458445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8327" calcext:value-type="float">
            <text:p>1,8327</text:p>
          </table:table-cell>
          <table:table-cell office:value-type="float" office:value="1" calcext:value-type="float">
            <text:p>1</text:p>
          </table:table-cell>
          <table:table-cell table:formula="of:=[.Z156]/[.W156]" office:value-type="float" office:value="2.87515687237409" calcext:value-type="float">
            <text:p>2,87515687237409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56]*4" office:value-type="float" office:value="4" calcext:value-type="float">
            <text:p>4</text:p>
          </table:table-cell>
          <table:table-cell table:formula="of:=[.Y156]/[.AB156]" office:value-type="float" office:value="0.718789218093523" calcext:value-type="float">
            <text:p>0,718789218093523</text:p>
          </table:table-cell>
          <table:table-cell table:number-columns-repeated="995"/>
        </table:table-row>
        <table:table-row table:style-name="ro1">
          <table:table-cell office:value-type="float" office:value="1.2761" calcext:value-type="float">
            <text:p>1,276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1.2836" calcext:value-type="float">
            <text:p>1,28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157]+[.O157]-1" office:value-type="float" office:value="11" calcext:value-type="float">
            <text:p>11</text:p>
          </table:table-cell>
          <table:table-cell table:formula="of:=[.T157]/[.M157]" office:value-type="float" office:value="2.90004674353381" calcext:value-type="float">
            <text:p>2,90004674353381</text:p>
          </table:table-cell>
          <table:table-cell table:formula="of:=[.N157]+[.O157]-1" office:value-type="float" office:value="11" calcext:value-type="float">
            <text:p>11</text:p>
          </table:table-cell>
          <table:table-cell table:formula="of:=[.T157]/([.M157]*([.N157]+[.O157]-1))" office:value-type="float" office:value="0.263640613048528" calcext:value-type="float">
            <text:p>0,263640613048528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7798" calcext:value-type="float">
            <text:p>1,7798</text:p>
          </table:table-cell>
          <table:table-cell office:value-type="float" office:value="2" calcext:value-type="float">
            <text:p>2</text:p>
          </table:table-cell>
          <table:table-cell table:formula="of:=[.Z157]/[.W157]" office:value-type="float" office:value="2.9606135520845" calcext:value-type="float">
            <text:p>2,9606135520845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57]*4" office:value-type="float" office:value="8" calcext:value-type="float">
            <text:p>8</text:p>
          </table:table-cell>
          <table:table-cell table:formula="of:=[.Y157]/[.AB157]" office:value-type="float" office:value="0.370076694010563" calcext:value-type="float">
            <text:p>0,370076694010563</text:p>
          </table:table-cell>
          <table:table-cell table:number-columns-repeated="995"/>
        </table:table-row>
        <table:table-row table:style-name="ro1">
          <table:table-cell office:value-type="float" office:value="0.9923" calcext:value-type="float">
            <text:p>0,992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57" calcext:value-type="float">
            <text:p>0,0057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" calcext:value-type="float">
            <text:p>0</text:p>
          </table:table-cell>
          <table:table-cell office:value-type="float" office:value="1.0078" calcext:value-type="float">
            <text:p>1,00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158]+[.O158]-1" office:value-type="float" office:value="8" calcext:value-type="float">
            <text:p>8</text:p>
          </table:table-cell>
          <table:table-cell table:formula="of:=[.T158]/[.M158]" office:value-type="float" office:value="3.69368922405239" calcext:value-type="float">
            <text:p>3,69368922405239</text:p>
          </table:table-cell>
          <table:table-cell table:formula="of:=[.N158]+[.O158]-1" office:value-type="float" office:value="8" calcext:value-type="float">
            <text:p>8</text:p>
          </table:table-cell>
          <table:table-cell table:formula="of:=[.T158]/([.M158]*([.N158]+[.O158]-1))" office:value-type="float" office:value="0.461711153006549" calcext:value-type="float">
            <text:p>0,46171115300654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5711" calcext:value-type="float">
            <text:p>1,5711</text:p>
          </table:table-cell>
          <table:table-cell office:value-type="float" office:value="4" calcext:value-type="float">
            <text:p>4</text:p>
          </table:table-cell>
          <table:table-cell table:formula="of:=[.Z158]/[.W158]" office:value-type="float" office:value="3.35389217745529" calcext:value-type="float">
            <text:p>3,35389217745529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58]*4" office:value-type="float" office:value="16" calcext:value-type="float">
            <text:p>16</text:p>
          </table:table-cell>
          <table:table-cell table:formula="of:=[.Y158]/[.AB158]" office:value-type="float" office:value="0.209618261090955" calcext:value-type="float">
            <text:p>0,209618261090955</text:p>
          </table:table-cell>
          <table:table-cell table:number-columns-repeated="995"/>
        </table:table-row>
        <table:table-row table:style-name="ro1">
          <table:table-cell office:value-type="float" office:value="1.0685" calcext:value-type="float">
            <text:p>1,0685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34" calcext:value-type="float">
            <text:p>0,0234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,062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1.078" calcext:value-type="float">
            <text:p>1,0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159]+[.O159]-1" office:value-type="float" office:value="9" calcext:value-type="float">
            <text:p>9</text:p>
          </table:table-cell>
          <table:table-cell table:formula="of:=[.T159]/[.M159]" office:value-type="float" office:value="3.45315398886827" calcext:value-type="float">
            <text:p>3,45315398886827</text:p>
          </table:table-cell>
          <table:table-cell table:formula="of:=[.N159]+[.O159]-1" office:value-type="float" office:value="9" calcext:value-type="float">
            <text:p>9</text:p>
          </table:table-cell>
          <table:table-cell table:formula="of:=[.T159]/([.M159]*([.N159]+[.O159]-1))" office:value-type="float" office:value="0.383683776540919" calcext:value-type="float">
            <text:p>0,38368377654091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5522" calcext:value-type="float">
            <text:p>1,5522</text:p>
          </table:table-cell>
          <table:table-cell office:value-type="float" office:value="8" calcext:value-type="float">
            <text:p>8</text:p>
          </table:table-cell>
          <table:table-cell table:formula="of:=[.Z159]/[.W159]" office:value-type="float" office:value="3.39473006055921" calcext:value-type="float">
            <text:p>3,39473006055921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59]*4" office:value-type="float" office:value="32" calcext:value-type="float">
            <text:p>32</text:p>
          </table:table-cell>
          <table:table-cell table:formula="of:=[.Y159]/[.AB159]" office:value-type="float" office:value="0.106085314392475" calcext:value-type="float">
            <text:p>0,106085314392475</text:p>
          </table:table-cell>
          <table:table-cell table:number-columns-repeated="995"/>
        </table:table-row>
        <table:table-row table:style-name="ro1">
          <table:table-cell office:value-type="float" office:value="1.0602" calcext:value-type="float">
            <text:p>1,0602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28" calcext:value-type="float">
            <text:p>0,0028</text:p>
          </table:table-cell>
          <table:table-cell office:value-type="float" office:value="0" calcext:value-type="float">
            <text:p>0</text:p>
          </table:table-cell>
          <table:table-cell office:value-type="float" office:value="1.0764" calcext:value-type="float">
            <text:p>1,07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160]+[.O160]-1" office:value-type="float" office:value="11" calcext:value-type="float">
            <text:p>11</text:p>
          </table:table-cell>
          <table:table-cell table:formula="of:=[.T160]/[.M160]" office:value-type="float" office:value="3.45828688219993" calcext:value-type="float">
            <text:p>3,45828688219993</text:p>
          </table:table-cell>
          <table:table-cell table:formula="of:=[.N160]+[.O160]-1" office:value-type="float" office:value="11" calcext:value-type="float">
            <text:p>11</text:p>
          </table:table-cell>
          <table:table-cell table:formula="of:=[.T160]/([.M160]*([.N160]+[.O160]-1))" office:value-type="float" office:value="0.31438971656363" calcext:value-type="float">
            <text:p>0,3143897165636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5943" calcext:value-type="float">
            <text:p>1,5943</text:p>
          </table:table-cell>
          <table:table-cell office:value-type="float" office:value="12" calcext:value-type="float">
            <text:p>12</text:p>
          </table:table-cell>
          <table:table-cell table:formula="of:=[.Z160]/[.W160]" office:value-type="float" office:value="3.30508687198143" calcext:value-type="float">
            <text:p>3,30508687198143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60]*4" office:value-type="float" office:value="48" calcext:value-type="float">
            <text:p>48</text:p>
          </table:table-cell>
          <table:table-cell table:formula="of:=[.Y160]/[.AB160]" office:value-type="float" office:value="0.0688559764996132" calcext:value-type="float">
            <text:p>0,0688559764996132</text:p>
          </table:table-cell>
          <table:table-cell table:number-columns-repeated="995"/>
        </table:table-row>
        <table:table-row table:style-name="ro1">
          <table:table-cell office:value-type="float" office:value="1.1655" calcext:value-type="float">
            <text:p>1,1655</text:p>
          </table:table-cell>
          <table:table-cell office:value-type="float" office:value="0.01" calcext:value-type="float">
            <text:p>0,01</text:p>
          </table:table-cell>
          <table:table-cell office:value-type="float" office:value="0.007" calcext:value-type="float">
            <text:p>0,007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36" calcext:value-type="float">
            <text:p>0,0036</text:p>
          </table:table-cell>
          <table:table-cell office:value-type="float" office:value="0" calcext:value-type="float">
            <text:p>0</text:p>
          </table:table-cell>
          <table:table-cell office:value-type="float" office:value="1.1774" calcext:value-type="float">
            <text:p>1,177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161]+[.O161]-1" office:value-type="float" office:value="15" calcext:value-type="float">
            <text:p>15</text:p>
          </table:table-cell>
          <table:table-cell table:formula="of:=[.T161]/[.M161]" office:value-type="float" office:value="3.16162731442161" calcext:value-type="float">
            <text:p>3,16162731442161</text:p>
          </table:table-cell>
          <table:table-cell table:formula="of:=[.N161]+[.O161]-1" office:value-type="float" office:value="15" calcext:value-type="float">
            <text:p>15</text:p>
          </table:table-cell>
          <table:table-cell table:formula="of:=[.T161]/([.M161]*([.N161]+[.O161]-1))" office:value-type="float" office:value="0.210775154294774" calcext:value-type="float">
            <text:p>0,210775154294774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6857" calcext:value-type="float">
            <text:p>1,6857</text:p>
          </table:table-cell>
          <table:table-cell office:value-type="float" office:value="16" calcext:value-type="float">
            <text:p>16</text:p>
          </table:table-cell>
          <table:table-cell table:formula="of:=[.Z161]/[.W161]" office:value-type="float" office:value="3.1258824227324" calcext:value-type="float">
            <text:p>3,1258824227324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61]*4" office:value-type="float" office:value="64" calcext:value-type="float">
            <text:p>64</text:p>
          </table:table-cell>
          <table:table-cell table:formula="of:=[.Y161]/[.AB161]" office:value-type="float" office:value="0.0488419128551937" calcext:value-type="float">
            <text:p>0,0488419128551937</text:p>
          </table:table-cell>
          <table:table-cell table:number-columns-repeated="995"/>
        </table:table-row>
        <table:table-row table:style-name="ro1">
          <table:table-cell office:value-type="float" office:value="1.1335" calcext:value-type="float">
            <text:p>1,133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629" calcext:value-type="float">
            <text:p>0,162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101" calcext:value-type="float">
            <text:p>0,0101</text:p>
          </table:table-cell>
          <table:table-cell office:value-type="float" office:value="0" calcext:value-type="float">
            <text:p>0</text:p>
          </table:table-cell>
          <table:table-cell office:value-type="float" office:value="1.1554" calcext:value-type="float">
            <text:p>1,15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162]+[.O162]-1" office:value-type="float" office:value="12" calcext:value-type="float">
            <text:p>12</text:p>
          </table:table-cell>
          <table:table-cell table:formula="of:=[.T162]/[.M162]" office:value-type="float" office:value="3.22182793837632" calcext:value-type="float">
            <text:p>3,22182793837632</text:p>
          </table:table-cell>
          <table:table-cell table:formula="of:=[.N162]+[.O162]-1" office:value-type="float" office:value="12" calcext:value-type="float">
            <text:p>12</text:p>
          </table:table-cell>
          <table:table-cell table:formula="of:=[.T162]/([.M162]*([.N162]+[.O162]-1))" office:value-type="float" office:value="0.26848566153136" calcext:value-type="float">
            <text:p>0,26848566153136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7986" calcext:value-type="float">
            <text:p>1,7986</text:p>
          </table:table-cell>
          <table:table-cell office:value-type="float" office:value="32" calcext:value-type="float">
            <text:p>32</text:p>
          </table:table-cell>
          <table:table-cell table:formula="of:=[.Z162]/[.W162]" office:value-type="float" office:value="2.92966751918159" calcext:value-type="float">
            <text:p>2,92966751918159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62]*4" office:value-type="float" office:value="128" calcext:value-type="float">
            <text:p>128</text:p>
          </table:table-cell>
          <table:table-cell table:formula="of:=[.Y162]/[.AB162]" office:value-type="float" office:value="0.0228880274936061" calcext:value-type="float">
            <text:p>0,0228880274936061</text:p>
          </table:table-cell>
          <table:table-cell table:number-columns-repeated="995"/>
        </table:table-row>
        <table:table-row table:style-name="ro1">
          <table:table-cell office:value-type="float" office:value="1.0416" calcext:value-type="float">
            <text:p>1,0416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17" calcext:value-type="float">
            <text:p>0,0217</text:p>
          </table:table-cell>
          <table:table-cell office:value-type="float" office:value="0" calcext:value-type="float">
            <text:p>0</text:p>
          </table:table-cell>
          <table:table-cell office:value-type="float" office:value="0.1184" calcext:value-type="float">
            <text:p>0,1184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86" calcext:value-type="float">
            <text:p>0,0086</text:p>
          </table:table-cell>
          <table:table-cell office:value-type="float" office:value="0" calcext:value-type="float">
            <text:p>0</text:p>
          </table:table-cell>
          <table:table-cell office:value-type="float" office:value="1.058" calcext:value-type="float">
            <text:p>1,0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163]+[.O163]-1" office:value-type="float" office:value="13" calcext:value-type="float">
            <text:p>13</text:p>
          </table:table-cell>
          <table:table-cell table:formula="of:=[.T163]/[.M163]" office:value-type="float" office:value="3.51843100189036" calcext:value-type="float">
            <text:p>3,51843100189036</text:p>
          </table:table-cell>
          <table:table-cell table:formula="of:=[.N163]+[.O163]-1" office:value-type="float" office:value="13" calcext:value-type="float">
            <text:p>13</text:p>
          </table:table-cell>
          <table:table-cell table:formula="of:=[.T163]/([.M163]*([.N163]+[.O163]-1))" office:value-type="float" office:value="0.270648538606951" calcext:value-type="float">
            <text:p>0,270648538606951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9667" calcext:value-type="float">
            <text:p>1,9667</text:p>
          </table:table-cell>
          <table:table-cell office:value-type="float" office:value="64" calcext:value-type="float">
            <text:p>64</text:p>
          </table:table-cell>
          <table:table-cell table:formula="of:=[.Z163]/[.W163]" office:value-type="float" office:value="2.67925967356485" calcext:value-type="float">
            <text:p>2,67925967356485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63]*4" office:value-type="float" office:value="256" calcext:value-type="float">
            <text:p>256</text:p>
          </table:table-cell>
          <table:table-cell table:formula="of:=[.Y163]/[.AB163]" office:value-type="float" office:value="0.0104658580998627" calcext:value-type="float">
            <text:p>0,0104658580998627</text:p>
          </table:table-cell>
          <table:table-cell table:number-columns-repeated="995"/>
        </table:table-row>
        <table:table-row table:style-name="ro1">
          <table:table-cell office:value-type="float" office:value="1.1904" calcext:value-type="float">
            <text:p>1,19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362" calcext:value-type="float">
            <text:p>0,0362</text:p>
          </table:table-cell>
          <table:table-cell office:value-type="float" office:value="0" calcext:value-type="float">
            <text:p>0</text:p>
          </table:table-cell>
          <table:table-cell office:value-type="float" office:value="0.1481" calcext:value-type="float">
            <text:p>0,1481</text:p>
          </table:table-cell>
          <table:table-cell office:value-type="float" office:value="0.0947" calcext:value-type="float">
            <text:p>0,0947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82" calcext:value-type="float">
            <text:p>0,0082</text:p>
          </table:table-cell>
          <table:table-cell office:value-type="float" office:value="0" calcext:value-type="float">
            <text:p>0</text:p>
          </table:table-cell>
          <table:table-cell office:value-type="float" office:value="1.2055" calcext:value-type="float">
            <text:p>1,205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164]+[.O164]-1" office:value-type="float" office:value="15" calcext:value-type="float">
            <text:p>15</text:p>
          </table:table-cell>
          <table:table-cell table:formula="of:=[.T164]/[.M164]" office:value-type="float" office:value="3.08793031936956" calcext:value-type="float">
            <text:p>3,08793031936956</text:p>
          </table:table-cell>
          <table:table-cell table:formula="of:=[.N164]+[.O164]-1" office:value-type="float" office:value="15" calcext:value-type="float">
            <text:p>15</text:p>
          </table:table-cell>
          <table:table-cell table:formula="of:=[.T164]/([.M164]*([.N164]+[.O164]-1))" office:value-type="float" office:value="0.205862021291304" calcext:value-type="float">
            <text:p>0,205862021291304</text:p>
          </table:table-cell>
          <table:table-cell office:value-type="float" office:value="3.7225" calcext:value-type="float">
            <text:p>3,7225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table:formula="of:=[.X164]*4"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table:number-columns-repeated="995"/>
        </table:table-row>
        <table:table-row table:style-name="ro1">
          <table:table-cell office:value-type="float" office:value="1.1526" calcext:value-type="float">
            <text:p>1,1526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407" calcext:value-type="float">
            <text:p>0,0407</text:p>
          </table:table-cell>
          <table:table-cell office:value-type="float" office:value="0" calcext:value-type="float">
            <text:p>0</text:p>
          </table:table-cell>
          <table:table-cell office:value-type="float" office:value="0.1192" calcext:value-type="float">
            <text:p>0,1192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</text:p>
          </table:table-cell>
          <table:table-cell office:value-type="float" office:value="1.1712" calcext:value-type="float">
            <text:p>1,17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165]+[.O165]-1" office:value-type="float" office:value="19" calcext:value-type="float">
            <text:p>19</text:p>
          </table:table-cell>
          <table:table-cell table:formula="of:=[.T165]/[.M165]" office:value-type="float" office:value="3.17836407103825" calcext:value-type="float">
            <text:p>3,17836407103825</text:p>
          </table:table-cell>
          <table:table-cell table:formula="of:=[.N165]+[.O165]-1" office:value-type="float" office:value="19" calcext:value-type="float">
            <text:p>19</text:p>
          </table:table-cell>
          <table:table-cell table:formula="of:=[.T165]/([.M165]*([.N165]+[.O165]-1))" office:value-type="float" office:value="0.167282319528329" calcext:value-type="float">
            <text:p>0,16728231952832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2228" calcext:value-type="float">
            <text:p>4,2228</text:p>
          </table:table-cell>
          <table:table-cell office:value-type="float" office:value="1" calcext:value-type="float">
            <text:p>1</text:p>
          </table:table-cell>
          <table:table-cell table:formula="of:=[.Z165]/[.W165]" office:value-type="float" office:value="2.45839253575826" calcext:value-type="float">
            <text:p>2,45839253575826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5]*4" office:value-type="float" office:value="4" calcext:value-type="float">
            <text:p>4</text:p>
          </table:table-cell>
          <table:table-cell table:formula="of:=[.Y165]/[.AB165]" office:value-type="float" office:value="0.614598133939566" calcext:value-type="float">
            <text:p>0,614598133939566</text:p>
          </table:table-cell>
          <table:table-cell table:number-columns-repeated="995"/>
        </table:table-row>
        <table:table-row table:style-name="ro1">
          <table:table-cell office:value-type="float" office:value="1.1972" calcext:value-type="float">
            <text:p>1,197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37" calcext:value-type="float">
            <text:p>0,0337</text:p>
          </table:table-cell>
          <table:table-cell office:value-type="float" office:value="0" calcext:value-type="float">
            <text:p>0</text:p>
          </table:table-cell>
          <table:table-cell office:value-type="float" office:value="0.2563" calcext:value-type="float">
            <text:p>0,2563</text:p>
          </table:table-cell>
          <table:table-cell office:value-type="float" office:value="0.2251" calcext:value-type="float">
            <text:p>0,225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1.2192" calcext:value-type="float">
            <text:p>1,219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166]+[.O166]-1" office:value-type="float" office:value="16" calcext:value-type="float">
            <text:p>16</text:p>
          </table:table-cell>
          <table:table-cell table:formula="of:=[.T166]/[.M166]" office:value-type="float" office:value="3.05323162729659" calcext:value-type="float">
            <text:p>3,05323162729659</text:p>
          </table:table-cell>
          <table:table-cell table:formula="of:=[.N166]+[.O166]-1" office:value-type="float" office:value="16" calcext:value-type="float">
            <text:p>16</text:p>
          </table:table-cell>
          <table:table-cell table:formula="of:=[.T166]/([.M166]*([.N166]+[.O166]-1))" office:value-type="float" office:value="0.190826976706037" calcext:value-type="float">
            <text:p>0,190826976706037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4675" calcext:value-type="float">
            <text:p>4,4675</text:p>
          </table:table-cell>
          <table:table-cell office:value-type="float" office:value="2" calcext:value-type="float">
            <text:p>2</text:p>
          </table:table-cell>
          <table:table-cell table:formula="of:=[.Z166]/[.W166]" office:value-type="float" office:value="2.32373810856184" calcext:value-type="float">
            <text:p>2,32373810856184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6]*4" office:value-type="float" office:value="8" calcext:value-type="float">
            <text:p>8</text:p>
          </table:table-cell>
          <table:table-cell table:formula="of:=[.Y166]/[.AB166]" office:value-type="float" office:value="0.290467263570229" calcext:value-type="float">
            <text:p>0,290467263570229</text:p>
          </table:table-cell>
          <table:table-cell table:number-columns-repeated="995"/>
        </table:table-row>
        <table:table-row table:style-name="ro1">
          <table:table-cell office:value-type="float" office:value="1.1786" calcext:value-type="float">
            <text:p>1,178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245" calcext:value-type="float">
            <text:p>0,0245</text:p>
          </table:table-cell>
          <table:table-cell office:value-type="float" office:value="0" calcext:value-type="float">
            <text:p>0</text:p>
          </table:table-cell>
          <table:table-cell office:value-type="float" office:value="0.2715" calcext:value-type="float">
            <text:p>0,2715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121" calcext:value-type="float">
            <text:p>0,0121</text:p>
          </table:table-cell>
          <table:table-cell office:value-type="float" office:value="0" calcext:value-type="float">
            <text:p>0</text:p>
          </table:table-cell>
          <table:table-cell office:value-type="float" office:value="1.1992" calcext:value-type="float">
            <text:p>1,19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167]+[.O167]-1" office:value-type="float" office:value="17" calcext:value-type="float">
            <text:p>17</text:p>
          </table:table-cell>
          <table:table-cell table:formula="of:=[.T167]/[.M167]" office:value-type="float" office:value="3.10415276851234" calcext:value-type="float">
            <text:p>3,10415276851234</text:p>
          </table:table-cell>
          <table:table-cell table:formula="of:=[.N167]+[.O167]-1" office:value-type="float" office:value="17" calcext:value-type="float">
            <text:p>17</text:p>
          </table:table-cell>
          <table:table-cell table:formula="of:=[.T167]/([.M167]*([.N167]+[.O167]-1))" office:value-type="float" office:value="0.182597221677197" calcext:value-type="float">
            <text:p>0,182597221677197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3897" calcext:value-type="float">
            <text:p>4,3897</text:p>
          </table:table-cell>
          <table:table-cell office:value-type="float" office:value="4" calcext:value-type="float">
            <text:p>4</text:p>
          </table:table-cell>
          <table:table-cell table:formula="of:=[.Z167]/[.W167]" office:value-type="float" office:value="2.36492243205686" calcext:value-type="float">
            <text:p>2,36492243205686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7]*4" office:value-type="float" office:value="16" calcext:value-type="float">
            <text:p>16</text:p>
          </table:table-cell>
          <table:table-cell table:formula="of:=[.Y167]/[.AB167]" office:value-type="float" office:value="0.147807652003554" calcext:value-type="float">
            <text:p>0,147807652003554</text:p>
          </table:table-cell>
          <table:table-cell table:number-columns-repeated="995"/>
        </table:table-row>
        <table:table-row table:style-name="ro1">
          <table:table-cell office:value-type="float" office:value="1.2234" calcext:value-type="float">
            <text:p>1,2234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679" calcext:value-type="float">
            <text:p>0,0679</text:p>
          </table:table-cell>
          <table:table-cell office:value-type="float" office:value="0" calcext:value-type="float">
            <text:p>0</text:p>
          </table:table-cell>
          <table:table-cell office:value-type="float" office:value="0.2227" calcext:value-type="float">
            <text:p>0,2227</text:p>
          </table:table-cell>
          <table:table-cell office:value-type="float" office:value="0.0986" calcext:value-type="float">
            <text:p>0,0986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18" calcext:value-type="float">
            <text:p>0,0118</text:p>
          </table:table-cell>
          <table:table-cell office:value-type="float" office:value="0" calcext:value-type="float">
            <text:p>0</text:p>
          </table:table-cell>
          <table:table-cell office:value-type="float" office:value="1.2442" calcext:value-type="float">
            <text:p>1,244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168]+[.O168]-1" office:value-type="float" office:value="19" calcext:value-type="float">
            <text:p>19</text:p>
          </table:table-cell>
          <table:table-cell table:formula="of:=[.T168]/[.M168]" office:value-type="float" office:value="2.9918823340299" calcext:value-type="float">
            <text:p>2,9918823340299</text:p>
          </table:table-cell>
          <table:table-cell table:formula="of:=[.N168]+[.O168]-1" office:value-type="float" office:value="19" calcext:value-type="float">
            <text:p>19</text:p>
          </table:table-cell>
          <table:table-cell table:formula="of:=[.T168]/([.M168]*([.N168]+[.O168]-1))" office:value-type="float" office:value="0.157467491264732" calcext:value-type="float">
            <text:p>0,157467491264732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2074" calcext:value-type="float">
            <text:p>4,2074</text:p>
          </table:table-cell>
          <table:table-cell office:value-type="float" office:value="8" calcext:value-type="float">
            <text:p>8</text:p>
          </table:table-cell>
          <table:table-cell table:formula="of:=[.Z168]/[.W168]" office:value-type="float" office:value="2.46739078765984" calcext:value-type="float">
            <text:p>2,46739078765984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8]*4" office:value-type="float" office:value="32" calcext:value-type="float">
            <text:p>32</text:p>
          </table:table-cell>
          <table:table-cell table:formula="of:=[.Y168]/[.AB168]" office:value-type="float" office:value="0.0771059621143699" calcext:value-type="float">
            <text:p>0,0771059621143699</text:p>
          </table:table-cell>
          <table:table-cell table:number-columns-repeated="995"/>
        </table:table-row>
        <table:table-row table:style-name="ro1">
          <table:table-cell office:value-type="float" office:value="1.1641" calcext:value-type="float">
            <text:p>1,164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611" calcext:value-type="float">
            <text:p>0,0611</text:p>
          </table:table-cell>
          <table:table-cell office:value-type="float" office:value="0" calcext:value-type="float">
            <text:p>0</text:p>
          </table:table-cell>
          <table:table-cell office:value-type="float" office:value="0.1963" calcext:value-type="float">
            <text:p>0,1963</text:p>
          </table:table-cell>
          <table:table-cell office:value-type="float" office:value="0.0878" calcext:value-type="float">
            <text:p>0,0878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35" calcext:value-type="float">
            <text:p>0,0135</text:p>
          </table:table-cell>
          <table:table-cell office:value-type="float" office:value="0" calcext:value-type="float">
            <text:p>0</text:p>
          </table:table-cell>
          <table:table-cell office:value-type="float" office:value="1.1865" calcext:value-type="float">
            <text:p>1,186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169]+[.O169]-1" office:value-type="float" office:value="23" calcext:value-type="float">
            <text:p>23</text:p>
          </table:table-cell>
          <table:table-cell table:formula="of:=[.T169]/[.M169]" office:value-type="float" office:value="3.13737884534345" calcext:value-type="float">
            <text:p>3,13737884534345</text:p>
          </table:table-cell>
          <table:table-cell table:formula="of:=[.N169]+[.O169]-1" office:value-type="float" office:value="23" calcext:value-type="float">
            <text:p>23</text:p>
          </table:table-cell>
          <table:table-cell table:formula="of:=[.T169]/([.M169]*([.N169]+[.O169]-1))" office:value-type="float" office:value="0.136407775884498" calcext:value-type="float">
            <text:p>0,136407775884498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3.6984" calcext:value-type="float">
            <text:p>3,6984</text:p>
          </table:table-cell>
          <table:table-cell office:value-type="float" office:value="12" calcext:value-type="float">
            <text:p>12</text:p>
          </table:table-cell>
          <table:table-cell table:formula="of:=[.Z169]/[.W169]" office:value-type="float" office:value="2.80697058187324" calcext:value-type="float">
            <text:p>2,80697058187324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9]*4" office:value-type="float" office:value="48" calcext:value-type="float">
            <text:p>48</text:p>
          </table:table-cell>
          <table:table-cell table:formula="of:=[.Y169]/[.AB169]" office:value-type="float" office:value="0.0584785537890259" calcext:value-type="float">
            <text:p>0,0584785537890259</text:p>
          </table:table-cell>
          <table:table-cell table:number-columns-repeated="995"/>
        </table:table-row>
        <table:table-row table:style-name="ro1">
          <table:table-cell office:value-type="float" office:value="1.2545" calcext:value-type="float">
            <text:p>1,2545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381" calcext:value-type="float">
            <text:p>0,0381</text:p>
          </table:table-cell>
          <table:table-cell office:value-type="float" office:value="0" calcext:value-type="float">
            <text:p>0</text:p>
          </table:table-cell>
          <table:table-cell office:value-type="float" office:value="0.6097" calcext:value-type="float">
            <text:p>0,6097</text:p>
          </table:table-cell>
          <table:table-cell office:value-type="float" office:value="0.2714" calcext:value-type="float">
            <text:p>0,2714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64" calcext:value-type="float">
            <text:p>0,0264</text:p>
          </table:table-cell>
          <table:table-cell office:value-type="float" office:value="0" calcext:value-type="float">
            <text:p>0</text:p>
          </table:table-cell>
          <table:table-cell office:value-type="float" office:value="1.2902" calcext:value-type="float">
            <text:p>1,29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170]+[.O170]-1" office:value-type="float" office:value="32" calcext:value-type="float">
            <text:p>32</text:p>
          </table:table-cell>
          <table:table-cell table:formula="of:=[.T170]/[.M170]" office:value-type="float" office:value="2.88521159510153" calcext:value-type="float">
            <text:p>2,88521159510153</text:p>
          </table:table-cell>
          <table:table-cell table:formula="of:=[.N170]+[.O170]-1" office:value-type="float" office:value="32" calcext:value-type="float">
            <text:p>32</text:p>
          </table:table-cell>
          <table:table-cell table:formula="of:=[.T170]/([.M170]*([.N170]+[.O170]-1))" office:value-type="float" office:value="0.090162862346923" calcext:value-type="float">
            <text:p>0,09016286234692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4012" calcext:value-type="float">
            <text:p>4,4012</text:p>
          </table:table-cell>
          <table:table-cell office:value-type="float" office:value="16" calcext:value-type="float">
            <text:p>16</text:p>
          </table:table-cell>
          <table:table-cell table:formula="of:=[.Z170]/[.W170]" office:value-type="float" office:value="2.3587430700718" calcext:value-type="float">
            <text:p>2,3587430700718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70]*4" office:value-type="float" office:value="64" calcext:value-type="float">
            <text:p>64</text:p>
          </table:table-cell>
          <table:table-cell table:formula="of:=[.Y170]/[.AB170]" office:value-type="float" office:value="0.0368553604698718" calcext:value-type="float">
            <text:p>0,0368553604698718</text:p>
          </table:table-cell>
          <table:table-cell table:number-columns-repeated="995"/>
        </table:table-row>
        <table:table-row table:style-name="ro1">
          <table:table-cell office:value-type="float" office:value="1.3273" calcext:value-type="float">
            <text:p>1,327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401" calcext:value-type="float">
            <text:p>0,0401</text:p>
          </table:table-cell>
          <table:table-cell office:value-type="float" office:value="0" calcext:value-type="float">
            <text:p>0</text:p>
          </table:table-cell>
          <table:table-cell office:value-type="float" office:value="0.8152" calcext:value-type="float">
            <text:p>0,8152</text:p>
          </table:table-cell>
          <table:table-cell office:value-type="float" office:value="0.1591" calcext:value-type="float">
            <text:p>0,1591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264" calcext:value-type="float">
            <text:p>0,0264</text:p>
          </table:table-cell>
          <table:table-cell office:value-type="float" office:value="0" calcext:value-type="float">
            <text:p>0</text:p>
          </table:table-cell>
          <table:table-cell office:value-type="float" office:value="1.3632" calcext:value-type="float">
            <text:p>1,363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171]+[.O171]-1" office:value-type="float" office:value="33" calcext:value-type="float">
            <text:p>33</text:p>
          </table:table-cell>
          <table:table-cell table:formula="of:=[.T171]/[.M171]" office:value-type="float" office:value="2.73070715962441" calcext:value-type="float">
            <text:p>2,73070715962441</text:p>
          </table:table-cell>
          <table:table-cell table:formula="of:=[.N171]+[.O171]-1" office:value-type="float" office:value="33" calcext:value-type="float">
            <text:p>33</text:p>
          </table:table-cell>
          <table:table-cell table:formula="of:=[.T171]/([.M171]*([.N171]+[.O171]-1))" office:value-type="float" office:value="0.0827487018068004" calcext:value-type="float">
            <text:p>0,0827487018068004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0758" calcext:value-type="float">
            <text:p>4,0758</text:p>
          </table:table-cell>
          <table:table-cell office:value-type="float" office:value="32" calcext:value-type="float">
            <text:p>32</text:p>
          </table:table-cell>
          <table:table-cell table:formula="of:=[.Z171]/[.W171]" office:value-type="float" office:value="2.54705824623387" calcext:value-type="float">
            <text:p>2,54705824623387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71]*4" office:value-type="float" office:value="128" calcext:value-type="float">
            <text:p>128</text:p>
          </table:table-cell>
          <table:table-cell table:formula="of:=[.Y171]/[.AB171]" office:value-type="float" office:value="0.0198988925487021" calcext:value-type="float">
            <text:p>0,0198988925487021</text:p>
          </table:table-cell>
          <table:table-cell table:number-columns-repeated="995"/>
        </table:table-row>
        <table:table-row table:style-name="ro1">
          <table:table-cell office:value-type="float" office:value="1.1445" calcext:value-type="float">
            <text:p>1,144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1071" calcext:value-type="float">
            <text:p>0,1071</text:p>
          </table:table-cell>
          <table:table-cell office:value-type="float" office:value="0" calcext:value-type="float">
            <text:p>0</text:p>
          </table:table-cell>
          <table:table-cell office:value-type="float" office:value="0.4524" calcext:value-type="float">
            <text:p>0,4524</text:p>
          </table:table-cell>
          <table:table-cell office:value-type="float" office:value="0.1674" calcext:value-type="float">
            <text:p>0,1674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271" calcext:value-type="float">
            <text:p>0,0271</text:p>
          </table:table-cell>
          <table:table-cell office:value-type="float" office:value="0" calcext:value-type="float">
            <text:p>0</text:p>
          </table:table-cell>
          <table:table-cell office:value-type="float" office:value="1.1832" calcext:value-type="float">
            <text:p>1,18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172]+[.O172]-1" office:value-type="float" office:value="35" calcext:value-type="float">
            <text:p>35</text:p>
          </table:table-cell>
          <table:table-cell table:formula="of:=[.T172]/[.M172]" office:value-type="float" office:value="3.1461291413117" calcext:value-type="float">
            <text:p>3,1461291413117</text:p>
          </table:table-cell>
          <table:table-cell table:formula="of:=[.N172]+[.O172]-1" office:value-type="float" office:value="35" calcext:value-type="float">
            <text:p>35</text:p>
          </table:table-cell>
          <table:table-cell table:formula="of:=[.T172]/([.M172]*([.N172]+[.O172]-1))" office:value-type="float" office:value="0.0898894040374771" calcext:value-type="float">
            <text:p>0,0898894040374771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5172" calcext:value-type="float">
            <text:p>4,5172</text:p>
          </table:table-cell>
          <table:table-cell office:value-type="float" office:value="64" calcext:value-type="float">
            <text:p>64</text:p>
          </table:table-cell>
          <table:table-cell table:formula="of:=[.Z172]/[.W172]" office:value-type="float" office:value="2.29817143363145" calcext:value-type="float">
            <text:p>2,29817143363145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72]*4" office:value-type="float" office:value="256" calcext:value-type="float">
            <text:p>256</text:p>
          </table:table-cell>
          <table:table-cell table:formula="of:=[.Y172]/[.AB172]" office:value-type="float" office:value="0.00897723216262286" calcext:value-type="float">
            <text:p>0,00897723216262286</text:p>
          </table:table-cell>
          <table:table-cell table:number-columns-repeated="995"/>
        </table:table-row>
        <table:table-row table:style-name="ro1">
          <table:table-cell office:value-type="float" office:value="1.324" calcext:value-type="float">
            <text:p>1,324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1568" calcext:value-type="float">
            <text:p>0,1568</text:p>
          </table:table-cell>
          <table:table-cell office:value-type="float" office:value="0" calcext:value-type="float">
            <text:p>0</text:p>
          </table:table-cell>
          <table:table-cell office:value-type="float" office:value="0.5027" calcext:value-type="float">
            <text:p>0,5027</text:p>
          </table:table-cell>
          <table:table-cell office:value-type="float" office:value="0.161" calcext:value-type="float">
            <text:p>0,161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242" calcext:value-type="float">
            <text:p>0,0242</text:p>
          </table:table-cell>
          <table:table-cell office:value-type="float" office:value="0" calcext:value-type="float">
            <text:p>0</text:p>
          </table:table-cell>
          <table:table-cell office:value-type="float" office:value="1.3559" calcext:value-type="float">
            <text:p>1,355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173]+[.O173]-1" office:value-type="float" office:value="39" calcext:value-type="float">
            <text:p>39</text:p>
          </table:table-cell>
          <table:table-cell table:formula="of:=[.T173]/[.M173]" office:value-type="float" office:value="2.74540895346264" calcext:value-type="float">
            <text:p>2,74540895346264</text:p>
          </table:table-cell>
          <table:table-cell table:formula="of:=[.N173]+[.O173]-1" office:value-type="float" office:value="39" calcext:value-type="float">
            <text:p>39</text:p>
          </table:table-cell>
          <table:table-cell table:formula="of:=[.T173]/([.M173]*([.N173]+[.O173]-1))" office:value-type="float" office:value="0.070395101370837" calcext:value-type="float">
            <text:p>0,070395101370837</text:p>
          </table:table-cell>
          <table:table-cell office:value-type="float" office:value="3.7225" calcext:value-type="float">
            <text:p>3,7225</text:p>
          </table:table-cell>
          <table:table-cell table:number-columns-repeated="4"/>
          <table:table-cell office:value-type="string" calcext:value-type="string">
            <text:p>large</text:p>
          </table:table-cell>
          <table:table-cell table:number-columns-repeated="2"/>
          <table:table-cell table:formula="of:=[.X173]*4" office:value-type="float" office:value="0" calcext:value-type="float">
            <text:p>0</text:p>
          </table:table-cell>
          <table:table-cell office:value-type="string" calcext:value-type="string">
            <text:p>large</text:p>
          </table:table-cell>
          <table:table-cell table:number-columns-repeated="995"/>
        </table:table-row>
        <table:table-row table:style-name="ro1">
          <table:table-cell office:value-type="float" office:value="1.2973" calcext:value-type="float">
            <text:p>1,2973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146" calcext:value-type="float">
            <text:p>0,0146</text:p>
          </table:table-cell>
          <table:table-cell office:value-type="float" office:value="0" calcext:value-type="float">
            <text:p>0</text:p>
          </table:table-cell>
          <table:table-cell office:value-type="float" office:value="0.8521" calcext:value-type="float">
            <text:p>0,8521</text:p>
          </table:table-cell>
          <table:table-cell office:value-type="float" office:value="0.2919" calcext:value-type="float">
            <text:p>0,2919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535" calcext:value-type="float">
            <text:p>0,0535</text:p>
          </table:table-cell>
          <table:table-cell office:value-type="float" office:value="0" calcext:value-type="float">
            <text:p>0</text:p>
          </table:table-cell>
          <table:table-cell office:value-type="float" office:value="1.3617" calcext:value-type="float">
            <text:p>1,361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174]+[.O174]-1" office:value-type="float" office:value="64" calcext:value-type="float">
            <text:p>64</text:p>
          </table:table-cell>
          <table:table-cell table:formula="of:=[.T174]/[.M174]" office:value-type="float" office:value="2.73371520893001" calcext:value-type="float">
            <text:p>2,73371520893001</text:p>
          </table:table-cell>
          <table:table-cell table:formula="of:=[.N174]+[.O174]-1" office:value-type="float" office:value="64" calcext:value-type="float">
            <text:p>64</text:p>
          </table:table-cell>
          <table:table-cell table:formula="of:=[.T174]/([.M174]*([.N174]+[.O174]-1))" office:value-type="float" office:value="0.0427143001395315" calcext:value-type="float">
            <text:p>0,0427143001395315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4.2703" calcext:value-type="float">
            <text:p>14,2703</text:p>
          </table:table-cell>
          <table:table-cell office:value-type="float" office:value="1" calcext:value-type="float">
            <text:p>1</text:p>
          </table:table-cell>
          <table:table-cell table:formula="of:=[.Z174]/[.W174]" office:value-type="float" office:value="1.65847249181867" calcext:value-type="float">
            <text:p>1,65847249181867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4]*4" office:value-type="float" office:value="4" calcext:value-type="float">
            <text:p>4</text:p>
          </table:table-cell>
          <table:table-cell table:formula="of:=[.Y174]/[.AB174]" office:value-type="float" office:value="0.414618122954668" calcext:value-type="float">
            <text:p>0,414618122954668</text:p>
          </table:table-cell>
          <table:table-cell table:number-columns-repeated="995"/>
        </table:table-row>
        <table:table-row table:style-name="ro1">
          <table:table-cell office:value-type="float" office:value="1.2068" calcext:value-type="float">
            <text:p>1,2068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655" calcext:value-type="float">
            <text:p>0,0655</text:p>
          </table:table-cell>
          <table:table-cell office:value-type="float" office:value="0" calcext:value-type="float">
            <text:p>0</text:p>
          </table:table-cell>
          <table:table-cell office:value-type="float" office:value="1.0291" calcext:value-type="float">
            <text:p>1,0291</text:p>
          </table:table-cell>
          <table:table-cell office:value-type="float" office:value="0.1426" calcext:value-type="float">
            <text:p>0,1426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575" calcext:value-type="float">
            <text:p>0,0575</text:p>
          </table:table-cell>
          <table:table-cell office:value-type="float" office:value="0" calcext:value-type="float">
            <text:p>0</text:p>
          </table:table-cell>
          <table:table-cell office:value-type="float" office:value="1.276" calcext:value-type="float">
            <text:p>1,27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175]+[.O175]-1" office:value-type="float" office:value="65" calcext:value-type="float">
            <text:p>65</text:p>
          </table:table-cell>
          <table:table-cell table:formula="of:=[.T175]/[.M175]" office:value-type="float" office:value="2.9173197492163" calcext:value-type="float">
            <text:p>2,9173197492163</text:p>
          </table:table-cell>
          <table:table-cell table:formula="of:=[.N175]+[.O175]-1" office:value-type="float" office:value="65" calcext:value-type="float">
            <text:p>65</text:p>
          </table:table-cell>
          <table:table-cell table:formula="of:=[.T175]/([.M175]*([.N175]+[.O175]-1))" office:value-type="float" office:value="0.0448818422956354" calcext:value-type="float">
            <text:p>0,0448818422956354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0.8698" calcext:value-type="float">
            <text:p>10,8698</text:p>
          </table:table-cell>
          <table:table-cell office:value-type="float" office:value="2" calcext:value-type="float">
            <text:p>2</text:p>
          </table:table-cell>
          <table:table-cell table:formula="of:=[.Z175]/[.W175]" office:value-type="float" office:value="2.17730777015216" calcext:value-type="float">
            <text:p>2,17730777015216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5]*4" office:value-type="float" office:value="8" calcext:value-type="float">
            <text:p>8</text:p>
          </table:table-cell>
          <table:table-cell table:formula="of:=[.Y175]/[.AB175]" office:value-type="float" office:value="0.272163471269021" calcext:value-type="float">
            <text:p>0,272163471269021</text:p>
          </table:table-cell>
          <table:table-cell table:number-columns-repeated="995"/>
        </table:table-row>
        <table:table-row table:style-name="ro1">
          <table:table-cell office:value-type="float" office:value="1.3318" calcext:value-type="float">
            <text:p>1,3318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1471" calcext:value-type="float">
            <text:p>0,1471</text:p>
          </table:table-cell>
          <table:table-cell office:value-type="float" office:value="0" calcext:value-type="float">
            <text:p>0</text:p>
          </table:table-cell>
          <table:table-cell office:value-type="float" office:value="1.1439" calcext:value-type="float">
            <text:p>1,1439</text:p>
          </table:table-cell>
          <table:table-cell office:value-type="float" office:value="0.1615" calcext:value-type="float">
            <text:p>0,1615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452" calcext:value-type="float">
            <text:p>0,0452</text:p>
          </table:table-cell>
          <table:table-cell office:value-type="float" office:value="0" calcext:value-type="float">
            <text:p>0</text:p>
          </table:table-cell>
          <table:table-cell office:value-type="float" office:value="1.3864" calcext:value-type="float">
            <text:p>1,386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176]+[.O176]-1" office:value-type="float" office:value="67" calcext:value-type="float">
            <text:p>67</text:p>
          </table:table-cell>
          <table:table-cell table:formula="of:=[.T176]/[.M176]" office:value-type="float" office:value="2.6850115406809" calcext:value-type="float">
            <text:p>2,6850115406809</text:p>
          </table:table-cell>
          <table:table-cell table:formula="of:=[.N176]+[.O176]-1" office:value-type="float" office:value="67" calcext:value-type="float">
            <text:p>67</text:p>
          </table:table-cell>
          <table:table-cell table:formula="of:=[.T176]/([.M176]*([.N176]+[.O176]-1))" office:value-type="float" office:value="0.0400747991146403" calcext:value-type="float">
            <text:p>0,040074799114640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9.9194" calcext:value-type="float">
            <text:p>9,9194</text:p>
          </table:table-cell>
          <table:table-cell office:value-type="float" office:value="4" calcext:value-type="float">
            <text:p>4</text:p>
          </table:table-cell>
          <table:table-cell table:formula="of:=[.Z176]/[.W176]" office:value-type="float" office:value="2.38592051938625" calcext:value-type="float">
            <text:p>2,38592051938625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6]*4" office:value-type="float" office:value="16" calcext:value-type="float">
            <text:p>16</text:p>
          </table:table-cell>
          <table:table-cell table:formula="of:=[.Y176]/[.AB176]" office:value-type="float" office:value="0.149120032461641" calcext:value-type="float">
            <text:p>0,149120032461641</text:p>
          </table:table-cell>
          <table:table-cell table:number-columns-repeated="995"/>
        </table:table-row>
        <table:table-row table:style-name="ro1">
          <table:table-cell office:value-type="float" office:value="1.4422" calcext:value-type="float">
            <text:p>1,4422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2884" calcext:value-type="float">
            <text:p>0,2884</text:p>
          </table:table-cell>
          <table:table-cell office:value-type="float" office:value="0" calcext:value-type="float">
            <text:p>0</text:p>
          </table:table-cell>
          <table:table-cell office:value-type="float" office:value="0.9713" calcext:value-type="float">
            <text:p>0,9713</text:p>
          </table:table-cell>
          <table:table-cell office:value-type="float" office:value="0.4008" calcext:value-type="float">
            <text:p>0,4008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459" calcext:value-type="float">
            <text:p>0,045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177]+[.O177]-1" office:value-type="float" office:value="71" calcext:value-type="float">
            <text:p>71</text:p>
          </table:table-cell>
          <table:table-cell table:formula="of:=[.T177]/[.M177]" office:value-type="float" office:value="2.48166666666667" calcext:value-type="float">
            <text:p>2,48166666666667</text:p>
          </table:table-cell>
          <table:table-cell table:formula="of:=[.N177]+[.O177]-1" office:value-type="float" office:value="71" calcext:value-type="float">
            <text:p>71</text:p>
          </table:table-cell>
          <table:table-cell table:formula="of:=[.T177]/([.M177]*([.N177]+[.O177]-1))" office:value-type="float" office:value="0.0349530516431925" calcext:value-type="float">
            <text:p>0,0349530516431925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9.4303" calcext:value-type="float">
            <text:p>9,4303</text:p>
          </table:table-cell>
          <table:table-cell office:value-type="float" office:value="8" calcext:value-type="float">
            <text:p>8</text:p>
          </table:table-cell>
          <table:table-cell table:formula="of:=[.Z177]/[.W177]" office:value-type="float" office:value="2.50966565220619" calcext:value-type="float">
            <text:p>2,50966565220619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7]*4" office:value-type="float" office:value="32" calcext:value-type="float">
            <text:p>32</text:p>
          </table:table-cell>
          <table:table-cell table:formula="of:=[.Y177]/[.AB177]" office:value-type="float" office:value="0.0784270516314433" calcext:value-type="float">
            <text:p>0,0784270516314433</text:p>
          </table:table-cell>
          <table:table-cell table:number-columns-repeated="995"/>
        </table:table-row>
        <table:table-row table:style-name="ro1">
          <table:table-cell office:value-type="float" office:value="7.3597" calcext:value-type="float">
            <text:p>7,3597</text:p>
          </table:table-cell>
          <table:table-cell table:number-columns-repeated="2" office:value-type="float" office:value="0.0084" calcext:value-type="float">
            <text:p>0,008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83" calcext:value-type="float">
            <text:p>0,0383</text:p>
          </table:table-cell>
          <table:table-cell office:value-type="float" office:value="0" calcext:value-type="float">
            <text:p>0</text:p>
          </table:table-cell>
          <table:table-cell office:value-type="float" office:value="7.4094" calcext:value-type="float">
            <text:p>7,40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178]+[.O178]-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formula="of:=[.N178]+[.O178]-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0.2031" calcext:value-type="float">
            <text:p>10,2031</text:p>
          </table:table-cell>
          <table:table-cell office:value-type="float" office:value="12" calcext:value-type="float">
            <text:p>12</text:p>
          </table:table-cell>
          <table:table-cell table:formula="of:=[.Z178]/[.W178]" office:value-type="float" office:value="2.31957934353285" calcext:value-type="float">
            <text:p>2,31957934353285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8]*4" office:value-type="float" office:value="48" calcext:value-type="float">
            <text:p>48</text:p>
          </table:table-cell>
          <table:table-cell table:formula="of:=[.Y178]/[.AB178]" office:value-type="float" office:value="0.0483245696569343" calcext:value-type="float">
            <text:p>0,0483245696569343</text:p>
          </table:table-cell>
          <table:table-cell table:number-columns-repeated="995"/>
        </table:table-row>
        <table:table-row table:style-name="ro1">
          <table:table-cell office:value-type="float" office:value="3.0919" calcext:value-type="float">
            <text:p>3,0919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305" calcext:value-type="float">
            <text:p>0,0305</text:p>
          </table:table-cell>
          <table:table-cell office:value-type="float" office:value="0" calcext:value-type="float">
            <text:p>0</text:p>
          </table:table-cell>
          <table:table-cell office:value-type="float" office:value="3.1313" calcext:value-type="float">
            <text:p>3,1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179]+[.O179]-1" office:value-type="float" office:value="2" calcext:value-type="float">
            <text:p>2</text:p>
          </table:table-cell>
          <table:table-cell table:formula="of:=[.T179]/[.M179]" office:value-type="float" office:value="2.12515568613675" calcext:value-type="float">
            <text:p>2,12515568613675</text:p>
          </table:table-cell>
          <table:table-cell table:formula="of:=[.N179]+[.O179]-1" office:value-type="float" office:value="2" calcext:value-type="float">
            <text:p>2</text:p>
          </table:table-cell>
          <table:table-cell table:formula="of:=[.T179]/([.M179]*([.N179]+[.O179]-1))" office:value-type="float" office:value="1.06257784306837" calcext:value-type="float">
            <text:p>1,06257784306837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0.4357" calcext:value-type="float">
            <text:p>10,4357</text:p>
          </table:table-cell>
          <table:table-cell office:value-type="float" office:value="16" calcext:value-type="float">
            <text:p>16</text:p>
          </table:table-cell>
          <table:table-cell table:formula="of:=[.Z179]/[.W179]" office:value-type="float" office:value="2.2678785323457" calcext:value-type="float">
            <text:p>2,2678785323457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9]*4" office:value-type="float" office:value="64" calcext:value-type="float">
            <text:p>64</text:p>
          </table:table-cell>
          <table:table-cell table:formula="of:=[.Y179]/[.AB179]" office:value-type="float" office:value="0.0354356020679015" calcext:value-type="float">
            <text:p>0,0354356020679015</text:p>
          </table:table-cell>
          <table:table-cell table:number-columns-repeated="995"/>
        </table:table-row>
        <table:table-row table:style-name="ro1">
          <table:table-cell office:value-type="float" office:value="2.2779" calcext:value-type="float">
            <text:p>2,2779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83" calcext:value-type="float">
            <text:p>0,0383</text:p>
          </table:table-cell>
          <table:table-cell office:value-type="float" office:value="0" calcext:value-type="float">
            <text:p>0</text:p>
          </table:table-cell>
          <table:table-cell office:value-type="float" office:value="2.3276" calcext:value-type="float">
            <text:p>2,32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180]+[.O180]-1" office:value-type="float" office:value="4" calcext:value-type="float">
            <text:p>4</text:p>
          </table:table-cell>
          <table:table-cell table:formula="of:=[.T180]/[.M180]" office:value-type="float" office:value="2.85895342842413" calcext:value-type="float">
            <text:p>2,85895342842413</text:p>
          </table:table-cell>
          <table:table-cell table:formula="of:=[.N180]+[.O180]-1" office:value-type="float" office:value="4" calcext:value-type="float">
            <text:p>4</text:p>
          </table:table-cell>
          <table:table-cell table:formula="of:=[.T180]/([.M180]*([.N180]+[.O180]-1))" office:value-type="float" office:value="0.714738357106032" calcext:value-type="float">
            <text:p>0,714738357106032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0.7693" calcext:value-type="float">
            <text:p>10,7693</text:p>
          </table:table-cell>
          <table:table-cell office:value-type="float" office:value="32" calcext:value-type="float">
            <text:p>32</text:p>
          </table:table-cell>
          <table:table-cell table:formula="of:=[.Z180]/[.W180]" office:value-type="float" office:value="2.19762658668623" calcext:value-type="float">
            <text:p>2,19762658668623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80]*4" office:value-type="float" office:value="128" calcext:value-type="float">
            <text:p>128</text:p>
          </table:table-cell>
          <table:table-cell table:formula="of:=[.Y180]/[.AB180]" office:value-type="float" office:value="0.0171689577084862" calcext:value-type="float">
            <text:p>0,0171689577084862</text:p>
          </table:table-cell>
          <table:table-cell table:number-columns-repeated="995"/>
        </table:table-row>
        <table:table-row table:style-name="ro1">
          <table:table-cell office:value-type="float" office:value="4.2002" calcext:value-type="float">
            <text:p>4,200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38" calcext:value-type="float">
            <text:p>0,0438</text:p>
          </table:table-cell>
          <table:table-cell office:value-type="float" office:value="0" calcext:value-type="float">
            <text:p>0</text:p>
          </table:table-cell>
          <table:table-cell office:value-type="float" office:value="4.2571" calcext:value-type="float">
            <text:p>4,25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181]+[.O181]-1" office:value-type="float" office:value="8" calcext:value-type="float">
            <text:p>8</text:p>
          </table:table-cell>
          <table:table-cell table:formula="of:=[.T181]/[.M181]" office:value-type="float" office:value="1.56315332033544" calcext:value-type="float">
            <text:p>1,56315332033544</text:p>
          </table:table-cell>
          <table:table-cell table:formula="of:=[.N181]+[.O181]-1" office:value-type="float" office:value="8" calcext:value-type="float">
            <text:p>8</text:p>
          </table:table-cell>
          <table:table-cell table:formula="of:=[.T181]/([.M181]*([.N181]+[.O181]-1))" office:value-type="float" office:value="0.19539416504193" calcext:value-type="float">
            <text:p>0,19539416504193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1.6963" calcext:value-type="float">
            <text:p>11,6963</text:p>
          </table:table-cell>
          <table:table-cell office:value-type="float" office:value="64" calcext:value-type="float">
            <text:p>64</text:p>
          </table:table-cell>
          <table:table-cell table:formula="of:=[.Z181]/[.W181]" office:value-type="float" office:value="2.02345186084488" calcext:value-type="float">
            <text:p>2,02345186084488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81]*4" office:value-type="float" office:value="256" calcext:value-type="float">
            <text:p>256</text:p>
          </table:table-cell>
          <table:table-cell table:formula="of:=[.Y181]/[.AB181]" office:value-type="float" office:value="0.00790410883142532" calcext:value-type="float">
            <text:p>0,00790410883142532</text:p>
          </table:table-cell>
          <table:table-cell table:number-columns-repeated="995"/>
        </table:table-row>
        <table:table-row table:style-name="ro1">
          <table:table-cell office:value-type="float" office:value="4.0046" calcext:value-type="float">
            <text:p>4,004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206" calcext:value-type="float">
            <text:p>0,0206</text:p>
          </table:table-cell>
          <table:table-cell office:value-type="float" office:value="0" calcext:value-type="float">
            <text:p>0</text:p>
          </table:table-cell>
          <table:table-cell office:value-type="float" office:value="4.0379" calcext:value-type="float">
            <text:p>4,0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182]+[.O182]-1" office:value-type="float" office:value="2" calcext:value-type="float">
            <text:p>2</text:p>
          </table:table-cell>
          <table:table-cell table:formula="of:=[.T182]/[.M182]" office:value-type="float" office:value="1.64801010426212" calcext:value-type="float">
            <text:p>1,64801010426212</text:p>
          </table:table-cell>
          <table:table-cell table:formula="of:=[.N182]+[.O182]-1" office:value-type="float" office:value="2" calcext:value-type="float">
            <text:p>2</text:p>
          </table:table-cell>
          <table:table-cell table:formula="of:=[.T182]/([.M182]*([.N182]+[.O182]-1))" office:value-type="float" office:value="0.824005052131058" calcext:value-type="float">
            <text:p>0,824005052131058</text:p>
          </table:table-cell>
          <table:table-cell office:value-type="float" office:value="6.6545" calcext:value-type="float">
            <text:p>6,6545</text:p>
          </table:table-cell>
          <table:table-cell table:number-columns-repeated="4"/>
          <table:table-cell office:value-type="string" calcext:value-type="string">
            <text:p>verylarge</text:p>
          </table:table-cell>
          <table:table-cell table:number-columns-repeated="2"/>
          <table:table-cell table:formula="of:=[.X182]*4" office:value-type="float" office:value="0" calcext:value-type="float">
            <text:p>0</text:p>
          </table:table-cell>
          <table:table-cell office:value-type="string" calcext:value-type="string">
            <text:p>verylarge</text:p>
          </table:table-cell>
          <table:table-cell table:number-columns-repeated="995"/>
        </table:table-row>
        <table:table-row table:style-name="ro1">
          <table:table-cell office:value-type="float" office:value="2.2313" calcext:value-type="float">
            <text:p>2,231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84" calcext:value-type="float">
            <text:p>0,0284</text:p>
          </table:table-cell>
          <table:table-cell office:value-type="float" office:value="0" calcext:value-type="float">
            <text:p>0</text:p>
          </table:table-cell>
          <table:table-cell office:value-type="float" office:value="2.276" calcext:value-type="float">
            <text:p>2,27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183]+[.O183]-1" office:value-type="float" office:value="3" calcext:value-type="float">
            <text:p>3</text:p>
          </table:table-cell>
          <table:table-cell table:formula="of:=[.T183]/[.M183]" office:value-type="float" office:value="2.923769771529" calcext:value-type="float">
            <text:p>2,923769771529</text:p>
          </table:table-cell>
          <table:table-cell table:formula="of:=[.N183]+[.O183]-1" office:value-type="float" office:value="3" calcext:value-type="float">
            <text:p>3</text:p>
          </table:table-cell>
          <table:table-cell table:formula="of:=[.T183]/([.M183]*([.N183]+[.O183]-1))" office:value-type="float" office:value="0.974589923843" calcext:value-type="float">
            <text:p>0,974589923843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7.7749" calcext:value-type="float">
            <text:p>27,7749</text:p>
          </table:table-cell>
          <table:table-cell office:value-type="float" office:value="1" calcext:value-type="float">
            <text:p>1</text:p>
          </table:table-cell>
          <table:table-cell table:formula="of:=[.Z183]/[.W183]" office:value-type="float" office:value="1.74576686144685" calcext:value-type="float">
            <text:p>1,74576686144685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3]*4" office:value-type="float" office:value="4" calcext:value-type="float">
            <text:p>4</text:p>
          </table:table-cell>
          <table:table-cell table:formula="of:=[.Y183]/[.AB183]" office:value-type="float" office:value="0.436441715361712" calcext:value-type="float">
            <text:p>0,436441715361712</text:p>
          </table:table-cell>
          <table:table-cell table:number-columns-repeated="995"/>
        </table:table-row>
        <table:table-row table:style-name="ro1">
          <table:table-cell office:value-type="float" office:value="2.0125" calcext:value-type="float">
            <text:p>2,0125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71" calcext:value-type="float">
            <text:p>0,0071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207" calcext:value-type="float">
            <text:p>0,0207</text:p>
          </table:table-cell>
          <table:table-cell office:value-type="float" office:value="0" calcext:value-type="float">
            <text:p>0</text:p>
          </table:table-cell>
          <table:table-cell office:value-type="float" office:value="2.0457" calcext:value-type="float">
            <text:p>2,0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184]+[.O184]-1" office:value-type="float" office:value="5" calcext:value-type="float">
            <text:p>5</text:p>
          </table:table-cell>
          <table:table-cell table:formula="of:=[.T184]/[.M184]" office:value-type="float" office:value="3.25292076061984" calcext:value-type="float">
            <text:p>3,25292076061984</text:p>
          </table:table-cell>
          <table:table-cell table:formula="of:=[.N184]+[.O184]-1" office:value-type="float" office:value="5" calcext:value-type="float">
            <text:p>5</text:p>
          </table:table-cell>
          <table:table-cell table:formula="of:=[.T184]/([.M184]*([.N184]+[.O184]-1))" office:value-type="float" office:value="0.650584152123967" calcext:value-type="float">
            <text:p>0,650584152123967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1.3522" calcext:value-type="float">
            <text:p>21,3522</text:p>
          </table:table-cell>
          <table:table-cell office:value-type="float" office:value="2" calcext:value-type="float">
            <text:p>2</text:p>
          </table:table-cell>
          <table:table-cell table:formula="of:=[.Z184]/[.W184]" office:value-type="float" office:value="2.27089011905096" calcext:value-type="float">
            <text:p>2,27089011905096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4]*4" office:value-type="float" office:value="8" calcext:value-type="float">
            <text:p>8</text:p>
          </table:table-cell>
          <table:table-cell table:formula="of:=[.Y184]/[.AB184]" office:value-type="float" office:value="0.283861264881371" calcext:value-type="float">
            <text:p>0,283861264881371</text:p>
          </table:table-cell>
          <table:table-cell table:number-columns-repeated="995"/>
        </table:table-row>
        <table:table-row table:style-name="ro1">
          <table:table-cell office:value-type="float" office:value="2.5846" calcext:value-type="float">
            <text:p>2,5846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92" calcext:value-type="float">
            <text:p>0,0292</text:p>
          </table:table-cell>
          <table:table-cell office:value-type="float" office:value="0" calcext:value-type="float">
            <text:p>0</text:p>
          </table:table-cell>
          <table:table-cell office:value-type="float" office:value="2.6316" calcext:value-type="float">
            <text:p>2,63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185]+[.O185]-1" office:value-type="float" office:value="9" calcext:value-type="float">
            <text:p>9</text:p>
          </table:table-cell>
          <table:table-cell table:formula="of:=[.T185]/[.M185]" office:value-type="float" office:value="2.52868977048184" calcext:value-type="float">
            <text:p>2,52868977048184</text:p>
          </table:table-cell>
          <table:table-cell table:formula="of:=[.N185]+[.O185]-1" office:value-type="float" office:value="9" calcext:value-type="float">
            <text:p>9</text:p>
          </table:table-cell>
          <table:table-cell table:formula="of:=[.T185]/([.M185]*([.N185]+[.O185]-1))" office:value-type="float" office:value="0.280965530053537" calcext:value-type="float">
            <text:p>0,280965530053537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8.8491" calcext:value-type="float">
            <text:p>18,8491</text:p>
          </table:table-cell>
          <table:table-cell office:value-type="float" office:value="4" calcext:value-type="float">
            <text:p>4</text:p>
          </table:table-cell>
          <table:table-cell table:formula="of:=[.Z185]/[.W185]" office:value-type="float" office:value="2.5724570403892" calcext:value-type="float">
            <text:p>2,5724570403892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5]*4" office:value-type="float" office:value="16" calcext:value-type="float">
            <text:p>16</text:p>
          </table:table-cell>
          <table:table-cell table:formula="of:=[.Y185]/[.AB185]" office:value-type="float" office:value="0.160778565024325" calcext:value-type="float">
            <text:p>0,160778565024325</text:p>
          </table:table-cell>
          <table:table-cell table:number-columns-repeated="995"/>
        </table:table-row>
        <table:table-row table:style-name="ro1">
          <table:table-cell office:value-type="float" office:value="2.5293" calcext:value-type="float">
            <text:p>2,529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76" calcext:value-type="float">
            <text:p>0,0176</text:p>
          </table:table-cell>
          <table:table-cell office:value-type="float" office:value="0" calcext:value-type="float">
            <text:p>0</text:p>
          </table:table-cell>
          <table:table-cell office:value-type="float" office:value="2.5668" calcext:value-type="float">
            <text:p>2,56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186]+[.O186]-1" office:value-type="float" office:value="4" calcext:value-type="float">
            <text:p>4</text:p>
          </table:table-cell>
          <table:table-cell table:formula="of:=[.T186]/[.M186]" office:value-type="float" office:value="2.59252766090073" calcext:value-type="float">
            <text:p>2,59252766090073</text:p>
          </table:table-cell>
          <table:table-cell table:formula="of:=[.N186]+[.O186]-1" office:value-type="float" office:value="4" calcext:value-type="float">
            <text:p>4</text:p>
          </table:table-cell>
          <table:table-cell table:formula="of:=[.T186]/([.M186]*([.N186]+[.O186]-1))" office:value-type="float" office:value="0.648131915225183" calcext:value-type="float">
            <text:p>0,648131915225183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7.7599" calcext:value-type="float">
            <text:p>17,7599</text:p>
          </table:table-cell>
          <table:table-cell office:value-type="float" office:value="8" calcext:value-type="float">
            <text:p>8</text:p>
          </table:table-cell>
          <table:table-cell table:formula="of:=[.Z186]/[.W186]" office:value-type="float" office:value="2.73022370621456" calcext:value-type="float">
            <text:p>2,73022370621456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6]*4" office:value-type="float" office:value="32" calcext:value-type="float">
            <text:p>32</text:p>
          </table:table-cell>
          <table:table-cell table:formula="of:=[.Y186]/[.AB186]" office:value-type="float" office:value="0.0853194908192051" calcext:value-type="float">
            <text:p>0,0853194908192051</text:p>
          </table:table-cell>
          <table:table-cell table:number-columns-repeated="995"/>
        </table:table-row>
        <table:table-row table:style-name="ro1">
          <table:table-cell office:value-type="float" office:value="2.1498" calcext:value-type="float">
            <text:p>2,1498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084" calcext:value-type="float">
            <text:p>0,0084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461" calcext:value-type="float">
            <text:p>0,046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2.1788" calcext:value-type="float">
            <text:p>2,17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187]+[.O187]-1" office:value-type="float" office:value="5" calcext:value-type="float">
            <text:p>5</text:p>
          </table:table-cell>
          <table:table-cell table:formula="of:=[.T187]/[.M187]" office:value-type="float" office:value="3.05420414907288" calcext:value-type="float">
            <text:p>3,05420414907288</text:p>
          </table:table-cell>
          <table:table-cell table:formula="of:=[.N187]+[.O187]-1" office:value-type="float" office:value="5" calcext:value-type="float">
            <text:p>5</text:p>
          </table:table-cell>
          <table:table-cell table:formula="of:=[.T187]/([.M187]*([.N187]+[.O187]-1))" office:value-type="float" office:value="0.610840829814577" calcext:value-type="float">
            <text:p>0,610840829814577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0.2178" calcext:value-type="float">
            <text:p>20,2178</text:p>
          </table:table-cell>
          <table:table-cell office:value-type="float" office:value="12" calcext:value-type="float">
            <text:p>12</text:p>
          </table:table-cell>
          <table:table-cell table:formula="of:=[.Z187]/[.W187]" office:value-type="float" office:value="2.39830743206481" calcext:value-type="float">
            <text:p>2,39830743206481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7]*4" office:value-type="float" office:value="48" calcext:value-type="float">
            <text:p>48</text:p>
          </table:table-cell>
          <table:table-cell table:formula="of:=[.Y187]/[.AB187]" office:value-type="float" office:value="0.049964738168017" calcext:value-type="float">
            <text:p>0,049964738168017</text:p>
          </table:table-cell>
          <table:table-cell table:number-columns-repeated="995"/>
        </table:table-row>
        <table:table-row table:style-name="ro1">
          <table:table-cell office:value-type="float" office:value="2.2246" calcext:value-type="float">
            <text:p>2,2246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162" calcext:value-type="float">
            <text:p>0,0162</text:p>
          </table:table-cell>
          <table:table-cell office:value-type="float" office:value="0" calcext:value-type="float">
            <text:p>0</text:p>
          </table:table-cell>
          <table:table-cell office:value-type="float" office:value="2.2607" calcext:value-type="float">
            <text:p>2,260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188]+[.O188]-1" office:value-type="float" office:value="7" calcext:value-type="float">
            <text:p>7</text:p>
          </table:table-cell>
          <table:table-cell table:formula="of:=[.T188]/[.M188]" office:value-type="float" office:value="2.94355730525943" calcext:value-type="float">
            <text:p>2,94355730525943</text:p>
          </table:table-cell>
          <table:table-cell table:formula="of:=[.N188]+[.O188]-1" office:value-type="float" office:value="7" calcext:value-type="float">
            <text:p>7</text:p>
          </table:table-cell>
          <table:table-cell table:formula="of:=[.T188]/([.M188]*([.N188]+[.O188]-1))" office:value-type="float" office:value="0.420508186465633" calcext:value-type="float">
            <text:p>0,420508186465633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9.1947" calcext:value-type="float">
            <text:p>19,1947</text:p>
          </table:table-cell>
          <table:table-cell office:value-type="float" office:value="16" calcext:value-type="float">
            <text:p>16</text:p>
          </table:table-cell>
          <table:table-cell table:formula="of:=[.Z188]/[.W188]" office:value-type="float" office:value="2.52614002823696" calcext:value-type="float">
            <text:p>2,52614002823696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8]*4" office:value-type="float" office:value="64" calcext:value-type="float">
            <text:p>64</text:p>
          </table:table-cell>
          <table:table-cell table:formula="of:=[.Y188]/[.AB188]" office:value-type="float" office:value="0.0394709379412025" calcext:value-type="float">
            <text:p>0,0394709379412025</text:p>
          </table:table-cell>
          <table:table-cell table:number-columns-repeated="995"/>
        </table:table-row>
        <table:table-row table:style-name="ro1">
          <table:table-cell office:value-type="float" office:value="2.3859" calcext:value-type="float">
            <text:p>2,3859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196" calcext:value-type="float">
            <text:p>0,0196</text:p>
          </table:table-cell>
          <table:table-cell office:value-type="float" office:value="0" calcext:value-type="float">
            <text:p>0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62" calcext:value-type="float">
            <text:p>0,0162</text:p>
          </table:table-cell>
          <table:table-cell office:value-type="float" office:value="0" calcext:value-type="float">
            <text:p>0</text:p>
          </table:table-cell>
          <table:table-cell office:value-type="float" office:value="2.4222" calcext:value-type="float">
            <text:p>2,42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189]+[.O189]-1" office:value-type="float" office:value="11" calcext:value-type="float">
            <text:p>11</text:p>
          </table:table-cell>
          <table:table-cell table:formula="of:=[.T189]/[.M189]" office:value-type="float" office:value="2.74729584675089" calcext:value-type="float">
            <text:p>2,74729584675089</text:p>
          </table:table-cell>
          <table:table-cell table:formula="of:=[.N189]+[.O189]-1" office:value-type="float" office:value="11" calcext:value-type="float">
            <text:p>11</text:p>
          </table:table-cell>
          <table:table-cell table:formula="of:=[.T189]/([.M189]*([.N189]+[.O189]-1))" office:value-type="float" office:value="0.249754167886444" calcext:value-type="float">
            <text:p>0,249754167886444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2.1273" calcext:value-type="float">
            <text:p>22,1273</text:p>
          </table:table-cell>
          <table:table-cell office:value-type="float" office:value="32" calcext:value-type="float">
            <text:p>32</text:p>
          </table:table-cell>
          <table:table-cell table:formula="of:=[.Z189]/[.W189]" office:value-type="float" office:value="2.1913428208593" calcext:value-type="float">
            <text:p>2,1913428208593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9]*4" office:value-type="float" office:value="128" calcext:value-type="float">
            <text:p>128</text:p>
          </table:table-cell>
          <table:table-cell table:formula="of:=[.Y189]/[.AB189]" office:value-type="float" office:value="0.0171198657879633" calcext:value-type="float">
            <text:p>0,0171198657879633</text:p>
          </table:table-cell>
          <table:table-cell table:number-columns-repeated="995"/>
        </table:table-row>
        <table:table-row table:style-name="ro1">
          <table:table-cell office:value-type="float" office:value="2.2589" calcext:value-type="float">
            <text:p>2,2589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769" calcext:value-type="float">
            <text:p>0,0769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22" calcext:value-type="float">
            <text:p>0,0122</text:p>
          </table:table-cell>
          <table:table-cell office:value-type="float" office:value="0" calcext:value-type="float">
            <text:p>0</text:p>
          </table:table-cell>
          <table:table-cell office:value-type="float" office:value="2.2919" calcext:value-type="float">
            <text:p>2,29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190]+[.O190]-1" office:value-type="float" office:value="8" calcext:value-type="float">
            <text:p>8</text:p>
          </table:table-cell>
          <table:table-cell table:formula="of:=[.T190]/[.M190]" office:value-type="float" office:value="2.90348619049697" calcext:value-type="float">
            <text:p>2,90348619049697</text:p>
          </table:table-cell>
          <table:table-cell table:formula="of:=[.N190]+[.O190]-1" office:value-type="float" office:value="8" calcext:value-type="float">
            <text:p>8</text:p>
          </table:table-cell>
          <table:table-cell table:formula="of:=[.T190]/([.M190]*([.N190]+[.O190]-1))" office:value-type="float" office:value="0.362935773812121" calcext:value-type="float">
            <text:p>0,362935773812121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3.9511" calcext:value-type="float">
            <text:p>23,9511</text:p>
          </table:table-cell>
          <table:table-cell office:value-type="float" office:value="64" calcext:value-type="float">
            <text:p>64</text:p>
          </table:table-cell>
          <table:table-cell table:formula="of:=[.Z190]/[.W190]" office:value-type="float" office:value="2.0244790427162" calcext:value-type="float">
            <text:p>2,0244790427162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90]*4" office:value-type="float" office:value="256" calcext:value-type="float">
            <text:p>256</text:p>
          </table:table-cell>
          <table:table-cell table:formula="of:=[.Y190]/[.AB190]" office:value-type="float" office:value="0.00790812126061016" calcext:value-type="float">
            <text:p>0,00790812126061016</text:p>
          </table:table-cell>
          <table:table-cell table:number-columns-repeated="995"/>
        </table:table-row>
        <table:table-row table:style-name="ro1">
          <table:table-cell office:value-type="float" office:value="2.0721" calcext:value-type="float">
            <text:p>2,0721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306" calcext:value-type="float">
            <text:p>0,0306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2.1153" calcext:value-type="float">
            <text:p>2,115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191]+[.O191]-1" office:value-type="float" office:value="9" calcext:value-type="float">
            <text:p>9</text:p>
          </table:table-cell>
          <table:table-cell table:formula="of:=[.T191]/[.M191]" office:value-type="float" office:value="3.14588947194251" calcext:value-type="float">
            <text:p>3,14588947194251</text:p>
          </table:table-cell>
          <table:table-cell table:formula="of:=[.N191]+[.O191]-1" office:value-type="float" office:value="9" calcext:value-type="float">
            <text:p>9</text:p>
          </table:table-cell>
          <table:table-cell table:formula="of:=[.T191]/([.M191]*([.N191]+[.O191]-1))" office:value-type="float" office:value="0.349543274660279" calcext:value-type="float">
            <text:p>0,349543274660279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082" calcext:value-type="float">
            <text:p>2,1082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0.0981" calcext:value-type="float">
            <text:p>0,0981</text:p>
          </table:table-cell>
          <table:table-cell office:value-type="float" office:value="0.0713" calcext:value-type="float">
            <text:p>0,0713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51" calcext:value-type="float">
            <text:p>0,0151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192]+[.O192]-1" office:value-type="float" office:value="11" calcext:value-type="float">
            <text:p>11</text:p>
          </table:table-cell>
          <table:table-cell table:formula="of:=[.T192]/[.M192]" office:value-type="float" office:value="3.09511627906977" calcext:value-type="float">
            <text:p>3,09511627906977</text:p>
          </table:table-cell>
          <table:table-cell table:formula="of:=[.N192]+[.O192]-1" office:value-type="float" office:value="11" calcext:value-type="float">
            <text:p>11</text:p>
          </table:table-cell>
          <table:table-cell table:formula="of:=[.T192]/([.M192]*([.N192]+[.O192]-1))" office:value-type="float" office:value="0.281374207188161" calcext:value-type="float">
            <text:p>0,281374207188161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156" calcext:value-type="float">
            <text:p>2,3156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402" calcext:value-type="float">
            <text:p>0,0402</text:p>
          </table:table-cell>
          <table:table-cell office:value-type="float" office:value="0" calcext:value-type="float">
            <text:p>0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379" calcext:value-type="float">
            <text:p>0,037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2.3535" calcext:value-type="float">
            <text:p>2,353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193]+[.O193]-1" office:value-type="float" office:value="15" calcext:value-type="float">
            <text:p>15</text:p>
          </table:table-cell>
          <table:table-cell table:formula="of:=[.T193]/[.M193]" office:value-type="float" office:value="2.82749097089441" calcext:value-type="float">
            <text:p>2,82749097089441</text:p>
          </table:table-cell>
          <table:table-cell table:formula="of:=[.N193]+[.O193]-1" office:value-type="float" office:value="15" calcext:value-type="float">
            <text:p>15</text:p>
          </table:table-cell>
          <table:table-cell table:formula="of:=[.T193]/([.M193]*([.N193]+[.O193]-1))" office:value-type="float" office:value="0.188499398059628" calcext:value-type="float">
            <text:p>0,188499398059628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2543" calcext:value-type="float">
            <text:p>2,254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534" calcext:value-type="float">
            <text:p>0,0534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,122</text:p>
          </table:table-cell>
          <table:table-cell office:value-type="float" office:value="0.1849" calcext:value-type="float">
            <text:p>0,1849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443" calcext:value-type="float">
            <text:p>0,0443</text:p>
          </table:table-cell>
          <table:table-cell office:value-type="float" office:value="0" calcext:value-type="float">
            <text:p>0</text:p>
          </table:table-cell>
          <table:table-cell office:value-type="float" office:value="2.3211" calcext:value-type="float">
            <text:p>2,32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194]+[.O194]-1" office:value-type="float" office:value="12" calcext:value-type="float">
            <text:p>12</text:p>
          </table:table-cell>
          <table:table-cell table:formula="of:=[.T194]/[.M194]" office:value-type="float" office:value="2.86695963120934" calcext:value-type="float">
            <text:p>2,86695963120934</text:p>
          </table:table-cell>
          <table:table-cell table:formula="of:=[.N194]+[.O194]-1" office:value-type="float" office:value="12" calcext:value-type="float">
            <text:p>12</text:p>
          </table:table-cell>
          <table:table-cell table:formula="of:=[.T194]/([.M194]*([.N194]+[.O194]-1))" office:value-type="float" office:value="0.238913302600778" calcext:value-type="float">
            <text:p>0,238913302600778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426" calcext:value-type="float">
            <text:p>0,0426</text:p>
          </table:table-cell>
          <table:table-cell office:value-type="float" office:value="0" calcext:value-type="float">
            <text:p>0</text:p>
          </table:table-cell>
          <table:table-cell office:value-type="float" office:value="0.1465" calcext:value-type="float">
            <text:p>0,1465</text:p>
          </table:table-cell>
          <table:table-cell office:value-type="float" office:value="0.095" calcext:value-type="float">
            <text:p>0,095</text:p>
          </table:table-cell>
          <table:table-cell office:value-type="float" office:value="0.066" calcext:value-type="float">
            <text:p>0,06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42" calcext:value-type="float">
            <text:p>0,0442</text:p>
          </table:table-cell>
          <table:table-cell office:value-type="float" office:value="0" calcext:value-type="float">
            <text:p>0</text:p>
          </table:table-cell>
          <table:table-cell office:value-type="float" office:value="2.1759" calcext:value-type="float">
            <text:p>2,175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195]+[.O195]-1" office:value-type="float" office:value="13" calcext:value-type="float">
            <text:p>13</text:p>
          </table:table-cell>
          <table:table-cell table:formula="of:=[.T195]/[.M195]" office:value-type="float" office:value="3.05827473689048" calcext:value-type="float">
            <text:p>3,05827473689048</text:p>
          </table:table-cell>
          <table:table-cell table:formula="of:=[.N195]+[.O195]-1" office:value-type="float" office:value="13" calcext:value-type="float">
            <text:p>13</text:p>
          </table:table-cell>
          <table:table-cell table:formula="of:=[.T195]/([.M195]*([.N195]+[.O195]-1))" office:value-type="float" office:value="0.235251902837729" calcext:value-type="float">
            <text:p>0,235251902837729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006" calcext:value-type="float">
            <text:p>2,1006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511" calcext:value-type="float">
            <text:p>0,0511</text:p>
          </table:table-cell>
          <table:table-cell office:value-type="float" office:value="0" calcext:value-type="float">
            <text:p>0</text:p>
          </table:table-cell>
          <table:table-cell office:value-type="float" office:value="0.1967" calcext:value-type="float">
            <text:p>0,1967</text:p>
          </table:table-cell>
          <table:table-cell office:value-type="float" office:value="0.0969" calcext:value-type="float">
            <text:p>0,0969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2.1694" calcext:value-type="float">
            <text:p>2,169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196]+[.O196]-1" office:value-type="float" office:value="15" calcext:value-type="float">
            <text:p>15</text:p>
          </table:table-cell>
          <table:table-cell table:formula="of:=[.T196]/[.M196]" office:value-type="float" office:value="3.06743800129068" calcext:value-type="float">
            <text:p>3,06743800129068</text:p>
          </table:table-cell>
          <table:table-cell table:formula="of:=[.N196]+[.O196]-1" office:value-type="float" office:value="15" calcext:value-type="float">
            <text:p>15</text:p>
          </table:table-cell>
          <table:table-cell table:formula="of:=[.T196]/([.M196]*([.N196]+[.O196]-1))" office:value-type="float" office:value="0.204495866752712" calcext:value-type="float">
            <text:p>0,204495866752712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498" calcext:value-type="float">
            <text:p>2,3498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615" calcext:value-type="float">
            <text:p>0,0615</text:p>
          </table:table-cell>
          <table:table-cell office:value-type="float" office:value="0" calcext:value-type="float">
            <text:p>0</text:p>
          </table:table-cell>
          <table:table-cell office:value-type="float" office:value="0.1295" calcext:value-type="float">
            <text:p>0,1295</text:p>
          </table:table-cell>
          <table:table-cell office:value-type="float" office:value="0.0926" calcext:value-type="float">
            <text:p>0,0926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31" calcext:value-type="float">
            <text:p>0,0431</text:p>
          </table:table-cell>
          <table:table-cell office:value-type="float" office:value="0" calcext:value-type="float">
            <text:p>0</text:p>
          </table:table-cell>
          <table:table-cell office:value-type="float" office:value="2.4146" calcext:value-type="float">
            <text:p>2,414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197]+[.O197]-1" office:value-type="float" office:value="19" calcext:value-type="float">
            <text:p>19</text:p>
          </table:table-cell>
          <table:table-cell table:formula="of:=[.T197]/[.M197]" office:value-type="float" office:value="2.75594301333554" calcext:value-type="float">
            <text:p>2,75594301333554</text:p>
          </table:table-cell>
          <table:table-cell table:formula="of:=[.N197]+[.O197]-1" office:value-type="float" office:value="19" calcext:value-type="float">
            <text:p>19</text:p>
          </table:table-cell>
          <table:table-cell table:formula="of:=[.T197]/([.M197]*([.N197]+[.O197]-1))" office:value-type="float" office:value="0.145049632280818" calcext:value-type="float">
            <text:p>0,145049632280818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292" calcext:value-type="float">
            <text:p>2,129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478" calcext:value-type="float">
            <text:p>0,0478</text:p>
          </table:table-cell>
          <table:table-cell office:value-type="float" office:value="0" calcext:value-type="float">
            <text:p>0</text:p>
          </table:table-cell>
          <table:table-cell office:value-type="float" office:value="0.1994" calcext:value-type="float">
            <text:p>0,1994</text:p>
          </table:table-cell>
          <table:table-cell office:value-type="float" office:value="0.2367" calcext:value-type="float">
            <text:p>0,2367</text:p>
          </table:table-cell>
          <table:table-cell office:value-type="float" office:value="0.0757" calcext:value-type="float">
            <text:p>0,075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529" calcext:value-type="float">
            <text:p>0,0529</text:p>
          </table:table-cell>
          <table:table-cell office:value-type="float" office:value="0" calcext:value-type="float">
            <text:p>0</text:p>
          </table:table-cell>
          <table:table-cell office:value-type="float" office:value="2.2049" calcext:value-type="float">
            <text:p>2,20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198]+[.O198]-1" office:value-type="float" office:value="16" calcext:value-type="float">
            <text:p>16</text:p>
          </table:table-cell>
          <table:table-cell table:formula="of:=[.T198]/[.M198]" office:value-type="float" office:value="3.0180507052474" calcext:value-type="float">
            <text:p>3,0180507052474</text:p>
          </table:table-cell>
          <table:table-cell table:formula="of:=[.N198]+[.O198]-1" office:value-type="float" office:value="16" calcext:value-type="float">
            <text:p>16</text:p>
          </table:table-cell>
          <table:table-cell table:formula="of:=[.T198]/([.M198]*([.N198]+[.O198]-1))" office:value-type="float" office:value="0.188628169077963" calcext:value-type="float">
            <text:p>0,188628169077963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277" calcext:value-type="float">
            <text:p>2,3277</text:p>
          </table:table-cell>
          <table:table-cell table:number-columns-repeated="2" office:value-type="float" office:value="0.0065" calcext:value-type="float">
            <text:p>0,0065</text:p>
          </table:table-cell>
          <table:table-cell office:value-type="float" office:value="0.0323" calcext:value-type="float">
            <text:p>0,0323</text:p>
          </table:table-cell>
          <table:table-cell office:value-type="float" office:value="0" calcext:value-type="float">
            <text:p>0</text:p>
          </table:table-cell>
          <table:table-cell office:value-type="float" office:value="0.3527" calcext:value-type="float">
            <text:p>0,3527</text:p>
          </table:table-cell>
          <table:table-cell office:value-type="float" office:value="0.1172" calcext:value-type="float">
            <text:p>0,1172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519" calcext:value-type="float">
            <text:p>0,0519</text:p>
          </table:table-cell>
          <table:table-cell office:value-type="float" office:value="0" calcext:value-type="float">
            <text:p>0</text:p>
          </table:table-cell>
          <table:table-cell office:value-type="float" office:value="2.4013" calcext:value-type="float">
            <text:p>2,40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199]+[.O199]-1" office:value-type="float" office:value="17" calcext:value-type="float">
            <text:p>17</text:p>
          </table:table-cell>
          <table:table-cell table:formula="of:=[.T199]/[.M199]" office:value-type="float" office:value="2.77120726273269" calcext:value-type="float">
            <text:p>2,77120726273269</text:p>
          </table:table-cell>
          <table:table-cell table:formula="of:=[.N199]+[.O199]-1" office:value-type="float" office:value="17" calcext:value-type="float">
            <text:p>17</text:p>
          </table:table-cell>
          <table:table-cell table:formula="of:=[.T199]/([.M199]*([.N199]+[.O199]-1))" office:value-type="float" office:value="0.163012191925452" calcext:value-type="float">
            <text:p>0,163012191925452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936" calcext:value-type="float">
            <text:p>2,1936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765" calcext:value-type="float">
            <text:p>0,0765</text:p>
          </table:table-cell>
          <table:table-cell office:value-type="float" office:value="0" calcext:value-type="float">
            <text:p>0</text:p>
          </table:table-cell>
          <table:table-cell office:value-type="float" office:value="0.2479" calcext:value-type="float">
            <text:p>0,2479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079" calcext:value-type="float">
            <text:p>0,07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516" calcext:value-type="float">
            <text:p>0,0516</text:p>
          </table:table-cell>
          <table:table-cell office:value-type="float" office:value="0" calcext:value-type="float">
            <text:p>0</text:p>
          </table:table-cell>
          <table:table-cell office:value-type="float" office:value="2.2727" calcext:value-type="float">
            <text:p>2,27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200]+[.O200]-1" office:value-type="float" office:value="19" calcext:value-type="float">
            <text:p>19</text:p>
          </table:table-cell>
          <table:table-cell table:formula="of:=[.T200]/[.M200]" office:value-type="float" office:value="2.92801513618163" calcext:value-type="float">
            <text:p>2,92801513618163</text:p>
          </table:table-cell>
          <table:table-cell table:formula="of:=[.N200]+[.O200]-1" office:value-type="float" office:value="19" calcext:value-type="float">
            <text:p>19</text:p>
          </table:table-cell>
          <table:table-cell table:formula="of:=[.T200]/([.M200]*([.N200]+[.O200]-1))" office:value-type="float" office:value="0.154106059799033" calcext:value-type="float">
            <text:p>0,154106059799033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181" calcext:value-type="float">
            <text:p>2,3181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798" calcext:value-type="float">
            <text:p>0,0798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,2387</text:p>
          </table:table-cell>
          <table:table-cell office:value-type="float" office:value="0.1294" calcext:value-type="float">
            <text:p>0,1294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424" calcext:value-type="float">
            <text:p>0,0424</text:p>
          </table:table-cell>
          <table:table-cell office:value-type="float" office:value="0" calcext:value-type="float">
            <text:p>0</text:p>
          </table:table-cell>
          <table:table-cell office:value-type="float" office:value="2.3802" calcext:value-type="float">
            <text:p>2,38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201]+[.O201]-1" office:value-type="float" office:value="23" calcext:value-type="float">
            <text:p>23</text:p>
          </table:table-cell>
          <table:table-cell table:formula="of:=[.T201]/[.M201]" office:value-type="float" office:value="2.79577346441476" calcext:value-type="float">
            <text:p>2,79577346441476</text:p>
          </table:table-cell>
          <table:table-cell table:formula="of:=[.N201]+[.O201]-1" office:value-type="float" office:value="23" calcext:value-type="float">
            <text:p>23</text:p>
          </table:table-cell>
          <table:table-cell table:formula="of:=[.T201]/([.M201]*([.N201]+[.O201]-1))" office:value-type="float" office:value="0.121555368018033" calcext:value-type="float">
            <text:p>0,121555368018033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2787" calcext:value-type="float">
            <text:p>2,2787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8766" calcext:value-type="float">
            <text:p>0,8766</text:p>
          </table:table-cell>
          <table:table-cell office:value-type="float" office:value="0.4966" calcext:value-type="float">
            <text:p>0,4966</text:p>
          </table:table-cell>
          <table:table-cell office:value-type="float" office:value="0.1183" calcext:value-type="float">
            <text:p>0,118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931" calcext:value-type="float">
            <text:p>0,0931</text:p>
          </table:table-cell>
          <table:table-cell office:value-type="float" office:value="0" calcext:value-type="float">
            <text:p>0</text:p>
          </table:table-cell>
          <table:table-cell office:value-type="float" office:value="2.397" calcext:value-type="float">
            <text:p>2,39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202]+[.O202]-1" office:value-type="float" office:value="32" calcext:value-type="float">
            <text:p>32</text:p>
          </table:table-cell>
          <table:table-cell table:formula="of:=[.T202]/[.M202]" office:value-type="float" office:value="2.77617855652899" calcext:value-type="float">
            <text:p>2,77617855652899</text:p>
          </table:table-cell>
          <table:table-cell table:formula="of:=[.N202]+[.O202]-1" office:value-type="float" office:value="32" calcext:value-type="float">
            <text:p>32</text:p>
          </table:table-cell>
          <table:table-cell table:formula="of:=[.T202]/([.M202]*([.N202]+[.O202]-1))" office:value-type="float" office:value="0.0867555798915311" calcext:value-type="float">
            <text:p>0,0867555798915311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66" calcext:value-type="float">
            <text:p>2,366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447" calcext:value-type="float">
            <text:p>0,0447</text:p>
          </table:table-cell>
          <table:table-cell office:value-type="float" office:value="0" calcext:value-type="float">
            <text:p>0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43" calcext:value-type="float">
            <text:p>0,114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91" calcext:value-type="float">
            <text:p>0,091</text:p>
          </table:table-cell>
          <table:table-cell office:value-type="float" office:value="0" calcext:value-type="float">
            <text:p>0</text:p>
          </table:table-cell>
          <table:table-cell office:value-type="float" office:value="2.4802" calcext:value-type="float">
            <text:p>2,480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203]+[.O203]-1" office:value-type="float" office:value="33" calcext:value-type="float">
            <text:p>33</text:p>
          </table:table-cell>
          <table:table-cell table:formula="of:=[.T203]/[.M203]" office:value-type="float" office:value="2.68304975405209" calcext:value-type="float">
            <text:p>2,68304975405209</text:p>
          </table:table-cell>
          <table:table-cell table:formula="of:=[.N203]+[.O203]-1" office:value-type="float" office:value="33" calcext:value-type="float">
            <text:p>33</text:p>
          </table:table-cell>
          <table:table-cell table:formula="of:=[.T203]/([.M203]*([.N203]+[.O203]-1))" office:value-type="float" office:value="0.0813045380015786" calcext:value-type="float">
            <text:p>0,0813045380015786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402" calcext:value-type="float">
            <text:p>2,3402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1746" calcext:value-type="float">
            <text:p>0,1746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,849</text:p>
          </table:table-cell>
          <table:table-cell office:value-type="float" office:value="0.2049" calcext:value-type="float">
            <text:p>0,2049</text:p>
          </table:table-cell>
          <table:table-cell office:value-type="float" office:value="0.1151" calcext:value-type="float">
            <text:p>0,115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916" calcext:value-type="float">
            <text:p>0,0916</text:p>
          </table:table-cell>
          <table:table-cell office:value-type="float" office:value="0" calcext:value-type="float">
            <text:p>0</text:p>
          </table:table-cell>
          <table:table-cell office:value-type="float" office:value="2.4553" calcext:value-type="float">
            <text:p>2,455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204]+[.O204]-1" office:value-type="float" office:value="35" calcext:value-type="float">
            <text:p>35</text:p>
          </table:table-cell>
          <table:table-cell table:formula="of:=[.T204]/[.M204]" office:value-type="float" office:value="2.71025943876512" calcext:value-type="float">
            <text:p>2,71025943876512</text:p>
          </table:table-cell>
          <table:table-cell table:formula="of:=[.N204]+[.O204]-1" office:value-type="float" office:value="35" calcext:value-type="float">
            <text:p>35</text:p>
          </table:table-cell>
          <table:table-cell table:formula="of:=[.T204]/([.M204]*([.N204]+[.O204]-1))" office:value-type="float" office:value="0.0774359839647177" calcext:value-type="float">
            <text:p>0,0774359839647177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985" calcext:value-type="float">
            <text:p>2,3985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1452" calcext:value-type="float">
            <text:p>0,1452</text:p>
          </table:table-cell>
          <table:table-cell office:value-type="float" office:value="0" calcext:value-type="float">
            <text:p>0</text:p>
          </table:table-cell>
          <table:table-cell office:value-type="float" office:value="0.4461" calcext:value-type="float">
            <text:p>0,4461</text:p>
          </table:table-cell>
          <table:table-cell office:value-type="float" office:value="0.2194" calcext:value-type="float">
            <text:p>0,2194</text:p>
          </table:table-cell>
          <table:table-cell office:value-type="float" office:value="0.0925" calcext:value-type="float">
            <text:p>0,092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739" calcext:value-type="float">
            <text:p>0,0739</text:p>
          </table:table-cell>
          <table:table-cell office:value-type="float" office:value="0" calcext:value-type="float">
            <text:p>0</text:p>
          </table:table-cell>
          <table:table-cell office:value-type="float" office:value="2.491" calcext:value-type="float">
            <text:p>2,49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205]+[.O205]-1" office:value-type="float" office:value="39" calcext:value-type="float">
            <text:p>39</text:p>
          </table:table-cell>
          <table:table-cell table:formula="of:=[.T205]/[.M205]" office:value-type="float" office:value="2.67141710156564" calcext:value-type="float">
            <text:p>2,67141710156564</text:p>
          </table:table-cell>
          <table:table-cell table:formula="of:=[.N205]+[.O205]-1" office:value-type="float" office:value="39" calcext:value-type="float">
            <text:p>39</text:p>
          </table:table-cell>
          <table:table-cell table:formula="of:=[.T205]/([.M205]*([.N205]+[.O205]-1))" office:value-type="float" office:value="0.0684978743991189" calcext:value-type="float">
            <text:p>0,0684978743991189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4732" calcext:value-type="float">
            <text:p>2,4732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76" calcext:value-type="float">
            <text:p>0,0376</text:p>
          </table:table-cell>
          <table:table-cell office:value-type="float" office:value="0" calcext:value-type="float">
            <text:p>0</text:p>
          </table:table-cell>
          <table:table-cell office:value-type="float" office:value="1.7674" calcext:value-type="float">
            <text:p>1,7674</text:p>
          </table:table-cell>
          <table:table-cell office:value-type="float" office:value="0.5538" calcext:value-type="float">
            <text:p>0,5538</text:p>
          </table:table-cell>
          <table:table-cell office:value-type="float" office:value="0.2057" calcext:value-type="float">
            <text:p>0,205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1736" calcext:value-type="float">
            <text:p>0,1736</text:p>
          </table:table-cell>
          <table:table-cell office:value-type="float" office:value="0" calcext:value-type="float">
            <text:p>0</text:p>
          </table:table-cell>
          <table:table-cell office:value-type="float" office:value="2.6789" calcext:value-type="float">
            <text:p>2,678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206]+[.O206]-1" office:value-type="float" office:value="64" calcext:value-type="float">
            <text:p>64</text:p>
          </table:table-cell>
          <table:table-cell table:formula="of:=[.T206]/[.M206]" office:value-type="float" office:value="2.48404195751988" calcext:value-type="float">
            <text:p>2,48404195751988</text:p>
          </table:table-cell>
          <table:table-cell table:formula="of:=[.N206]+[.O206]-1" office:value-type="float" office:value="64" calcext:value-type="float">
            <text:p>64</text:p>
          </table:table-cell>
          <table:table-cell table:formula="of:=[.T206]/([.M206]*([.N206]+[.O206]-1))" office:value-type="float" office:value="0.0388131555862481" calcext:value-type="float">
            <text:p>0,0388131555862481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329" calcext:value-type="float">
            <text:p>2,332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833" calcext:value-type="float">
            <text:p>0,0833</text:p>
          </table:table-cell>
          <table:table-cell office:value-type="float" office:value="0" calcext:value-type="float">
            <text:p>0</text:p>
          </table:table-cell>
          <table:table-cell office:value-type="float" office:value="1.8472" calcext:value-type="float">
            <text:p>1,8472</text:p>
          </table:table-cell>
          <table:table-cell office:value-type="float" office:value="0.3404" calcext:value-type="float">
            <text:p>0,3404</text:p>
          </table:table-cell>
          <table:table-cell office:value-type="float" office:value="0.2014" calcext:value-type="float">
            <text:p>0,2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1764" calcext:value-type="float">
            <text:p>0,1764</text:p>
          </table:table-cell>
          <table:table-cell office:value-type="float" office:value="0" calcext:value-type="float">
            <text:p>0</text:p>
          </table:table-cell>
          <table:table-cell office:value-type="float" office:value="2.5343" calcext:value-type="float">
            <text:p>2,534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207]+[.O207]-1" office:value-type="float" office:value="65" calcext:value-type="float">
            <text:p>65</text:p>
          </table:table-cell>
          <table:table-cell table:formula="of:=[.T207]/[.M207]" office:value-type="float" office:value="2.62577437556722" calcext:value-type="float">
            <text:p>2,62577437556722</text:p>
          </table:table-cell>
          <table:table-cell table:formula="of:=[.N207]+[.O207]-1" office:value-type="float" office:value="65" calcext:value-type="float">
            <text:p>65</text:p>
          </table:table-cell>
          <table:table-cell table:formula="of:=[.T207]/([.M207]*([.N207]+[.O207]-1))" office:value-type="float" office:value="0.0403965288548803" calcext:value-type="float">
            <text:p>0,0403965288548803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4345" calcext:value-type="float">
            <text:p>2,434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2095" calcext:value-type="float">
            <text:p>0,2095</text:p>
          </table:table-cell>
          <table:table-cell office:value-type="float" office:value="0" calcext:value-type="float">
            <text:p>0</text:p>
          </table:table-cell>
          <table:table-cell office:value-type="float" office:value="1.4697" calcext:value-type="float">
            <text:p>1,4697</text:p>
          </table:table-cell>
          <table:table-cell office:value-type="float" office:value="0.3025" calcext:value-type="float">
            <text:p>0,3025</text:p>
          </table:table-cell>
          <table:table-cell office:value-type="float" office:value="0.1596" calcext:value-type="float">
            <text:p>0,159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1393" calcext:value-type="float">
            <text:p>0,1393</text:p>
          </table:table-cell>
          <table:table-cell office:value-type="float" office:value="0" calcext:value-type="float">
            <text:p>0</text:p>
          </table:table-cell>
          <table:table-cell office:value-type="float" office:value="2.5941" calcext:value-type="float">
            <text:p>2,594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208]+[.O208]-1" office:value-type="float" office:value="67" calcext:value-type="float">
            <text:p>67</text:p>
          </table:table-cell>
          <table:table-cell table:formula="of:=[.T208]/[.M208]" office:value-type="float" office:value="2.56524420801049" calcext:value-type="float">
            <text:p>2,56524420801049</text:p>
          </table:table-cell>
          <table:table-cell table:formula="of:=[.N208]+[.O208]-1" office:value-type="float" office:value="67" calcext:value-type="float">
            <text:p>67</text:p>
          </table:table-cell>
          <table:table-cell table:formula="of:=[.T208]/([.M208]*([.N208]+[.O208]-1))" office:value-type="float" office:value="0.0382872269852311" calcext:value-type="float">
            <text:p>0,0382872269852311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5415" calcext:value-type="float">
            <text:p>2,5415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4144" calcext:value-type="float">
            <text:p>0,4144</text:p>
          </table:table-cell>
          <table:table-cell office:value-type="float" office:value="0" calcext:value-type="float">
            <text:p>0</text:p>
          </table:table-cell>
          <table:table-cell office:value-type="float" office:value="1.2988" calcext:value-type="float">
            <text:p>1,2988</text:p>
          </table:table-cell>
          <table:table-cell office:value-type="float" office:value="0.4711" calcext:value-type="float">
            <text:p>0,4711</text:p>
          </table:table-cell>
          <table:table-cell office:value-type="float" office:value="0.1634" calcext:value-type="float">
            <text:p>0,163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1424" calcext:value-type="float">
            <text:p>0,1424</text:p>
          </table:table-cell>
          <table:table-cell office:value-type="float" office:value="0" calcext:value-type="float">
            <text:p>0</text:p>
          </table:table-cell>
          <table:table-cell office:value-type="float" office:value="2.7049" calcext:value-type="float">
            <text:p>2,704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209]+[.O209]-1" office:value-type="float" office:value="71" calcext:value-type="float">
            <text:p>71</text:p>
          </table:table-cell>
          <table:table-cell table:formula="of:=[.T209]/[.M209]" office:value-type="float" office:value="2.46016488594772" calcext:value-type="float">
            <text:p>2,46016488594772</text:p>
          </table:table-cell>
          <table:table-cell table:formula="of:=[.N209]+[.O209]-1" office:value-type="float" office:value="71" calcext:value-type="float">
            <text:p>71</text:p>
          </table:table-cell>
          <table:table-cell table:formula="of:=[.T209]/([.M209]*([.N209]+[.O209]-1))" office:value-type="float" office:value="0.0346502096612356" calcext:value-type="float">
            <text:p>0,0346502096612356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15.2458" calcext:value-type="float">
            <text:p>15,2458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393" calcext:value-type="float">
            <text:p>0,0393</text:p>
          </table:table-cell>
          <table:table-cell office:value-type="float" office:value="0.0746" calcext:value-type="float">
            <text:p>0,074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557" calcext:value-type="float">
            <text:p>0,0557</text:p>
          </table:table-cell>
          <table:table-cell office:value-type="float" office:value="0" calcext:value-type="float">
            <text:p>0</text:p>
          </table:table-cell>
          <table:table-cell office:value-type="float" office:value="15.3204" calcext:value-type="float">
            <text:p>15,32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210]+[.O210]-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formula="of:=[.N210]+[.O210]-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6.4286" calcext:value-type="float">
            <text:p>6,4286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474" calcext:value-type="float">
            <text:p>0,0474</text:p>
          </table:table-cell>
          <table:table-cell office:value-type="float" office:value="0" calcext:value-type="float">
            <text:p>0</text:p>
          </table:table-cell>
          <table:table-cell office:value-type="float" office:value="6.4921" calcext:value-type="float">
            <text:p>6,49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211]+[.O211]-1" office:value-type="float" office:value="2" calcext:value-type="float">
            <text:p>2</text:p>
          </table:table-cell>
          <table:table-cell table:formula="of:=[.T211]/[.M211]" office:value-type="float" office:value="2.14865759923599" calcext:value-type="float">
            <text:p>2,14865759923599</text:p>
          </table:table-cell>
          <table:table-cell table:formula="of:=[.N211]+[.O211]-1" office:value-type="float" office:value="2" calcext:value-type="float">
            <text:p>2</text:p>
          </table:table-cell>
          <table:table-cell table:formula="of:=[.T211]/([.M211]*([.N211]+[.O211]-1))" office:value-type="float" office:value="1.074328799618" calcext:value-type="float">
            <text:p>1,074328799618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7085" calcext:value-type="float">
            <text:p>4,7085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1061" calcext:value-type="float">
            <text:p>0,106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796" calcext:value-type="float">
            <text:p>0,0796</text:p>
          </table:table-cell>
          <table:table-cell office:value-type="float" office:value="0" calcext:value-type="float">
            <text:p>0</text:p>
          </table:table-cell>
          <table:table-cell office:value-type="float" office:value="4.8146" calcext:value-type="float">
            <text:p>4,81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212]+[.O212]-1" office:value-type="float" office:value="4" calcext:value-type="float">
            <text:p>4</text:p>
          </table:table-cell>
          <table:table-cell table:formula="of:=[.T212]/[.M212]" office:value-type="float" office:value="2.89729157147011" calcext:value-type="float">
            <text:p>2,89729157147011</text:p>
          </table:table-cell>
          <table:table-cell table:formula="of:=[.N212]+[.O212]-1" office:value-type="float" office:value="4" calcext:value-type="float">
            <text:p>4</text:p>
          </table:table-cell>
          <table:table-cell table:formula="of:=[.T212]/([.M212]*([.N212]+[.O212]-1))" office:value-type="float" office:value="0.724322892867528" calcext:value-type="float">
            <text:p>0,724322892867528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8.6453" calcext:value-type="float">
            <text:p>8,6453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848" calcext:value-type="float">
            <text:p>0,084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633" calcext:value-type="float">
            <text:p>0,0633</text:p>
          </table:table-cell>
          <table:table-cell office:value-type="float" office:value="0" calcext:value-type="float">
            <text:p>0</text:p>
          </table:table-cell>
          <table:table-cell office:value-type="float" office:value="8.7301" calcext:value-type="float">
            <text:p>8,73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213]+[.O213]-1" office:value-type="float" office:value="8" calcext:value-type="float">
            <text:p>8</text:p>
          </table:table-cell>
          <table:table-cell table:formula="of:=[.T213]/[.M213]" office:value-type="float" office:value="1.59783965819406" calcext:value-type="float">
            <text:p>1,59783965819406</text:p>
          </table:table-cell>
          <table:table-cell table:formula="of:=[.N213]+[.O213]-1" office:value-type="float" office:value="8" calcext:value-type="float">
            <text:p>8</text:p>
          </table:table-cell>
          <table:table-cell table:formula="of:=[.T213]/([.M213]*([.N213]+[.O213]-1))" office:value-type="float" office:value="0.199729957274258" calcext:value-type="float">
            <text:p>0,199729957274258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7.5908" calcext:value-type="float">
            <text:p>7,5908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339" calcext:value-type="float">
            <text:p>0,0339</text:p>
          </table:table-cell>
          <table:table-cell office:value-type="float" office:value="0.0487" calcext:value-type="float">
            <text:p>0,0487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98" calcext:value-type="float">
            <text:p>0,0298</text:p>
          </table:table-cell>
          <table:table-cell office:value-type="float" office:value="0" calcext:value-type="float">
            <text:p>0</text:p>
          </table:table-cell>
          <table:table-cell office:value-type="float" office:value="7.6395" calcext:value-type="float">
            <text:p>7,6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214]+[.O214]-1" office:value-type="float" office:value="2" calcext:value-type="float">
            <text:p>2</text:p>
          </table:table-cell>
          <table:table-cell table:formula="of:=[.T214]/[.M214]" office:value-type="float" office:value="1.82594410628968" calcext:value-type="float">
            <text:p>1,82594410628968</text:p>
          </table:table-cell>
          <table:table-cell table:formula="of:=[.N214]+[.O214]-1" office:value-type="float" office:value="2" calcext:value-type="float">
            <text:p>2</text:p>
          </table:table-cell>
          <table:table-cell table:formula="of:=[.T214]/([.M214]*([.N214]+[.O214]-1))" office:value-type="float" office:value="0.912972053144839" calcext:value-type="float">
            <text:p>0,912972053144839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4512" calcext:value-type="float">
            <text:p>4,4512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98" calcext:value-type="float">
            <text:p>0,0298</text:p>
          </table:table-cell>
          <table:table-cell office:value-type="float" office:value="0" calcext:value-type="float">
            <text:p>0</text:p>
          </table:table-cell>
          <table:table-cell office:value-type="float" office:value="4.4996" calcext:value-type="float">
            <text:p>4,499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215]+[.O215]-1" office:value-type="float" office:value="3" calcext:value-type="float">
            <text:p>3</text:p>
          </table:table-cell>
          <table:table-cell table:formula="of:=[.T215]/[.M215]" office:value-type="float" office:value="3.10012001066762" calcext:value-type="float">
            <text:p>3,10012001066762</text:p>
          </table:table-cell>
          <table:table-cell table:formula="of:=[.N215]+[.O215]-1" office:value-type="float" office:value="3" calcext:value-type="float">
            <text:p>3</text:p>
          </table:table-cell>
          <table:table-cell table:formula="of:=[.T215]/([.M215]*([.N215]+[.O215]-1))" office:value-type="float" office:value="1.03337333688921" calcext:value-type="float">
            <text:p>1,03337333688921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9926" calcext:value-type="float">
            <text:p>4,9926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253" calcext:value-type="float">
            <text:p>0,0253</text:p>
          </table:table-cell>
          <table:table-cell office:value-type="float" office:value="0.0562" calcext:value-type="float">
            <text:p>0,056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349" calcext:value-type="float">
            <text:p>0,0349</text:p>
          </table:table-cell>
          <table:table-cell office:value-type="float" office:value="0" calcext:value-type="float">
            <text:p>0</text:p>
          </table:table-cell>
          <table:table-cell office:value-type="float" office:value="5.0489" calcext:value-type="float">
            <text:p>5,04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216]+[.O216]-1" office:value-type="float" office:value="5" calcext:value-type="float">
            <text:p>5</text:p>
          </table:table-cell>
          <table:table-cell table:formula="of:=[.T216]/[.M216]" office:value-type="float" office:value="2.76283943037097" calcext:value-type="float">
            <text:p>2,76283943037097</text:p>
          </table:table-cell>
          <table:table-cell table:formula="of:=[.N216]+[.O216]-1" office:value-type="float" office:value="5" calcext:value-type="float">
            <text:p>5</text:p>
          </table:table-cell>
          <table:table-cell table:formula="of:=[.T216]/([.M216]*([.N216]+[.O216]-1))" office:value-type="float" office:value="0.552567886074194" calcext:value-type="float">
            <text:p>0,552567886074194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8399" calcext:value-type="float">
            <text:p>4,8399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85" calcext:value-type="float">
            <text:p>0,008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551" calcext:value-type="float">
            <text:p>0,055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39" calcext:value-type="float">
            <text:p>0,0339</text:p>
          </table:table-cell>
          <table:table-cell office:value-type="float" office:value="0" calcext:value-type="float">
            <text:p>0</text:p>
          </table:table-cell>
          <table:table-cell office:value-type="float" office:value="4.895" calcext:value-type="float">
            <text:p>4,8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217]+[.O217]-1" office:value-type="float" office:value="9" calcext:value-type="float">
            <text:p>9</text:p>
          </table:table-cell>
          <table:table-cell table:formula="of:=[.T217]/[.M217]" office:value-type="float" office:value="2.8497037793667" calcext:value-type="float">
            <text:p>2,8497037793667</text:p>
          </table:table-cell>
          <table:table-cell table:formula="of:=[.N217]+[.O217]-1" office:value-type="float" office:value="9" calcext:value-type="float">
            <text:p>9</text:p>
          </table:table-cell>
          <table:table-cell table:formula="of:=[.T217]/([.M217]*([.N217]+[.O217]-1))" office:value-type="float" office:value="0.316633753262967" calcext:value-type="float">
            <text:p>0,316633753262967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8792" calcext:value-type="float">
            <text:p>4,8792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018" calcext:value-type="float">
            <text:p>0,0018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4.9308" calcext:value-type="float">
            <text:p>4,93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218]+[.O218]-1" office:value-type="float" office:value="4" calcext:value-type="float">
            <text:p>4</text:p>
          </table:table-cell>
          <table:table-cell table:formula="of:=[.T218]/[.M218]" office:value-type="float" office:value="2.82901354749736" calcext:value-type="float">
            <text:p>2,82901354749736</text:p>
          </table:table-cell>
          <table:table-cell table:formula="of:=[.N218]+[.O218]-1" office:value-type="float" office:value="4" calcext:value-type="float">
            <text:p>4</text:p>
          </table:table-cell>
          <table:table-cell table:formula="of:=[.T218]/([.M218]*([.N218]+[.O218]-1))" office:value-type="float" office:value="0.707253386874341" calcext:value-type="float">
            <text:p>0,707253386874341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4151" calcext:value-type="float">
            <text:p>4,4151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92" calcext:value-type="float">
            <text:p>0,0192</text:p>
          </table:table-cell>
          <table:table-cell office:value-type="float" office:value="0" calcext:value-type="float">
            <text:p>0</text:p>
          </table:table-cell>
          <table:table-cell office:value-type="float" office:value="4.4565" calcext:value-type="float">
            <text:p>4,45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219]+[.O219]-1" office:value-type="float" office:value="5" calcext:value-type="float">
            <text:p>5</text:p>
          </table:table-cell>
          <table:table-cell table:formula="of:=[.T219]/[.M219]" office:value-type="float" office:value="3.13010209805901" calcext:value-type="float">
            <text:p>3,13010209805901</text:p>
          </table:table-cell>
          <table:table-cell table:formula="of:=[.N219]+[.O219]-1" office:value-type="float" office:value="5" calcext:value-type="float">
            <text:p>5</text:p>
          </table:table-cell>
          <table:table-cell table:formula="of:=[.T219]/([.M219]*([.N219]+[.O219]-1))" office:value-type="float" office:value="0.626020419611803" calcext:value-type="float">
            <text:p>0,62602041961180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276" calcext:value-type="float">
            <text:p>4,327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78" calcext:value-type="float">
            <text:p>0,0178</text:p>
          </table:table-cell>
          <table:table-cell office:value-type="float" office:value="0" calcext:value-type="float">
            <text:p>0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371" calcext:value-type="float">
            <text:p>0,0371</text:p>
          </table:table-cell>
          <table:table-cell office:value-type="float" office:value="0" calcext:value-type="float">
            <text:p>0</text:p>
          </table:table-cell>
          <table:table-cell office:value-type="float" office:value="4.3907" calcext:value-type="float">
            <text:p>4,390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220]+[.O220]-1" office:value-type="float" office:value="7" calcext:value-type="float">
            <text:p>7</text:p>
          </table:table-cell>
          <table:table-cell table:formula="of:=[.T220]/[.M220]" office:value-type="float" office:value="3.17701049946478" calcext:value-type="float">
            <text:p>3,17701049946478</text:p>
          </table:table-cell>
          <table:table-cell table:formula="of:=[.N220]+[.O220]-1" office:value-type="float" office:value="7" calcext:value-type="float">
            <text:p>7</text:p>
          </table:table-cell>
          <table:table-cell table:formula="of:=[.T220]/([.M220]*([.N220]+[.O220]-1))" office:value-type="float" office:value="0.453858642780683" calcext:value-type="float">
            <text:p>0,45385864278068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7483" calcext:value-type="float">
            <text:p>4,7483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205" calcext:value-type="float">
            <text:p>0,0205</text:p>
          </table:table-cell>
          <table:table-cell office:value-type="float" office:value="0" calcext:value-type="float">
            <text:p>0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0406" calcext:value-type="float">
            <text:p>0,040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92" calcext:value-type="float">
            <text:p>0,0192</text:p>
          </table:table-cell>
          <table:table-cell office:value-type="float" office:value="0" calcext:value-type="float">
            <text:p>0</text:p>
          </table:table-cell>
          <table:table-cell office:value-type="float" office:value="4.7889" calcext:value-type="float">
            <text:p>4,78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221]+[.O221]-1" office:value-type="float" office:value="11" calcext:value-type="float">
            <text:p>11</text:p>
          </table:table-cell>
          <table:table-cell table:formula="of:=[.T221]/[.M221]" office:value-type="float" office:value="2.9128401094197" calcext:value-type="float">
            <text:p>2,9128401094197</text:p>
          </table:table-cell>
          <table:table-cell table:formula="of:=[.N221]+[.O221]-1" office:value-type="float" office:value="11" calcext:value-type="float">
            <text:p>11</text:p>
          </table:table-cell>
          <table:table-cell table:formula="of:=[.T221]/([.M221]*([.N221]+[.O221]-1))" office:value-type="float" office:value="0.264803646310882" calcext:value-type="float">
            <text:p>0,26480364631088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3.9365" calcext:value-type="float">
            <text:p>3,9365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18" calcext:value-type="float">
            <text:p>0,0018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531" calcext:value-type="float">
            <text:p>0,053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233" calcext:value-type="float">
            <text:p>0,0233</text:p>
          </table:table-cell>
          <table:table-cell office:value-type="float" office:value="0" calcext:value-type="float">
            <text:p>0</text:p>
          </table:table-cell>
          <table:table-cell office:value-type="float" office:value="3.9896" calcext:value-type="float">
            <text:p>3,98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222]+[.O222]-1" office:value-type="float" office:value="8" calcext:value-type="float">
            <text:p>8</text:p>
          </table:table-cell>
          <table:table-cell table:formula="of:=[.T222]/[.M222]" office:value-type="float" office:value="3.49641568077" calcext:value-type="float">
            <text:p>3,49641568077</text:p>
          </table:table-cell>
          <table:table-cell table:formula="of:=[.N222]+[.O222]-1" office:value-type="float" office:value="8" calcext:value-type="float">
            <text:p>8</text:p>
          </table:table-cell>
          <table:table-cell table:formula="of:=[.T222]/([.M222]*([.N222]+[.O222]-1))" office:value-type="float" office:value="0.43705196009625" calcext:value-type="float">
            <text:p>0,43705196009625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1373" calcext:value-type="float">
            <text:p>4,1373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362" calcext:value-type="float">
            <text:p>0,0362</text:p>
          </table:table-cell>
          <table:table-cell office:value-type="float" office:value="0" calcext:value-type="float">
            <text:p>0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594" calcext:value-type="float">
            <text:p>0,059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23" calcext:value-type="float">
            <text:p>0,0223</text:p>
          </table:table-cell>
          <table:table-cell office:value-type="float" office:value="0" calcext:value-type="float">
            <text:p>0</text:p>
          </table:table-cell>
          <table:table-cell office:value-type="float" office:value="4.1967" calcext:value-type="float">
            <text:p>4,19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223]+[.O223]-1" office:value-type="float" office:value="9" calcext:value-type="float">
            <text:p>9</text:p>
          </table:table-cell>
          <table:table-cell table:formula="of:=[.T223]/[.M223]" office:value-type="float" office:value="3.32387351967022" calcext:value-type="float">
            <text:p>3,32387351967022</text:p>
          </table:table-cell>
          <table:table-cell table:formula="of:=[.N223]+[.O223]-1" office:value-type="float" office:value="9" calcext:value-type="float">
            <text:p>9</text:p>
          </table:table-cell>
          <table:table-cell table:formula="of:=[.T223]/([.M223]*([.N223]+[.O223]-1))" office:value-type="float" office:value="0.369319279963357" calcext:value-type="float">
            <text:p>0,369319279963357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262" calcext:value-type="float">
            <text:p>4,262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239" calcext:value-type="float">
            <text:p>0,0239</text:p>
          </table:table-cell>
          <table:table-cell office:value-type="float" office:value="0" calcext:value-type="float">
            <text:p>0</text:p>
          </table:table-cell>
          <table:table-cell office:value-type="float" office:value="4.314" calcext:value-type="float">
            <text:p>4,3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24]+[.O224]-1" office:value-type="float" office:value="11" calcext:value-type="float">
            <text:p>11</text:p>
          </table:table-cell>
          <table:table-cell table:formula="of:=[.T224]/[.M224]" office:value-type="float" office:value="3.23349559573482" calcext:value-type="float">
            <text:p>3,23349559573482</text:p>
          </table:table-cell>
          <table:table-cell table:formula="of:=[.N224]+[.O224]-1" office:value-type="float" office:value="11" calcext:value-type="float">
            <text:p>11</text:p>
          </table:table-cell>
          <table:table-cell table:formula="of:=[.T224]/([.M224]*([.N224]+[.O224]-1))" office:value-type="float" office:value="0.293954145066802" calcext:value-type="float">
            <text:p>0,29395414506680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5875" calcext:value-type="float">
            <text:p>4,5875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0.0674" calcext:value-type="float">
            <text:p>0,0674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0521" calcext:value-type="float">
            <text:p>0,052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.6396" calcext:value-type="float">
            <text:p>4,639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225]+[.O225]-1" office:value-type="float" office:value="15" calcext:value-type="float">
            <text:p>15</text:p>
          </table:table-cell>
          <table:table-cell table:formula="of:=[.T225]/[.M225]" office:value-type="float" office:value="3.00657384257264" calcext:value-type="float">
            <text:p>3,00657384257264</text:p>
          </table:table-cell>
          <table:table-cell table:formula="of:=[.N225]+[.O225]-1" office:value-type="float" office:value="15" calcext:value-type="float">
            <text:p>15</text:p>
          </table:table-cell>
          <table:table-cell table:formula="of:=[.T225]/([.M225]*([.N225]+[.O225]-1))" office:value-type="float" office:value="0.200438256171509" calcext:value-type="float">
            <text:p>0,200438256171509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262" calcext:value-type="float">
            <text:p>4,262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424" calcext:value-type="float">
            <text:p>0,0424</text:p>
          </table:table-cell>
          <table:table-cell office:value-type="float" office:value="0" calcext:value-type="float">
            <text:p>0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1385" calcext:value-type="float">
            <text:p>0,1385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213" calcext:value-type="float">
            <text:p>0,1213</text:p>
          </table:table-cell>
          <table:table-cell office:value-type="float" office:value="0" calcext:value-type="float">
            <text:p>0</text:p>
          </table:table-cell>
          <table:table-cell office:value-type="float" office:value="4.4098" calcext:value-type="float">
            <text:p>4,409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226]+[.O226]-1" office:value-type="float" office:value="12" calcext:value-type="float">
            <text:p>12</text:p>
          </table:table-cell>
          <table:table-cell table:formula="of:=[.T226]/[.M226]" office:value-type="float" office:value="3.16325003401515" calcext:value-type="float">
            <text:p>3,16325003401515</text:p>
          </table:table-cell>
          <table:table-cell table:formula="of:=[.N226]+[.O226]-1" office:value-type="float" office:value="12" calcext:value-type="float">
            <text:p>12</text:p>
          </table:table-cell>
          <table:table-cell table:formula="of:=[.T226]/([.M226]*([.N226]+[.O226]-1))" office:value-type="float" office:value="0.263604169501262" calcext:value-type="float">
            <text:p>0,26360416950126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1735" calcext:value-type="float">
            <text:p>4,173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34" calcext:value-type="float">
            <text:p>0,0434</text:p>
          </table:table-cell>
          <table:table-cell office:value-type="float" office:value="0" calcext:value-type="float">
            <text:p>0</text:p>
          </table:table-cell>
          <table:table-cell office:value-type="float" office:value="0.1412" calcext:value-type="float">
            <text:p>0,1412</text:p>
          </table:table-cell>
          <table:table-cell office:value-type="float" office:value="0.1119" calcext:value-type="float">
            <text:p>0,1119</text:p>
          </table:table-cell>
          <table:table-cell office:value-type="float" office:value="0.1359" calcext:value-type="float">
            <text:p>0,135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1129" calcext:value-type="float">
            <text:p>0,1129</text:p>
          </table:table-cell>
          <table:table-cell office:value-type="float" office:value="0" calcext:value-type="float">
            <text:p>0</text:p>
          </table:table-cell>
          <table:table-cell office:value-type="float" office:value="4.3094" calcext:value-type="float">
            <text:p>4,309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227]+[.O227]-1" office:value-type="float" office:value="13" calcext:value-type="float">
            <text:p>13</text:p>
          </table:table-cell>
          <table:table-cell table:formula="of:=[.T227]/[.M227]" office:value-type="float" office:value="3.23694713881283" calcext:value-type="float">
            <text:p>3,23694713881283</text:p>
          </table:table-cell>
          <table:table-cell table:formula="of:=[.N227]+[.O227]-1" office:value-type="float" office:value="13" calcext:value-type="float">
            <text:p>13</text:p>
          </table:table-cell>
          <table:table-cell table:formula="of:=[.T227]/([.M227]*([.N227]+[.O227]-1))" office:value-type="float" office:value="0.248995933754833" calcext:value-type="float">
            <text:p>0,24899593375483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723" calcext:value-type="float">
            <text:p>4,3723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477" calcext:value-type="float">
            <text:p>0,0477</text:p>
          </table:table-cell>
          <table:table-cell office:value-type="float" office:value="0" calcext:value-type="float">
            <text:p>0</text:p>
          </table:table-cell>
          <table:table-cell office:value-type="float" office:value="0.1413" calcext:value-type="float">
            <text:p>0,1413</text:p>
          </table:table-cell>
          <table:table-cell office:value-type="float" office:value="0.1196" calcext:value-type="float">
            <text:p>0,1196</text:p>
          </table:table-cell>
          <table:table-cell office:value-type="float" office:value="0.1654" calcext:value-type="float">
            <text:p>0,165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1389" calcext:value-type="float">
            <text:p>0,1389</text:p>
          </table:table-cell>
          <table:table-cell office:value-type="float" office:value="0" calcext:value-type="float">
            <text:p>0</text:p>
          </table:table-cell>
          <table:table-cell office:value-type="float" office:value="4.5377" calcext:value-type="float">
            <text:p>4,537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228]+[.O228]-1" office:value-type="float" office:value="15" calcext:value-type="float">
            <text:p>15</text:p>
          </table:table-cell>
          <table:table-cell table:formula="of:=[.T228]/[.M228]" office:value-type="float" office:value="3.07409039821936" calcext:value-type="float">
            <text:p>3,07409039821936</text:p>
          </table:table-cell>
          <table:table-cell table:formula="of:=[.N228]+[.O228]-1" office:value-type="float" office:value="15" calcext:value-type="float">
            <text:p>15</text:p>
          </table:table-cell>
          <table:table-cell table:formula="of:=[.T228]/([.M228]*([.N228]+[.O228]-1))" office:value-type="float" office:value="0.204939359881291" calcext:value-type="float">
            <text:p>0,204939359881291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5479" calcext:value-type="float">
            <text:p>4,5479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545" calcext:value-type="float">
            <text:p>0,0545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,128</text:p>
          </table:table-cell>
          <table:table-cell office:value-type="float" office:value="0.0952" calcext:value-type="float">
            <text:p>0,0952</text:p>
          </table:table-cell>
          <table:table-cell office:value-type="float" office:value="0.1679" calcext:value-type="float">
            <text:p>0,167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391" calcext:value-type="float">
            <text:p>0,1391</text:p>
          </table:table-cell>
          <table:table-cell office:value-type="float" office:value="0" calcext:value-type="float">
            <text:p>0</text:p>
          </table:table-cell>
          <table:table-cell office:value-type="float" office:value="4.7158" calcext:value-type="float">
            <text:p>4,71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229]+[.O229]-1" office:value-type="float" office:value="19" calcext:value-type="float">
            <text:p>19</text:p>
          </table:table-cell>
          <table:table-cell table:formula="of:=[.T229]/[.M229]" office:value-type="float" office:value="2.95799228126723" calcext:value-type="float">
            <text:p>2,95799228126723</text:p>
          </table:table-cell>
          <table:table-cell table:formula="of:=[.N229]+[.O229]-1" office:value-type="float" office:value="19" calcext:value-type="float">
            <text:p>19</text:p>
          </table:table-cell>
          <table:table-cell table:formula="of:=[.T229]/([.M229]*([.N229]+[.O229]-1))" office:value-type="float" office:value="0.155683804277223" calcext:value-type="float">
            <text:p>0,15568380427722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1157" calcext:value-type="float">
            <text:p>4,1157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332" calcext:value-type="float">
            <text:p>0,033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2222" calcext:value-type="float">
            <text:p>0,2222</text:p>
          </table:table-cell>
          <table:table-cell office:value-type="float" office:value="0.1888" calcext:value-type="float">
            <text:p>0,188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1606" calcext:value-type="float">
            <text:p>0,1606</text:p>
          </table:table-cell>
          <table:table-cell office:value-type="float" office:value="0" calcext:value-type="float">
            <text:p>0</text:p>
          </table:table-cell>
          <table:table-cell office:value-type="float" office:value="4.3045" calcext:value-type="float">
            <text:p>4,30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230]+[.O230]-1" office:value-type="float" office:value="16" calcext:value-type="float">
            <text:p>16</text:p>
          </table:table-cell>
          <table:table-cell table:formula="of:=[.T230]/[.M230]" office:value-type="float" office:value="3.24063189685213" calcext:value-type="float">
            <text:p>3,24063189685213</text:p>
          </table:table-cell>
          <table:table-cell table:formula="of:=[.N230]+[.O230]-1" office:value-type="float" office:value="16" calcext:value-type="float">
            <text:p>16</text:p>
          </table:table-cell>
          <table:table-cell table:formula="of:=[.T230]/([.M230]*([.N230]+[.O230]-1))" office:value-type="float" office:value="0.202539493553258" calcext:value-type="float">
            <text:p>0,202539493553258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505" calcext:value-type="float">
            <text:p>4,3505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474" calcext:value-type="float">
            <text:p>0,0474</text:p>
          </table:table-cell>
          <table:table-cell office:value-type="float" office:value="0" calcext:value-type="float">
            <text:p>0</text:p>
          </table:table-cell>
          <table:table-cell office:value-type="float" office:value="0.3169" calcext:value-type="float">
            <text:p>0,3169</text:p>
          </table:table-cell>
          <table:table-cell office:value-type="float" office:value="0.133" calcext:value-type="float">
            <text:p>0,133</text:p>
          </table:table-cell>
          <table:table-cell office:value-type="float" office:value="0.2282" calcext:value-type="float">
            <text:p>0,22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1911" calcext:value-type="float">
            <text:p>0,1911</text:p>
          </table:table-cell>
          <table:table-cell office:value-type="float" office:value="0" calcext:value-type="float">
            <text:p>0</text:p>
          </table:table-cell>
          <table:table-cell office:value-type="float" office:value="4.5787" calcext:value-type="float">
            <text:p>4,57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231]+[.O231]-1" office:value-type="float" office:value="17" calcext:value-type="float">
            <text:p>17</text:p>
          </table:table-cell>
          <table:table-cell table:formula="of:=[.T231]/[.M231]" office:value-type="float" office:value="3.04656343503615" calcext:value-type="float">
            <text:p>3,04656343503615</text:p>
          </table:table-cell>
          <table:table-cell table:formula="of:=[.N231]+[.O231]-1" office:value-type="float" office:value="17" calcext:value-type="float">
            <text:p>17</text:p>
          </table:table-cell>
          <table:table-cell table:formula="of:=[.T231]/([.M231]*([.N231]+[.O231]-1))" office:value-type="float" office:value="0.179209613825656" calcext:value-type="float">
            <text:p>0,179209613825656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1323" calcext:value-type="float">
            <text:p>4,1323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736" calcext:value-type="float">
            <text:p>0,0736</text:p>
          </table:table-cell>
          <table:table-cell office:value-type="float" office:value="0" calcext:value-type="float">
            <text:p>0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935" calcext:value-type="float">
            <text:p>0,193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1714" calcext:value-type="float">
            <text:p>0,1714</text:p>
          </table:table-cell>
          <table:table-cell office:value-type="float" office:value="0" calcext:value-type="float">
            <text:p>0</text:p>
          </table:table-cell>
          <table:table-cell office:value-type="float" office:value="4.3258" calcext:value-type="float">
            <text:p>4,325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232]+[.O232]-1" office:value-type="float" office:value="19" calcext:value-type="float">
            <text:p>19</text:p>
          </table:table-cell>
          <table:table-cell table:formula="of:=[.T232]/[.M232]" office:value-type="float" office:value="3.22467520458643" calcext:value-type="float">
            <text:p>3,22467520458643</text:p>
          </table:table-cell>
          <table:table-cell table:formula="of:=[.N232]+[.O232]-1" office:value-type="float" office:value="19" calcext:value-type="float">
            <text:p>19</text:p>
          </table:table-cell>
          <table:table-cell table:formula="of:=[.T232]/([.M232]*([.N232]+[.O232]-1))" office:value-type="float" office:value="0.169719747609812" calcext:value-type="float">
            <text:p>0,16971974760981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811" calcext:value-type="float">
            <text:p>4,811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831" calcext:value-type="float">
            <text:p>0,0831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,222</text:p>
          </table:table-cell>
          <table:table-cell office:value-type="float" office:value="0.1181" calcext:value-type="float">
            <text:p>0,1181</text:p>
          </table:table-cell>
          <table:table-cell office:value-type="float" office:value="0.2088" calcext:value-type="float">
            <text:p>0,208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1817" calcext:value-type="float">
            <text:p>0,1817</text:p>
          </table:table-cell>
          <table:table-cell office:value-type="float" office:value="0" calcext:value-type="float">
            <text:p>0</text:p>
          </table:table-cell>
          <table:table-cell office:value-type="float" office:value="5.0198" calcext:value-type="float">
            <text:p>5,01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233]+[.O233]-1" office:value-type="float" office:value="23" calcext:value-type="float">
            <text:p>23</text:p>
          </table:table-cell>
          <table:table-cell table:formula="of:=[.T233]/[.M233]" office:value-type="float" office:value="2.77885573130404" calcext:value-type="float">
            <text:p>2,77885573130404</text:p>
          </table:table-cell>
          <table:table-cell table:formula="of:=[.N233]+[.O233]-1" office:value-type="float" office:value="23" calcext:value-type="float">
            <text:p>23</text:p>
          </table:table-cell>
          <table:table-cell table:formula="of:=[.T233]/([.M233]*([.N233]+[.O233]-1))" office:value-type="float" office:value="0.120819814404523" calcext:value-type="float">
            <text:p>0,12081981440452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9907" calcext:value-type="float">
            <text:p>4,9907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5719" calcext:value-type="float">
            <text:p>0,5719</text:p>
          </table:table-cell>
          <table:table-cell office:value-type="float" office:value="0.5235" calcext:value-type="float">
            <text:p>0,5235</text:p>
          </table:table-cell>
          <table:table-cell office:value-type="float" office:value="0.4775" calcext:value-type="float">
            <text:p>0,477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4397" calcext:value-type="float">
            <text:p>0,4397</text:p>
          </table:table-cell>
          <table:table-cell office:value-type="float" office:value="0" calcext:value-type="float">
            <text:p>0</text:p>
          </table:table-cell>
          <table:table-cell office:value-type="float" office:value="5.4681" calcext:value-type="float">
            <text:p>5,468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234]+[.O234]-1" office:value-type="float" office:value="32" calcext:value-type="float">
            <text:p>32</text:p>
          </table:table-cell>
          <table:table-cell table:formula="of:=[.T234]/[.M234]" office:value-type="float" office:value="2.55103235127375" calcext:value-type="float">
            <text:p>2,55103235127375</text:p>
          </table:table-cell>
          <table:table-cell table:formula="of:=[.N234]+[.O234]-1" office:value-type="float" office:value="32" calcext:value-type="float">
            <text:p>32</text:p>
          </table:table-cell>
          <table:table-cell table:formula="of:=[.T234]/([.M234]*([.N234]+[.O234]-1))" office:value-type="float" office:value="0.0797197609773047" calcext:value-type="float">
            <text:p>0,0797197609773047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541" calcext:value-type="float">
            <text:p>4,3541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949" calcext:value-type="float">
            <text:p>0,0949</text:p>
          </table:table-cell>
          <table:table-cell office:value-type="float" office:value="0" calcext:value-type="float">
            <text:p>0</text:p>
          </table:table-cell>
          <table:table-cell office:value-type="float" office:value="1.2356" calcext:value-type="float">
            <text:p>1,2356</text:p>
          </table:table-cell>
          <table:table-cell office:value-type="float" office:value="0.2679" calcext:value-type="float">
            <text:p>0,2679</text:p>
          </table:table-cell>
          <table:table-cell office:value-type="float" office:value="0.315" calcext:value-type="float">
            <text:p>0,3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2919" calcext:value-type="float">
            <text:p>0,2919</text:p>
          </table:table-cell>
          <table:table-cell office:value-type="float" office:value="0" calcext:value-type="float">
            <text:p>0</text:p>
          </table:table-cell>
          <table:table-cell office:value-type="float" office:value="4.6691" calcext:value-type="float">
            <text:p>4,669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235]+[.O235]-1" office:value-type="float" office:value="33" calcext:value-type="float">
            <text:p>33</text:p>
          </table:table-cell>
          <table:table-cell table:formula="of:=[.T235]/[.M235]" office:value-type="float" office:value="2.98757790580626" calcext:value-type="float">
            <text:p>2,98757790580626</text:p>
          </table:table-cell>
          <table:table-cell table:formula="of:=[.N235]+[.O235]-1" office:value-type="float" office:value="33" calcext:value-type="float">
            <text:p>33</text:p>
          </table:table-cell>
          <table:table-cell table:formula="of:=[.T235]/([.M235]*([.N235]+[.O235]-1))" office:value-type="float" office:value="0.0905326638123109" calcext:value-type="float">
            <text:p>0,0905326638123109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919" calcext:value-type="float">
            <text:p>4,3919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1545" calcext:value-type="float">
            <text:p>0,1545</text:p>
          </table:table-cell>
          <table:table-cell office:value-type="float" office:value="0" calcext:value-type="float">
            <text:p>0</text:p>
          </table:table-cell>
          <table:table-cell office:value-type="float" office:value="0.7816" calcext:value-type="float">
            <text:p>0,7816</text:p>
          </table:table-cell>
          <table:table-cell office:value-type="float" office:value="0.2809" calcext:value-type="float">
            <text:p>0,2809</text:p>
          </table:table-cell>
          <table:table-cell office:value-type="float" office:value="0.3365" calcext:value-type="float">
            <text:p>0,336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3077" calcext:value-type="float">
            <text:p>0,3077</text:p>
          </table:table-cell>
          <table:table-cell office:value-type="float" office:value="0" calcext:value-type="float">
            <text:p>0</text:p>
          </table:table-cell>
          <table:table-cell office:value-type="float" office:value="4.7283" calcext:value-type="float">
            <text:p>4,728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236]+[.O236]-1" office:value-type="float" office:value="35" calcext:value-type="float">
            <text:p>35</text:p>
          </table:table-cell>
          <table:table-cell table:formula="of:=[.T236]/[.M236]" office:value-type="float" office:value="2.95017236638961" calcext:value-type="float">
            <text:p>2,95017236638961</text:p>
          </table:table-cell>
          <table:table-cell table:formula="of:=[.N236]+[.O236]-1" office:value-type="float" office:value="35" calcext:value-type="float">
            <text:p>35</text:p>
          </table:table-cell>
          <table:table-cell table:formula="of:=[.T236]/([.M236]*([.N236]+[.O236]-1))" office:value-type="float" office:value="0.0842906390397032" calcext:value-type="float">
            <text:p>0,084290639039703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7509" calcext:value-type="float">
            <text:p>4,7509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1659" calcext:value-type="float">
            <text:p>0,1659</text:p>
          </table:table-cell>
          <table:table-cell office:value-type="float" office:value="0" calcext:value-type="float">
            <text:p>0</text:p>
          </table:table-cell>
          <table:table-cell office:value-type="float" office:value="0.4525" calcext:value-type="float">
            <text:p>0,4525</text:p>
          </table:table-cell>
          <table:table-cell office:value-type="float" office:value="0.2035" calcext:value-type="float">
            <text:p>0,2035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3532" calcext:value-type="float">
            <text:p>0,3532</text:p>
          </table:table-cell>
          <table:table-cell office:value-type="float" office:value="0" calcext:value-type="float">
            <text:p>0</text:p>
          </table:table-cell>
          <table:table-cell office:value-type="float" office:value="5.1322" calcext:value-type="float">
            <text:p>5,13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237]+[.O237]-1" office:value-type="float" office:value="39" calcext:value-type="float">
            <text:p>39</text:p>
          </table:table-cell>
          <table:table-cell table:formula="of:=[.T237]/[.M237]" office:value-type="float" office:value="2.71799618097502" calcext:value-type="float">
            <text:p>2,71799618097502</text:p>
          </table:table-cell>
          <table:table-cell table:formula="of:=[.N237]+[.O237]-1" office:value-type="float" office:value="39" calcext:value-type="float">
            <text:p>39</text:p>
          </table:table-cell>
          <table:table-cell table:formula="of:=[.T237]/([.M237]*([.N237]+[.O237]-1))" office:value-type="float" office:value="0.0696922097685903" calcext:value-type="float">
            <text:p>0,069692209768590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2511" calcext:value-type="float">
            <text:p>4,2511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1642" calcext:value-type="float">
            <text:p>0,1642</text:p>
          </table:table-cell>
          <table:table-cell office:value-type="float" office:value="0" calcext:value-type="float">
            <text:p>0</text:p>
          </table:table-cell>
          <table:table-cell office:value-type="float" office:value="1.5458" calcext:value-type="float">
            <text:p>1,5458</text:p>
          </table:table-cell>
          <table:table-cell office:value-type="float" office:value="0.8093" calcext:value-type="float">
            <text:p>0,8093</text:p>
          </table:table-cell>
          <table:table-cell office:value-type="float" office:value="0.5531" calcext:value-type="float">
            <text:p>0,553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5287" calcext:value-type="float">
            <text:p>0,5287</text:p>
          </table:table-cell>
          <table:table-cell office:value-type="float" office:value="0" calcext:value-type="float">
            <text:p>0</text:p>
          </table:table-cell>
          <table:table-cell office:value-type="float" office:value="4.8042" calcext:value-type="float">
            <text:p>4,804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238]+[.O238]-1" office:value-type="float" office:value="64" calcext:value-type="float">
            <text:p>64</text:p>
          </table:table-cell>
          <table:table-cell table:formula="of:=[.T238]/[.M238]" office:value-type="float" office:value="2.90356354856168" calcext:value-type="float">
            <text:p>2,90356354856168</text:p>
          </table:table-cell>
          <table:table-cell table:formula="of:=[.N238]+[.O238]-1" office:value-type="float" office:value="64" calcext:value-type="float">
            <text:p>64</text:p>
          </table:table-cell>
          <table:table-cell table:formula="of:=[.T238]/([.M238]*([.N238]+[.O238]-1))" office:value-type="float" office:value="0.0453681804462762" calcext:value-type="float">
            <text:p>0,045368180446276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3.7643" calcext:value-type="float">
            <text:p>3,7643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1222" calcext:value-type="float">
            <text:p>0,1222</text:p>
          </table:table-cell>
          <table:table-cell office:value-type="float" office:value="0" calcext:value-type="float">
            <text:p>0</text:p>
          </table:table-cell>
          <table:table-cell office:value-type="float" office:value="3.0227" calcext:value-type="float">
            <text:p>3,0227</text:p>
          </table:table-cell>
          <table:table-cell office:value-type="float" office:value="0.2941" calcext:value-type="float">
            <text:p>0,2941</text:p>
          </table:table-cell>
          <table:table-cell office:value-type="float" office:value="0.5791" calcext:value-type="float">
            <text:p>0,579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5545" calcext:value-type="float">
            <text:p>0,5545</text:p>
          </table:table-cell>
          <table:table-cell office:value-type="float" office:value="0" calcext:value-type="float">
            <text:p>0</text:p>
          </table:table-cell>
          <table:table-cell office:value-type="float" office:value="4.3434" calcext:value-type="float">
            <text:p>4,343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239]+[.O239]-1" office:value-type="float" office:value="65" calcext:value-type="float">
            <text:p>65</text:p>
          </table:table-cell>
          <table:table-cell table:formula="of:=[.T239]/[.M239]" office:value-type="float" office:value="3.21160841736888" calcext:value-type="float">
            <text:p>3,21160841736888</text:p>
          </table:table-cell>
          <table:table-cell table:formula="of:=[.N239]+[.O239]-1" office:value-type="float" office:value="65" calcext:value-type="float">
            <text:p>65</text:p>
          </table:table-cell>
          <table:table-cell table:formula="of:=[.T239]/([.M239]*([.N239]+[.O239]-1))" office:value-type="float" office:value="0.0494093602672136" calcext:value-type="float">
            <text:p>0,0494093602672136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5.2621" calcext:value-type="float">
            <text:p>5,2621</text:p>
          </table:table-cell>
          <table:table-cell office:value-type="float" office:value="0.01" calcext:value-type="float">
            <text:p>0,01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3677" calcext:value-type="float">
            <text:p>0,3677</text:p>
          </table:table-cell>
          <table:table-cell office:value-type="float" office:value="0" calcext:value-type="float">
            <text:p>0</text:p>
          </table:table-cell>
          <table:table-cell office:value-type="float" office:value="2.1189" calcext:value-type="float">
            <text:p>2,1189</text:p>
          </table:table-cell>
          <table:table-cell office:value-type="float" office:value="0.4817" calcext:value-type="float">
            <text:p>0,4817</text:p>
          </table:table-cell>
          <table:table-cell office:value-type="float" office:value="0.716" calcext:value-type="float">
            <text:p>0,7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6789" calcext:value-type="float">
            <text:p>0,6789</text:p>
          </table:table-cell>
          <table:table-cell office:value-type="float" office:value="0" calcext:value-type="float">
            <text:p>0</text:p>
          </table:table-cell>
          <table:table-cell office:value-type="float" office:value="5.9781" calcext:value-type="float">
            <text:p>5,978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240]+[.O240]-1" office:value-type="float" office:value="67" calcext:value-type="float">
            <text:p>67</text:p>
          </table:table-cell>
          <table:table-cell table:formula="of:=[.T240]/[.M240]" office:value-type="float" office:value="2.33340024422475" calcext:value-type="float">
            <text:p>2,33340024422475</text:p>
          </table:table-cell>
          <table:table-cell table:formula="of:=[.N240]+[.O240]-1" office:value-type="float" office:value="67" calcext:value-type="float">
            <text:p>67</text:p>
          </table:table-cell>
          <table:table-cell table:formula="of:=[.T240]/([.M240]*([.N240]+[.O240]-1))" office:value-type="float" office:value="0.0348268693167874" calcext:value-type="float">
            <text:p>0,0348268693167874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5.0488" calcext:value-type="float">
            <text:p>5,0488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4238" calcext:value-type="float">
            <text:p>0,4238</text:p>
          </table:table-cell>
          <table:table-cell office:value-type="float" office:value="0" calcext:value-type="float">
            <text:p>0</text:p>
          </table:table-cell>
          <table:table-cell office:value-type="float" office:value="1.1911" calcext:value-type="float">
            <text:p>1,1911</text:p>
          </table:table-cell>
          <table:table-cell office:value-type="float" office:value="0.4622" calcext:value-type="float">
            <text:p>0,4622</text:p>
          </table:table-cell>
          <table:table-cell office:value-type="float" office:value="0.6108" calcext:value-type="float">
            <text:p>0,610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5809" calcext:value-type="float">
            <text:p>0,5809</text:p>
          </table:table-cell>
          <table:table-cell office:value-type="float" office:value="0" calcext:value-type="float">
            <text:p>0</text:p>
          </table:table-cell>
          <table:table-cell office:value-type="float" office:value="5.6595" calcext:value-type="float">
            <text:p>5,659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241]+[.O241]-1" office:value-type="float" office:value="71" calcext:value-type="float">
            <text:p>71</text:p>
          </table:table-cell>
          <table:table-cell table:formula="of:=[.T241]/[.M241]" office:value-type="float" office:value="2.46475837088082" calcext:value-type="float">
            <text:p>2,46475837088082</text:p>
          </table:table-cell>
          <table:table-cell table:formula="of:=[.N241]+[.O241]-1" office:value-type="float" office:value="71" calcext:value-type="float">
            <text:p>71</text:p>
          </table:table-cell>
          <table:table-cell table:formula="of:=[.T241]/([.M241]*([.N241]+[.O241]-1))" office:value-type="float" office:value="0.0347149066321242" calcext:value-type="float">
            <text:p>0,034714906632124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27.4293" calcext:value-type="float">
            <text:p>27,4293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347" calcext:value-type="float">
            <text:p>0,034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404" calcext:value-type="float">
            <text:p>0,0404</text:p>
          </table:table-cell>
          <table:table-cell office:value-type="float" office:value="4.0234" calcext:value-type="float">
            <text:p>4,0234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37" calcext:value-type="float">
            <text:p>0,0037</text:p>
          </table:table-cell>
          <table:table-cell office:value-type="float" office:value="3.9752" calcext:value-type="float">
            <text:p>3,9752</text:p>
          </table:table-cell>
          <table:table-cell office:value-type="float" office:value="0" calcext:value-type="float">
            <text:p>0</text:p>
          </table:table-cell>
          <table:table-cell office:value-type="float" office:value="31.4527" calcext:value-type="float">
            <text:p>31,45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242]+[.O242]-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table:formula="of:=[.N242]+[.O242]-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3.3135" calcext:value-type="float">
            <text:p>13,313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186" calcext:value-type="float">
            <text:p>0,0186</text:p>
          </table:table-cell>
          <table:table-cell office:value-type="float" office:value="4.0526" calcext:value-type="float">
            <text:p>4,052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44" calcext:value-type="float">
            <text:p>0,0044</text:p>
          </table:table-cell>
          <table:table-cell office:value-type="float" office:value="3.9934" calcext:value-type="float">
            <text:p>3,9934</text:p>
          </table:table-cell>
          <table:table-cell office:value-type="float" office:value="0" calcext:value-type="float">
            <text:p>0</text:p>
          </table:table-cell>
          <table:table-cell office:value-type="float" office:value="17.3661" calcext:value-type="float">
            <text:p>17,36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243]+[.O243]-1" office:value-type="float" office:value="2" calcext:value-type="float">
            <text:p>2</text:p>
          </table:table-cell>
          <table:table-cell table:formula="of:=[.T243]/[.M243]" office:value-type="float" office:value="1.69666188724008" calcext:value-type="float">
            <text:p>1,69666188724008</text:p>
          </table:table-cell>
          <table:table-cell table:formula="of:=[.N243]+[.O243]-1" office:value-type="float" office:value="2" calcext:value-type="float">
            <text:p>2</text:p>
          </table:table-cell>
          <table:table-cell table:formula="of:=[.T243]/([.M243]*([.N243]+[.O243]-1))" office:value-type="float" office:value="0.848330943620041" calcext:value-type="float">
            <text:p>0,848330943620041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3335" calcext:value-type="float">
            <text:p>9,3335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136" calcext:value-type="float">
            <text:p>0,0136</text:p>
          </table:table-cell>
          <table:table-cell office:value-type="float" office:value="4.5376" calcext:value-type="float">
            <text:p>4,537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45" calcext:value-type="float">
            <text:p>0,0045</text:p>
          </table:table-cell>
          <table:table-cell office:value-type="float" office:value="4.4781" calcext:value-type="float">
            <text:p>4,4781</text:p>
          </table:table-cell>
          <table:table-cell office:value-type="float" office:value="0" calcext:value-type="float">
            <text:p>0</text:p>
          </table:table-cell>
          <table:table-cell office:value-type="float" office:value="13.8711" calcext:value-type="float">
            <text:p>13,87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244]+[.O244]-1" office:value-type="float" office:value="4" calcext:value-type="float">
            <text:p>4</text:p>
          </table:table-cell>
          <table:table-cell table:formula="of:=[.T244]/[.M244]" office:value-type="float" office:value="2.12415742082459" calcext:value-type="float">
            <text:p>2,12415742082459</text:p>
          </table:table-cell>
          <table:table-cell table:formula="of:=[.N244]+[.O244]-1" office:value-type="float" office:value="4" calcext:value-type="float">
            <text:p>4</text:p>
          </table:table-cell>
          <table:table-cell table:formula="of:=[.T244]/([.M244]*([.N244]+[.O244]-1))" office:value-type="float" office:value="0.531039355206148" calcext:value-type="float">
            <text:p>0,531039355206148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6.7447" calcext:value-type="float">
            <text:p>16,7447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85" calcext:value-type="float">
            <text:p>0,0185</text:p>
          </table:table-cell>
          <table:table-cell office:value-type="float" office:value="4.285" calcext:value-type="float">
            <text:p>4,28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44" calcext:value-type="float">
            <text:p>0,0044</text:p>
          </table:table-cell>
          <table:table-cell office:value-type="float" office:value="4.2208" calcext:value-type="float">
            <text:p>4,2208</text:p>
          </table:table-cell>
          <table:table-cell office:value-type="float" office:value="0" calcext:value-type="float">
            <text:p>0</text:p>
          </table:table-cell>
          <table:table-cell office:value-type="float" office:value="21.0297" calcext:value-type="float">
            <text:p>21,02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245]+[.O245]-1" office:value-type="float" office:value="8" calcext:value-type="float">
            <text:p>8</text:p>
          </table:table-cell>
          <table:table-cell table:formula="of:=[.T245]/[.M245]" office:value-type="float" office:value="1.40108513198001" calcext:value-type="float">
            <text:p>1,40108513198001</text:p>
          </table:table-cell>
          <table:table-cell table:formula="of:=[.N245]+[.O245]-1" office:value-type="float" office:value="8" calcext:value-type="float">
            <text:p>8</text:p>
          </table:table-cell>
          <table:table-cell table:formula="of:=[.T245]/([.M245]*([.N245]+[.O245]-1))" office:value-type="float" office:value="0.175135641497501" calcext:value-type="float">
            <text:p>0,175135641497501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4.3567" calcext:value-type="float">
            <text:p>14,3567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85" calcext:value-type="float">
            <text:p>0,0385</text:p>
          </table:table-cell>
          <table:table-cell office:value-type="float" office:value="2.3709" calcext:value-type="float">
            <text:p>2,3709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58" calcext:value-type="float">
            <text:p>0,0158</text:p>
          </table:table-cell>
          <table:table-cell office:value-type="float" office:value="2.2934" calcext:value-type="float">
            <text:p>2,2934</text:p>
          </table:table-cell>
          <table:table-cell office:value-type="float" office:value="0" calcext:value-type="float">
            <text:p>0</text:p>
          </table:table-cell>
          <table:table-cell office:value-type="float" office:value="16.7276" calcext:value-type="float">
            <text:p>16,72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246]+[.O246]-1" office:value-type="float" office:value="2" calcext:value-type="float">
            <text:p>2</text:p>
          </table:table-cell>
          <table:table-cell table:formula="of:=[.T246]/[.M246]" office:value-type="float" office:value="1.76142423300414" calcext:value-type="float">
            <text:p>1,76142423300414</text:p>
          </table:table-cell>
          <table:table-cell table:formula="of:=[.N246]+[.O246]-1" office:value-type="float" office:value="2" calcext:value-type="float">
            <text:p>2</text:p>
          </table:table-cell>
          <table:table-cell table:formula="of:=[.T246]/([.M246]*([.N246]+[.O246]-1))" office:value-type="float" office:value="0.880712116502068" calcext:value-type="float">
            <text:p>0,880712116502068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6004" calcext:value-type="float">
            <text:p>9,6004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262" calcext:value-type="float">
            <text:p>0,0262</text:p>
          </table:table-cell>
          <table:table-cell office:value-type="float" office:value="2.2317" calcext:value-type="float">
            <text:p>2,2317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72" calcext:value-type="float">
            <text:p>0,0172</text:p>
          </table:table-cell>
          <table:table-cell office:value-type="float" office:value="2.1533" calcext:value-type="float">
            <text:p>2,1533</text:p>
          </table:table-cell>
          <table:table-cell office:value-type="float" office:value="0" calcext:value-type="float">
            <text:p>0</text:p>
          </table:table-cell>
          <table:table-cell office:value-type="float" office:value="11.8321" calcext:value-type="float">
            <text:p>11,832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247]+[.O247]-1" office:value-type="float" office:value="3" calcext:value-type="float">
            <text:p>3</text:p>
          </table:table-cell>
          <table:table-cell table:formula="of:=[.T247]/[.M247]" office:value-type="float" office:value="2.49020883866769" calcext:value-type="float">
            <text:p>2,49020883866769</text:p>
          </table:table-cell>
          <table:table-cell table:formula="of:=[.N247]+[.O247]-1" office:value-type="float" office:value="3" calcext:value-type="float">
            <text:p>3</text:p>
          </table:table-cell>
          <table:table-cell table:formula="of:=[.T247]/([.M247]*([.N247]+[.O247]-1))" office:value-type="float" office:value="0.830069612889231" calcext:value-type="float">
            <text:p>0,830069612889231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2293" calcext:value-type="float">
            <text:p>8,2293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077" calcext:value-type="float">
            <text:p>0,0077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242" calcext:value-type="float">
            <text:p>0,0242</text:p>
          </table:table-cell>
          <table:table-cell office:value-type="float" office:value="3.0337" calcext:value-type="float">
            <text:p>3,033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66" calcext:value-type="float">
            <text:p>0,0166</text:p>
          </table:table-cell>
          <table:table-cell office:value-type="float" office:value="2.9553" calcext:value-type="float">
            <text:p>2,9553</text:p>
          </table:table-cell>
          <table:table-cell office:value-type="float" office:value="0" calcext:value-type="float">
            <text:p>0</text:p>
          </table:table-cell>
          <table:table-cell office:value-type="float" office:value="11.263" calcext:value-type="float">
            <text:p>11,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248]+[.O248]-1" office:value-type="float" office:value="5" calcext:value-type="float">
            <text:p>5</text:p>
          </table:table-cell>
          <table:table-cell table:formula="of:=[.T248]/[.M248]" office:value-type="float" office:value="2.61603480422623" calcext:value-type="float">
            <text:p>2,61603480422623</text:p>
          </table:table-cell>
          <table:table-cell table:formula="of:=[.N248]+[.O248]-1" office:value-type="float" office:value="5" calcext:value-type="float">
            <text:p>5</text:p>
          </table:table-cell>
          <table:table-cell table:formula="of:=[.T248]/([.M248]*([.N248]+[.O248]-1))" office:value-type="float" office:value="0.523206960845246" calcext:value-type="float">
            <text:p>0,52320696084524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0.3243" calcext:value-type="float">
            <text:p>10,3243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227" calcext:value-type="float">
            <text:p>0,0227</text:p>
          </table:table-cell>
          <table:table-cell office:value-type="float" office:value="2.6698" calcext:value-type="float">
            <text:p>2,669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72" calcext:value-type="float">
            <text:p>0,0172</text:p>
          </table:table-cell>
          <table:table-cell office:value-type="float" office:value="2.5914" calcext:value-type="float">
            <text:p>2,5914</text:p>
          </table:table-cell>
          <table:table-cell office:value-type="float" office:value="0" calcext:value-type="float">
            <text:p>0</text:p>
          </table:table-cell>
          <table:table-cell office:value-type="float" office:value="12.9941" calcext:value-type="float">
            <text:p>12,99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249]+[.O249]-1" office:value-type="float" office:value="9" calcext:value-type="float">
            <text:p>9</text:p>
          </table:table-cell>
          <table:table-cell table:formula="of:=[.T249]/[.M249]" office:value-type="float" office:value="2.26752141356462" calcext:value-type="float">
            <text:p>2,26752141356462</text:p>
          </table:table-cell>
          <table:table-cell table:formula="of:=[.N249]+[.O249]-1" office:value-type="float" office:value="9" calcext:value-type="float">
            <text:p>9</text:p>
          </table:table-cell>
          <table:table-cell table:formula="of:=[.T249]/([.M249]*([.N249]+[.O249]-1))" office:value-type="float" office:value="0.251946823729402" calcext:value-type="float">
            <text:p>0,251946823729402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2149" calcext:value-type="float">
            <text:p>9,2149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79" calcext:value-type="float">
            <text:p>0,0479</text:p>
          </table:table-cell>
          <table:table-cell office:value-type="float" office:value="1.5162" calcext:value-type="float">
            <text:p>1,516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51" calcext:value-type="float">
            <text:p>0,0251</text:p>
          </table:table-cell>
          <table:table-cell office:value-type="float" office:value="1.4299" calcext:value-type="float">
            <text:p>1,4299</text:p>
          </table:table-cell>
          <table:table-cell office:value-type="float" office:value="0" calcext:value-type="float">
            <text:p>0</text:p>
          </table:table-cell>
          <table:table-cell office:value-type="float" office:value="10.7312" calcext:value-type="float">
            <text:p>10,73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250]+[.O250]-1" office:value-type="float" office:value="4" calcext:value-type="float">
            <text:p>4</text:p>
          </table:table-cell>
          <table:table-cell table:formula="of:=[.T250]/[.M250]" office:value-type="float" office:value="2.74567615923662" calcext:value-type="float">
            <text:p>2,74567615923662</text:p>
          </table:table-cell>
          <table:table-cell table:formula="of:=[.N250]+[.O250]-1" office:value-type="float" office:value="4" calcext:value-type="float">
            <text:p>4</text:p>
          </table:table-cell>
          <table:table-cell table:formula="of:=[.T250]/([.M250]*([.N250]+[.O250]-1))" office:value-type="float" office:value="0.686419039809155" calcext:value-type="float">
            <text:p>0,686419039809155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5921" calcext:value-type="float">
            <text:p>8,5921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08" calcext:value-type="float">
            <text:p>0,0108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373" calcext:value-type="float">
            <text:p>0,0373</text:p>
          </table:table-cell>
          <table:table-cell office:value-type="float" office:value="1.4068" calcext:value-type="float">
            <text:p>1,4068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29" calcext:value-type="float">
            <text:p>0,0329</text:p>
          </table:table-cell>
          <table:table-cell office:value-type="float" office:value="1.2988" calcext:value-type="float">
            <text:p>1,2988</text:p>
          </table:table-cell>
          <table:table-cell office:value-type="float" office:value="0" calcext:value-type="float">
            <text:p>0</text:p>
          </table:table-cell>
          <table:table-cell office:value-type="float" office:value="9.9989" calcext:value-type="float">
            <text:p>9,99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251]+[.O251]-1" office:value-type="float" office:value="5" calcext:value-type="float">
            <text:p>5</text:p>
          </table:table-cell>
          <table:table-cell table:formula="of:=[.T251]/[.M251]" office:value-type="float" office:value="2.94676414405585" calcext:value-type="float">
            <text:p>2,94676414405585</text:p>
          </table:table-cell>
          <table:table-cell table:formula="of:=[.N251]+[.O251]-1" office:value-type="float" office:value="5" calcext:value-type="float">
            <text:p>5</text:p>
          </table:table-cell>
          <table:table-cell table:formula="of:=[.T251]/([.M251]*([.N251]+[.O251]-1))" office:value-type="float" office:value="0.589352828811169" calcext:value-type="float">
            <text:p>0,58935282881116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6439" calcext:value-type="float">
            <text:p>8,6439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184" calcext:value-type="float">
            <text:p>0,0184</text:p>
          </table:table-cell>
          <table:table-cell office:value-type="float" office:value="0" calcext:value-type="float">
            <text:p>0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407" calcext:value-type="float">
            <text:p>0,0407</text:p>
          </table:table-cell>
          <table:table-cell office:value-type="float" office:value="1.1889" calcext:value-type="float">
            <text:p>1,188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71" calcext:value-type="float">
            <text:p>0,0271</text:p>
          </table:table-cell>
          <table:table-cell office:value-type="float" office:value="1.1008" calcext:value-type="float">
            <text:p>1,1008</text:p>
          </table:table-cell>
          <table:table-cell office:value-type="float" office:value="0" calcext:value-type="float">
            <text:p>0</text:p>
          </table:table-cell>
          <table:table-cell office:value-type="float" office:value="9.8328" calcext:value-type="float">
            <text:p>9,832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252]+[.O252]-1" office:value-type="float" office:value="7" calcext:value-type="float">
            <text:p>7</text:p>
          </table:table-cell>
          <table:table-cell table:formula="of:=[.T252]/[.M252]" office:value-type="float" office:value="2.99654218533887" calcext:value-type="float">
            <text:p>2,99654218533887</text:p>
          </table:table-cell>
          <table:table-cell table:formula="of:=[.N252]+[.O252]-1" office:value-type="float" office:value="7" calcext:value-type="float">
            <text:p>7</text:p>
          </table:table-cell>
          <table:table-cell table:formula="of:=[.T252]/([.M252]*([.N252]+[.O252]-1))" office:value-type="float" office:value="0.428077455048409" calcext:value-type="float">
            <text:p>0,42807745504840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1519" calcext:value-type="float">
            <text:p>9,1519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207" calcext:value-type="float">
            <text:p>0,0207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387" calcext:value-type="float">
            <text:p>0,0387</text:p>
          </table:table-cell>
          <table:table-cell office:value-type="float" office:value="1.6445" calcext:value-type="float">
            <text:p>1,644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03" calcext:value-type="float">
            <text:p>0,0303</text:p>
          </table:table-cell>
          <table:table-cell office:value-type="float" office:value="1.5392" calcext:value-type="float">
            <text:p>1,5392</text:p>
          </table:table-cell>
          <table:table-cell office:value-type="float" office:value="0" calcext:value-type="float">
            <text:p>0</text:p>
          </table:table-cell>
          <table:table-cell office:value-type="float" office:value="10.7964" calcext:value-type="float">
            <text:p>10,79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253]+[.O253]-1" office:value-type="float" office:value="11" calcext:value-type="float">
            <text:p>11</text:p>
          </table:table-cell>
          <table:table-cell table:formula="of:=[.T253]/[.M253]" office:value-type="float" office:value="2.72909488347968" calcext:value-type="float">
            <text:p>2,72909488347968</text:p>
          </table:table-cell>
          <table:table-cell table:formula="of:=[.N253]+[.O253]-1" office:value-type="float" office:value="11" calcext:value-type="float">
            <text:p>11</text:p>
          </table:table-cell>
          <table:table-cell table:formula="of:=[.T253]/([.M253]*([.N253]+[.O253]-1))" office:value-type="float" office:value="0.248099534861789" calcext:value-type="float">
            <text:p>0,24809953486178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9423" calcext:value-type="float">
            <text:p>8,9423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1515" calcext:value-type="float">
            <text:p>0,1515</text:p>
          </table:table-cell>
          <table:table-cell office:value-type="float" office:value="1.6642" calcext:value-type="float">
            <text:p>1,6642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386" calcext:value-type="float">
            <text:p>0,0386</text:p>
          </table:table-cell>
          <table:table-cell office:value-type="float" office:value="1.5414" calcext:value-type="float">
            <text:p>1,5414</text:p>
          </table:table-cell>
          <table:table-cell office:value-type="float" office:value="0" calcext:value-type="float">
            <text:p>0</text:p>
          </table:table-cell>
          <table:table-cell office:value-type="float" office:value="10.6065" calcext:value-type="float">
            <text:p>10,60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254]+[.O254]-1" office:value-type="float" office:value="8" calcext:value-type="float">
            <text:p>8</text:p>
          </table:table-cell>
          <table:table-cell table:formula="of:=[.T254]/[.M254]" office:value-type="float" office:value="2.7779569132136" calcext:value-type="float">
            <text:p>2,7779569132136</text:p>
          </table:table-cell>
          <table:table-cell table:formula="of:=[.N254]+[.O254]-1" office:value-type="float" office:value="8" calcext:value-type="float">
            <text:p>8</text:p>
          </table:table-cell>
          <table:table-cell table:formula="of:=[.T254]/([.M254]*([.N254]+[.O254]-1))" office:value-type="float" office:value="0.347244614151699" calcext:value-type="float">
            <text:p>0,34724461415169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6806" calcext:value-type="float">
            <text:p>8,6806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311" calcext:value-type="float">
            <text:p>0,0311</text:p>
          </table:table-cell>
          <table:table-cell office:value-type="float" office:value="0" calcext:value-type="float">
            <text:p>0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816" calcext:value-type="float">
            <text:p>0,0816</text:p>
          </table:table-cell>
          <table:table-cell office:value-type="float" office:value="1.3647" calcext:value-type="float">
            <text:p>1,3647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384" calcext:value-type="float">
            <text:p>0,0384</text:p>
          </table:table-cell>
          <table:table-cell office:value-type="float" office:value="1.2482" calcext:value-type="float">
            <text:p>1,2482</text:p>
          </table:table-cell>
          <table:table-cell office:value-type="float" office:value="0" calcext:value-type="float">
            <text:p>0</text:p>
          </table:table-cell>
          <table:table-cell office:value-type="float" office:value="10.0452" calcext:value-type="float">
            <text:p>10,04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255]+[.O255]-1" office:value-type="float" office:value="9" calcext:value-type="float">
            <text:p>9</text:p>
          </table:table-cell>
          <table:table-cell table:formula="of:=[.T255]/[.M255]" office:value-type="float" office:value="2.93318201728189" calcext:value-type="float">
            <text:p>2,93318201728189</text:p>
          </table:table-cell>
          <table:table-cell table:formula="of:=[.N255]+[.O255]-1" office:value-type="float" office:value="9" calcext:value-type="float">
            <text:p>9</text:p>
          </table:table-cell>
          <table:table-cell table:formula="of:=[.T255]/([.M255]*([.N255]+[.O255]-1))" office:value-type="float" office:value="0.325909113031321" calcext:value-type="float">
            <text:p>0,325909113031321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2624" calcext:value-type="float">
            <text:p>8,262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369" calcext:value-type="float">
            <text:p>0,0369</text:p>
          </table:table-cell>
          <table:table-cell office:value-type="float" office:value="0" calcext:value-type="float">
            <text:p>0</text:p>
          </table:table-cell>
          <table:table-cell office:value-type="float" office:value="0.0906" calcext:value-type="float">
            <text:p>0,0906</text:p>
          </table:table-cell>
          <table:table-cell office:value-type="float" office:value="0.0894" calcext:value-type="float">
            <text:p>0,0894</text:p>
          </table:table-cell>
          <table:table-cell office:value-type="float" office:value="1.3431" calcext:value-type="float">
            <text:p>1,343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311" calcext:value-type="float">
            <text:p>0,0311</text:p>
          </table:table-cell>
          <table:table-cell office:value-type="float" office:value="1.2486" calcext:value-type="float">
            <text:p>1,2486</text:p>
          </table:table-cell>
          <table:table-cell office:value-type="float" office:value="0" calcext:value-type="float">
            <text:p>0</text:p>
          </table:table-cell>
          <table:table-cell office:value-type="float" office:value="9.6055" calcext:value-type="float">
            <text:p>9,605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56]+[.O256]-1" office:value-type="float" office:value="11" calcext:value-type="float">
            <text:p>11</text:p>
          </table:table-cell>
          <table:table-cell table:formula="of:=[.T256]/[.M256]" office:value-type="float" office:value="3.06745093956587" calcext:value-type="float">
            <text:p>3,06745093956587</text:p>
          </table:table-cell>
          <table:table-cell table:formula="of:=[.N256]+[.O256]-1" office:value-type="float" office:value="11" calcext:value-type="float">
            <text:p>11</text:p>
          </table:table-cell>
          <table:table-cell table:formula="of:=[.T256]/([.M256]*([.N256]+[.O256]-1))" office:value-type="float" office:value="0.27885917632417" calcext:value-type="float">
            <text:p>0,27885917632417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3097" calcext:value-type="float">
            <text:p>9,3097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74" calcext:value-type="float">
            <text:p>0,0774</text:p>
          </table:table-cell>
          <table:table-cell office:value-type="float" office:value="1.3172" calcext:value-type="float">
            <text:p>1,317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398" calcext:value-type="float">
            <text:p>0,0398</text:p>
          </table:table-cell>
          <table:table-cell office:value-type="float" office:value="1.2036" calcext:value-type="float">
            <text:p>1,2036</text:p>
          </table:table-cell>
          <table:table-cell office:value-type="float" office:value="0" calcext:value-type="float">
            <text:p>0</text:p>
          </table:table-cell>
          <table:table-cell office:value-type="float" office:value="10.6269" calcext:value-type="float">
            <text:p>10,626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257]+[.O257]-1" office:value-type="float" office:value="15" calcext:value-type="float">
            <text:p>15</text:p>
          </table:table-cell>
          <table:table-cell table:formula="of:=[.T257]/[.M257]" office:value-type="float" office:value="2.77262418955669" calcext:value-type="float">
            <text:p>2,77262418955669</text:p>
          </table:table-cell>
          <table:table-cell table:formula="of:=[.N257]+[.O257]-1" office:value-type="float" office:value="15" calcext:value-type="float">
            <text:p>15</text:p>
          </table:table-cell>
          <table:table-cell table:formula="of:=[.T257]/([.M257]*([.N257]+[.O257]-1))" office:value-type="float" office:value="0.184841612637113" calcext:value-type="float">
            <text:p>0,184841612637113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8221" calcext:value-type="float">
            <text:p>8,8221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0835" calcext:value-type="float">
            <text:p>0,0835</text:p>
          </table:table-cell>
          <table:table-cell office:value-type="float" office:value="0.2557" calcext:value-type="float">
            <text:p>0,2557</text:p>
          </table:table-cell>
          <table:table-cell office:value-type="float" office:value="2.1127" calcext:value-type="float">
            <text:p>2,112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1" calcext:value-type="float">
            <text:p>0,031</text:p>
          </table:table-cell>
          <table:table-cell office:value-type="float" office:value="2.019" calcext:value-type="float">
            <text:p>2,019</text:p>
          </table:table-cell>
          <table:table-cell office:value-type="float" office:value="0" calcext:value-type="float">
            <text:p>0</text:p>
          </table:table-cell>
          <table:table-cell office:value-type="float" office:value="10.9348" calcext:value-type="float">
            <text:p>10,93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258]+[.O258]-1" office:value-type="float" office:value="12" calcext:value-type="float">
            <text:p>12</text:p>
          </table:table-cell>
          <table:table-cell table:formula="of:=[.T258]/[.M258]" office:value-type="float" office:value="2.69455316969675" calcext:value-type="float">
            <text:p>2,69455316969675</text:p>
          </table:table-cell>
          <table:table-cell table:formula="of:=[.N258]+[.O258]-1" office:value-type="float" office:value="12" calcext:value-type="float">
            <text:p>12</text:p>
          </table:table-cell>
          <table:table-cell table:formula="of:=[.T258]/([.M258]*([.N258]+[.O258]-1))" office:value-type="float" office:value="0.224546097474729" calcext:value-type="float">
            <text:p>0,22454609747472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715" calcext:value-type="float">
            <text:p>8,715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514" calcext:value-type="float">
            <text:p>0,0514</text:p>
          </table:table-cell>
          <table:table-cell office:value-type="float" office:value="0" calcext:value-type="float">
            <text:p>0</text:p>
          </table:table-cell>
          <table:table-cell office:value-type="float" office:value="0.1338" calcext:value-type="float">
            <text:p>0,1338</text:p>
          </table:table-cell>
          <table:table-cell office:value-type="float" office:value="0.1625" calcext:value-type="float">
            <text:p>0,1625</text:p>
          </table:table-cell>
          <table:table-cell office:value-type="float" office:value="2.0634" calcext:value-type="float">
            <text:p>2,063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79" calcext:value-type="float">
            <text:p>0,0379</text:p>
          </table:table-cell>
          <table:table-cell office:value-type="float" office:value="1.9498" calcext:value-type="float">
            <text:p>1,9498</text:p>
          </table:table-cell>
          <table:table-cell office:value-type="float" office:value="0" calcext:value-type="float">
            <text:p>0</text:p>
          </table:table-cell>
          <table:table-cell office:value-type="float" office:value="10.7784" calcext:value-type="float">
            <text:p>10,77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259]+[.O259]-1" office:value-type="float" office:value="13" calcext:value-type="float">
            <text:p>13</text:p>
          </table:table-cell>
          <table:table-cell table:formula="of:=[.T259]/[.M259]" office:value-type="float" office:value="2.73365249016552" calcext:value-type="float">
            <text:p>2,73365249016552</text:p>
          </table:table-cell>
          <table:table-cell table:formula="of:=[.N259]+[.O259]-1" office:value-type="float" office:value="13" calcext:value-type="float">
            <text:p>13</text:p>
          </table:table-cell>
          <table:table-cell table:formula="of:=[.T259]/([.M259]*([.N259]+[.O259]-1))" office:value-type="float" office:value="0.210280960781963" calcext:value-type="float">
            <text:p>0,210280960781963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7.9609" calcext:value-type="float">
            <text:p>7,9609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536" calcext:value-type="float">
            <text:p>0,0536</text:p>
          </table:table-cell>
          <table:table-cell office:value-type="float" office:value="0" calcext:value-type="float">
            <text:p>0</text:p>
          </table:table-cell>
          <table:table-cell office:value-type="float" office:value="0.1849" calcext:value-type="float">
            <text:p>0,1849</text:p>
          </table:table-cell>
          <table:table-cell office:value-type="float" office:value="0.1277" calcext:value-type="float">
            <text:p>0,1277</text:p>
          </table:table-cell>
          <table:table-cell office:value-type="float" office:value="2.1295" calcext:value-type="float">
            <text:p>2,129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84" calcext:value-type="float">
            <text:p>0,0384</text:p>
          </table:table-cell>
          <table:table-cell office:value-type="float" office:value="2.0152" calcext:value-type="float">
            <text:p>2,0152</text:p>
          </table:table-cell>
          <table:table-cell office:value-type="float" office:value="0" calcext:value-type="float">
            <text:p>0</text:p>
          </table:table-cell>
          <table:table-cell office:value-type="float" office:value="10.0904" calcext:value-type="float">
            <text:p>10,09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260]+[.O260]-1" office:value-type="float" office:value="15" calcext:value-type="float">
            <text:p>15</text:p>
          </table:table-cell>
          <table:table-cell table:formula="of:=[.T260]/[.M260]" office:value-type="float" office:value="2.92004281297074" calcext:value-type="float">
            <text:p>2,92004281297074</text:p>
          </table:table-cell>
          <table:table-cell table:formula="of:=[.N260]+[.O260]-1" office:value-type="float" office:value="15" calcext:value-type="float">
            <text:p>15</text:p>
          </table:table-cell>
          <table:table-cell table:formula="of:=[.T260]/([.M260]*([.N260]+[.O260]-1))" office:value-type="float" office:value="0.194669520864716" calcext:value-type="float">
            <text:p>0,19466952086471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0392" calcext:value-type="float">
            <text:p>9,0392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678" calcext:value-type="float">
            <text:p>0,0678</text:p>
          </table:table-cell>
          <table:table-cell office:value-type="float" office:value="0" calcext:value-type="float">
            <text:p>0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099" calcext:value-type="float">
            <text:p>0,099</text:p>
          </table:table-cell>
          <table:table-cell office:value-type="float" office:value="2.1041" calcext:value-type="float">
            <text:p>2,104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81" calcext:value-type="float">
            <text:p>0,0381</text:p>
          </table:table-cell>
          <table:table-cell office:value-type="float" office:value="1.9893" calcext:value-type="float">
            <text:p>1,9893</text:p>
          </table:table-cell>
          <table:table-cell office:value-type="float" office:value="0" calcext:value-type="float">
            <text:p>0</text:p>
          </table:table-cell>
          <table:table-cell office:value-type="float" office:value="11.1433" calcext:value-type="float">
            <text:p>11,14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261]+[.O261]-1" office:value-type="float" office:value="19" calcext:value-type="float">
            <text:p>19</text:p>
          </table:table-cell>
          <table:table-cell table:formula="of:=[.T261]/[.M261]" office:value-type="float" office:value="2.64413593818707" calcext:value-type="float">
            <text:p>2,64413593818707</text:p>
          </table:table-cell>
          <table:table-cell table:formula="of:=[.N261]+[.O261]-1" office:value-type="float" office:value="19" calcext:value-type="float">
            <text:p>19</text:p>
          </table:table-cell>
          <table:table-cell table:formula="of:=[.T261]/([.M261]*([.N261]+[.O261]-1))" office:value-type="float" office:value="0.139165049378267" calcext:value-type="float">
            <text:p>0,139165049378267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9172" calcext:value-type="float">
            <text:p>8,9172</text:p>
          </table:table-cell>
          <table:table-cell office:value-type="float" office:value="0.0204" calcext:value-type="float">
            <text:p>0,0204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546" calcext:value-type="float">
            <text:p>0,0546</text:p>
          </table:table-cell>
          <table:table-cell office:value-type="float" office:value="0" calcext:value-type="float">
            <text:p>0</text:p>
          </table:table-cell>
          <table:table-cell office:value-type="float" office:value="0.2547" calcext:value-type="float">
            <text:p>0,2547</text:p>
          </table:table-cell>
          <table:table-cell office:value-type="float" office:value="0.2469" calcext:value-type="float">
            <text:p>0,2469</text:p>
          </table:table-cell>
          <table:table-cell office:value-type="float" office:value="2.3012" calcext:value-type="float">
            <text:p>2,301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489" calcext:value-type="float">
            <text:p>0,0489</text:p>
          </table:table-cell>
          <table:table-cell office:value-type="float" office:value="2.1592" calcext:value-type="float">
            <text:p>2,1592</text:p>
          </table:table-cell>
          <table:table-cell office:value-type="float" office:value="0" calcext:value-type="float">
            <text:p>0</text:p>
          </table:table-cell>
          <table:table-cell office:value-type="float" office:value="11.2184" calcext:value-type="float">
            <text:p>11,218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262]+[.O262]-1" office:value-type="float" office:value="16" calcext:value-type="float">
            <text:p>16</text:p>
          </table:table-cell>
          <table:table-cell table:formula="of:=[.T262]/[.M262]" office:value-type="float" office:value="2.62643514226628" calcext:value-type="float">
            <text:p>2,62643514226628</text:p>
          </table:table-cell>
          <table:table-cell table:formula="of:=[.N262]+[.O262]-1" office:value-type="float" office:value="16" calcext:value-type="float">
            <text:p>16</text:p>
          </table:table-cell>
          <table:table-cell table:formula="of:=[.T262]/([.M262]*([.N262]+[.O262]-1))" office:value-type="float" office:value="0.164152196391642" calcext:value-type="float">
            <text:p>0,164152196391642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7.6621" calcext:value-type="float">
            <text:p>7,6621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23" calcext:value-type="float">
            <text:p>0,023</text:p>
          </table:table-cell>
          <table:table-cell office:value-type="float" office:value="0.0606" calcext:value-type="float">
            <text:p>0,0606</text:p>
          </table:table-cell>
          <table:table-cell office:value-type="float" office:value="0" calcext:value-type="float">
            <text:p>0</text:p>
          </table:table-cell>
          <table:table-cell office:value-type="float" office:value="0.3041" calcext:value-type="float">
            <text:p>0,3041</text:p>
          </table:table-cell>
          <table:table-cell office:value-type="float" office:value="0.1645" calcext:value-type="float">
            <text:p>0,1645</text:p>
          </table:table-cell>
          <table:table-cell office:value-type="float" office:value="2.2127" calcext:value-type="float">
            <text:p>2,212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81" calcext:value-type="float">
            <text:p>0,0481</text:p>
          </table:table-cell>
          <table:table-cell office:value-type="float" office:value="2.0726" calcext:value-type="float">
            <text:p>2,0726</text:p>
          </table:table-cell>
          <table:table-cell office:value-type="float" office:value="0" calcext:value-type="float">
            <text:p>0</text:p>
          </table:table-cell>
          <table:table-cell office:value-type="float" office:value="9.8749" calcext:value-type="float">
            <text:p>9,87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263]+[.O263]-1" office:value-type="float" office:value="17" calcext:value-type="float">
            <text:p>17</text:p>
          </table:table-cell>
          <table:table-cell table:formula="of:=[.T263]/[.M263]" office:value-type="float" office:value="2.98376692422202" calcext:value-type="float">
            <text:p>2,98376692422202</text:p>
          </table:table-cell>
          <table:table-cell table:formula="of:=[.N263]+[.O263]-1" office:value-type="float" office:value="17" calcext:value-type="float">
            <text:p>17</text:p>
          </table:table-cell>
          <table:table-cell table:formula="of:=[.T263]/([.M263]*([.N263]+[.O263]-1))" office:value-type="float" office:value="0.175515701424825" calcext:value-type="float">
            <text:p>0,175515701424825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3835" calcext:value-type="float">
            <text:p>9,3835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909" calcext:value-type="float">
            <text:p>0,0909</text:p>
          </table:table-cell>
          <table:table-cell office:value-type="float" office:value="0" calcext:value-type="float">
            <text:p>0</text:p>
          </table:table-cell>
          <table:table-cell office:value-type="float" office:value="0.2163" calcext:value-type="float">
            <text:p>0,2163</text:p>
          </table:table-cell>
          <table:table-cell office:value-type="float" office:value="0.1938" calcext:value-type="float">
            <text:p>0,1938</text:p>
          </table:table-cell>
          <table:table-cell office:value-type="float" office:value="2.1009" calcext:value-type="float">
            <text:p>2,100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37" calcext:value-type="float">
            <text:p>0,0337</text:p>
          </table:table-cell>
          <table:table-cell office:value-type="float" office:value="2.0024" calcext:value-type="float">
            <text:p>2,0024</text:p>
          </table:table-cell>
          <table:table-cell office:value-type="float" office:value="0" calcext:value-type="float">
            <text:p>0</text:p>
          </table:table-cell>
          <table:table-cell office:value-type="float" office:value="11.4845" calcext:value-type="float">
            <text:p>11,48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264]+[.O264]-1" office:value-type="float" office:value="19" calcext:value-type="float">
            <text:p>19</text:p>
          </table:table-cell>
          <table:table-cell table:formula="of:=[.T264]/[.M264]" office:value-type="float" office:value="2.56557969437067" calcext:value-type="float">
            <text:p>2,56557969437067</text:p>
          </table:table-cell>
          <table:table-cell table:formula="of:=[.N264]+[.O264]-1" office:value-type="float" office:value="19" calcext:value-type="float">
            <text:p>19</text:p>
          </table:table-cell>
          <table:table-cell table:formula="of:=[.T264]/([.M264]*([.N264]+[.O264]-1))" office:value-type="float" office:value="0.135030510230035" calcext:value-type="float">
            <text:p>0,135030510230035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1619" calcext:value-type="float">
            <text:p>9,1619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89" calcext:value-type="float">
            <text:p>0,089</text:p>
          </table:table-cell>
          <table:table-cell office:value-type="float" office:value="0" calcext:value-type="float">
            <text:p>0</text:p>
          </table:table-cell>
          <table:table-cell office:value-type="float" office:value="0.1407" calcext:value-type="float">
            <text:p>0,1407</text:p>
          </table:table-cell>
          <table:table-cell office:value-type="float" office:value="0.1269" calcext:value-type="float">
            <text:p>0,1269</text:p>
          </table:table-cell>
          <table:table-cell office:value-type="float" office:value="2.0995" calcext:value-type="float">
            <text:p>2,099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02" calcext:value-type="float">
            <text:p>0,0402</text:p>
          </table:table-cell>
          <table:table-cell office:value-type="float" office:value="1.9836" calcext:value-type="float">
            <text:p>1,9836</text:p>
          </table:table-cell>
          <table:table-cell office:value-type="float" office:value="0" calcext:value-type="float">
            <text:p>0</text:p>
          </table:table-cell>
          <table:table-cell office:value-type="float" office:value="11.2614" calcext:value-type="float">
            <text:p>11,26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265]+[.O265]-1" office:value-type="float" office:value="23" calcext:value-type="float">
            <text:p>23</text:p>
          </table:table-cell>
          <table:table-cell table:formula="of:=[.T265]/[.M265]" office:value-type="float" office:value="2.61640648587209" calcext:value-type="float">
            <text:p>2,61640648587209</text:p>
          </table:table-cell>
          <table:table-cell table:formula="of:=[.N265]+[.O265]-1" office:value-type="float" office:value="23" calcext:value-type="float">
            <text:p>23</text:p>
          </table:table-cell>
          <table:table-cell table:formula="of:=[.T265]/([.M265]*([.N265]+[.O265]-1))" office:value-type="float" office:value="0.113756803733569" calcext:value-type="float">
            <text:p>0,11375680373356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5559" calcext:value-type="float">
            <text:p>9,5559</text:p>
          </table:table-cell>
          <table:table-cell office:value-type="float" office:value="0.0212" calcext:value-type="float">
            <text:p>0,0212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549" calcext:value-type="float">
            <text:p>0,0549</text:p>
          </table:table-cell>
          <table:table-cell office:value-type="float" office:value="0" calcext:value-type="float">
            <text:p>0</text:p>
          </table:table-cell>
          <table:table-cell office:value-type="float" office:value="0.8006" calcext:value-type="float">
            <text:p>0,8006</text:p>
          </table:table-cell>
          <table:table-cell office:value-type="float" office:value="0.4399" calcext:value-type="float">
            <text:p>0,4399</text:p>
          </table:table-cell>
          <table:table-cell office:value-type="float" office:value="2.9528" calcext:value-type="float">
            <text:p>2,952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98" calcext:value-type="float">
            <text:p>0,0498</text:p>
          </table:table-cell>
          <table:table-cell office:value-type="float" office:value="2.81" calcext:value-type="float">
            <text:p>2,81</text:p>
          </table:table-cell>
          <table:table-cell office:value-type="float" office:value="0" calcext:value-type="float">
            <text:p>0</text:p>
          </table:table-cell>
          <table:table-cell office:value-type="float" office:value="12.5087" calcext:value-type="float">
            <text:p>12,508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266]+[.O266]-1" office:value-type="float" office:value="32" calcext:value-type="float">
            <text:p>32</text:p>
          </table:table-cell>
          <table:table-cell table:formula="of:=[.T266]/[.M266]" office:value-type="float" office:value="2.35551256325597" calcext:value-type="float">
            <text:p>2,35551256325597</text:p>
          </table:table-cell>
          <table:table-cell table:formula="of:=[.N266]+[.O266]-1" office:value-type="float" office:value="32" calcext:value-type="float">
            <text:p>32</text:p>
          </table:table-cell>
          <table:table-cell table:formula="of:=[.T266]/([.M266]*([.N266]+[.O266]-1))" office:value-type="float" office:value="0.0736097676017492" calcext:value-type="float">
            <text:p>0,0736097676017492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7.716" calcext:value-type="float">
            <text:p>7,71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882" calcext:value-type="float">
            <text:p>0,0882</text:p>
          </table:table-cell>
          <table:table-cell office:value-type="float" office:value="0" calcext:value-type="float">
            <text:p>0</text:p>
          </table:table-cell>
          <table:table-cell office:value-type="float" office:value="1.0097" calcext:value-type="float">
            <text:p>1,0097</text:p>
          </table:table-cell>
          <table:table-cell office:value-type="float" office:value="0.3575" calcext:value-type="float">
            <text:p>0,3575</text:p>
          </table:table-cell>
          <table:table-cell office:value-type="float" office:value="2.9278" calcext:value-type="float">
            <text:p>2,927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97" calcext:value-type="float">
            <text:p>0,0397</text:p>
          </table:table-cell>
          <table:table-cell office:value-type="float" office:value="2.8025" calcext:value-type="float">
            <text:p>2,8025</text:p>
          </table:table-cell>
          <table:table-cell office:value-type="float" office:value="0" calcext:value-type="float">
            <text:p>0</text:p>
          </table:table-cell>
          <table:table-cell office:value-type="float" office:value="10.6438" calcext:value-type="float">
            <text:p>10,643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267]+[.O267]-1" office:value-type="float" office:value="33" calcext:value-type="float">
            <text:p>33</text:p>
          </table:table-cell>
          <table:table-cell table:formula="of:=[.T267]/[.M267]" office:value-type="float" office:value="2.76822187564592" calcext:value-type="float">
            <text:p>2,76822187564592</text:p>
          </table:table-cell>
          <table:table-cell table:formula="of:=[.N267]+[.O267]-1" office:value-type="float" office:value="33" calcext:value-type="float">
            <text:p>33</text:p>
          </table:table-cell>
          <table:table-cell table:formula="of:=[.T267]/([.M267]*([.N267]+[.O267]-1))" office:value-type="float" office:value="0.0838855113832096" calcext:value-type="float">
            <text:p>0,083885511383209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6058" calcext:value-type="float">
            <text:p>8,6058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0389" calcext:value-type="float">
            <text:p>0,0389</text:p>
          </table:table-cell>
          <table:table-cell office:value-type="float" office:value="0.1795" calcext:value-type="float">
            <text:p>0,1795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,688</text:p>
          </table:table-cell>
          <table:table-cell office:value-type="float" office:value="0.2655" calcext:value-type="float">
            <text:p>0,2655</text:p>
          </table:table-cell>
          <table:table-cell office:value-type="float" office:value="2.8146" calcext:value-type="float">
            <text:p>2,814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1" calcext:value-type="float">
            <text:p>0,041</text:p>
          </table:table-cell>
          <table:table-cell office:value-type="float" office:value="2.6973" calcext:value-type="float">
            <text:p>2,6973</text:p>
          </table:table-cell>
          <table:table-cell office:value-type="float" office:value="0" calcext:value-type="float">
            <text:p>0</text:p>
          </table:table-cell>
          <table:table-cell office:value-type="float" office:value="11.4205" calcext:value-type="float">
            <text:p>11,420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268]+[.O268]-1" office:value-type="float" office:value="35" calcext:value-type="float">
            <text:p>35</text:p>
          </table:table-cell>
          <table:table-cell table:formula="of:=[.T268]/[.M268]" office:value-type="float" office:value="2.57995709469813" calcext:value-type="float">
            <text:p>2,57995709469813</text:p>
          </table:table-cell>
          <table:table-cell table:formula="of:=[.N268]+[.O268]-1" office:value-type="float" office:value="35" calcext:value-type="float">
            <text:p>35</text:p>
          </table:table-cell>
          <table:table-cell table:formula="of:=[.T268]/([.M268]*([.N268]+[.O268]-1))" office:value-type="float" office:value="0.073713059848518" calcext:value-type="float">
            <text:p>0,073713059848518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118" calcext:value-type="float">
            <text:p>9,118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338" calcext:value-type="float">
            <text:p>0,0338</text:p>
          </table:table-cell>
          <table:table-cell office:value-type="float" office:value="0.2006" calcext:value-type="float">
            <text:p>0,2006</text:p>
          </table:table-cell>
          <table:table-cell office:value-type="float" office:value="0" calcext:value-type="float">
            <text:p>0</text:p>
          </table:table-cell>
          <table:table-cell office:value-type="float" office:value="0.4527" calcext:value-type="float">
            <text:p>0,4527</text:p>
          </table:table-cell>
          <table:table-cell office:value-type="float" office:value="0.252" calcext:value-type="float">
            <text:p>0,252</text:p>
          </table:table-cell>
          <table:table-cell office:value-type="float" office:value="2.8225" calcext:value-type="float">
            <text:p>2,822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11" calcext:value-type="float">
            <text:p>0,0411</text:p>
          </table:table-cell>
          <table:table-cell office:value-type="float" office:value="2.7045" calcext:value-type="float">
            <text:p>2,7045</text:p>
          </table:table-cell>
          <table:table-cell office:value-type="float" office:value="0" calcext:value-type="float">
            <text:p>0</text:p>
          </table:table-cell>
          <table:table-cell office:value-type="float" office:value="11.9405" calcext:value-type="float">
            <text:p>11,940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269]+[.O269]-1" office:value-type="float" office:value="39" calcext:value-type="float">
            <text:p>39</text:p>
          </table:table-cell>
          <table:table-cell table:formula="of:=[.T269]/[.M269]" office:value-type="float" office:value="2.46760185921863" calcext:value-type="float">
            <text:p>2,46760185921863</text:p>
          </table:table-cell>
          <table:table-cell table:formula="of:=[.N269]+[.O269]-1" office:value-type="float" office:value="39" calcext:value-type="float">
            <text:p>39</text:p>
          </table:table-cell>
          <table:table-cell table:formula="of:=[.T269]/([.M269]*([.N269]+[.O269]-1))" office:value-type="float" office:value="0.0632718425440673" calcext:value-type="float">
            <text:p>0,0632718425440673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435" calcext:value-type="float">
            <text:p>9,435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772" calcext:value-type="float">
            <text:p>0,0772</text:p>
          </table:table-cell>
          <table:table-cell office:value-type="float" office:value="0" calcext:value-type="float">
            <text:p>0</text:p>
          </table:table-cell>
          <table:table-cell office:value-type="float" office:value="1.7914" calcext:value-type="float">
            <text:p>1,7914</text:p>
          </table:table-cell>
          <table:table-cell office:value-type="float" office:value="0.9949" calcext:value-type="float">
            <text:p>0,9949</text:p>
          </table:table-cell>
          <table:table-cell office:value-type="float" office:value="4.1335" calcext:value-type="float">
            <text:p>4,133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44" calcext:value-type="float">
            <text:p>0,0344</text:p>
          </table:table-cell>
          <table:table-cell office:value-type="float" office:value="4.0365" calcext:value-type="float">
            <text:p>4,0365</text:p>
          </table:table-cell>
          <table:table-cell office:value-type="float" office:value="0" calcext:value-type="float">
            <text:p>0</text:p>
          </table:table-cell>
          <table:table-cell office:value-type="float" office:value="13.5685" calcext:value-type="float">
            <text:p>13,56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270]+[.O270]-1" office:value-type="float" office:value="64" calcext:value-type="float">
            <text:p>64</text:p>
          </table:table-cell>
          <table:table-cell table:formula="of:=[.T270]/[.M270]" office:value-type="float" office:value="2.17152964587095" calcext:value-type="float">
            <text:p>2,17152964587095</text:p>
          </table:table-cell>
          <table:table-cell table:formula="of:=[.N270]+[.O270]-1" office:value-type="float" office:value="64" calcext:value-type="float">
            <text:p>64</text:p>
          </table:table-cell>
          <table:table-cell table:formula="of:=[.T270]/([.M270]*([.N270]+[.O270]-1))" office:value-type="float" office:value="0.0339301507167336" calcext:value-type="float">
            <text:p>0,033930150716733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9793" calcext:value-type="float">
            <text:p>8,9793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2808" calcext:value-type="float">
            <text:p>0,2808</text:p>
          </table:table-cell>
          <table:table-cell office:value-type="float" office:value="0" calcext:value-type="float">
            <text:p>0</text:p>
          </table:table-cell>
          <table:table-cell office:value-type="float" office:value="2.6045" calcext:value-type="float">
            <text:p>2,6045</text:p>
          </table:table-cell>
          <table:table-cell office:value-type="float" office:value="0.6157" calcext:value-type="float">
            <text:p>0,6157</text:p>
          </table:table-cell>
          <table:table-cell office:value-type="float" office:value="3.7208" calcext:value-type="float">
            <text:p>3,72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411" calcext:value-type="float">
            <text:p>0,0411</text:p>
          </table:table-cell>
          <table:table-cell office:value-type="float" office:value="3.5922" calcext:value-type="float">
            <text:p>3,5922</text:p>
          </table:table-cell>
          <table:table-cell office:value-type="float" office:value="0" calcext:value-type="float">
            <text:p>0</text:p>
          </table:table-cell>
          <table:table-cell office:value-type="float" office:value="12.7001" calcext:value-type="float">
            <text:p>12,700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271]+[.O271]-1" office:value-type="float" office:value="65" calcext:value-type="float">
            <text:p>65</text:p>
          </table:table-cell>
          <table:table-cell table:formula="of:=[.T271]/[.M271]" office:value-type="float" office:value="2.3200132282423" calcext:value-type="float">
            <text:p>2,3200132282423</text:p>
          </table:table-cell>
          <table:table-cell table:formula="of:=[.N271]+[.O271]-1" office:value-type="float" office:value="65" calcext:value-type="float">
            <text:p>65</text:p>
          </table:table-cell>
          <table:table-cell table:formula="of:=[.T271]/([.M271]*([.N271]+[.O271]-1))" office:value-type="float" office:value="0.0356925112037276" calcext:value-type="float">
            <text:p>0,035692511203727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3538" calcext:value-type="float">
            <text:p>8,3538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3701" calcext:value-type="float">
            <text:p>0,3701</text:p>
          </table:table-cell>
          <table:table-cell office:value-type="float" office:value="0" calcext:value-type="float">
            <text:p>0</text:p>
          </table:table-cell>
          <table:table-cell office:value-type="float" office:value="1.6113" calcext:value-type="float">
            <text:p>1,6113</text:p>
          </table:table-cell>
          <table:table-cell office:value-type="float" office:value="0.4878" calcext:value-type="float">
            <text:p>0,4878</text:p>
          </table:table-cell>
          <table:table-cell office:value-type="float" office:value="4.1013" calcext:value-type="float">
            <text:p>4,101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413" calcext:value-type="float">
            <text:p>0,0413</text:p>
          </table:table-cell>
          <table:table-cell office:value-type="float" office:value="3.9808" calcext:value-type="float">
            <text:p>3,9808</text:p>
          </table:table-cell>
          <table:table-cell office:value-type="float" office:value="0" calcext:value-type="float">
            <text:p>0</text:p>
          </table:table-cell>
          <table:table-cell office:value-type="float" office:value="12.4551" calcext:value-type="float">
            <text:p>12,455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272]+[.O272]-1" office:value-type="float" office:value="67" calcext:value-type="float">
            <text:p>67</text:p>
          </table:table-cell>
          <table:table-cell table:formula="of:=[.T272]/[.M272]" office:value-type="float" office:value="2.36564941269038" calcext:value-type="float">
            <text:p>2,36564941269038</text:p>
          </table:table-cell>
          <table:table-cell table:formula="of:=[.N272]+[.O272]-1" office:value-type="float" office:value="67" calcext:value-type="float">
            <text:p>67</text:p>
          </table:table-cell>
          <table:table-cell table:formula="of:=[.T272]/([.M272]*([.N272]+[.O272]-1))" office:value-type="float" office:value="0.0353082001894087" calcext:value-type="float">
            <text:p>0,0353082001894087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0.0467" calcext:value-type="float">
            <text:p>10,0467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4916" calcext:value-type="float">
            <text:p>0,4916</text:p>
          </table:table-cell>
          <table:table-cell office:value-type="float" office:value="0" calcext:value-type="float">
            <text:p>0</text:p>
          </table:table-cell>
          <table:table-cell office:value-type="float" office:value="1.0086" calcext:value-type="float">
            <text:p>1,0086</text:p>
          </table:table-cell>
          <table:table-cell office:value-type="float" office:value="0.7372" calcext:value-type="float">
            <text:p>0,7372</text:p>
          </table:table-cell>
          <table:table-cell office:value-type="float" office:value="3.7188" calcext:value-type="float">
            <text:p>3,7188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41" calcext:value-type="float">
            <text:p>0,041</text:p>
          </table:table-cell>
          <table:table-cell office:value-type="float" office:value="3.5984" calcext:value-type="float">
            <text:p>3,5984</text:p>
          </table:table-cell>
          <table:table-cell office:value-type="float" office:value="0" calcext:value-type="float">
            <text:p>0</text:p>
          </table:table-cell>
          <table:table-cell office:value-type="float" office:value="13.7655" calcext:value-type="float">
            <text:p>13,765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273]+[.O273]-1" office:value-type="float" office:value="71" calcext:value-type="float">
            <text:p>71</text:p>
          </table:table-cell>
          <table:table-cell table:formula="of:=[.T273]/[.M273]" office:value-type="float" office:value="2.14045258072718" calcext:value-type="float">
            <text:p>2,14045258072718</text:p>
          </table:table-cell>
          <table:table-cell table:formula="of:=[.N273]+[.O273]-1" office:value-type="float" office:value="71" calcext:value-type="float">
            <text:p>71</text:p>
          </table:table-cell>
          <table:table-cell table:formula="of:=[.T273]/([.M273]*([.N273]+[.O273]-1))" office:value-type="float" office:value="0.0301472194468617" calcext:value-type="float">
            <text:p>0,0301472194468617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51.6337" calcext:value-type="float">
            <text:p>51,6337</text:p>
          </table:table-cell>
          <table:table-cell office:value-type="float" office:value="0.0428" calcext:value-type="float">
            <text:p>0,0428</text:p>
          </table:table-cell>
          <table:table-cell office:value-type="float" office:value="0.0675" calcext:value-type="float">
            <text:p>0,067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406" calcext:value-type="float">
            <text:p>0,0406</text:p>
          </table:table-cell>
          <table:table-cell office:value-type="float" office:value="6.8606" calcext:value-type="float">
            <text:p>6,8606</text:p>
          </table:table-cell>
          <table:table-cell table:number-columns-repeated="2" office:value-type="float" office:value="0.0038" calcext:value-type="float">
            <text:p>0,0038</text:p>
          </table:table-cell>
          <table:table-cell office:value-type="float" office:value="6.7833" calcext:value-type="float">
            <text:p>6,7833</text:p>
          </table:table-cell>
          <table:table-cell office:value-type="float" office:value="0" calcext:value-type="float">
            <text:p>0</text:p>
          </table:table-cell>
          <table:table-cell office:value-type="float" office:value="58.4943" calcext:value-type="float">
            <text:p>58,494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274]+[.O274]-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table:formula="of:=[.N274]+[.O274]-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28.3452" calcext:value-type="float">
            <text:p>28,345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464" calcext:value-type="float">
            <text:p>0,046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302" calcext:value-type="float">
            <text:p>0,0302</text:p>
          </table:table-cell>
          <table:table-cell office:value-type="float" office:value="7.2223" calcext:value-type="float">
            <text:p>7,222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3" calcext:value-type="float">
            <text:p>0,0033</text:p>
          </table:table-cell>
          <table:table-cell office:value-type="float" office:value="7.1567" calcext:value-type="float">
            <text:p>7,1567</text:p>
          </table:table-cell>
          <table:table-cell office:value-type="float" office:value="0" calcext:value-type="float">
            <text:p>0</text:p>
          </table:table-cell>
          <table:table-cell office:value-type="float" office:value="35.5675" calcext:value-type="float">
            <text:p>35,5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275]+[.O275]-1" office:value-type="float" office:value="2" calcext:value-type="float">
            <text:p>2</text:p>
          </table:table-cell>
          <table:table-cell table:formula="of:=[.T275]/[.M275]" office:value-type="float" office:value="1.50883531313699" calcext:value-type="float">
            <text:p>1,50883531313699</text:p>
          </table:table-cell>
          <table:table-cell table:formula="of:=[.N275]+[.O275]-1" office:value-type="float" office:value="2" calcext:value-type="float">
            <text:p>2</text:p>
          </table:table-cell>
          <table:table-cell table:formula="of:=[.T275]/([.M275]*([.N275]+[.O275]-1))" office:value-type="float" office:value="0.754417656568496" calcext:value-type="float">
            <text:p>0,754417656568496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7011" calcext:value-type="float">
            <text:p>16,7011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429" calcext:value-type="float">
            <text:p>0,0429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51" calcext:value-type="float">
            <text:p>0,0151</text:p>
          </table:table-cell>
          <table:table-cell office:value-type="float" office:value="6.5638" calcext:value-type="float">
            <text:p>6,563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37" calcext:value-type="float">
            <text:p>0,0037</text:p>
          </table:table-cell>
          <table:table-cell office:value-type="float" office:value="6.4898" calcext:value-type="float">
            <text:p>6,4898</text:p>
          </table:table-cell>
          <table:table-cell office:value-type="float" office:value="0" calcext:value-type="float">
            <text:p>0</text:p>
          </table:table-cell>
          <table:table-cell office:value-type="float" office:value="23.2649" calcext:value-type="float">
            <text:p>23,26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276]+[.O276]-1" office:value-type="float" office:value="4" calcext:value-type="float">
            <text:p>4</text:p>
          </table:table-cell>
          <table:table-cell table:formula="of:=[.T276]/[.M276]" office:value-type="float" office:value="2.30671526634544" calcext:value-type="float">
            <text:p>2,30671526634544</text:p>
          </table:table-cell>
          <table:table-cell table:formula="of:=[.N276]+[.O276]-1" office:value-type="float" office:value="4" calcext:value-type="float">
            <text:p>4</text:p>
          </table:table-cell>
          <table:table-cell table:formula="of:=[.T276]/([.M276]*([.N276]+[.O276]-1))" office:value-type="float" office:value="0.57667881658636" calcext:value-type="float">
            <text:p>0,57667881658636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34.0527" calcext:value-type="float">
            <text:p>34,0527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511" calcext:value-type="float">
            <text:p>0,0511</text:p>
          </table:table-cell>
          <table:table-cell office:value-type="float" office:value="0.0087" calcext:value-type="float">
            <text:p>0,0087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33" calcext:value-type="float">
            <text:p>0,033</text:p>
          </table:table-cell>
          <table:table-cell office:value-type="float" office:value="7.9249" calcext:value-type="float">
            <text:p>7,9249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06" calcext:value-type="float">
            <text:p>0,006</text:p>
          </table:table-cell>
          <table:table-cell office:value-type="float" office:value="7.7963" calcext:value-type="float">
            <text:p>7,7963</text:p>
          </table:table-cell>
          <table:table-cell office:value-type="float" office:value="0" calcext:value-type="float">
            <text:p>0</text:p>
          </table:table-cell>
          <table:table-cell office:value-type="float" office:value="41.9775" calcext:value-type="float">
            <text:p>41,97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277]+[.O277]-1" office:value-type="float" office:value="8" calcext:value-type="float">
            <text:p>8</text:p>
          </table:table-cell>
          <table:table-cell table:formula="of:=[.T277]/[.M277]" office:value-type="float" office:value="1.27843487582634" calcext:value-type="float">
            <text:p>1,27843487582634</text:p>
          </table:table-cell>
          <table:table-cell table:formula="of:=[.N277]+[.O277]-1" office:value-type="float" office:value="8" calcext:value-type="float">
            <text:p>8</text:p>
          </table:table-cell>
          <table:table-cell table:formula="of:=[.T277]/([.M277]*([.N277]+[.O277]-1))" office:value-type="float" office:value="0.159804359478292" calcext:value-type="float">
            <text:p>0,159804359478292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29.5189" calcext:value-type="float">
            <text:p>29,5189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464" calcext:value-type="float">
            <text:p>0,0464</text:p>
          </table:table-cell>
          <table:table-cell office:value-type="float" office:value="3.7533" calcext:value-type="float">
            <text:p>3,753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83" calcext:value-type="float">
            <text:p>0,0083</text:p>
          </table:table-cell>
          <table:table-cell office:value-type="float" office:value="3.6741" calcext:value-type="float">
            <text:p>3,6741</text:p>
          </table:table-cell>
          <table:table-cell office:value-type="float" office:value="0" calcext:value-type="float">
            <text:p>0</text:p>
          </table:table-cell>
          <table:table-cell office:value-type="float" office:value="33.2722" calcext:value-type="float">
            <text:p>33,27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278]+[.O278]-1" office:value-type="float" office:value="2" calcext:value-type="float">
            <text:p>2</text:p>
          </table:table-cell>
          <table:table-cell table:formula="of:=[.T278]/[.M278]" office:value-type="float" office:value="1.61292310096717" calcext:value-type="float">
            <text:p>1,61292310096717</text:p>
          </table:table-cell>
          <table:table-cell table:formula="of:=[.N278]+[.O278]-1" office:value-type="float" office:value="2" calcext:value-type="float">
            <text:p>2</text:p>
          </table:table-cell>
          <table:table-cell table:formula="of:=[.T278]/([.M278]*([.N278]+[.O278]-1))" office:value-type="float" office:value="0.806461550483587" calcext:value-type="float">
            <text:p>0,806461550483587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9331" calcext:value-type="float">
            <text:p>19,933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435" calcext:value-type="float">
            <text:p>0,0435</text:p>
          </table:table-cell>
          <table:table-cell office:value-type="float" office:value="4.3539" calcext:value-type="float">
            <text:p>4,3539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99" calcext:value-type="float">
            <text:p>0,0099</text:p>
          </table:table-cell>
          <table:table-cell office:value-type="float" office:value="4.2618" calcext:value-type="float">
            <text:p>4,2618</text:p>
          </table:table-cell>
          <table:table-cell office:value-type="float" office:value="0" calcext:value-type="float">
            <text:p>0</text:p>
          </table:table-cell>
          <table:table-cell office:value-type="float" office:value="24.287" calcext:value-type="float">
            <text:p>24,28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279]+[.O279]-1" office:value-type="float" office:value="3" calcext:value-type="float">
            <text:p>3</text:p>
          </table:table-cell>
          <table:table-cell table:formula="of:=[.T279]/[.M279]" office:value-type="float" office:value="2.20963890146992" calcext:value-type="float">
            <text:p>2,20963890146992</text:p>
          </table:table-cell>
          <table:table-cell table:formula="of:=[.N279]+[.O279]-1" office:value-type="float" office:value="3" calcext:value-type="float">
            <text:p>3</text:p>
          </table:table-cell>
          <table:table-cell table:formula="of:=[.T279]/([.M279]*([.N279]+[.O279]-1))" office:value-type="float" office:value="0.736546300489974" calcext:value-type="float">
            <text:p>0,736546300489974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1127" calcext:value-type="float">
            <text:p>19,1127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123" calcext:value-type="float">
            <text:p>0,0123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578" calcext:value-type="float">
            <text:p>0,0578</text:p>
          </table:table-cell>
          <table:table-cell office:value-type="float" office:value="3.9396" calcext:value-type="float">
            <text:p>3,9396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125" calcext:value-type="float">
            <text:p>0,0125</text:p>
          </table:table-cell>
          <table:table-cell office:value-type="float" office:value="3.8269" calcext:value-type="float">
            <text:p>3,8269</text:p>
          </table:table-cell>
          <table:table-cell office:value-type="float" office:value="0" calcext:value-type="float">
            <text:p>0</text:p>
          </table:table-cell>
          <table:table-cell office:value-type="float" office:value="23.0523" calcext:value-type="float">
            <text:p>23,05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280]+[.O280]-1" office:value-type="float" office:value="5" calcext:value-type="float">
            <text:p>5</text:p>
          </table:table-cell>
          <table:table-cell table:formula="of:=[.T280]/[.M280]" office:value-type="float" office:value="2.32798896422483" calcext:value-type="float">
            <text:p>2,32798896422483</text:p>
          </table:table-cell>
          <table:table-cell table:formula="of:=[.N280]+[.O280]-1" office:value-type="float" office:value="5" calcext:value-type="float">
            <text:p>5</text:p>
          </table:table-cell>
          <table:table-cell table:formula="of:=[.T280]/([.M280]*([.N280]+[.O280]-1))" office:value-type="float" office:value="0.465597792844966" calcext:value-type="float">
            <text:p>0,465597792844966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209" calcext:value-type="float">
            <text:p>19,209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305" calcext:value-type="float">
            <text:p>0,0305</text:p>
          </table:table-cell>
          <table:table-cell office:value-type="float" office:value="4.8343" calcext:value-type="float">
            <text:p>4,834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13" calcext:value-type="float">
            <text:p>0,013</text:p>
          </table:table-cell>
          <table:table-cell office:value-type="float" office:value="4.7215" calcext:value-type="float">
            <text:p>4,7215</text:p>
          </table:table-cell>
          <table:table-cell office:value-type="float" office:value="0" calcext:value-type="float">
            <text:p>0</text:p>
          </table:table-cell>
          <table:table-cell office:value-type="float" office:value="24.0433" calcext:value-type="float">
            <text:p>24,04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281]+[.O281]-1" office:value-type="float" office:value="9" calcext:value-type="float">
            <text:p>9</text:p>
          </table:table-cell>
          <table:table-cell table:formula="of:=[.T281]/[.M281]" office:value-type="float" office:value="2.23203553588734" calcext:value-type="float">
            <text:p>2,23203553588734</text:p>
          </table:table-cell>
          <table:table-cell table:formula="of:=[.N281]+[.O281]-1" office:value-type="float" office:value="9" calcext:value-type="float">
            <text:p>9</text:p>
          </table:table-cell>
          <table:table-cell table:formula="of:=[.T281]/([.M281]*([.N281]+[.O281]-1))" office:value-type="float" office:value="0.248003948431926" calcext:value-type="float">
            <text:p>0,248003948431926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7838" calcext:value-type="float">
            <text:p>18,7838</text:p>
          </table:table-cell>
          <table:table-cell office:value-type="float" office:value="0.0311" calcext:value-type="float">
            <text:p>0,0311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568" calcext:value-type="float">
            <text:p>0,0568</text:p>
          </table:table-cell>
          <table:table-cell office:value-type="float" office:value="2.5209" calcext:value-type="float">
            <text:p>2,520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52" calcext:value-type="float">
            <text:p>0,0152</text:p>
          </table:table-cell>
          <table:table-cell office:value-type="float" office:value="2.4062" calcext:value-type="float">
            <text:p>2,4062</text:p>
          </table:table-cell>
          <table:table-cell office:value-type="float" office:value="0" calcext:value-type="float">
            <text:p>0</text:p>
          </table:table-cell>
          <table:table-cell office:value-type="float" office:value="21.3047" calcext:value-type="float">
            <text:p>21,30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282]+[.O282]-1" office:value-type="float" office:value="4" calcext:value-type="float">
            <text:p>4</text:p>
          </table:table-cell>
          <table:table-cell table:formula="of:=[.T282]/[.M282]" office:value-type="float" office:value="2.51895121733702" calcext:value-type="float">
            <text:p>2,51895121733702</text:p>
          </table:table-cell>
          <table:table-cell table:formula="of:=[.N282]+[.O282]-1" office:value-type="float" office:value="4" calcext:value-type="float">
            <text:p>4</text:p>
          </table:table-cell>
          <table:table-cell table:formula="of:=[.T282]/([.M282]*([.N282]+[.O282]-1))" office:value-type="float" office:value="0.629737804334255" calcext:value-type="float">
            <text:p>0,62973780433425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5646" calcext:value-type="float">
            <text:p>17,5646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103" calcext:value-type="float">
            <text:p>0,0103</text:p>
          </table:table-cell>
          <table:table-cell office:value-type="float" office:value="0" calcext:value-type="float">
            <text:p>0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561" calcext:value-type="float">
            <text:p>0,0561</text:p>
          </table:table-cell>
          <table:table-cell office:value-type="float" office:value="2.4325" calcext:value-type="float">
            <text:p>2,432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22" calcext:value-type="float">
            <text:p>0,0122</text:p>
          </table:table-cell>
          <table:table-cell office:value-type="float" office:value="2.3348" calcext:value-type="float">
            <text:p>2,3348</text:p>
          </table:table-cell>
          <table:table-cell office:value-type="float" office:value="0" calcext:value-type="float">
            <text:p>0</text:p>
          </table:table-cell>
          <table:table-cell office:value-type="float" office:value="19.9971" calcext:value-type="float">
            <text:p>19,99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283]+[.O283]-1" office:value-type="float" office:value="5" calcext:value-type="float">
            <text:p>5</text:p>
          </table:table-cell>
          <table:table-cell table:formula="of:=[.T283]/[.M283]" office:value-type="float" office:value="2.68366413129904" calcext:value-type="float">
            <text:p>2,68366413129904</text:p>
          </table:table-cell>
          <table:table-cell table:formula="of:=[.N283]+[.O283]-1" office:value-type="float" office:value="5" calcext:value-type="float">
            <text:p>5</text:p>
          </table:table-cell>
          <table:table-cell table:formula="of:=[.T283]/([.M283]*([.N283]+[.O283]-1))" office:value-type="float" office:value="0.536732826259808" calcext:value-type="float">
            <text:p>0,536732826259808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848" calcext:value-type="float">
            <text:p>17,848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433" calcext:value-type="float">
            <text:p>0,0433</text:p>
          </table:table-cell>
          <table:table-cell office:value-type="float" office:value="0.0226" calcext:value-type="float">
            <text:p>0,0226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75" calcext:value-type="float">
            <text:p>0,0675</text:p>
          </table:table-cell>
          <table:table-cell office:value-type="float" office:value="2.4218" calcext:value-type="float">
            <text:p>2,4218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19" calcext:value-type="float">
            <text:p>0,0119</text:p>
          </table:table-cell>
          <table:table-cell office:value-type="float" office:value="2.3292" calcext:value-type="float">
            <text:p>2,3292</text:p>
          </table:table-cell>
          <table:table-cell office:value-type="float" office:value="0" calcext:value-type="float">
            <text:p>0</text:p>
          </table:table-cell>
          <table:table-cell office:value-type="float" office:value="20.2698" calcext:value-type="float">
            <text:p>20,269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284]+[.O284]-1" office:value-type="float" office:value="7" calcext:value-type="float">
            <text:p>7</text:p>
          </table:table-cell>
          <table:table-cell table:formula="of:=[.T284]/[.M284]" office:value-type="float" office:value="2.64755942337862" calcext:value-type="float">
            <text:p>2,64755942337862</text:p>
          </table:table-cell>
          <table:table-cell table:formula="of:=[.N284]+[.O284]-1" office:value-type="float" office:value="7" calcext:value-type="float">
            <text:p>7</text:p>
          </table:table-cell>
          <table:table-cell table:formula="of:=[.T284]/([.M284]*([.N284]+[.O284]-1))" office:value-type="float" office:value="0.378222774768375" calcext:value-type="float">
            <text:p>0,37822277476837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3701" calcext:value-type="float">
            <text:p>19,370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61" calcext:value-type="float">
            <text:p>0,0461</text:p>
          </table:table-cell>
          <table:table-cell office:value-type="float" office:value="0.0398" calcext:value-type="float">
            <text:p>0,0398</text:p>
          </table:table-cell>
          <table:table-cell office:value-type="float" office:value="0" calcext:value-type="float">
            <text:p>0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502" calcext:value-type="float">
            <text:p>0,0502</text:p>
          </table:table-cell>
          <table:table-cell office:value-type="float" office:value="2.5441" calcext:value-type="float">
            <text:p>2,544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46" calcext:value-type="float">
            <text:p>0,0146</text:p>
          </table:table-cell>
          <table:table-cell office:value-type="float" office:value="2.4303" calcext:value-type="float">
            <text:p>2,4303</text:p>
          </table:table-cell>
          <table:table-cell office:value-type="float" office:value="0" calcext:value-type="float">
            <text:p>0</text:p>
          </table:table-cell>
          <table:table-cell office:value-type="float" office:value="21.9142" calcext:value-type="float">
            <text:p>21,91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285]+[.O285]-1" office:value-type="float" office:value="11" calcext:value-type="float">
            <text:p>11</text:p>
          </table:table-cell>
          <table:table-cell table:formula="of:=[.T285]/[.M285]" office:value-type="float" office:value="2.44889158627739" calcext:value-type="float">
            <text:p>2,44889158627739</text:p>
          </table:table-cell>
          <table:table-cell table:formula="of:=[.N285]+[.O285]-1" office:value-type="float" office:value="11" calcext:value-type="float">
            <text:p>11</text:p>
          </table:table-cell>
          <table:table-cell table:formula="of:=[.T285]/([.M285]*([.N285]+[.O285]-1))" office:value-type="float" office:value="0.222626507843399" calcext:value-type="float">
            <text:p>0,222626507843399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4535" calcext:value-type="float">
            <text:p>17,4535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087" calcext:value-type="float">
            <text:p>0,0087</text:p>
          </table:table-cell>
          <table:table-cell office:value-type="float" office:value="0" calcext:value-type="float">
            <text:p>0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1608" calcext:value-type="float">
            <text:p>0,1608</text:p>
          </table:table-cell>
          <table:table-cell office:value-type="float" office:value="2.2971" calcext:value-type="float">
            <text:p>2,2971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117" calcext:value-type="float">
            <text:p>0,0117</text:p>
          </table:table-cell>
          <table:table-cell office:value-type="float" office:value="2.1741" calcext:value-type="float">
            <text:p>2,1741</text:p>
          </table:table-cell>
          <table:table-cell office:value-type="float" office:value="0" calcext:value-type="float">
            <text:p>0</text:p>
          </table:table-cell>
          <table:table-cell office:value-type="float" office:value="19.7506" calcext:value-type="float">
            <text:p>19,75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286]+[.O286]-1" office:value-type="float" office:value="8" calcext:value-type="float">
            <text:p>8</text:p>
          </table:table-cell>
          <table:table-cell table:formula="of:=[.T286]/[.M286]" office:value-type="float" office:value="2.71715795975818" calcext:value-type="float">
            <text:p>2,71715795975818</text:p>
          </table:table-cell>
          <table:table-cell table:formula="of:=[.N286]+[.O286]-1" office:value-type="float" office:value="8" calcext:value-type="float">
            <text:p>8</text:p>
          </table:table-cell>
          <table:table-cell table:formula="of:=[.T286]/([.M286]*([.N286]+[.O286]-1))" office:value-type="float" office:value="0.339644744969773" calcext:value-type="float">
            <text:p>0,339644744969773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0337" calcext:value-type="float">
            <text:p>18,0337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0528" calcext:value-type="float">
            <text:p>0,0528</text:p>
          </table:table-cell>
          <table:table-cell office:value-type="float" office:value="0.0529" calcext:value-type="float">
            <text:p>0,0529</text:p>
          </table:table-cell>
          <table:table-cell office:value-type="float" office:value="0" calcext:value-type="float">
            <text:p>0</text:p>
          </table:table-cell>
          <table:table-cell office:value-type="float" office:value="0.0892" calcext:value-type="float">
            <text:p>0,0892</text:p>
          </table:table-cell>
          <table:table-cell office:value-type="float" office:value="0.1219" calcext:value-type="float">
            <text:p>0,1219</text:p>
          </table:table-cell>
          <table:table-cell office:value-type="float" office:value="2.2675" calcext:value-type="float">
            <text:p>2,2675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158" calcext:value-type="float">
            <text:p>0,0158</text:p>
          </table:table-cell>
          <table:table-cell office:value-type="float" office:value="2.1303" calcext:value-type="float">
            <text:p>2,1303</text:p>
          </table:table-cell>
          <table:table-cell office:value-type="float" office:value="0" calcext:value-type="float">
            <text:p>0</text:p>
          </table:table-cell>
          <table:table-cell office:value-type="float" office:value="20.3012" calcext:value-type="float">
            <text:p>20,30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287]+[.O287]-1" office:value-type="float" office:value="9" calcext:value-type="float">
            <text:p>9</text:p>
          </table:table-cell>
          <table:table-cell table:formula="of:=[.T287]/[.M287]" office:value-type="float" office:value="2.64346442574823" calcext:value-type="float">
            <text:p>2,64346442574823</text:p>
          </table:table-cell>
          <table:table-cell table:formula="of:=[.N287]+[.O287]-1" office:value-type="float" office:value="9" calcext:value-type="float">
            <text:p>9</text:p>
          </table:table-cell>
          <table:table-cell table:formula="of:=[.T287]/([.M287]*([.N287]+[.O287]-1))" office:value-type="float" office:value="0.293718269527581" calcext:value-type="float">
            <text:p>0,293718269527581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8546" calcext:value-type="float">
            <text:p>16,8546</text:p>
          </table:table-cell>
          <table:table-cell office:value-type="float" office:value="0.0443" calcext:value-type="float">
            <text:p>0,044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0.1374" calcext:value-type="float">
            <text:p>0,1374</text:p>
          </table:table-cell>
          <table:table-cell office:value-type="float" office:value="0.1008" calcext:value-type="float">
            <text:p>0,1008</text:p>
          </table:table-cell>
          <table:table-cell office:value-type="float" office:value="2.2961" calcext:value-type="float">
            <text:p>2,296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101" calcext:value-type="float">
            <text:p>0,0101</text:p>
          </table:table-cell>
          <table:table-cell office:value-type="float" office:value="2.1892" calcext:value-type="float">
            <text:p>2,1892</text:p>
          </table:table-cell>
          <table:table-cell office:value-type="float" office:value="0" calcext:value-type="float">
            <text:p>0</text:p>
          </table:table-cell>
          <table:table-cell office:value-type="float" office:value="19.1508" calcext:value-type="float">
            <text:p>19,15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88]+[.O288]-1" office:value-type="float" office:value="11" calcext:value-type="float">
            <text:p>11</text:p>
          </table:table-cell>
          <table:table-cell table:formula="of:=[.T288]/[.M288]" office:value-type="float" office:value="2.80225891346576" calcext:value-type="float">
            <text:p>2,80225891346576</text:p>
          </table:table-cell>
          <table:table-cell table:formula="of:=[.N288]+[.O288]-1" office:value-type="float" office:value="11" calcext:value-type="float">
            <text:p>11</text:p>
          </table:table-cell>
          <table:table-cell table:formula="of:=[.T288]/([.M288]*([.N288]+[.O288]-1))" office:value-type="float" office:value="0.254750810315069" calcext:value-type="float">
            <text:p>0,254750810315069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6938" calcext:value-type="float">
            <text:p>18,6938</text:p>
          </table:table-cell>
          <table:table-cell office:value-type="float" office:value="0.0331" calcext:value-type="float">
            <text:p>0,0331</text:p>
          </table:table-cell>
          <table:table-cell office:value-type="float" office:value="0.0474" calcext:value-type="float">
            <text:p>0,0474</text:p>
          </table:table-cell>
          <table:table-cell office:value-type="float" office:value="0.0681" calcext:value-type="float">
            <text:p>0,0681</text:p>
          </table:table-cell>
          <table:table-cell office:value-type="float" office:value="0" calcext:value-type="float">
            <text:p>0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1063" calcext:value-type="float">
            <text:p>0,1063</text:p>
          </table:table-cell>
          <table:table-cell office:value-type="float" office:value="2.2344" calcext:value-type="float">
            <text:p>2,234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121" calcext:value-type="float">
            <text:p>0,0121</text:p>
          </table:table-cell>
          <table:table-cell office:value-type="float" office:value="2.114" calcext:value-type="float">
            <text:p>2,114</text:p>
          </table:table-cell>
          <table:table-cell office:value-type="float" office:value="0" calcext:value-type="float">
            <text:p>0</text:p>
          </table:table-cell>
          <table:table-cell office:value-type="float" office:value="20.9282" calcext:value-type="float">
            <text:p>20,928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289]+[.O289]-1" office:value-type="float" office:value="15" calcext:value-type="float">
            <text:p>15</text:p>
          </table:table-cell>
          <table:table-cell table:formula="of:=[.T289]/[.M289]" office:value-type="float" office:value="2.56426735218509" calcext:value-type="float">
            <text:p>2,56426735218509</text:p>
          </table:table-cell>
          <table:table-cell table:formula="of:=[.N289]+[.O289]-1" office:value-type="float" office:value="15" calcext:value-type="float">
            <text:p>15</text:p>
          </table:table-cell>
          <table:table-cell table:formula="of:=[.T289]/([.M289]*([.N289]+[.O289]-1))" office:value-type="float" office:value="0.170951156812339" calcext:value-type="float">
            <text:p>0,170951156812339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2239" calcext:value-type="float">
            <text:p>18,2239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" calcext:value-type="float">
            <text:p>0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2336" calcext:value-type="float">
            <text:p>0,2336</text:p>
          </table:table-cell>
          <table:table-cell office:value-type="float" office:value="4.04" calcext:value-type="float">
            <text:p>4,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59" calcext:value-type="float">
            <text:p>0,0159</text:p>
          </table:table-cell>
          <table:table-cell office:value-type="float" office:value="3.9184" calcext:value-type="float">
            <text:p>3,9184</text:p>
          </table:table-cell>
          <table:table-cell office:value-type="float" office:value="0" calcext:value-type="float">
            <text:p>0</text:p>
          </table:table-cell>
          <table:table-cell office:value-type="float" office:value="22.2638" calcext:value-type="float">
            <text:p>22,26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290]+[.O290]-1" office:value-type="float" office:value="12" calcext:value-type="float">
            <text:p>12</text:p>
          </table:table-cell>
          <table:table-cell table:formula="of:=[.T290]/[.M290]" office:value-type="float" office:value="2.41043757130409" calcext:value-type="float">
            <text:p>2,41043757130409</text:p>
          </table:table-cell>
          <table:table-cell table:formula="of:=[.N290]+[.O290]-1" office:value-type="float" office:value="12" calcext:value-type="float">
            <text:p>12</text:p>
          </table:table-cell>
          <table:table-cell table:formula="of:=[.T290]/([.M290]*([.N290]+[.O290]-1))" office:value-type="float" office:value="0.200869797608674" calcext:value-type="float">
            <text:p>0,200869797608674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2381" calcext:value-type="float">
            <text:p>17,2381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572" calcext:value-type="float">
            <text:p>0,0572</text:p>
          </table:table-cell>
          <table:table-cell office:value-type="float" office:value="0" calcext:value-type="float">
            <text:p>0</text:p>
          </table:table-cell>
          <table:table-cell office:value-type="float" office:value="0.1344" calcext:value-type="float">
            <text:p>0,1344</text:p>
          </table:table-cell>
          <table:table-cell office:value-type="float" office:value="0.1892" calcext:value-type="float">
            <text:p>0,1892</text:p>
          </table:table-cell>
          <table:table-cell office:value-type="float" office:value="4.6672" calcext:value-type="float">
            <text:p>4,667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92" calcext:value-type="float">
            <text:p>0,0192</text:p>
          </table:table-cell>
          <table:table-cell office:value-type="float" office:value="4.5274" calcext:value-type="float">
            <text:p>4,5274</text:p>
          </table:table-cell>
          <table:table-cell office:value-type="float" office:value="0" calcext:value-type="float">
            <text:p>0</text:p>
          </table:table-cell>
          <table:table-cell office:value-type="float" office:value="21.9053" calcext:value-type="float">
            <text:p>21,90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291]+[.O291]-1" office:value-type="float" office:value="13" calcext:value-type="float">
            <text:p>13</text:p>
          </table:table-cell>
          <table:table-cell table:formula="of:=[.T291]/[.M291]" office:value-type="float" office:value="2.44988655713457" calcext:value-type="float">
            <text:p>2,44988655713457</text:p>
          </table:table-cell>
          <table:table-cell table:formula="of:=[.N291]+[.O291]-1" office:value-type="float" office:value="13" calcext:value-type="float">
            <text:p>13</text:p>
          </table:table-cell>
          <table:table-cell table:formula="of:=[.T291]/([.M291]*([.N291]+[.O291]-1))" office:value-type="float" office:value="0.188452812087275" calcext:value-type="float">
            <text:p>0,18845281208727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9519" calcext:value-type="float">
            <text:p>16,9519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665" calcext:value-type="float">
            <text:p>0,0665</text:p>
          </table:table-cell>
          <table:table-cell office:value-type="float" office:value="0" calcext:value-type="float">
            <text:p>0</text:p>
          </table:table-cell>
          <table:table-cell office:value-type="float" office:value="0.1484" calcext:value-type="float">
            <text:p>0,1484</text:p>
          </table:table-cell>
          <table:table-cell office:value-type="float" office:value="0.1444" calcext:value-type="float">
            <text:p>0,1444</text:p>
          </table:table-cell>
          <table:table-cell office:value-type="float" office:value="4.0414" calcext:value-type="float">
            <text:p>4,041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44" calcext:value-type="float">
            <text:p>0,0144</text:p>
          </table:table-cell>
          <table:table-cell office:value-type="float" office:value="3.9276" calcext:value-type="float">
            <text:p>3,9276</text:p>
          </table:table-cell>
          <table:table-cell office:value-type="float" office:value="0" calcext:value-type="float">
            <text:p>0</text:p>
          </table:table-cell>
          <table:table-cell office:value-type="float" office:value="20.9933" calcext:value-type="float">
            <text:p>20,99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292]+[.O292]-1" office:value-type="float" office:value="15" calcext:value-type="float">
            <text:p>15</text:p>
          </table:table-cell>
          <table:table-cell table:formula="of:=[.T292]/[.M292]" office:value-type="float" office:value="2.55631558640138" calcext:value-type="float">
            <text:p>2,55631558640138</text:p>
          </table:table-cell>
          <table:table-cell table:formula="of:=[.N292]+[.O292]-1" office:value-type="float" office:value="15" calcext:value-type="float">
            <text:p>15</text:p>
          </table:table-cell>
          <table:table-cell table:formula="of:=[.T292]/([.M292]*([.N292]+[.O292]-1))" office:value-type="float" office:value="0.170421039093425" calcext:value-type="float">
            <text:p>0,17042103909342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1619" calcext:value-type="float">
            <text:p>18,1619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916" calcext:value-type="float">
            <text:p>0,0916</text:p>
          </table:table-cell>
          <table:table-cell office:value-type="float" office:value="0" calcext:value-type="float">
            <text:p>0</text:p>
          </table:table-cell>
          <table:table-cell office:value-type="float" office:value="0.1646" calcext:value-type="float">
            <text:p>0,1646</text:p>
          </table:table-cell>
          <table:table-cell office:value-type="float" office:value="0.1424" calcext:value-type="float">
            <text:p>0,1424</text:p>
          </table:table-cell>
          <table:table-cell office:value-type="float" office:value="4.2618" calcext:value-type="float">
            <text:p>4,261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93" calcext:value-type="float">
            <text:p>0,0193</text:p>
          </table:table-cell>
          <table:table-cell office:value-type="float" office:value="4.122" calcext:value-type="float">
            <text:p>4,122</text:p>
          </table:table-cell>
          <table:table-cell office:value-type="float" office:value="0" calcext:value-type="float">
            <text:p>0</text:p>
          </table:table-cell>
          <table:table-cell office:value-type="float" office:value="22.4237" calcext:value-type="float">
            <text:p>22,42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293]+[.O293]-1" office:value-type="float" office:value="19" calcext:value-type="float">
            <text:p>19</text:p>
          </table:table-cell>
          <table:table-cell table:formula="of:=[.T293]/[.M293]" office:value-type="float" office:value="2.39324910697164" calcext:value-type="float">
            <text:p>2,39324910697164</text:p>
          </table:table-cell>
          <table:table-cell table:formula="of:=[.N293]+[.O293]-1" office:value-type="float" office:value="19" calcext:value-type="float">
            <text:p>19</text:p>
          </table:table-cell>
          <table:table-cell table:formula="of:=[.T293]/([.M293]*([.N293]+[.O293]-1))" office:value-type="float" office:value="0.125960479314297" calcext:value-type="float">
            <text:p>0,125960479314297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9603" calcext:value-type="float">
            <text:p>17,9603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39" calcext:value-type="float">
            <text:p>0,0439</text:p>
          </table:table-cell>
          <table:table-cell office:value-type="float" office:value="0.0416" calcext:value-type="float">
            <text:p>0,0416</text:p>
          </table:table-cell>
          <table:table-cell office:value-type="float" office:value="0" calcext:value-type="float">
            <text:p>0</text:p>
          </table:table-cell>
          <table:table-cell office:value-type="float" office:value="0.1961" calcext:value-type="float">
            <text:p>0,1961</text:p>
          </table:table-cell>
          <table:table-cell office:value-type="float" office:value="0.3047" calcext:value-type="float">
            <text:p>0,3047</text:p>
          </table:table-cell>
          <table:table-cell office:value-type="float" office:value="4.3523" calcext:value-type="float">
            <text:p>4,3523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4" calcext:value-type="float">
            <text:p>0,014</text:p>
          </table:table-cell>
          <table:table-cell office:value-type="float" office:value="4.2176" calcext:value-type="float">
            <text:p>4,2176</text:p>
          </table:table-cell>
          <table:table-cell office:value-type="float" office:value="0" calcext:value-type="float">
            <text:p>0</text:p>
          </table:table-cell>
          <table:table-cell office:value-type="float" office:value="22.3126" calcext:value-type="float">
            <text:p>22,31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294]+[.O294]-1" office:value-type="float" office:value="16" calcext:value-type="float">
            <text:p>16</text:p>
          </table:table-cell>
          <table:table-cell table:formula="of:=[.T294]/[.M294]" office:value-type="float" office:value="2.40516569113416" calcext:value-type="float">
            <text:p>2,40516569113416</text:p>
          </table:table-cell>
          <table:table-cell table:formula="of:=[.N294]+[.O294]-1" office:value-type="float" office:value="16" calcext:value-type="float">
            <text:p>16</text:p>
          </table:table-cell>
          <table:table-cell table:formula="of:=[.T294]/([.M294]*([.N294]+[.O294]-1))" office:value-type="float" office:value="0.150322855695885" calcext:value-type="float">
            <text:p>0,15032285569588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9967" calcext:value-type="float">
            <text:p>16,9967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636" calcext:value-type="float">
            <text:p>0,0636</text:p>
          </table:table-cell>
          <table:table-cell office:value-type="float" office:value="0" calcext:value-type="float">
            <text:p>0</text:p>
          </table:table-cell>
          <table:table-cell office:value-type="float" office:value="0.3212" calcext:value-type="float">
            <text:p>0,3212</text:p>
          </table:table-cell>
          <table:table-cell office:value-type="float" office:value="0.2091" calcext:value-type="float">
            <text:p>0,2091</text:p>
          </table:table-cell>
          <table:table-cell office:value-type="float" office:value="4.1793" calcext:value-type="float">
            <text:p>4,1793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91" calcext:value-type="float">
            <text:p>0,0091</text:p>
          </table:table-cell>
          <table:table-cell office:value-type="float" office:value="4.0852" calcext:value-type="float">
            <text:p>4,0852</text:p>
          </table:table-cell>
          <table:table-cell office:value-type="float" office:value="0" calcext:value-type="float">
            <text:p>0</text:p>
          </table:table-cell>
          <table:table-cell office:value-type="float" office:value="21.176" calcext:value-type="float">
            <text:p>21,1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295]+[.O295]-1" office:value-type="float" office:value="17" calcext:value-type="float">
            <text:p>17</text:p>
          </table:table-cell>
          <table:table-cell table:formula="of:=[.T295]/[.M295]" office:value-type="float" office:value="2.5342604835663" calcext:value-type="float">
            <text:p>2,5342604835663</text:p>
          </table:table-cell>
          <table:table-cell table:formula="of:=[.N295]+[.O295]-1" office:value-type="float" office:value="17" calcext:value-type="float">
            <text:p>17</text:p>
          </table:table-cell>
          <table:table-cell table:formula="of:=[.T295]/([.M295]*([.N295]+[.O295]-1))" office:value-type="float" office:value="0.149074146092135" calcext:value-type="float">
            <text:p>0,14907414609213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6194" calcext:value-type="float">
            <text:p>17,619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1198" calcext:value-type="float">
            <text:p>0,1198</text:p>
          </table:table-cell>
          <table:table-cell office:value-type="float" office:value="0" calcext:value-type="float">
            <text:p>0</text:p>
          </table:table-cell>
          <table:table-cell office:value-type="float" office:value="0.3115" calcext:value-type="float">
            <text:p>0,3115</text:p>
          </table:table-cell>
          <table:table-cell office:value-type="float" office:value="0.2024" calcext:value-type="float">
            <text:p>0,2024</text:p>
          </table:table-cell>
          <table:table-cell office:value-type="float" office:value="4.2647" calcext:value-type="float">
            <text:p>4,264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118" calcext:value-type="float">
            <text:p>0,0118</text:p>
          </table:table-cell>
          <table:table-cell office:value-type="float" office:value="4.1537" calcext:value-type="float">
            <text:p>4,1537</text:p>
          </table:table-cell>
          <table:table-cell office:value-type="float" office:value="0" calcext:value-type="float">
            <text:p>0</text:p>
          </table:table-cell>
          <table:table-cell office:value-type="float" office:value="21.8841" calcext:value-type="float">
            <text:p>21,884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296]+[.O296]-1" office:value-type="float" office:value="19" calcext:value-type="float">
            <text:p>19</text:p>
          </table:table-cell>
          <table:table-cell table:formula="of:=[.T296]/[.M296]" office:value-type="float" office:value="2.45225985989828" calcext:value-type="float">
            <text:p>2,45225985989828</text:p>
          </table:table-cell>
          <table:table-cell table:formula="of:=[.N296]+[.O296]-1" office:value-type="float" office:value="19" calcext:value-type="float">
            <text:p>19</text:p>
          </table:table-cell>
          <table:table-cell table:formula="of:=[.T296]/([.M296]*([.N296]+[.O296]-1))" office:value-type="float" office:value="0.129066308415699" calcext:value-type="float">
            <text:p>0,129066308415699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984" calcext:value-type="float">
            <text:p>18,98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1317" calcext:value-type="float">
            <text:p>0,1317</text:p>
          </table:table-cell>
          <table:table-cell office:value-type="float" office:value="0" calcext:value-type="float">
            <text:p>0</text:p>
          </table:table-cell>
          <table:table-cell office:value-type="float" office:value="0.288" calcext:value-type="float">
            <text:p>0,288</text:p>
          </table:table-cell>
          <table:table-cell office:value-type="float" office:value="0.1831" calcext:value-type="float">
            <text:p>0,1831</text:p>
          </table:table-cell>
          <table:table-cell office:value-type="float" office:value="4.1632" calcext:value-type="float">
            <text:p>4,163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17" calcext:value-type="float">
            <text:p>0,0117</text:p>
          </table:table-cell>
          <table:table-cell office:value-type="float" office:value="4.0451" calcext:value-type="float">
            <text:p>4,0451</text:p>
          </table:table-cell>
          <table:table-cell office:value-type="float" office:value="0" calcext:value-type="float">
            <text:p>0</text:p>
          </table:table-cell>
          <table:table-cell office:value-type="float" office:value="23.1471" calcext:value-type="float">
            <text:p>23,14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297]+[.O297]-1" office:value-type="float" office:value="23" calcext:value-type="float">
            <text:p>23</text:p>
          </table:table-cell>
          <table:table-cell table:formula="of:=[.T297]/[.M297]" office:value-type="float" office:value="2.31845457962337" calcext:value-type="float">
            <text:p>2,31845457962337</text:p>
          </table:table-cell>
          <table:table-cell table:formula="of:=[.N297]+[.O297]-1" office:value-type="float" office:value="23" calcext:value-type="float">
            <text:p>23</text:p>
          </table:table-cell>
          <table:table-cell table:formula="of:=[.T297]/([.M297]*([.N297]+[.O297]-1))" office:value-type="float" office:value="0.100802373027103" calcext:value-type="float">
            <text:p>0,100802373027103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1456" calcext:value-type="float">
            <text:p>17,1456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31" calcext:value-type="float">
            <text:p>0,0531</text:p>
          </table:table-cell>
          <table:table-cell office:value-type="float" office:value="0" calcext:value-type="float">
            <text:p>0</text:p>
          </table:table-cell>
          <table:table-cell office:value-type="float" office:value="0.5746" calcext:value-type="float">
            <text:p>0,5746</text:p>
          </table:table-cell>
          <table:table-cell office:value-type="float" office:value="0.4888" calcext:value-type="float">
            <text:p>0,4888</text:p>
          </table:table-cell>
          <table:table-cell office:value-type="float" office:value="5.87" calcext:value-type="float">
            <text:p>5,87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201" calcext:value-type="float">
            <text:p>0,0201</text:p>
          </table:table-cell>
          <table:table-cell office:value-type="float" office:value="5.7276" calcext:value-type="float">
            <text:p>5,7276</text:p>
          </table:table-cell>
          <table:table-cell office:value-type="float" office:value="0" calcext:value-type="float">
            <text:p>0</text:p>
          </table:table-cell>
          <table:table-cell office:value-type="float" office:value="23.0156" calcext:value-type="float">
            <text:p>23,01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298]+[.O298]-1" office:value-type="float" office:value="32" calcext:value-type="float">
            <text:p>32</text:p>
          </table:table-cell>
          <table:table-cell table:formula="of:=[.T298]/[.M298]" office:value-type="float" office:value="2.3317011070752" calcext:value-type="float">
            <text:p>2,3317011070752</text:p>
          </table:table-cell>
          <table:table-cell table:formula="of:=[.N298]+[.O298]-1" office:value-type="float" office:value="32" calcext:value-type="float">
            <text:p>32</text:p>
          </table:table-cell>
          <table:table-cell table:formula="of:=[.T298]/([.M298]*([.N298]+[.O298]-1))" office:value-type="float" office:value="0.0728656595961" calcext:value-type="float">
            <text:p>0,0728656595961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8114" calcext:value-type="float">
            <text:p>17,8114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588" calcext:value-type="float">
            <text:p>0,0588</text:p>
          </table:table-cell>
          <table:table-cell office:value-type="float" office:value="0.0997" calcext:value-type="float">
            <text:p>0,0997</text:p>
          </table:table-cell>
          <table:table-cell office:value-type="float" office:value="0" calcext:value-type="float">
            <text:p>0</text:p>
          </table:table-cell>
          <table:table-cell office:value-type="float" office:value="1.3014" calcext:value-type="float">
            <text:p>1,3014</text:p>
          </table:table-cell>
          <table:table-cell office:value-type="float" office:value="0.5478" calcext:value-type="float">
            <text:p>0,5478</text:p>
          </table:table-cell>
          <table:table-cell office:value-type="float" office:value="6.4229" calcext:value-type="float">
            <text:p>6,422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201" calcext:value-type="float">
            <text:p>0,0201</text:p>
          </table:table-cell>
          <table:table-cell office:value-type="float" office:value="6.273" calcext:value-type="float">
            <text:p>6,273</text:p>
          </table:table-cell>
          <table:table-cell office:value-type="float" office:value="0" calcext:value-type="float">
            <text:p>0</text:p>
          </table:table-cell>
          <table:table-cell office:value-type="float" office:value="24.2342" calcext:value-type="float">
            <text:p>24,23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299]+[.O299]-1" office:value-type="float" office:value="33" calcext:value-type="float">
            <text:p>33</text:p>
          </table:table-cell>
          <table:table-cell table:formula="of:=[.T299]/[.M299]" office:value-type="float" office:value="2.21445312822375" calcext:value-type="float">
            <text:p>2,21445312822375</text:p>
          </table:table-cell>
          <table:table-cell table:formula="of:=[.N299]+[.O299]-1" office:value-type="float" office:value="33" calcext:value-type="float">
            <text:p>33</text:p>
          </table:table-cell>
          <table:table-cell table:formula="of:=[.T299]/([.M299]*([.N299]+[.O299]-1))" office:value-type="float" office:value="0.0671046402492045" calcext:value-type="float">
            <text:p>0,067104640249204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304" calcext:value-type="float">
            <text:p>17,304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2205" calcext:value-type="float">
            <text:p>0,2205</text:p>
          </table:table-cell>
          <table:table-cell office:value-type="float" office:value="0" calcext:value-type="float">
            <text:p>0</text:p>
          </table:table-cell>
          <table:table-cell office:value-type="float" office:value="1.1761" calcext:value-type="float">
            <text:p>1,1761</text:p>
          </table:table-cell>
          <table:table-cell office:value-type="float" office:value="0.3567" calcext:value-type="float">
            <text:p>0,3567</text:p>
          </table:table-cell>
          <table:table-cell office:value-type="float" office:value="5.9974" calcext:value-type="float">
            <text:p>5,997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2" calcext:value-type="float">
            <text:p>0,02</text:p>
          </table:table-cell>
          <table:table-cell office:value-type="float" office:value="5.8552" calcext:value-type="float">
            <text:p>5,8552</text:p>
          </table:table-cell>
          <table:table-cell office:value-type="float" office:value="0" calcext:value-type="float">
            <text:p>0</text:p>
          </table:table-cell>
          <table:table-cell office:value-type="float" office:value="23.3015" calcext:value-type="float">
            <text:p>23,30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300]+[.O300]-1" office:value-type="float" office:value="35" calcext:value-type="float">
            <text:p>35</text:p>
          </table:table-cell>
          <table:table-cell table:formula="of:=[.T300]/[.M300]" office:value-type="float" office:value="2.30309207561745" calcext:value-type="float">
            <text:p>2,30309207561745</text:p>
          </table:table-cell>
          <table:table-cell table:formula="of:=[.N300]+[.O300]-1" office:value-type="float" office:value="35" calcext:value-type="float">
            <text:p>35</text:p>
          </table:table-cell>
          <table:table-cell table:formula="of:=[.T300]/([.M300]*([.N300]+[.O300]-1))" office:value-type="float" office:value="0.0658026307319271" calcext:value-type="float">
            <text:p>0,0658026307319271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3864" calcext:value-type="float">
            <text:p>18,3864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491" calcext:value-type="float">
            <text:p>0,0491</text:p>
          </table:table-cell>
          <table:table-cell office:value-type="float" office:value="0.2394" calcext:value-type="float">
            <text:p>0,2394</text:p>
          </table:table-cell>
          <table:table-cell office:value-type="float" office:value="0" calcext:value-type="float">
            <text:p>0</text:p>
          </table:table-cell>
          <table:table-cell office:value-type="float" office:value="0.4254" calcext:value-type="float">
            <text:p>0,4254</text:p>
          </table:table-cell>
          <table:table-cell office:value-type="float" office:value="0.3353" calcext:value-type="float">
            <text:p>0,3353</text:p>
          </table:table-cell>
          <table:table-cell office:value-type="float" office:value="6.2573" calcext:value-type="float">
            <text:p>6,2573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134" calcext:value-type="float">
            <text:p>0,0134</text:p>
          </table:table-cell>
          <table:table-cell office:value-type="float" office:value="6.1608" calcext:value-type="float">
            <text:p>6,1608</text:p>
          </table:table-cell>
          <table:table-cell office:value-type="float" office:value="0" calcext:value-type="float">
            <text:p>0</text:p>
          </table:table-cell>
          <table:table-cell office:value-type="float" office:value="24.6437" calcext:value-type="float">
            <text:p>24,643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301]+[.O301]-1" office:value-type="float" office:value="39" calcext:value-type="float">
            <text:p>39</text:p>
          </table:table-cell>
          <table:table-cell table:formula="of:=[.T301]/[.M301]" office:value-type="float" office:value="2.17765595263698" calcext:value-type="float">
            <text:p>2,17765595263698</text:p>
          </table:table-cell>
          <table:table-cell table:formula="of:=[.N301]+[.O301]-1" office:value-type="float" office:value="39" calcext:value-type="float">
            <text:p>39</text:p>
          </table:table-cell>
          <table:table-cell table:formula="of:=[.T301]/([.M301]*([.N301]+[.O301]-1))" office:value-type="float" office:value="0.055837332118897" calcext:value-type="float">
            <text:p>0,055837332118897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5836" calcext:value-type="float">
            <text:p>18,5836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0903" calcext:value-type="float">
            <text:p>0,0903</text:p>
          </table:table-cell>
          <table:table-cell office:value-type="float" office:value="0" calcext:value-type="float">
            <text:p>0</text:p>
          </table:table-cell>
          <table:table-cell office:value-type="float" office:value="2.0758" calcext:value-type="float">
            <text:p>2,0758</text:p>
          </table:table-cell>
          <table:table-cell office:value-type="float" office:value="1.2297" calcext:value-type="float">
            <text:p>1,2297</text:p>
          </table:table-cell>
          <table:table-cell office:value-type="float" office:value="9.4191" calcext:value-type="float">
            <text:p>9,419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07" calcext:value-type="float">
            <text:p>0,0207</text:p>
          </table:table-cell>
          <table:table-cell office:value-type="float" office:value="9.2761" calcext:value-type="float">
            <text:p>9,2761</text:p>
          </table:table-cell>
          <table:table-cell office:value-type="float" office:value="0" calcext:value-type="float">
            <text:p>0</text:p>
          </table:table-cell>
          <table:table-cell office:value-type="float" office:value="28.0027" calcext:value-type="float">
            <text:p>28,002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302]+[.O302]-1" office:value-type="float" office:value="64" calcext:value-type="float">
            <text:p>64</text:p>
          </table:table-cell>
          <table:table-cell table:formula="of:=[.T302]/[.M302]" office:value-type="float" office:value="1.91644020040925" calcext:value-type="float">
            <text:p>1,91644020040925</text:p>
          </table:table-cell>
          <table:table-cell table:formula="of:=[.N302]+[.O302]-1" office:value-type="float" office:value="64" calcext:value-type="float">
            <text:p>64</text:p>
          </table:table-cell>
          <table:table-cell table:formula="of:=[.T302]/([.M302]*([.N302]+[.O302]-1))" office:value-type="float" office:value="0.0299443781313945" calcext:value-type="float">
            <text:p>0,029944378131394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9685" calcext:value-type="float">
            <text:p>16,9685</text:p>
          </table:table-cell>
          <table:table-cell office:value-type="float" office:value="0.0316" calcext:value-type="float">
            <text:p>0,0316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3154" calcext:value-type="float">
            <text:p>0,3154</text:p>
          </table:table-cell>
          <table:table-cell office:value-type="float" office:value="0" calcext:value-type="float">
            <text:p>0</text:p>
          </table:table-cell>
          <table:table-cell office:value-type="float" office:value="3.9353" calcext:value-type="float">
            <text:p>3,9353</text:p>
          </table:table-cell>
          <table:table-cell office:value-type="float" office:value="0.728" calcext:value-type="float">
            <text:p>0,728</text:p>
          </table:table-cell>
          <table:table-cell office:value-type="float" office:value="9.2828" calcext:value-type="float">
            <text:p>9,282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48" calcext:value-type="float">
            <text:p>0,0148</text:p>
          </table:table-cell>
          <table:table-cell office:value-type="float" office:value="9.1672" calcext:value-type="float">
            <text:p>9,1672</text:p>
          </table:table-cell>
          <table:table-cell office:value-type="float" office:value="0" calcext:value-type="float">
            <text:p>0</text:p>
          </table:table-cell>
          <table:table-cell office:value-type="float" office:value="26.2513" calcext:value-type="float">
            <text:p>26,251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303]+[.O303]-1" office:value-type="float" office:value="65" calcext:value-type="float">
            <text:p>65</text:p>
          </table:table-cell>
          <table:table-cell table:formula="of:=[.T303]/[.M303]" office:value-type="float" office:value="2.04429875853767" calcext:value-type="float">
            <text:p>2,04429875853767</text:p>
          </table:table-cell>
          <table:table-cell table:formula="of:=[.N303]+[.O303]-1" office:value-type="float" office:value="65" calcext:value-type="float">
            <text:p>65</text:p>
          </table:table-cell>
          <table:table-cell table:formula="of:=[.T303]/([.M303]*([.N303]+[.O303]-1))" office:value-type="float" office:value="0.0314507501313488" calcext:value-type="float">
            <text:p>0,0314507501313488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6407" calcext:value-type="float">
            <text:p>17,6407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603" calcext:value-type="float">
            <text:p>0,0603</text:p>
          </table:table-cell>
          <table:table-cell office:value-type="float" office:value="0.4197" calcext:value-type="float">
            <text:p>0,4197</text:p>
          </table:table-cell>
          <table:table-cell office:value-type="float" office:value="0" calcext:value-type="float">
            <text:p>0</text:p>
          </table:table-cell>
          <table:table-cell office:value-type="float" office:value="1.4372" calcext:value-type="float">
            <text:p>1,4372</text:p>
          </table:table-cell>
          <table:table-cell office:value-type="float" office:value="0.7998" calcext:value-type="float">
            <text:p>0,7998</text:p>
          </table:table-cell>
          <table:table-cell office:value-type="float" office:value="9.2964" calcext:value-type="float">
            <text:p>9,2964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69" calcext:value-type="float">
            <text:p>0,0169</text:p>
          </table:table-cell>
          <table:table-cell office:value-type="float" office:value="9.1658" calcext:value-type="float">
            <text:p>9,1658</text:p>
          </table:table-cell>
          <table:table-cell office:value-type="float" office:value="0" calcext:value-type="float">
            <text:p>0</text:p>
          </table:table-cell>
          <table:table-cell office:value-type="float" office:value="26.9371" calcext:value-type="float">
            <text:p>26,937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304]+[.O304]-1" office:value-type="float" office:value="67" calcext:value-type="float">
            <text:p>67</text:p>
          </table:table-cell>
          <table:table-cell table:formula="of:=[.T304]/[.M304]" office:value-type="float" office:value="1.99225232114816" calcext:value-type="float">
            <text:p>1,99225232114816</text:p>
          </table:table-cell>
          <table:table-cell table:formula="of:=[.N304]+[.O304]-1" office:value-type="float" office:value="67" calcext:value-type="float">
            <text:p>67</text:p>
          </table:table-cell>
          <table:table-cell table:formula="of:=[.T304]/([.M304]*([.N304]+[.O304]-1))" office:value-type="float" office:value="0.029735109270868" calcext:value-type="float">
            <text:p>0,029735109270868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9825" calcext:value-type="float">
            <text:p>19,982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596" calcext:value-type="float">
            <text:p>0,0596</text:p>
          </table:table-cell>
          <table:table-cell office:value-type="float" office:value="0.6414" calcext:value-type="float">
            <text:p>0,6414</text:p>
          </table:table-cell>
          <table:table-cell office:value-type="float" office:value="0" calcext:value-type="float">
            <text:p>0</text:p>
          </table:table-cell>
          <table:table-cell office:value-type="float" office:value="1.8852" calcext:value-type="float">
            <text:p>1,8852</text:p>
          </table:table-cell>
          <table:table-cell office:value-type="float" office:value="0.78" calcext:value-type="float">
            <text:p>0,78</text:p>
          </table:table-cell>
          <table:table-cell office:value-type="float" office:value="9.4608" calcext:value-type="float">
            <text:p>9,4608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196" calcext:value-type="float">
            <text:p>0,0196</text:p>
          </table:table-cell>
          <table:table-cell office:value-type="float" office:value="9.3152" calcext:value-type="float">
            <text:p>9,3152</text:p>
          </table:table-cell>
          <table:table-cell office:value-type="float" office:value="0" calcext:value-type="float">
            <text:p>0</text:p>
          </table:table-cell>
          <table:table-cell office:value-type="float" office:value="29.4432" calcext:value-type="float">
            <text:p>29,44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305]+[.O305]-1" office:value-type="float" office:value="71" calcext:value-type="float">
            <text:p>71</text:p>
          </table:table-cell>
          <table:table-cell table:formula="of:=[.T305]/[.M305]" office:value-type="float" office:value="1.82267892076948" calcext:value-type="float">
            <text:p>1,82267892076948</text:p>
          </table:table-cell>
          <table:table-cell table:formula="of:=[.N305]+[.O305]-1" office:value-type="float" office:value="71" calcext:value-type="float">
            <text:p>71</text:p>
          </table:table-cell>
          <table:table-cell table:formula="of:=[.T305]/([.M305]*([.N305]+[.O305]-1))" office:value-type="float" office:value="0.0256715340953448" calcext:value-type="float">
            <text:p>0,0256715340953448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23:48:11.071948557</meta:creation-date>
    <dc:date>2021-03-28T23:49:06.555561031</dc:date>
    <meta:editing-duration>PT57S</meta:editing-duration>
    <meta:editing-cycles>1</meta:editing-cycles>
    <meta:document-statistic meta:table-count="1" meta:cell-count="5146" meta:object-count="10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27cm" svg:height="14.021cm" xlink:href="." xlink:type="simple" chart:class="chart:line" chart:style-name="ch1">
        <chart:title svg:x="9.231cm" svg:y="0.416cm" chart:style-name="ch2">
          <text:p>Prod-cons efficeincy on threads</text:p>
        </chart:title>
        <chart:subtitle svg:x="10.633cm" svg:y="1.475cm" chart:style-name="ch3">
          <text:p>senza nested thread</text:p>
        </chart:subtitle>
        <chart:legend chart:legend-position="end" svg:x="22.101cm" svg:y="5.715cm" style:legend-expansion="high" chart:style-name="ch4"/>
        <chart:plot-area chart:style-name="ch5" chart:data-source-has-labels="both" svg:x="1.509cm" svg:y="2.438cm" svg:width="20.094cm" svg:height="10.322cm">
          <chartooo:coordinate-region svg:x="2.236cm" svg:y="2.438cm" svg:width="19.367cm" svg:height="8.395cm"/>
          <chart:axis chart:dimension="x" chart:name="primary-x" chart:style-name="ch6" chartooo:axis-type="auto">
            <chartooo:date-scale/>
            <chart:title svg:x="10.956cm" svg:y="13.04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8.331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586852800848206">
                <text:p>0.586852800848206</text:p>
              </table:table-cell>
              <table:table-cell office:value-type="float" office:value="0.604921491018225">
                <text:p>0.604921491018225</text:p>
              </table:table-cell>
              <table:table-cell office:value-type="float" office:value="0.543471369130176">
                <text:p>0.543471369130176</text:p>
              </table:table-cell>
              <table:table-cell office:value-type="float" office:value="0.614720066202488">
                <text:p>0.614720066202488</text:p>
              </table:table-cell>
              <table:table-cell office:value-type="float" office:value="0.504363714205609">
                <text:p>0.5043637142056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39199967527855">
                <text:p>0.539199967527855</text:p>
              </table:table-cell>
              <table:table-cell office:value-type="float" office:value="0.514454020862617">
                <text:p>0.514454020862617</text:p>
              </table:table-cell>
              <table:table-cell office:value-type="float" office:value="0.5159391120746">
                <text:p>0.5159391120746</text:p>
              </table:table-cell>
              <table:table-cell office:value-type="float" office:value="0.43752306031054">
                <text:p>0.43752306031054</text:p>
              </table:table-cell>
              <table:table-cell office:value-type="float" office:value="0.393397943774436">
                <text:p>0.3933979437744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0779220779221">
                <text:p>0.420779220779221</text:p>
              </table:table-cell>
              <table:table-cell office:value-type="float" office:value="0.400539995680035">
                <text:p>0.400539995680035</text:p>
              </table:table-cell>
              <table:table-cell office:value-type="float" office:value="0.396975179101237">
                <text:p>0.396975179101237</text:p>
              </table:table-cell>
              <table:table-cell office:value-type="float" office:value="0.353373704787161">
                <text:p>0.353373704787161</text:p>
              </table:table-cell>
              <table:table-cell office:value-type="float" office:value="0.28755352986602">
                <text:p>0.2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8808145616849">
                <text:p>0.308808145616849</text:p>
              </table:table-cell>
              <table:table-cell office:value-type="float" office:value="0.316329663831142">
                <text:p>0.316329663831142</text:p>
              </table:table-cell>
              <table:table-cell office:value-type="float" office:value="0.295631648721182">
                <text:p>0.295631648721182</text:p>
              </table:table-cell>
              <table:table-cell office:value-type="float" office:value="0.275303251365829">
                <text:p>0.275303251365829</text:p>
              </table:table-cell>
              <table:table-cell office:value-type="float" office:value="0.229259727919215">
                <text:p>0.2292597279192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0269136159745">
                <text:p>0.240269136159745</text:p>
              </table:table-cell>
              <table:table-cell office:value-type="float" office:value="0.255300499302445">
                <text:p>0.255300499302445</text:p>
              </table:table-cell>
              <table:table-cell office:value-type="float" office:value="0.240326989801283">
                <text:p>0.240326989801283</text:p>
              </table:table-cell>
              <table:table-cell office:value-type="float" office:value="0.218398544161778">
                <text:p>0.218398544161778</text:p>
              </table:table-cell>
              <table:table-cell office:value-type="float" office:value="0.187052464885706">
                <text:p>0.187052464885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72cm" svg:height="12.584cm" xlink:href="." xlink:type="simple" chart:class="chart:line" chart:style-name="ch1">
        <chart:title svg:x="8.113cm" svg:y="0.387cm" chart:style-name="ch2">
          <text:p>OpenMP efficiency on threads</text:p>
        </chart:title>
        <chart:subtitle svg:x="9.674cm" svg:y="1.417cm" chart:style-name="ch3">
          <text:p>4 nested threads</text:p>
        </chart:subtitle>
        <chart:legend chart:legend-position="end" svg:x="19.546cm" svg:y="4.997cm" style:legend-expansion="high" chart:style-name="ch4"/>
        <chart:plot-area chart:style-name="ch5" chart:data-source-has-labels="both" svg:x="1.458cm" svg:y="2.351cm" svg:width="17.641cm" svg:height="9.001cm">
          <chartooo:coordinate-region svg:x="2.37cm" svg:y="2.55cm" svg:width="16.235cm" svg:height="8.155cm"/>
          <chart:axis chart:dimension="x" chart:name="primary-x" chart:style-name="ch6" chartooo:axis-type="auto">
            <chartooo:date-scale/>
            <chart:title svg:x="9.678cm" svg:y="11.603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7.583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0.370197330237957">
                <text:p>0.370197330237957</text:p>
              </table:table-cell>
              <table:table-cell office:value-type="float" office:value="0.370076694010563">
                <text:p>0.370076694010563</text:p>
              </table:table-cell>
              <table:table-cell office:value-type="float" office:value="0.290467263570229">
                <text:p>0.290467263570229</text:p>
              </table:table-cell>
              <table:table-cell office:value-type="float" office:value="0.272163471269021">
                <text:p>0.272163471269021</text:p>
              </table:table-cell>
              <table:table-cell office:value-type="float" office:value="0.283861264881371">
                <text:p>0.2838612648813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257154427646">
                <text:p>0.215257154427646</text:p>
              </table:table-cell>
              <table:table-cell office:value-type="float" office:value="0.209618261090955">
                <text:p>0.209618261090955</text:p>
              </table:table-cell>
              <table:table-cell office:value-type="float" office:value="0.147807652003554">
                <text:p>0.147807652003554</text:p>
              </table:table-cell>
              <table:table-cell office:value-type="float" office:value="0.149120032461641">
                <text:p>0.149120032461641</text:p>
              </table:table-cell>
              <table:table-cell office:value-type="float" office:value="0.160778565024325">
                <text:p>0.160778565024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8729374062457">
                <text:p>0.108729374062457</text:p>
              </table:table-cell>
              <table:table-cell office:value-type="float" office:value="0.106085314392475">
                <text:p>0.106085314392475</text:p>
              </table:table-cell>
              <table:table-cell office:value-type="float" office:value="0.0771059621143699">
                <text:p>0.0771059621143699</text:p>
              </table:table-cell>
              <table:table-cell office:value-type="float" office:value="0.0784270516314433">
                <text:p>0.0784270516314433</text:p>
              </table:table-cell>
              <table:table-cell office:value-type="float" office:value="0.0853194908192051">
                <text:p>0.08531949081920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85594823509179">
                <text:p>0.0685594823509179</text:p>
              </table:table-cell>
              <table:table-cell office:value-type="float" office:value="0.0688559764996132">
                <text:p>0.0688559764996132</text:p>
              </table:table-cell>
              <table:table-cell office:value-type="float" office:value="0.0584785537890259">
                <text:p>0.0584785537890259</text:p>
              </table:table-cell>
              <table:table-cell office:value-type="float" office:value="0.0483245696569343">
                <text:p>0.0483245696569343</text:p>
              </table:table-cell>
              <table:table-cell office:value-type="float" office:value="0.049964738168017">
                <text:p>0.0499647381680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82284357609485">
                <text:p>0.0482284357609485</text:p>
              </table:table-cell>
              <table:table-cell office:value-type="float" office:value="0.0488419128551937">
                <text:p>0.0488419128551937</text:p>
              </table:table-cell>
              <table:table-cell office:value-type="float" office:value="0.0368553604698718">
                <text:p>0.0368553604698718</text:p>
              </table:table-cell>
              <table:table-cell office:value-type="float" office:value="0.0354356020679015">
                <text:p>0.0354356020679015</text:p>
              </table:table-cell>
              <table:table-cell office:value-type="float" office:value="0.0394709379412025">
                <text:p>0.03947093794120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29534920543528">
                <text:p>0.0229534920543528</text:p>
              </table:table-cell>
              <table:table-cell office:value-type="float" office:value="0.0228880274936061">
                <text:p>0.0228880274936061</text:p>
              </table:table-cell>
              <table:table-cell office:value-type="float" office:value="0.0198988925487021">
                <text:p>0.0198988925487021</text:p>
              </table:table-cell>
              <table:table-cell office:value-type="float" office:value="0.0171689577084862">
                <text:p>0.0171689577084862</text:p>
              </table:table-cell>
              <table:table-cell office:value-type="float" office:value="0.0171198657879633">
                <text:p>0.01711986578796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103536320901724">
                <text:p>0.0103536320901724</text:p>
              </table:table-cell>
              <table:table-cell office:value-type="float" office:value="0.0104658580998627">
                <text:p>0.0104658580998627</text:p>
              </table:table-cell>
              <table:table-cell office:value-type="float" office:value="0.00897723216262286">
                <text:p>0.00897723216262286</text:p>
              </table:table-cell>
              <table:table-cell office:value-type="float" office:value="0.00790410883142532">
                <text:p>0.00790410883142532</text:p>
              </table:table-cell>
              <table:table-cell office:value-type="float" office:value="0.00790812126061016">
                <text:p>0.007908121260610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75cm" svg:height="15.254cm" xlink:href="." xlink:type="simple" chart:class="chart:line" chart:style-name="ch1">
        <chart:title svg:x="8.207cm" svg:y="0.441cm" chart:style-name="ch2">
          <text:p>Pthread efficiency on threads</text:p>
        </chart:title>
        <chart:subtitle svg:x="5.944cm" svg:y="1.525cm" chart:style-name="ch3">
          <text:p>con 4 nested threads: 2 = 2 outer threads * 4 nested threads</text:p>
        </chart:subtitle>
        <chart:legend chart:legend-position="end" svg:x="19.549cm" svg:y="6.332cm" style:legend-expansion="high" chart:style-name="ch4"/>
        <chart:plot-area chart:style-name="ch5" chart:data-source-has-labels="both" svg:x="1.458cm" svg:y="2.513cm" svg:width="17.644cm" svg:height="11.455cm">
          <chartooo:coordinate-region svg:x="2.37cm" svg:y="2.713cm" svg:width="16.732cm" svg:height="10.608cm"/>
          <chart:axis chart:dimension="x" chart:name="primary-x" chart:style-name="ch6" chartooo:axis-type="auto">
            <chartooo:date-scale/>
            <chart:title svg:x="9.68cm" svg:y="14.273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972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267091750127313">
                <text:p>0.267091750127313</text:p>
              </table:table-cell>
              <table:table-cell office:value-type="float" office:value="0.261926642976759">
                <text:p>0.261926642976759</text:p>
              </table:table-cell>
              <table:table-cell office:value-type="float" office:value="0.214764803961196">
                <text:p>0.214764803961196</text:p>
              </table:table-cell>
              <table:table-cell office:value-type="float" office:value="0.166228915104332">
                <text:p>0.166228915104332</text:p>
              </table:table-cell>
              <table:table-cell office:value-type="float" office:value="0.166008124315958">
                <text:p>0.1660081243159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9247835497835">
                <text:p>0.179247835497835</text:p>
              </table:table-cell>
              <table:table-cell office:value-type="float" office:value="0.167846673297388">
                <text:p>0.167846673297388</text:p>
              </table:table-cell>
              <table:table-cell office:value-type="float" office:value="0.139389128153557">
                <text:p>0.139389128153557</text:p>
              </table:table-cell>
              <table:table-cell office:value-type="float" office:value="0.097863726712916">
                <text:p>0.097863726712916</text:p>
              </table:table-cell>
              <table:table-cell office:value-type="float" office:value="0.102360418405364">
                <text:p>0.102360418405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5882845825716">
                <text:p>0.095882845825716</text:p>
              </table:table-cell>
              <table:table-cell office:value-type="float" office:value="0.091563624421726">
                <text:p>0.091563624421726</text:p>
              </table:table-cell>
              <table:table-cell office:value-type="float" office:value="0.0774135827201865">
                <text:p>0.0774135827201865</text:p>
              </table:table-cell>
              <table:table-cell office:value-type="float" office:value="0.057118265652439">
                <text:p>0.057118265652439</text:p>
              </table:table-cell>
              <table:table-cell office:value-type="float" office:value="0.0553165771835253">
                <text:p>0.05531657718352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27517548057749">
                <text:p>0.0627517548057749</text:p>
              </table:table-cell>
              <table:table-cell office:value-type="float" office:value="0.0608789967342599">
                <text:p>0.0608789967342599</text:p>
              </table:table-cell>
              <table:table-cell office:value-type="float" office:value="0.046208472844284">
                <text:p>0.046208472844284</text:p>
              </table:table-cell>
              <table:table-cell office:value-type="float" office:value="0.035551791756927">
                <text:p>0.035551791756927</text:p>
              </table:table-cell>
              <table:table-cell office:value-type="float" office:value="0.0390011418651428">
                <text:p>0.03900114186514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83301849121514">
                <text:p>0.0483301849121514</text:p>
              </table:table-cell>
              <table:table-cell office:value-type="float" office:value="0.0453261945151258">
                <text:p>0.0453261945151258</text:p>
              </table:table-cell>
              <table:table-cell office:value-type="float" office:value="0.0375417314350314">
                <text:p>0.0375417314350314</text:p>
              </table:table-cell>
              <table:table-cell office:value-type="float" office:value="0.0281117613208899">
                <text:p>0.0281117613208899</text:p>
              </table:table-cell>
              <table:table-cell office:value-type="float" office:value="0.0290991750594838">
                <text:p>0.02909917505948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38978964155529">
                <text:p>0.0238978964155529</text:p>
              </table:table-cell>
              <table:table-cell office:value-type="float" office:value="0.0226259949757254">
                <text:p>0.0226259949757254</text:p>
              </table:table-cell>
              <table:table-cell office:value-type="float" office:value="0.0210271531936786">
                <text:p>0.0210271531936786</text:p>
              </table:table-cell>
              <table:table-cell office:value-type="float" office:value="0.0153848969923633">
                <text:p>0.0153848969923633</text:p>
              </table:table-cell>
              <table:table-cell office:value-type="float" office:value="0.0146066270490682">
                <text:p>0.01460662704906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13806091598195">
                <text:p>0.0113806091598195</text:p>
              </table:table-cell>
              <table:table-cell office:value-type="float" office:value="0.0109501359215343">
                <text:p>0.0109501359215343</text:p>
              </table:table-cell>
              <table:table-cell office:value-type="float" office:value="0.010339805234821">
                <text:p>0.010339805234821</text:p>
              </table:table-cell>
              <table:table-cell office:value-type="float" office:value="0.00786248227723169">
                <text:p>0.00786248227723169</text:p>
              </table:table-cell>
              <table:table-cell office:value-type="float" office:value="0.00764166502706828">
                <text:p>0.00764166502706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974cm" svg:height="14.586cm" xlink:href="." xlink:type="simple" chart:class="chart:line" chart:style-name="ch1">
        <chart:title svg:x="8.406cm" svg:y="0.427cm" chart:style-name="ch2">
          <text:p>Prod-cons speed-up</text:p>
        </chart:title>
        <chart:subtitle svg:x="8.551cm" svg:y="1.497cm" chart:style-name="ch3">
          <text:p>senza nested threads</text:p>
        </chart:subtitle>
        <chart:legend chart:legend-position="end" svg:x="18.148cm" svg:y="5.998cm" style:legend-expansion="high" chart:style-name="ch4"/>
        <chart:plot-area chart:style-name="ch5" chart:data-source-has-labels="both" svg:x="1.43cm" svg:y="2.471cm" svg:width="16.299cm" svg:height="10.843cm">
          <chartooo:coordinate-region svg:x="2.195cm" svg:y="2.471cm" svg:width="15.534cm" svg:height="8.916cm"/>
          <chart:axis chart:dimension="x" chart:name="primary-x" chart:style-name="ch6" chartooo:axis-type="auto">
            <chartooo:date-scale/>
            <chart:title svg:x="8.979cm" svg:y="13.605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8.637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2.34741120339283">
                <text:p>2.34741120339283</text:p>
              </table:table-cell>
              <table:table-cell office:value-type="float" office:value="2.4196859640729">
                <text:p>2.4196859640729</text:p>
              </table:table-cell>
              <table:table-cell office:value-type="float" office:value="2.17388547652071">
                <text:p>2.17388547652071</text:p>
              </table:table-cell>
              <table:table-cell office:value-type="float" office:value="2.45888026480995">
                <text:p>2.45888026480995</text:p>
              </table:table-cell>
              <table:table-cell office:value-type="float" office:value="2.01745485682244">
                <text:p>2.017454856822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7439977269498">
                <text:p>3.77439977269498</text:p>
              </table:table-cell>
              <table:table-cell office:value-type="float" office:value="3.60117814603832">
                <text:p>3.60117814603832</text:p>
              </table:table-cell>
              <table:table-cell office:value-type="float" office:value="3.6115737845222">
                <text:p>3.6115737845222</text:p>
              </table:table-cell>
              <table:table-cell office:value-type="float" office:value="3.06266142217378">
                <text:p>3.06266142217378</text:p>
              </table:table-cell>
              <table:table-cell office:value-type="float" office:value="2.75378560642105">
                <text:p>2.753785606421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0779220779221">
                <text:p>4.20779220779221</text:p>
              </table:table-cell>
              <table:table-cell office:value-type="float" office:value="4.00539995680035">
                <text:p>4.00539995680035</text:p>
              </table:table-cell>
              <table:table-cell office:value-type="float" office:value="3.96975179101237">
                <text:p>3.96975179101237</text:p>
              </table:table-cell>
              <table:table-cell office:value-type="float" office:value="3.53373704787161">
                <text:p>3.53373704787161</text:p>
              </table:table-cell>
              <table:table-cell office:value-type="float" office:value="2.8755352986602">
                <text:p>2.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01450589301904">
                <text:p>4.01450589301904</text:p>
              </table:table-cell>
              <table:table-cell office:value-type="float" office:value="4.11228562980485">
                <text:p>4.11228562980485</text:p>
              </table:table-cell>
              <table:table-cell office:value-type="float" office:value="3.84321143337537">
                <text:p>3.84321143337537</text:p>
              </table:table-cell>
              <table:table-cell office:value-type="float" office:value="3.57894226775578">
                <text:p>3.57894226775578</text:p>
              </table:table-cell>
              <table:table-cell office:value-type="float" office:value="2.9803764629498">
                <text:p>2.98037646294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84430617855593">
                <text:p>3.84430617855593</text:p>
              </table:table-cell>
              <table:table-cell office:value-type="float" office:value="4.08480798883912">
                <text:p>4.08480798883912</text:p>
              </table:table-cell>
              <table:table-cell office:value-type="float" office:value="3.84523183682052">
                <text:p>3.84523183682052</text:p>
              </table:table-cell>
              <table:table-cell office:value-type="float" office:value="3.49437670658844">
                <text:p>3.49437670658844</text:p>
              </table:table-cell>
              <table:table-cell office:value-type="float" office:value="2.9928394381713">
                <text:p>2.9928394381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929cm" svg:height="14.985cm" xlink:href="." xlink:type="simple" chart:class="chart:line" chart:style-name="ch1">
        <chart:title svg:x="9.634cm" svg:y="0.435cm" chart:style-name="ch2">
          <text:p>Pthread speed-up</text:p>
        </chart:title>
        <chart:legend chart:legend-position="end" svg:x="20.103cm" svg:y="6.197cm" style:legend-expansion="high" chart:style-name="ch3"/>
        <chart:plot-area chart:style-name="ch4" chart:data-source-has-labels="both" svg:x="1.469cm" svg:y="1.513cm" svg:width="18.176cm" svg:height="12.192cm">
          <chartooo:coordinate-region svg:x="2.196cm" svg:y="1.712cm" svg:width="17.449cm" svg:height="11.346cm"/>
          <chart:axis chart:dimension="x" chart:name="primary-x" chart:style-name="ch5" chartooo:axis-type="auto">
            <chartooo:date-scale/>
            <chart:title svg:x="9.957cm" svg:y="14.004cm" chart:style-name="ch6">
              <text:p>threads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8.354cm" chart:style-name="ch8">
              <text:p>speed-up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series chart:style-name="ch13" chart:values-cell-range-address="local-table.$E$2:.$E$8" chart:label-cell-address="local-table.$E$1" chart:class="chart:line">
            <chart:data-point chart:repeated="7"/>
          </chart:series>
          <chart:series chart:style-name="ch14" chart:values-cell-range-address="local-table.$F$2:.$F$8" chart:label-cell-address="local-table.$F$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.1367340010185">
                <text:p>2.1367340010185</text:p>
              </table:table-cell>
              <table:table-cell office:value-type="float" office:value="2.09541314381407">
                <text:p>2.09541314381407</text:p>
              </table:table-cell>
              <table:table-cell office:value-type="float" office:value="1.71811843168957">
                <text:p>1.71811843168957</text:p>
              </table:table-cell>
              <table:table-cell office:value-type="float" office:value="1.32983132083466">
                <text:p>1.32983132083466</text:p>
              </table:table-cell>
              <table:table-cell office:value-type="float" office:value="1.32806499452766">
                <text:p>1.32806499452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6796536796537">
                <text:p>2.86796536796537</text:p>
              </table:table-cell>
              <table:table-cell office:value-type="float" office:value="2.68554677275821">
                <text:p>2.68554677275821</text:p>
              </table:table-cell>
              <table:table-cell office:value-type="float" office:value="2.23022605045691">
                <text:p>2.23022605045691</text:p>
              </table:table-cell>
              <table:table-cell office:value-type="float" office:value="1.56581962740666">
                <text:p>1.56581962740666</text:p>
              </table:table-cell>
              <table:table-cell office:value-type="float" office:value="1.63776669448582">
                <text:p>1.637766694485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6825106642291">
                <text:p>3.06825106642291</text:p>
              </table:table-cell>
              <table:table-cell office:value-type="float" office:value="2.93003598149523">
                <text:p>2.93003598149523</text:p>
              </table:table-cell>
              <table:table-cell office:value-type="float" office:value="2.47723464704597">
                <text:p>2.47723464704597</text:p>
              </table:table-cell>
              <table:table-cell office:value-type="float" office:value="1.82778450087805">
                <text:p>1.82778450087805</text:p>
              </table:table-cell>
              <table:table-cell office:value-type="float" office:value="1.77013046987281">
                <text:p>1.770130469872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120842306772">
                <text:p>3.0120842306772</text:p>
              </table:table-cell>
              <table:table-cell office:value-type="float" office:value="2.92219184324447">
                <text:p>2.92219184324447</text:p>
              </table:table-cell>
              <table:table-cell office:value-type="float" office:value="2.21800669652563">
                <text:p>2.21800669652563</text:p>
              </table:table-cell>
              <table:table-cell office:value-type="float" office:value="1.7064860043325">
                <text:p>1.7064860043325</text:p>
              </table:table-cell>
              <table:table-cell office:value-type="float" office:value="1.87205480952685">
                <text:p>1.872054809526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9313183437769">
                <text:p>3.09313183437769</text:p>
              </table:table-cell>
              <table:table-cell office:value-type="float" office:value="2.90087644896805">
                <text:p>2.90087644896805</text:p>
              </table:table-cell>
              <table:table-cell office:value-type="float" office:value="2.40267081184201">
                <text:p>2.40267081184201</text:p>
              </table:table-cell>
              <table:table-cell office:value-type="float" office:value="1.79915272453695">
                <text:p>1.79915272453695</text:p>
              </table:table-cell>
              <table:table-cell office:value-type="float" office:value="1.86234720380696">
                <text:p>1.86234720380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5893074119077">
                <text:p>3.05893074119077</text:p>
              </table:table-cell>
              <table:table-cell office:value-type="float" office:value="2.89612735689285">
                <text:p>2.89612735689285</text:p>
              </table:table-cell>
              <table:table-cell office:value-type="float" office:value="2.69147560879086">
                <text:p>2.69147560879086</text:p>
              </table:table-cell>
              <table:table-cell office:value-type="float" office:value="1.9692668150225">
                <text:p>1.9692668150225</text:p>
              </table:table-cell>
              <table:table-cell office:value-type="float" office:value="1.86964826228073">
                <text:p>1.869648262280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91343594491378">
                <text:p>2.91343594491378</text:p>
              </table:table-cell>
              <table:table-cell office:value-type="float" office:value="2.80323479591279">
                <text:p>2.80323479591279</text:p>
              </table:table-cell>
              <table:table-cell office:value-type="float" office:value="2.64699014011417">
                <text:p>2.64699014011417</text:p>
              </table:table-cell>
              <table:table-cell office:value-type="float" office:value="2.01279546297131">
                <text:p>2.01279546297131</text:p>
              </table:table-cell>
              <table:table-cell office:value-type="float" office:value="1.95626624692948">
                <text:p>1.95626624692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872cm" svg:height="14.553cm" xlink:href="." xlink:type="simple" chart:class="chart:line" chart:style-name="ch1">
        <chart:title svg:x="10.22cm" svg:y="0.427cm" chart:style-name="ch2">
          <text:p>OMP efficiency on threads</text:p>
        </chart:title>
        <chart:subtitle svg:x="11.424cm" svg:y="1.497cm" chart:style-name="ch3">
          <text:p>4 nested threads</text:p>
        </chart:subtitle>
        <chart:legend chart:legend-position="end" svg:x="23.046cm" svg:y="5.981cm" style:legend-expansion="high" chart:style-name="ch4"/>
        <chart:plot-area chart:style-name="ch5" chart:data-source-has-labels="both" svg:x="1.528cm" svg:y="2.471cm" svg:width="21.001cm" svg:height="10.81cm">
          <chartooo:coordinate-region svg:x="2.44cm" svg:y="2.67cm" svg:width="19.67cm" svg:height="9.964cm"/>
          <chart:axis chart:dimension="x" chart:name="primary-x" chart:style-name="ch6" chartooo:axis-type="auto">
            <chartooo:date-scale/>
            <chart:title svg:x="11.428cm" svg:y="13.572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8.608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series chart:style-name="ch15" chart:values-cell-range-address="local-table.$F$2:.$F$9" chart:label-cell-address="local-table.$F$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8789218093523">
                <text:p>0.718789218093523</text:p>
              </table:table-cell>
              <table:table-cell office:value-type="float" office:value="0.614598133939566">
                <text:p>0.614598133939566</text:p>
              </table:table-cell>
              <table:table-cell office:value-type="float" office:value="0.414618122954668">
                <text:p>0.414618122954668</text:p>
              </table:table-cell>
              <table:table-cell office:value-type="float" office:value="0.436441715361712">
                <text:p>0.4364417153617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0197330237957">
                <text:p>0.370197330237957</text:p>
              </table:table-cell>
              <table:table-cell office:value-type="float" office:value="0.370076694010563">
                <text:p>0.370076694010563</text:p>
              </table:table-cell>
              <table:table-cell office:value-type="float" office:value="0.290467263570229">
                <text:p>0.290467263570229</text:p>
              </table:table-cell>
              <table:table-cell office:value-type="float" office:value="0.272163471269021">
                <text:p>0.272163471269021</text:p>
              </table:table-cell>
              <table:table-cell office:value-type="float" office:value="0.283861264881371">
                <text:p>0.2838612648813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257154427646">
                <text:p>0.215257154427646</text:p>
              </table:table-cell>
              <table:table-cell office:value-type="float" office:value="0.209618261090955">
                <text:p>0.209618261090955</text:p>
              </table:table-cell>
              <table:table-cell office:value-type="float" office:value="0.147807652003554">
                <text:p>0.147807652003554</text:p>
              </table:table-cell>
              <table:table-cell office:value-type="float" office:value="0.149120032461641">
                <text:p>0.149120032461641</text:p>
              </table:table-cell>
              <table:table-cell office:value-type="float" office:value="0.160778565024325">
                <text:p>0.160778565024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8729374062457">
                <text:p>0.108729374062457</text:p>
              </table:table-cell>
              <table:table-cell office:value-type="float" office:value="0.106085314392475">
                <text:p>0.106085314392475</text:p>
              </table:table-cell>
              <table:table-cell office:value-type="float" office:value="0.0771059621143699">
                <text:p>0.0771059621143699</text:p>
              </table:table-cell>
              <table:table-cell office:value-type="float" office:value="0.0784270516314433">
                <text:p>0.0784270516314433</text:p>
              </table:table-cell>
              <table:table-cell office:value-type="float" office:value="0.0853194908192051">
                <text:p>0.08531949081920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85594823509179">
                <text:p>0.0685594823509179</text:p>
              </table:table-cell>
              <table:table-cell office:value-type="float" office:value="0.0688559764996132">
                <text:p>0.0688559764996132</text:p>
              </table:table-cell>
              <table:table-cell office:value-type="float" office:value="0.0584785537890259">
                <text:p>0.0584785537890259</text:p>
              </table:table-cell>
              <table:table-cell office:value-type="float" office:value="0.0483245696569343">
                <text:p>0.0483245696569343</text:p>
              </table:table-cell>
              <table:table-cell office:value-type="float" office:value="0.049964738168017">
                <text:p>0.0499647381680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82284357609485">
                <text:p>0.0482284357609485</text:p>
              </table:table-cell>
              <table:table-cell office:value-type="float" office:value="0.0488419128551937">
                <text:p>0.0488419128551937</text:p>
              </table:table-cell>
              <table:table-cell office:value-type="float" office:value="0.0368553604698718">
                <text:p>0.0368553604698718</text:p>
              </table:table-cell>
              <table:table-cell office:value-type="float" office:value="0.0354356020679015">
                <text:p>0.0354356020679015</text:p>
              </table:table-cell>
              <table:table-cell office:value-type="float" office:value="0.0394709379412025">
                <text:p>0.03947093794120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29534920543528">
                <text:p>0.0229534920543528</text:p>
              </table:table-cell>
              <table:table-cell office:value-type="float" office:value="0.0228880274936061">
                <text:p>0.0228880274936061</text:p>
              </table:table-cell>
              <table:table-cell office:value-type="float" office:value="0.0198988925487021">
                <text:p>0.0198988925487021</text:p>
              </table:table-cell>
              <table:table-cell office:value-type="float" office:value="0.0171689577084862">
                <text:p>0.0171689577084862</text:p>
              </table:table-cell>
              <table:table-cell office:value-type="float" office:value="0.0171198657879633">
                <text:p>0.01711986578796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103536320901724">
                <text:p>0.0103536320901724</text:p>
              </table:table-cell>
              <table:table-cell office:value-type="float" office:value="0.0104658580998627">
                <text:p>0.0104658580998627</text:p>
              </table:table-cell>
              <table:table-cell office:value-type="float" office:value="0.00897723216262286">
                <text:p>0.00897723216262286</text:p>
              </table:table-cell>
              <table:table-cell office:value-type="float" office:value="0.00790410883142532">
                <text:p>0.00790410883142532</text:p>
              </table:table-cell>
              <table:table-cell office:value-type="float" office:value="0.00790812126061016">
                <text:p>0.00790812126061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435cm" svg:y="0.316cm" chart:style-name="ch2">
          <text:p>OMP speed-up</text:p>
        </chart:title>
        <chart:subtitle svg:x="6.488cm" svg:y="1.275cm" chart:style-name="ch3">
          <text:p>4 nested threads</text:p>
        </chart:subtitle>
        <chart:legend chart:legend-position="end" svg:x="13.174cm" svg:y="3.205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7cm" svg:width="10.137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series chart:style-name="ch15" chart:values-cell-range-address="local-table.$F$2:.$F$9" chart:label-cell-address="local-table.$F$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.02621278614636">
                <text:p>3.02621278614636</text:p>
              </table:table-cell>
              <table:table-cell office:value-type="float" office:value="2.87515687237409">
                <text:p>2.87515687237409</text:p>
              </table:table-cell>
              <table:table-cell office:value-type="float" office:value="2.45839253575826">
                <text:p>2.45839253575826</text:p>
              </table:table-cell>
              <table:table-cell office:value-type="float" office:value="1.65847249181867">
                <text:p>1.65847249181867</text:p>
              </table:table-cell>
              <table:table-cell office:value-type="float" office:value="1.74576686144685">
                <text:p>1.745766861446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6157864190366">
                <text:p>2.96157864190366</text:p>
              </table:table-cell>
              <table:table-cell office:value-type="float" office:value="2.9606135520845">
                <text:p>2.9606135520845</text:p>
              </table:table-cell>
              <table:table-cell office:value-type="float" office:value="2.32373810856184">
                <text:p>2.32373810856184</text:p>
              </table:table-cell>
              <table:table-cell office:value-type="float" office:value="2.17730777015216">
                <text:p>2.17730777015216</text:p>
              </table:table-cell>
              <table:table-cell office:value-type="float" office:value="2.27089011905096">
                <text:p>2.27089011905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4411447084233">
                <text:p>3.44411447084233</text:p>
              </table:table-cell>
              <table:table-cell office:value-type="float" office:value="3.35389217745529">
                <text:p>3.35389217745529</text:p>
              </table:table-cell>
              <table:table-cell office:value-type="float" office:value="2.36492243205686">
                <text:p>2.36492243205686</text:p>
              </table:table-cell>
              <table:table-cell office:value-type="float" office:value="2.38592051938625">
                <text:p>2.38592051938625</text:p>
              </table:table-cell>
              <table:table-cell office:value-type="float" office:value="2.5724570403892">
                <text:p>2.5724570403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7933996999864">
                <text:p>3.47933996999864</text:p>
              </table:table-cell>
              <table:table-cell office:value-type="float" office:value="3.39473006055921">
                <text:p>3.39473006055921</text:p>
              </table:table-cell>
              <table:table-cell office:value-type="float" office:value="2.46739078765984">
                <text:p>2.46739078765984</text:p>
              </table:table-cell>
              <table:table-cell office:value-type="float" office:value="2.50966565220619">
                <text:p>2.50966565220619</text:p>
              </table:table-cell>
              <table:table-cell office:value-type="float" office:value="2.73022370621456">
                <text:p>2.730223706214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9085515284406">
                <text:p>3.29085515284406</text:p>
              </table:table-cell>
              <table:table-cell office:value-type="float" office:value="3.30508687198143">
                <text:p>3.30508687198143</text:p>
              </table:table-cell>
              <table:table-cell office:value-type="float" office:value="2.80697058187324">
                <text:p>2.80697058187324</text:p>
              </table:table-cell>
              <table:table-cell office:value-type="float" office:value="2.31957934353285">
                <text:p>2.31957934353285</text:p>
              </table:table-cell>
              <table:table-cell office:value-type="float" office:value="2.39830743206481">
                <text:p>2.398307432064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866198887007">
                <text:p>3.0866198887007</text:p>
              </table:table-cell>
              <table:table-cell office:value-type="float" office:value="3.1258824227324">
                <text:p>3.1258824227324</text:p>
              </table:table-cell>
              <table:table-cell office:value-type="float" office:value="2.3587430700718">
                <text:p>2.3587430700718</text:p>
              </table:table-cell>
              <table:table-cell office:value-type="float" office:value="2.2678785323457">
                <text:p>2.2678785323457</text:p>
              </table:table-cell>
              <table:table-cell office:value-type="float" office:value="2.52614002823696">
                <text:p>2.52614002823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93804698295716">
                <text:p>2.93804698295716</text:p>
              </table:table-cell>
              <table:table-cell office:value-type="float" office:value="2.92966751918159">
                <text:p>2.92966751918159</text:p>
              </table:table-cell>
              <table:table-cell office:value-type="float" office:value="2.54705824623387">
                <text:p>2.54705824623387</text:p>
              </table:table-cell>
              <table:table-cell office:value-type="float" office:value="2.19762658668623">
                <text:p>2.19762658668623</text:p>
              </table:table-cell>
              <table:table-cell office:value-type="float" office:value="2.1913428208593">
                <text:p>2.19134282085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5052981508415">
                <text:p>2.65052981508415</text:p>
              </table:table-cell>
              <table:table-cell office:value-type="float" office:value="2.67925967356485">
                <text:p>2.67925967356485</text:p>
              </table:table-cell>
              <table:table-cell office:value-type="float" office:value="2.29817143363145">
                <text:p>2.29817143363145</text:p>
              </table:table-cell>
              <table:table-cell office:value-type="float" office:value="2.02345186084488">
                <text:p>2.02345186084488</text:p>
              </table:table-cell>
              <table:table-cell office:value-type="float" office:value="2.0244790427162">
                <text:p>2.02447904271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47cm" svg:height="10.095cm" xlink:href="." xlink:type="simple" chart:class="chart:line" chart:style-name="ch1">
        <chart:title svg:x="5.9cm" svg:y="0.337cm" chart:style-name="ch2">
          <text:p>OpenMP efficiency on threads</text:p>
        </chart:title>
        <chart:subtitle svg:x="7.315cm" svg:y="1.317cm" chart:style-name="ch3">
          <text:p>no internal threads</text:p>
        </chart:subtitle>
        <chart:legend chart:legend-position="end" svg:x="15.121cm" svg:y="4.25cm" style:legend-expansion="high" chart:style-name="ch4"/>
        <chart:plot-area chart:style-name="ch5" chart:data-source-has-labels="both" svg:x="1.369cm" svg:y="2.201cm" svg:width="13.394cm" svg:height="6.712cm">
          <chartooo:coordinate-region svg:x="2.12cm" svg:y="2.4cm" svg:width="12.473cm" svg:height="5.866cm"/>
          <chart:axis chart:dimension="x" chart:name="primary-x" chart:style-name="ch6" chartooo:axis-type="auto">
            <chartooo:date-scale/>
            <chart:title svg:x="7.466cm" svg:y="9.114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6.289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1.29002633767674">
                <text:p>1.29002633767674</text:p>
              </table:table-cell>
              <table:table-cell office:value-type="float" office:value="1.01073847929767">
                <text:p>1.01073847929767</text:p>
              </table:table-cell>
              <table:table-cell office:value-type="float" office:value="1.10563067704453">
                <text:p>1.105630677044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198342214328">
                <text:p>1.10198342214328</text:p>
              </table:table-cell>
              <table:table-cell office:value-type="float" office:value="0.937147926994142">
                <text:p>0.937147926994142</text:p>
              </table:table-cell>
              <table:table-cell office:value-type="float" office:value="0.937326972181159">
                <text:p>0.9373269721811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778264975715">
                <text:p>0.62778264975715</text:p>
              </table:table-cell>
              <table:table-cell office:value-type="float" office:value="0.528235536927669">
                <text:p>0.528235536927669</text:p>
              </table:table-cell>
              <table:table-cell office:value-type="float" office:value="0.53534202204415">
                <text:p>0.53534202204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9108463607329">
                <text:p>0.39108463607329</text:p>
              </table:table-cell>
              <table:table-cell office:value-type="float" office:value="0.339252212569844">
                <text:p>0.339252212569844</text:p>
              </table:table-cell>
              <table:table-cell office:value-type="float" office:value="0.329042591334541">
                <text:p>0.3290425913345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7482467233847">
                <text:p>0.267482467233847</text:p>
              </table:table-cell>
              <table:table-cell office:value-type="float" office:value="0.208725409013349">
                <text:p>0.208725409013349</text:p>
              </table:table-cell>
              <table:table-cell office:value-type="float" office:value="0.201654080122126">
                <text:p>0.2016540801221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6584611144518">
                <text:p>0.116584611144518</text:p>
              </table:table-cell>
              <table:table-cell office:value-type="float" office:value="0.0916496804759806">
                <text:p>0.0916496804759806</text:p>
              </table:table-cell>
              <table:table-cell office:value-type="float" office:value="0.0987530299941099">
                <text:p>0.09875302999410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40809507205951">
                <text:p>0.0540809507205951</text:p>
              </table:table-cell>
              <table:table-cell office:value-type="float" office:value="0.0474172576158336">
                <text:p>0.0474172576158336</text:p>
              </table:table-cell>
              <table:table-cell office:value-type="float" office:value="0.0510236703186085">
                <text:p>0.05102367031860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69cm" svg:y="0.316cm" chart:style-name="ch2">
          <text:p>OMP speed-up </text:p>
        </chart:title>
        <chart:subtitle svg:x="6.342cm" svg:y="1.275cm" chart:style-name="ch3">
          <text:p>no internal threads</text:p>
        </chart:subtitle>
        <chart:legend chart:legend-position="end" svg:x="13.174cm" svg:y="3.703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8cm" svg:width="10.137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4192847338722">
                <text:p>1.4192847338722</text:p>
              </table:table-cell>
              <table:table-cell office:value-type="float" office:value="1.03033165082216">
                <text:p>1.03033165082216</text:p>
              </table:table-cell>
              <table:table-cell office:value-type="float" office:value="1.00853866620394">
                <text:p>1.008538666203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8005267535348">
                <text:p>2.58005267535348</text:p>
              </table:table-cell>
              <table:table-cell office:value-type="float" office:value="2.02147695859534">
                <text:p>2.02147695859534</text:p>
              </table:table-cell>
              <table:table-cell office:value-type="float" office:value="2.21126135408906">
                <text:p>2.211261354089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40793368857312">
                <text:p>4.40793368857312</text:p>
              </table:table-cell>
              <table:table-cell office:value-type="float" office:value="3.74859170797657">
                <text:p>3.74859170797657</text:p>
              </table:table-cell>
              <table:table-cell office:value-type="float" office:value="3.74930788872463">
                <text:p>3.749307888724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0222611980572">
                <text:p>5.0222611980572</text:p>
              </table:table-cell>
              <table:table-cell office:value-type="float" office:value="4.22588429542135">
                <text:p>4.22588429542135</text:p>
              </table:table-cell>
              <table:table-cell office:value-type="float" office:value="4.2827361763532">
                <text:p>4.28273617635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9301563287948">
                <text:p>4.69301563287948</text:p>
              </table:table-cell>
              <table:table-cell office:value-type="float" office:value="4.07102655083813">
                <text:p>4.07102655083813</text:p>
              </table:table-cell>
              <table:table-cell office:value-type="float" office:value="3.94851109601449">
                <text:p>3.948511096014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27971947574155">
                <text:p>4.27971947574155</text:p>
              </table:table-cell>
              <table:table-cell office:value-type="float" office:value="3.33960654421359">
                <text:p>3.33960654421359</text:p>
              </table:table-cell>
              <table:table-cell office:value-type="float" office:value="3.22646528195402">
                <text:p>3.226465281954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73070755662457">
                <text:p>3.73070755662457</text:p>
              </table:table-cell>
              <table:table-cell office:value-type="float" office:value="2.93278977523138">
                <text:p>2.93278977523138</text:p>
              </table:table-cell>
              <table:table-cell office:value-type="float" office:value="3.16009695981152">
                <text:p>3.160096959811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46118084611808">
                <text:p>3.46118084611808</text:p>
              </table:table-cell>
              <table:table-cell office:value-type="float" office:value="3.03470448741335">
                <text:p>3.03470448741335</text:p>
              </table:table-cell>
              <table:table-cell office:value-type="float" office:value="3.26551490039095">
                <text:p>3.265514900390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435cm" svg:y="0.316cm" chart:style-name="ch2">
          <text:p>OMP speed-up</text:p>
        </chart:title>
        <chart:subtitle svg:x="6.488cm" svg:y="1.275cm" chart:style-name="ch3">
          <text:p>4 nested threads</text:p>
        </chart:subtitle>
        <chart:legend chart:legend-position="end" svg:x="13.174cm" svg:y="3.205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7cm" svg:width="10.137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series chart:style-name="ch15" chart:values-cell-range-address="local-table.$F$2:.$F$9" chart:label-cell-address="local-table.$F$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.02621278614636">
                <text:p>3.02621278614636</text:p>
              </table:table-cell>
              <table:table-cell office:value-type="float" office:value="2.87515687237409">
                <text:p>2.87515687237409</text:p>
              </table:table-cell>
              <table:table-cell office:value-type="float" office:value="2.45839253575826">
                <text:p>2.45839253575826</text:p>
              </table:table-cell>
              <table:table-cell office:value-type="float" office:value="1.65847249181867">
                <text:p>1.65847249181867</text:p>
              </table:table-cell>
              <table:table-cell office:value-type="float" office:value="1.74576686144685">
                <text:p>1.745766861446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6157864190366">
                <text:p>2.96157864190366</text:p>
              </table:table-cell>
              <table:table-cell office:value-type="float" office:value="2.9606135520845">
                <text:p>2.9606135520845</text:p>
              </table:table-cell>
              <table:table-cell office:value-type="float" office:value="2.32373810856184">
                <text:p>2.32373810856184</text:p>
              </table:table-cell>
              <table:table-cell office:value-type="float" office:value="2.17730777015216">
                <text:p>2.17730777015216</text:p>
              </table:table-cell>
              <table:table-cell office:value-type="float" office:value="2.27089011905096">
                <text:p>2.27089011905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4411447084233">
                <text:p>3.44411447084233</text:p>
              </table:table-cell>
              <table:table-cell office:value-type="float" office:value="3.35389217745529">
                <text:p>3.35389217745529</text:p>
              </table:table-cell>
              <table:table-cell office:value-type="float" office:value="2.36492243205686">
                <text:p>2.36492243205686</text:p>
              </table:table-cell>
              <table:table-cell office:value-type="float" office:value="2.38592051938625">
                <text:p>2.38592051938625</text:p>
              </table:table-cell>
              <table:table-cell office:value-type="float" office:value="2.5724570403892">
                <text:p>2.5724570403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7933996999864">
                <text:p>3.47933996999864</text:p>
              </table:table-cell>
              <table:table-cell office:value-type="float" office:value="3.39473006055921">
                <text:p>3.39473006055921</text:p>
              </table:table-cell>
              <table:table-cell office:value-type="float" office:value="2.46739078765984">
                <text:p>2.46739078765984</text:p>
              </table:table-cell>
              <table:table-cell office:value-type="float" office:value="2.50966565220619">
                <text:p>2.50966565220619</text:p>
              </table:table-cell>
              <table:table-cell office:value-type="float" office:value="2.73022370621456">
                <text:p>2.730223706214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9085515284406">
                <text:p>3.29085515284406</text:p>
              </table:table-cell>
              <table:table-cell office:value-type="float" office:value="3.30508687198143">
                <text:p>3.30508687198143</text:p>
              </table:table-cell>
              <table:table-cell office:value-type="float" office:value="2.80697058187324">
                <text:p>2.80697058187324</text:p>
              </table:table-cell>
              <table:table-cell office:value-type="float" office:value="2.31957934353285">
                <text:p>2.31957934353285</text:p>
              </table:table-cell>
              <table:table-cell office:value-type="float" office:value="2.39830743206481">
                <text:p>2.398307432064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866198887007">
                <text:p>3.0866198887007</text:p>
              </table:table-cell>
              <table:table-cell office:value-type="float" office:value="3.1258824227324">
                <text:p>3.1258824227324</text:p>
              </table:table-cell>
              <table:table-cell office:value-type="float" office:value="2.3587430700718">
                <text:p>2.3587430700718</text:p>
              </table:table-cell>
              <table:table-cell office:value-type="float" office:value="2.2678785323457">
                <text:p>2.2678785323457</text:p>
              </table:table-cell>
              <table:table-cell office:value-type="float" office:value="2.52614002823696">
                <text:p>2.52614002823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93804698295716">
                <text:p>2.93804698295716</text:p>
              </table:table-cell>
              <table:table-cell office:value-type="float" office:value="2.92966751918159">
                <text:p>2.92966751918159</text:p>
              </table:table-cell>
              <table:table-cell office:value-type="float" office:value="2.54705824623387">
                <text:p>2.54705824623387</text:p>
              </table:table-cell>
              <table:table-cell office:value-type="float" office:value="2.19762658668623">
                <text:p>2.19762658668623</text:p>
              </table:table-cell>
              <table:table-cell office:value-type="float" office:value="2.1913428208593">
                <text:p>2.19134282085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5052981508415">
                <text:p>2.65052981508415</text:p>
              </table:table-cell>
              <table:table-cell office:value-type="float" office:value="2.67925967356485">
                <text:p>2.67925967356485</text:p>
              </table:table-cell>
              <table:table-cell office:value-type="float" office:value="2.29817143363145">
                <text:p>2.29817143363145</text:p>
              </table:table-cell>
              <table:table-cell office:value-type="float" office:value="2.02345186084488">
                <text:p>2.02345186084488</text:p>
              </table:table-cell>
              <table:table-cell office:value-type="float" office:value="2.0244790427162">
                <text:p>2.02447904271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